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FDF0000470100003E0300A037F3D36B3E10.svg" manifest:media-type="image/svg+xml"/>
  <manifest:file-entry manifest:full-path="Pictures/100045C600001E4800003E03332CF45CBCB08404.svg" manifest:media-type="image/svg+xml"/>
  <manifest:file-entry manifest:full-path="Pictures/10005D2800002D9400003E1D225B6246FD5F97C7.svg" manifest:media-type="image/svg+xml"/>
  <manifest:file-entry manifest:full-path="Pictures/100000000000136A000002207DE3E4FC24866A2A.png" manifest:media-type="image/png"/>
  <manifest:file-entry manifest:full-path="Pictures/100035100000376600003E1D123E08CEEA76C59B.svg" manifest:media-type="image/svg+xml"/>
  <manifest:file-entry manifest:full-path="Pictures/1000020100000142000002588FCE5010530B4FCD.png" manifest:media-type="image/png"/>
  <manifest:file-entry manifest:full-path="Pictures/100042BA00003CFA00003E1DAB41F441FD8C19ED.svg" manifest:media-type="image/svg+xml"/>
  <manifest:file-entry manifest:full-path="Pictures/1000020100000218000002599244725165044CD7.png" manifest:media-type="image/png"/>
  <manifest:file-entry manifest:full-path="Pictures/10000201000002CF0000015F66280416E6CDF4FD.png" manifest:media-type="image/png"/>
  <manifest:file-entry manifest:full-path="Pictures/100022D900000DBF00003E0378E32D13DE1148E5.svg" manifest:media-type="image/svg+xml"/>
  <manifest:file-entry manifest:full-path="Pictures/10000201000001B900000259F20247028DC381C5.png" manifest:media-type="image/png"/>
  <manifest:file-entry manifest:full-path="Pictures/100005D200004A5000002447CCD0D03B3AA81EF7.svg" manifest:media-type="image/svg+xml"/>
  <manifest:file-entry manifest:full-path="Pictures/1000020100000258000000979ADB6B20BAC189C1.png" manifest:media-type="image/png"/>
  <manifest:file-entry manifest:full-path="Pictures/10000C9500003E0300003E03196C5F45F3C415F3.svg" manifest:media-type="image/svg+xml"/>
  <manifest:file-entry manifest:full-path="Pictures/100002010000025800000258E555181D8E19F0C6.png" manifest:media-type="image/png"/>
  <manifest:file-entry manifest:full-path="Pictures/10002E70000052C900001741F9789560D140CC5A.svg" manifest:media-type="image/svg+xml"/>
  <manifest:file-entry manifest:full-path="Pictures/10003E6700003E030000191D7710D56C3F0CC198.svg" manifest:media-type="image/svg+xml"/>
  <manifest:file-entry manifest:full-path="Pictures/100010D600003E1D00001938EDAFDCADA9DDF6F4.svg" manifest:media-type="image/svg+xml"/>
  <manifest:file-entry manifest:full-path="Pictures/1000020100000085000002581EB677B6463D7E71.png" manifest:media-type="image/png"/>
  <manifest:file-entry manifest:full-path="Pictures/10003936000052AF000014AC26DB4F104A1A9AAF.svg" manifest:media-type="image/svg+xml"/>
  <manifest:file-entry manifest:full-path="Pictures/1000020100000320000000C8973B2C0B45E1FD21.png" manifest:media-type="image/png"/>
  <manifest:file-entry manifest:full-path="Pictures/1000093400003E1D00001F1C60F943EFD07A31A7.svg" manifest:media-type="image/svg+xml"/>
  <manifest:file-entry manifest:full-path="Pictures/1000020100000321000000E17333303E38AEB6DC.png" manifest:media-type="image/png"/>
  <manifest:file-entry manifest:full-path="Pictures/10001AD5000052C9000017FA2743993FA92A0690.svg" manifest:media-type="image/svg+xml"/>
  <manifest:file-entry manifest:full-path="Pictures/10009E6800003E03000011E1918B3D7E8A92474C.svg" manifest:media-type="image/svg+xml"/>
  <manifest:file-entry manifest:full-path="Pictures/1000020100000321000000E85B977E2EBB842364.png" manifest:media-type="image/png"/>
  <manifest:file-entry manifest:full-path="Pictures/100004BD000052AF000014AC38ED634F8CA77364.svg" manifest:media-type="image/svg+xml"/>
  <manifest:file-entry manifest:full-path="Pictures/1000020100000125000002583D7228E9998D7599.png" manifest:media-type="image/png"/>
  <manifest:file-entry manifest:full-path="Pictures/1000321B00002E8200003E1D421526552FFFECCF.svg" manifest:media-type="image/svg+xml"/>
  <manifest:file-entry manifest:full-path="Pictures/100002010000024E00000259B8BC963BF67C1F82.png" manifest:media-type="image/png"/>
  <manifest:file-entry manifest:full-path="Pictures/100006A8000040CD00003E1D6F7BA5187197BFF5.svg" manifest:media-type="image/svg+xml"/>
  <manifest:file-entry manifest:full-path="Pictures/1000088D00000F8100003E03CF2EA6D5C5C327FC.svg" manifest:media-type="image/svg+xml"/>
  <manifest:file-entry manifest:full-path="Pictures/10000201000002590000005CA614334042D46C75.png" manifest:media-type="image/png"/>
  <manifest:file-entry manifest:full-path="Pictures/100002010000025E000001F4194E361BDAF517BE.png" manifest:media-type="image/png"/>
  <manifest:file-entry manifest:full-path="Pictures/100002010000009600000258A2B415BF370A1677.png" manifest:media-type="image/png"/>
  <manifest:file-entry manifest:full-path="Pictures/10001A9500003E1D0000145C12FEF1FB61344126.svg" manifest:media-type="image/svg+xml"/>
  <manifest:file-entry manifest:full-path="Pictures/1000020100000258000000AD52872F8758F49B80.png" manifest:media-type="image/png"/>
  <manifest:file-entry manifest:full-path="Pictures/1000020100000259000000C52C7B92B09A71F4C1.png" manifest:media-type="image/png"/>
  <manifest:file-entry manifest:full-path="Pictures/100002010000021900000259790101C95A90BCA0.png" manifest:media-type="image/png"/>
  <manifest:file-entry manifest:full-path="Pictures/10000201000002C400000259EE2CFAC2B897B074.png" manifest:media-type="image/png"/>
  <manifest:file-entry manifest:full-path="Pictures/1000082C00003EA2000033AD33FB95B1A41CDA65.svg" manifest:media-type="image/svg+xml"/>
  <manifest:file-entry manifest:full-path="Pictures/1000020100000320000000C8ECED541012C1B4DD.png" manifest:media-type="image/png"/>
  <manifest:file-entry manifest:full-path="Pictures/10000CE3000052AF00000BC80F8E7208BDF4BC67.svg" manifest:media-type="image/svg+xml"/>
  <manifest:file-entry manifest:full-path="Pictures/100002010000016700000258A88611BA38BC70D9.png" manifest:media-type="image/png"/>
  <manifest:file-entry manifest:full-path="Pictures/10001AA80000251B00003E0390DC70D889773C7F.svg" manifest:media-type="image/svg+xml"/>
  <manifest:file-entry manifest:full-path="Pictures/1000020100000320000000728C19769EE292563C.png" manifest:media-type="image/png"/>
  <manifest:file-entry manifest:full-path="Pictures/10003C4900003B0400003E1DF95FDB227E976234.svg" manifest:media-type="image/svg+xml"/>
  <manifest:file-entry manifest:full-path="Pictures/100002010000023B000002590FAC09B616663F17.png" manifest:media-type="image/png"/>
  <manifest:file-entry manifest:full-path="Pictures/10000201000001C200000259DCA3FF976A2099CC.png" manifest:media-type="image/png"/>
  <manifest:file-entry manifest:full-path="Pictures/1000020100000259000000F444728BA04F8E8885.png" manifest:media-type="image/png"/>
  <manifest:file-entry manifest:full-path="Pictures/1000124800003E1D000009825689F75AF26755C1.svg" manifest:media-type="image/svg+xml"/>
  <manifest:file-entry manifest:full-path="Pictures/1000243F0000378000003E1DC278299B864BA9C6.svg" manifest:media-type="image/svg+xml"/>
  <manifest:file-entry manifest:full-path="Pictures/10000201000002590000012DE13EA22980A5AB74.png" manifest:media-type="image/png"/>
  <manifest:file-entry manifest:full-path="Pictures/10000DE700003E0300000F9B40E90B3BB6A8B164.svg" manifest:media-type="image/svg+xml"/>
  <manifest:file-entry manifest:full-path="Pictures/100002010000018700000258954941F50648F374.png" manifest:media-type="image/png"/>
  <manifest:file-entry manifest:full-path="Pictures/100002010000027300000259F0782F65360AE742.png" manifest:media-type="image/png"/>
  <manifest:file-entry manifest:full-path="Pictures/100024CB000036E100003E1DBD955D001CA71013.svg" manifest:media-type="image/svg+xml"/>
  <manifest:file-entry manifest:full-path="Pictures/1000020100000213000002598BBE97DE8DC35D63.png" manifest:media-type="image/png"/>
  <manifest:file-entry manifest:full-path="Pictures/100011F10000286900003E03D54D51524DB8F4DD.svg" manifest:media-type="image/svg+xml"/>
  <manifest:file-entry manifest:full-path="Pictures/10000CC30000492D00003E1DC3101F752C0105B9.svg" manifest:media-type="image/svg+xml"/>
  <manifest:file-entry manifest:full-path="Pictures/10000EEB0000214800003E03193AFF70851DF6D5.svg" manifest:media-type="image/svg+xml"/>
  <manifest:file-entry manifest:full-path="Pictures/100023A30000130400003E1D4F7A51875454EDF8.svg" manifest:media-type="image/svg+xml"/>
  <manifest:file-entry manifest:full-path="Pictures/10000201000000B8000002591C147D7DFAFDE91B.png" manifest:media-type="image/png"/>
  <manifest:file-entry manifest:full-path="Pictures/10000201000002AF0000025826BC6A2381838B6C.png" manifest:media-type="image/png"/>
  <manifest:file-entry manifest:full-path="Pictures/1000020100000258000000F38F6232819ACA19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egyptus1" svg:font-family="Aegyptus"/>
    <style:font-face style:name="Aroania" svg:font-family="Aroania"/>
    <style:font-face style:name="Calibri Light2" svg:font-family="'Calibri Light'"/>
    <style:font-face style:name="Mangal1" svg:font-family="Mangal"/>
    <style:font-face style:name="Nilus1" svg:font-family="Nilus"/>
    <style:font-face style:name="Arial Black" svg:font-family="'Arial Black'" style:font-family-generic="roman"/>
    <style:font-face style:name="Aegyptus2" svg:font-family="Aegyptus" style:font-family-generic="swiss"/>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swiss"/>
    <style:font-face style:name="Times New Roman" svg:font-family="'Times New Roman'" style:font-family-generic="swiss"/>
    <style:font-face style:name="Courier New2" svg:font-family="'Courier New'" style:font-family-generic="modern" style:font-pitch="fixed"/>
    <style:font-face style:name="MS Gothic" svg:font-family="'MS Gothic'" style:font-pitch="variable"/>
    <style:font-face style:name="Tahoma" svg:font-family="Tahoma" style:font-pitch="variable"/>
    <style:font-face style:name="Aegyptus" svg:font-family="Aegyptus" style:font-family-generic="roman" style:font-pitch="variable"/>
    <style:font-face style:name="Aegyptus:aalt" svg:font-family="Aegyptus:aalt" style:font-family-generic="roman" style:font-pitch="variable"/>
    <style:font-face style:name="Aegyptus:aalt=2" svg:font-family="Aegyptus:aalt=2" style:font-family-generic="roman" style:font-pitch="variable"/>
    <style:font-face style:name="Aegyptus:aalt=3" svg:font-family="Aegyptus:aalt=3" style:font-family-generic="roman" style:font-pitch="variable"/>
    <style:font-face style:name="Aegyptus:dlig" svg:font-family="Aegyptus:dlig" style:font-family-generic="roman" style:font-pitch="variable"/>
    <style:font-face style:name="Aegyptus:liga=0" svg:font-family="Aegyptus:liga=0" style:font-family-generic="roman" style:font-pitch="variable"/>
    <style:font-face style:name="Aegyptus:ornm" svg:font-family="Aegyptus:ornm" style:font-family-generic="roman" style:font-pitch="variable"/>
    <style:font-face style:name="Aegyptus:salt" svg:font-family="Aegyptus:salt" style:font-family-generic="roman" style:font-pitch="variable"/>
    <style:font-face style:name="Aegyptus:ss01" svg:font-family="Aegyptus:ss01" style:font-family-generic="roman" style:font-pitch="variable"/>
    <style:font-face style:name="Aegyptus:ss02" svg:font-family="Aegyptus:ss02" style:font-family-generic="roman" style:font-pitch="variable"/>
    <style:font-face style:name="Aegyptus:ss03" svg:font-family="Aegyptus:ss03" style:font-family-generic="roman" style:font-pitch="variable"/>
    <style:font-face style:name="Aegyptus:ss10" svg:font-family="Aegyptus:ss10" style:font-family-generic="roman" style:font-pitch="variable"/>
    <style:font-face style:name="Aegyptus:ss15" svg:font-family="Aegyptus:ss15" style:font-family-generic="roman" style:font-pitch="variable"/>
    <style:font-face style:name="Aegyptus:ss20" svg:font-family="Aegyptus:ss20" style:font-family-generic="roman" style:font-pitch="variable"/>
    <style:font-face style:name="Nilus" svg:font-family="Nilus" style:font-family-generic="roman" style:font-pitch="variable"/>
    <style:font-face style:name="Symbola" svg:font-family="Symbol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Calibri Light:c2sc" svg:font-family="'Calibri Light:c2sc'" style:font-adornments="Regular" style:font-family-generic="swiss" style:font-pitch="variable"/>
    <style:font-face style:name="Calibri Light:onum" svg:font-family="'Calibri Light:onum'" style:font-adornments="Regular" style:font-family-generic="swiss" style:font-pitch="variable"/>
    <style:font-face style:name="Calibri Light:onum&amp;smcp" svg:font-family="'Calibri Light:onum&amp;smcp'" style:font-adornments="Regular" style:font-family-generic="swiss" style:font-pitch="variable"/>
    <style:font-face style:name="Calibri Light:smcp" svg:font-family="'Calibri Light:smcp'" style:font-adornments="Regular" style:font-family-generic="swiss" style:font-pitch="variable"/>
    <style:font-face style:name="Calibri Light:sups" svg:font-family="'Calibri Light:sups'" style:font-adornments="Regular" style:font-family-generic="swiss" style:font-pitch="variable"/>
    <style:font-face style:name="Calibri:onum" svg:font-family="Calibri:onum" style:font-family-generic="swiss" style:font-pitch="variable"/>
    <style:font-face style:name="Calibri:smcp" svg:font-family="Calibri:smcp"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Πίνακας3" style:family="table">
      <style:table-properties style:width="14.635cm" fo:margin-top="0cm" fo:margin-bottom="0cm" table:align="center" style:writing-mode="lr-tb"/>
    </style:style>
    <style:style style:name="Πίνακας3.A" style:family="table-column">
      <style:table-column-properties style:column-width="0.721cm"/>
    </style:style>
    <style:style style:name="Πίνακας3.B" style:family="table-column">
      <style:table-column-properties style:column-width="0.845cm"/>
    </style:style>
    <style:style style:name="Πίνακας3.C" style:family="table-column">
      <style:table-column-properties style:column-width="1.339cm"/>
    </style:style>
    <style:style style:name="Πίνακας3.D" style:family="table-column">
      <style:table-column-properties style:column-width="0.474cm"/>
    </style:style>
    <style:style style:name="Πίνακας3.E" style:family="table-column">
      <style:table-column-properties style:column-width="1.009cm"/>
    </style:style>
    <style:style style:name="Πίνακας3.F" style:family="table-column">
      <style:table-column-properties style:column-width="0.889cm"/>
    </style:style>
    <style:style style:name="Πίνακας3.G" style:family="table-column">
      <style:table-column-properties style:column-width="2.379cm"/>
    </style:style>
    <style:style style:name="Πίνακας3.I" style:family="table-column">
      <style:table-column-properties style:column-width="1.295cm"/>
    </style:style>
    <style:style style:name="Πίνακας3.K" style:family="table-column">
      <style:table-column-properties style:column-width="1.916cm"/>
    </style:style>
    <style:style style:name="Πίνακας3.M" style:family="table-column">
      <style:table-column-properties style:column-width="0.968cm"/>
    </style:style>
    <style:style style:name="Πίνακας3.N" style:family="table-column">
      <style:table-column-properties style:column-width="0.961cm"/>
    </style:style>
    <style:style style:name="Πίνακας3.1" style:family="table-row">
      <style:table-row-properties style:min-row-height="0.529cm" fo:keep-together="auto"/>
    </style:style>
    <style:style style:name="Πίνακας3.A1" style:family="table-cell">
      <style:table-cell-properties style:vertical-align="middle" fo:padding-left="0.199cm" fo:padding-right="0.199cm" fo:padding-top="0cm" fo:padding-bottom="0cm" fo:border="none"/>
    </style:style>
    <style:style style:name="Πίνακας2" style:family="table">
      <style:table-properties style:width="16cm" fo:margin-top="0cm" fo:margin-bottom="0cm" table:align="center" style:writing-mode="lr-tb"/>
    </style:style>
    <style:style style:name="Πίνακας2.A" style:family="table-column">
      <style:table-column-properties style:column-width="0.621cm"/>
    </style:style>
    <style:style style:name="Πίνακας2.B" style:family="table-column">
      <style:table-column-properties style:column-width="0.587cm"/>
    </style:style>
    <style:style style:name="Πίνακας2.C" style:family="table-column">
      <style:table-column-properties style:column-width="0.536cm"/>
    </style:style>
    <style:style style:name="Πίνακας2.D" style:family="table-column">
      <style:table-column-properties style:column-width="0.718cm"/>
    </style:style>
    <style:style style:name="Πίνακας2.E" style:family="table-column">
      <style:table-column-properties style:column-width="0.968cm"/>
    </style:style>
    <style:style style:name="Πίνακας2.F" style:family="table-column">
      <style:table-column-properties style:column-width="0.607cm"/>
    </style:style>
    <style:style style:name="Πίνακας2.G" style:family="table-column">
      <style:table-column-properties style:column-width="0.593cm"/>
    </style:style>
    <style:style style:name="Πίνακας2.H" style:family="table-column">
      <style:table-column-properties style:column-width="0.773cm"/>
    </style:style>
    <style:style style:name="Πίνακας2.I" style:family="table-column">
      <style:table-column-properties style:column-width="0.573cm"/>
    </style:style>
    <style:style style:name="Πίνακας2.J" style:family="table-column">
      <style:table-column-properties style:column-width="0.737cm"/>
    </style:style>
    <style:style style:name="Πίνακας2.K" style:family="table-column">
      <style:table-column-properties style:column-width="1.028cm"/>
    </style:style>
    <style:style style:name="Πίνακας2.M" style:family="table-column">
      <style:table-column-properties style:column-width="0.534cm"/>
    </style:style>
    <style:style style:name="Πίνακας2.N" style:family="table-column">
      <style:table-column-properties style:column-width="0.728cm"/>
    </style:style>
    <style:style style:name="Πίνακας2.O" style:family="table-column">
      <style:table-column-properties style:column-width="0.446cm"/>
    </style:style>
    <style:style style:name="Πίνακας2.P" style:family="table-column">
      <style:table-column-properties style:column-width="0.758cm"/>
    </style:style>
    <style:style style:name="Πίνακας2.Q" style:family="table-column">
      <style:table-column-properties style:column-width="1.009cm"/>
    </style:style>
    <style:style style:name="Πίνακας2.S" style:family="table-column">
      <style:table-column-properties style:column-width="0.572cm"/>
    </style:style>
    <style:style style:name="Πίνακας2.T" style:family="table-column">
      <style:table-column-properties style:column-width="0.725cm"/>
    </style:style>
    <style:style style:name="Πίνακας2.U" style:family="table-column">
      <style:table-column-properties style:column-width="0.469cm"/>
    </style:style>
    <style:style style:name="Πίνακας2.V" style:family="table-column">
      <style:table-column-properties style:column-width="0.815cm"/>
    </style:style>
    <style:style style:name="Πίνακας2.W" style:family="table-column">
      <style:table-column-properties style:column-width="0.988cm"/>
    </style:style>
    <style:style style:name="Πίνακας2.1" style:family="table-row">
      <style:table-row-properties fo:keep-together="always"/>
    </style:style>
    <style:style style:name="Πίνακας2.A1" style:family="table-cell">
      <style:table-cell-properties style:vertical-align="middle" fo:padding-left="0.101cm" fo:padding-right="0.101cm" fo:padding-top="0.049cm" fo:padding-bottom="0.049cm" fo:border="none"/>
    </style:style>
    <style:style style:name="Πίνακας1" style:family="table">
      <style:table-properties style:width="13.801cm" fo:margin-left="1.704cm" table:align="left" style:writing-mode="lr-tb"/>
    </style:style>
    <style:style style:name="Πίνακας1.A" style:family="table-column">
      <style:table-column-properties style:column-width="1.715cm"/>
    </style:style>
    <style:style style:name="Πίνακας1.B" style:family="table-column">
      <style:table-column-properties style:column-width="1.046cm"/>
    </style:style>
    <style:style style:name="Πίνακας1.C" style:family="table-column">
      <style:table-column-properties style:column-width="0.97cm"/>
    </style:style>
    <style:style style:name="Πίνακας1.D" style:family="table-column">
      <style:table-column-properties style:column-width="0.811cm"/>
    </style:style>
    <style:style style:name="Πίνακας1.E" style:family="table-column">
      <style:table-column-properties style:column-width="1.699cm"/>
    </style:style>
    <style:style style:name="Πίνακας1.F" style:family="table-column">
      <style:table-column-properties style:column-width="1.021cm"/>
    </style:style>
    <style:style style:name="Πίνακας1.G" style:family="table-column">
      <style:table-column-properties style:column-width="1.035cm"/>
    </style:style>
    <style:style style:name="Πίνακας1.H" style:family="table-column">
      <style:table-column-properties style:column-width="0.951cm"/>
    </style:style>
    <style:style style:name="Πίνακας1.A1" style:family="table-cell">
      <style:table-cell-properties fo:padding="0.101cm" fo:border-left="none" fo:border-right="none" fo:border-top="none" fo:border-bottom="0.05pt solid #000000"/>
    </style:style>
    <style:style style:name="Πίνακας1.D1" style:family="table-cell">
      <style:table-cell-properties fo:padding="0.101cm" fo:border="none"/>
    </style:style>
    <style:style style:name="Πίνακας1.A2" style:family="table-cell">
      <style:table-cell-properties style:vertical-align="middle" fo:padding="0.101cm" fo:border="none"/>
    </style:style>
    <style:style style:name="P1" style:family="paragraph" style:parent-style-name="Βασικό">
      <style:paragraph-properties fo:margin-top="0cm" fo:margin-bottom="0cm" loext:contextual-spacing="false" fo:line-height="100%" fo:text-align="center" style:justify-single-word="false"/>
      <style:text-properties officeooo:paragraph-rsid="00af4f72"/>
    </style:style>
    <style:style style:name="P2" style:family="paragraph" style:parent-style-name="Βασικό">
      <style:paragraph-properties fo:margin-top="0cm" fo:margin-bottom="0cm" loext:contextual-spacing="false" fo:line-height="115%" fo:text-align="start" style:justify-single-word="false"/>
      <style:text-properties officeooo:paragraph-rsid="00c29598"/>
    </style:style>
    <style:style style:name="P3" style:family="paragraph" style:parent-style-name="Βασικό">
      <style:paragraph-properties fo:margin-top="0cm" fo:margin-bottom="0cm" loext:contextual-spacing="false" fo:line-height="100%" fo:text-align="center" style:justify-single-word="false"/>
      <style:text-properties fo:color="#0000cd" fo:font-size="44pt" fo:language="en" fo:country="US" officeooo:rsid="00a30187" officeooo:paragraph-rsid="00a30187" style:font-size-asian="44pt" style:font-size-complex="44pt"/>
    </style:style>
    <style:style style:name="P4" style:family="paragraph" style:parent-style-name="Βασικό">
      <style:paragraph-properties fo:margin-top="0cm" fo:margin-bottom="0cm" loext:contextual-spacing="false" fo:line-height="115%"/>
      <style:text-properties style:use-window-font-color="true" style:font-name="Calibri Light1" fo:font-size="10pt" fo:language="en" fo:country="US" officeooo:paragraph-rsid="00135e64" style:font-size-asian="10pt" style:font-size-complex="10pt"/>
    </style:style>
    <style:style style:name="P5" style:family="paragraph" style:parent-style-name="Βασικό">
      <style:paragraph-properties fo:margin-top="0cm" fo:margin-bottom="0cm" loext:contextual-spacing="false" fo:line-height="100%"/>
      <style:text-properties style:use-window-font-color="true" style:font-name="Calibri Light1" fo:font-size="6pt" fo:language="en" fo:country="US" officeooo:paragraph-rsid="00135e64" style:font-size-asian="5.25pt" style:font-size-complex="6pt"/>
    </style:style>
    <style:style style:name="P6" style:family="paragraph" style:parent-style-name="Βασικό">
      <style:paragraph-properties fo:margin-top="0cm" fo:margin-bottom="0cm" loext:contextual-spacing="false" fo:line-height="100%"/>
      <style:text-properties style:use-window-font-color="true" style:font-name="Calibri Light1" fo:font-size="6pt" fo:language="en" fo:country="US" officeooo:paragraph-rsid="00e16369" style:font-size-asian="5.25pt" style:font-size-complex="6pt"/>
    </style:style>
    <style:style style:name="P7" style:family="paragraph" style:parent-style-name="Βασικό">
      <style:paragraph-properties fo:margin-top="0cm" fo:margin-bottom="0cm" loext:contextual-spacing="false" fo:line-height="100%"/>
      <style:text-properties style:use-window-font-color="true" style:font-name="Calibri Light" fo:font-size="6pt" fo:language="en" fo:country="US" officeooo:rsid="0030d31e" officeooo:paragraph-rsid="00135e64" style:font-size-asian="5.25pt" style:font-size-complex="6pt"/>
    </style:style>
    <style:style style:name="P8" style:family="paragraph" style:parent-style-name="Βασικό">
      <style:paragraph-properties fo:margin-top="0cm" fo:margin-bottom="0cm" loext:contextual-spacing="false" fo:line-height="100%"/>
      <style:text-properties style:use-window-font-color="true" style:font-name="Calibri Light" fo:font-size="6pt" fo:language="en" fo:country="US" officeooo:rsid="0030d31e" officeooo:paragraph-rsid="00b60b2c" style:font-size-asian="5.25pt" style:font-size-complex="6pt"/>
    </style:style>
    <style:style style:name="P9" style:family="paragraph" style:parent-style-name="Βασικό">
      <style:paragraph-properties fo:margin-top="0cm" fo:margin-bottom="0cm" loext:contextual-spacing="false" fo:line-height="100%"/>
      <style:text-properties style:use-window-font-color="true" style:font-name="Calibri Light" fo:font-size="6pt" fo:language="en" fo:country="US" officeooo:rsid="0030d31e" officeooo:paragraph-rsid="00c8a863" style:font-size-asian="5.25pt" style:font-size-complex="6pt"/>
    </style:style>
    <style:style style:name="P10" style:family="paragraph" style:parent-style-name="Βασικό">
      <style:paragraph-properties fo:margin-top="0cm" fo:margin-bottom="0cm" loext:contextual-spacing="false" fo:line-height="100%"/>
      <style:text-properties style:use-window-font-color="true" style:font-name="Calibri Light" fo:font-size="6pt" fo:language="cop" fo:country="EG" officeooo:rsid="002911d4" officeooo:paragraph-rsid="00dd48a9" style:font-size-asian="5.25pt" style:font-name-complex="Nilus" style:font-size-complex="6pt"/>
    </style:style>
    <style:style style:name="P11" style:family="paragraph" style:parent-style-name="Βασικό">
      <style:paragraph-properties fo:margin-top="0cm" fo:margin-bottom="0cm" loext:contextual-spacing="false" fo:line-height="100%"/>
      <style:text-properties style:use-window-font-color="true" style:font-name="Calibri Light" fo:font-size="10pt" fo:language="cop" fo:country="EG" officeooo:rsid="002911d4" officeooo:paragraph-rsid="00135e64" style:font-size-asian="8.75pt" style:font-name-complex="Nilus" style:font-size-complex="10pt"/>
    </style:style>
    <style:style style:name="P12" style:family="paragraph" style:parent-style-name="Βασικό">
      <style:paragraph-properties fo:margin-top="0cm" fo:margin-bottom="0cm" loext:contextual-spacing="false" fo:line-height="115%"/>
      <style:text-properties style:use-window-font-color="true" style:font-name="Calibri Light" fo:font-size="10pt" fo:language="en" fo:country="US" officeooo:paragraph-rsid="00135e64" style:font-size-asian="10pt" style:font-size-complex="10pt"/>
    </style:style>
    <style:style style:name="P13" style:family="paragraph" style:parent-style-name="Βασικό">
      <style:paragraph-properties fo:margin-top="0cm" fo:margin-bottom="0cm" loext:contextual-spacing="false" fo:line-height="100%" fo:text-align="center" style:justify-single-word="false"/>
      <style:text-properties style:use-window-font-color="true" style:font-name="Aegyptus" fo:font-size="15pt" fo:language="cop" fo:country="EG" fo:font-weight="normal" officeooo:rsid="00c8a863" officeooo:paragraph-rsid="00c940bc" style:font-size-asian="15pt" style:font-weight-asian="normal" style:font-size-complex="15pt" style:font-weight-complex="normal"/>
    </style:style>
    <style:style style:name="P14" style:family="paragraph" style:parent-style-name="Βασικό">
      <style:paragraph-properties fo:margin-top="0cm" fo:margin-bottom="0cm" loext:contextual-spacing="false" fo:line-height="115%"/>
      <style:text-properties style:font-name="Calibri Light" fo:font-size="10pt" officeooo:paragraph-rsid="00c0ac83" style:font-size-asian="10pt" style:font-size-complex="10pt"/>
    </style:style>
    <style:style style:name="P15" style:family="paragraph" style:parent-style-name="Βασικό">
      <style:paragraph-properties fo:margin-top="0cm" fo:margin-bottom="0cm" loext:contextual-spacing="false" fo:line-height="100%"/>
      <style:text-properties style:font-name="Calibri Light" fo:font-size="10pt" officeooo:paragraph-rsid="00ca25ad" style:font-size-asian="10pt" style:font-size-complex="10pt"/>
    </style:style>
    <style:style style:name="P16" style:family="paragraph" style:parent-style-name="Βασικό">
      <style:paragraph-properties fo:margin-top="0cm" fo:margin-bottom="0cm" loext:contextual-spacing="false" fo:line-height="115%">
        <style:tab-stops>
          <style:tab-stop style:position="4.489cm"/>
          <style:tab-stop style:position="8.001cm"/>
        </style:tab-stops>
      </style:paragraph-properties>
      <style:text-properties style:font-name="Calibri Light" fo:font-size="8pt" officeooo:rsid="00335362" officeooo:paragraph-rsid="00c463ec" style:font-size-asian="8pt" style:font-size-complex="8pt"/>
    </style:style>
    <style:style style:name="P17" style:family="paragraph" style:parent-style-name="Βασικό">
      <style:paragraph-properties fo:margin-top="0cm" fo:margin-bottom="0cm" loext:contextual-spacing="false" fo:line-height="100%" fo:text-align="center" style:justify-single-word="false"/>
      <style:text-properties style:font-name="Calibri Light" fo:font-size="12pt" fo:language="en" fo:country="US" officeooo:paragraph-rsid="00a30187" style:font-size-asian="12pt" style:font-size-complex="12pt"/>
    </style:style>
    <style:style style:name="P18" style:family="paragraph" style:parent-style-name="Βασικό">
      <style:paragraph-properties fo:margin-top="0cm" fo:margin-bottom="0cm" loext:contextual-spacing="false" fo:line-height="115%">
        <style:tab-stops>
          <style:tab-stop style:position="4.489cm"/>
          <style:tab-stop style:position="8.001cm"/>
        </style:tab-stops>
      </style:paragraph-properties>
      <style:text-properties style:font-name="Calibri Light:onum&amp;smcp" fo:font-size="8pt" officeooo:rsid="00324960" officeooo:paragraph-rsid="007bb082" style:font-size-asian="8pt" style:font-size-complex="8pt"/>
    </style:style>
    <style:style style:name="P19" style:family="paragraph" style:parent-style-name="Βασικό">
      <style:paragraph-properties fo:margin-top="0cm" fo:margin-bottom="0cm" loext:contextual-spacing="false" fo:line-height="100%" fo:text-align="center" style:justify-single-word="false"/>
      <style:text-properties fo:color="#000000" style:font-name="Aegyptus" fo:font-size="15pt" fo:language="cop" fo:country="EG" fo:font-weight="normal" officeooo:rsid="00c8a863" officeooo:paragraph-rsid="00ca25ad" style:font-size-asian="15pt" style:font-weight-asian="normal" style:font-size-complex="15pt" style:font-weight-complex="normal"/>
    </style:style>
    <style:style style:name="P20" style:family="paragraph" style:parent-style-name="Βασικό">
      <style:paragraph-properties fo:margin-top="0cm" fo:margin-bottom="0cm" loext:contextual-spacing="false" fo:line-height="100%" fo:text-align="center" style:justify-single-word="false"/>
      <style:text-properties fo:color="#000000" style:font-name="Aegyptus" fo:font-size="15pt" fo:language="cop" fo:country="EG" fo:font-weight="normal" officeooo:rsid="00c8a863" officeooo:paragraph-rsid="00cb9a12" style:font-size-asian="15pt" style:font-weight-asian="normal" style:font-size-complex="15pt" style:font-weight-complex="normal"/>
    </style:style>
    <style:style style:name="P21" style:family="paragraph" style:parent-style-name="Βασικό">
      <style:paragraph-properties fo:margin-top="0cm" fo:margin-bottom="0cm" loext:contextual-spacing="false" fo:line-height="100%" fo:text-align="start" style:justify-single-word="false"/>
      <style:text-properties style:font-name="Calibri Light1" fo:font-size="12pt" fo:language="en" fo:country="US" officeooo:rsid="00abd4f4" officeooo:paragraph-rsid="00a30187" style:font-size-asian="12pt" style:font-size-complex="12pt"/>
    </style:style>
    <style:style style:name="P22" style:family="paragraph" style:parent-style-name="Βασικό">
      <style:paragraph-properties fo:margin-top="0cm" fo:margin-bottom="0cm" loext:contextual-spacing="false" fo:line-height="100%" fo:text-align="center" style:justify-single-word="false"/>
      <style:text-properties style:font-name="Calibri Light1" fo:font-size="12pt" fo:language="en" fo:country="US" officeooo:paragraph-rsid="00a30187" style:font-size-asian="12pt" style:font-size-complex="12pt"/>
    </style:style>
    <style:style style:name="P23" style:family="paragraph" style:parent-style-name="Βασικό">
      <style:paragraph-properties fo:margin-top="0cm" fo:margin-bottom="0cm" loext:contextual-spacing="false" fo:line-height="100%" fo:text-align="center" style:justify-single-word="false"/>
      <style:text-properties style:font-name="Calibri Light1" fo:font-size="13pt" fo:language="en" fo:country="US" officeooo:rsid="00351fda" officeooo:paragraph-rsid="00a30187" style:font-size-asian="13pt" style:font-size-complex="13pt"/>
    </style:style>
    <style:style style:name="P24" style:family="paragraph" style:parent-style-name="Text_20_body">
      <style:paragraph-properties fo:margin-top="0cm" fo:margin-bottom="0cm" loext:contextual-spacing="false" fo:line-height="115%" fo:text-align="justify" style:justify-single-word="false">
        <style:tab-stops>
          <style:tab-stop style:position="4.489cm"/>
          <style:tab-stop style:position="8.001cm"/>
        </style:tab-stops>
      </style:paragraph-properties>
      <style:text-properties style:use-window-font-color="true" style:font-name="Aegyptus" fo:font-size="14pt" fo:language="en" fo:country="US" officeooo:rsid="0035a5d8" officeooo:paragraph-rsid="0058e04b" style:font-size-asian="14pt" style:font-size-complex="14pt"/>
    </style:style>
    <style:style style:name="P25" style:family="paragraph" style:parent-style-name="Text_20_body">
      <style:paragraph-properties fo:margin-top="0cm" fo:margin-bottom="0cm" loext:contextual-spacing="false" fo:line-height="100%" fo:text-align="center" style:justify-single-word="false">
        <style:tab-stops/>
      </style:paragraph-properties>
      <style:text-properties style:use-window-font-color="true" style:font-name="Aegyptus" fo:font-size="15pt" fo:language="cop" fo:country="EG" fo:font-weight="normal" officeooo:paragraph-rsid="00c940bc" style:font-size-asian="15pt" style:font-weight-asian="normal" style:font-size-complex="15pt" style:font-weight-complex="normal"/>
    </style:style>
    <style:style style:name="P26" style:family="paragraph" style:parent-style-name="Text_20_body">
      <style:paragraph-properties fo:margin-top="0cm" fo:margin-bottom="0cm" loext:contextual-spacing="false" fo:line-height="100%" fo:text-align="center" style:justify-single-word="false">
        <style:tab-stops/>
      </style:paragraph-properties>
      <style:text-properties style:use-window-font-color="true" style:font-name="Aegyptus" fo:font-size="15pt" fo:language="cop" fo:country="EG" fo:font-weight="normal" officeooo:rsid="00c8a863" officeooo:paragraph-rsid="00c940bc" style:font-size-asian="15pt" style:font-weight-asian="normal" style:font-size-complex="15pt" style:font-weight-complex="normal"/>
    </style:style>
    <style:style style:name="P27" style:family="paragraph" style:parent-style-name="Text_20_body">
      <style:paragraph-properties fo:margin-top="0cm" fo:margin-bottom="0cm" loext:contextual-spacing="false" fo:line-height="115%"/>
      <style:text-properties style:use-window-font-color="true" style:font-name="Calibri Light" fo:font-size="10pt" fo:language="en" fo:country="US" officeooo:rsid="003a4a70" officeooo:paragraph-rsid="004cf449" style:font-size-asian="10pt" style:font-name-complex="Nilus" style:font-size-complex="10pt"/>
    </style:style>
    <style:style style:name="P28" style:family="paragraph" style:parent-style-name="Text_20_body">
      <style:paragraph-properties fo:margin-top="0cm" fo:margin-bottom="0cm" loext:contextual-spacing="false" fo:line-height="115%"/>
      <style:text-properties style:use-window-font-color="true" style:font-name="Calibri Light" fo:font-size="10pt" fo:language="en" fo:country="US" officeooo:rsid="003a4a70" officeooo:paragraph-rsid="00d7fa5d" style:font-size-asian="10pt" style:font-name-complex="Nilus" style:font-size-complex="10pt"/>
    </style:style>
    <style:style style:name="P29" style:family="paragraph" style:parent-style-name="Text_20_body">
      <style:paragraph-properties fo:margin-top="0cm" fo:margin-bottom="0cm" loext:contextual-spacing="false" fo:line-height="115%"/>
      <style:text-properties style:use-window-font-color="true" style:font-name="Calibri Light" fo:font-size="10pt" fo:language="en" fo:country="US" officeooo:paragraph-rsid="00c8a863" style:font-size-asian="10pt" style:font-size-complex="10pt"/>
    </style:style>
    <style:style style:name="P30" style:family="paragraph" style:parent-style-name="Text_20_body">
      <style:paragraph-properties fo:margin-top="0cm" fo:margin-bottom="0cm" loext:contextual-spacing="false" fo:line-height="100%" fo:text-align="end" style:justify-single-word="false"/>
      <style:text-properties style:use-window-font-color="true" style:font-name="Calibri Light" fo:font-size="10pt" fo:language="cop" fo:country="EG" officeooo:rsid="002911d4" officeooo:paragraph-rsid="00c8a863" style:font-size-asian="10pt" style:font-name-complex="Nilus" style:font-size-complex="10pt"/>
    </style:style>
    <style:style style:name="P31" style:family="paragraph" style:parent-style-name="Text_20_body">
      <style:paragraph-properties fo:margin-top="0cm" fo:margin-bottom="0cm" loext:contextual-spacing="false" fo:line-height="100%" fo:text-align="end" style:justify-single-word="false"/>
      <style:text-properties style:use-window-font-color="true" style:font-name="Calibri Light" fo:font-size="10pt" fo:language="cop" fo:country="EG" officeooo:rsid="002911d4" officeooo:paragraph-rsid="00dd48a9" style:font-size-asian="10pt" style:font-name-complex="Nilus" style:font-size-complex="10pt"/>
    </style:style>
    <style:style style:name="P32" style:family="paragraph" style:parent-style-name="Text_20_body">
      <style:paragraph-properties fo:margin-top="0cm" fo:margin-bottom="0cm" loext:contextual-spacing="false" fo:line-height="115%"/>
      <style:text-properties style:use-window-font-color="true" style:font-name="Calibri Light" fo:font-size="6pt" fo:language="en" fo:country="US" officeooo:rsid="003a4a70" officeooo:paragraph-rsid="004cf449" style:font-size-asian="5.25pt" style:font-name-complex="Nilus" style:font-size-complex="6pt"/>
    </style:style>
    <style:style style:name="P33" style:family="paragraph" style:parent-style-name="Text_20_body">
      <style:paragraph-properties fo:margin-top="0cm" fo:margin-bottom="0cm" loext:contextual-spacing="false" fo:line-height="115%"/>
      <style:text-properties style:use-window-font-color="true" style:font-name="Calibri Light" fo:font-size="6pt" fo:language="en" fo:country="US" officeooo:rsid="0035a5d8" officeooo:paragraph-rsid="0058e04b" style:font-size-asian="5.25pt" style:font-name-complex="Nilus" style:font-size-complex="6pt"/>
    </style:style>
    <style:style style:name="P34" style:family="paragraph" style:parent-style-name="Text_20_body">
      <style:paragraph-properties fo:margin-top="0cm" fo:margin-bottom="0cm" loext:contextual-spacing="false" fo:line-height="0.882cm" fo:text-align="start" style:justify-single-word="false"/>
      <style:text-properties style:use-window-font-color="true" style:font-name="Calibri Light1" fo:font-size="15pt" fo:language="en" fo:country="US" officeooo:paragraph-rsid="00e2c0b4" style:font-size-asian="15pt" style:font-name-complex="Aegyptus" style:font-size-complex="15pt" style:font-weight-complex="bold"/>
    </style:style>
    <style:style style:name="P35" style:family="paragraph" style:parent-style-name="Text_20_body">
      <style:paragraph-properties fo:margin-top="0cm" fo:margin-bottom="0cm" loext:contextual-spacing="false" fo:line-height="100%"/>
      <style:text-properties style:font-name="Calibri Light" fo:font-size="6pt" fo:language="en" fo:country="US" officeooo:rsid="002911d4" officeooo:paragraph-rsid="00b7300b" style:font-size-asian="5.25pt" style:font-name-complex="Nilus" style:font-size-complex="6pt"/>
    </style:style>
    <style:style style:name="P36" style:family="paragraph" style:parent-style-name="Text_20_body">
      <style:paragraph-properties fo:margin-top="0cm" fo:margin-bottom="0cm" loext:contextual-spacing="false" fo:line-height="100%" fo:text-align="end" style:justify-single-word="false"/>
      <style:text-properties style:font-name="Calibri Light" fo:font-size="6pt" fo:language="en" fo:country="US" officeooo:paragraph-rsid="00c8a863" style:font-size-asian="5.25pt" style:font-name-complex="Nilus" style:font-size-complex="6pt"/>
    </style:style>
    <style:style style:name="P37" style:family="paragraph" style:parent-style-name="Text_20_body">
      <style:paragraph-properties fo:margin-top="0cm" fo:margin-bottom="0cm" loext:contextual-spacing="false" fo:line-height="100%" fo:text-align="end" style:justify-single-word="false"/>
      <style:text-properties style:font-name="Calibri Light" fo:font-size="6pt" fo:language="en" fo:country="US" officeooo:rsid="00366919" officeooo:paragraph-rsid="00c8a863" style:font-size-asian="5.25pt" style:font-name-complex="Nilus" style:font-size-complex="6pt"/>
    </style:style>
    <style:style style:name="P38" style:family="paragraph" style:parent-style-name="Text_20_body">
      <style:paragraph-properties fo:margin-top="0cm" fo:margin-bottom="0cm" loext:contextual-spacing="false" fo:line-height="115%"/>
      <style:text-properties style:font-name="Calibri Light" fo:font-size="10pt" fo:language="en" fo:country="US" officeooo:rsid="002911d4" officeooo:paragraph-rsid="00807aff" style:font-size-asian="10pt" style:font-name-complex="Nilus" style:font-size-complex="10pt"/>
    </style:style>
    <style:style style:name="P39" style:family="paragraph" style:parent-style-name="Text_20_body">
      <style:paragraph-properties fo:margin-top="0cm" fo:margin-bottom="0cm" loext:contextual-spacing="false" fo:line-height="115%"/>
      <style:text-properties style:font-name="Calibri Light" fo:font-size="10pt" fo:language="en" fo:country="US" officeooo:rsid="002911d4" officeooo:paragraph-rsid="00135e64" style:font-size-asian="10pt" style:font-name-complex="Nilus" style:font-size-complex="10pt"/>
    </style:style>
    <style:style style:name="P40" style:family="paragraph" style:parent-style-name="Text_20_body">
      <style:paragraph-properties fo:margin-top="0cm" fo:margin-bottom="0cm" loext:contextual-spacing="false" fo:line-height="115%"/>
      <style:text-properties style:font-name="Calibri Light" fo:font-size="10pt" fo:language="en" fo:country="US" officeooo:rsid="002911d4" officeooo:paragraph-rsid="00b7300b" style:font-size-asian="10pt" style:font-name-complex="Nilus" style:font-size-complex="10pt"/>
    </style:style>
    <style:style style:name="P41" style:family="paragraph" style:parent-style-name="Text_20_body">
      <style:paragraph-properties fo:margin-top="0cm" fo:margin-bottom="0cm" loext:contextual-spacing="false" fo:line-height="115%"/>
      <style:text-properties style:font-name="Calibri Light" fo:font-size="10pt" fo:language="en" fo:country="US" officeooo:rsid="004768f2" officeooo:paragraph-rsid="004768f2" style:font-size-asian="10pt" style:font-name-complex="Nilus" style:font-size-complex="10pt"/>
    </style:style>
    <style:style style:name="P42" style:family="paragraph" style:parent-style-name="Text_20_body">
      <style:paragraph-properties fo:margin-top="0cm" fo:margin-bottom="0cm" loext:contextual-spacing="false" fo:line-height="115%" fo:text-align="end" style:justify-single-word="false"/>
      <style:text-properties style:font-name="Calibri Light" fo:font-size="10pt" fo:language="en" fo:country="US" officeooo:paragraph-rsid="00df1067" style:font-size-asian="10pt" style:font-name-complex="Nilus" style:font-size-complex="10pt"/>
    </style:style>
    <style:style style:name="P43" style:family="paragraph" style:parent-style-name="Text_20_body">
      <style:paragraph-properties fo:margin-top="0cm" fo:margin-bottom="0cm" loext:contextual-spacing="false" fo:line-height="115%"/>
      <style:text-properties style:font-name="Calibri Light" fo:font-size="10pt" fo:language="en" fo:country="US" officeooo:rsid="002911d4" officeooo:paragraph-rsid="00b7300b" style:font-size-asian="8.75pt" style:font-name-complex="Nilus" style:font-size-complex="10pt"/>
    </style:style>
    <style:style style:name="P44" style:family="paragraph" style:parent-style-name="Text_20_body">
      <style:paragraph-properties fo:margin-top="0cm" fo:margin-bottom="0cm" loext:contextual-spacing="false" fo:line-height="115%"/>
      <style:text-properties style:font-name="Calibri Light" fo:font-size="10pt" officeooo:paragraph-rsid="00807aff" style:font-size-asian="10pt" style:font-size-complex="10pt"/>
    </style:style>
    <style:style style:name="P45" style:family="paragraph" style:parent-style-name="Text_20_body">
      <style:paragraph-properties fo:margin-top="0cm" fo:margin-bottom="0cm" loext:contextual-spacing="false" fo:line-height="115%"/>
      <style:text-properties style:font-name="Calibri Light" fo:font-size="8pt" officeooo:paragraph-rsid="007a6bd4" style:font-size-asian="8pt" style:font-size-complex="8pt"/>
    </style:style>
    <style:style style:name="P46" style:family="paragraph" style:parent-style-name="Text_20_body">
      <style:paragraph-properties fo:margin-top="0cm" fo:margin-bottom="0cm" loext:contextual-spacing="false" fo:line-height="115%"/>
      <style:text-properties style:font-name="Calibri Light" fo:font-size="8pt" officeooo:paragraph-rsid="00c0ac83" style:font-size-asian="8pt" style:font-size-complex="8pt"/>
    </style:style>
    <style:style style:name="P47" style:family="paragraph" style:parent-style-name="Text_20_body">
      <style:paragraph-properties fo:margin-top="0cm" fo:margin-bottom="0cm" loext:contextual-spacing="false" fo:line-height="115%" fo:text-align="start" style:justify-single-word="false"/>
      <style:text-properties style:font-name="Calibri Light" fo:font-size="8pt" fo:language="en" fo:country="US" officeooo:paragraph-rsid="006a7789" style:font-size-asian="8pt" style:font-size-complex="8pt"/>
    </style:style>
    <style:style style:name="P48" style:family="paragraph" style:parent-style-name="Text_20_body">
      <style:paragraph-properties fo:margin-top="0cm" fo:margin-bottom="0cm" loext:contextual-spacing="false" fo:line-height="115%"/>
      <style:text-properties style:font-name="Calibri Light" fo:font-size="8pt" fo:language="en" fo:country="US" officeooo:rsid="007a6bd4" officeooo:paragraph-rsid="007a6bd4" style:font-size-asian="8pt" style:font-size-complex="8pt"/>
    </style:style>
    <style:style style:name="P49" style:family="paragraph" style:parent-style-name="Text_20_body">
      <style:paragraph-properties fo:margin-top="0cm" fo:margin-bottom="0cm" loext:contextual-spacing="false" fo:line-height="115%"/>
      <style:text-properties style:font-name="Calibri Light" fo:font-size="8pt" fo:language="en" fo:country="US" officeooo:rsid="007a6bd4" officeooo:paragraph-rsid="00c0ac83" style:font-size-asian="8pt" style:font-size-complex="8pt"/>
    </style:style>
    <style:style style:name="P50" style:family="paragraph" style:parent-style-name="Text_20_body">
      <style:paragraph-properties fo:margin-top="0cm" fo:margin-bottom="0cm" loext:contextual-spacing="false" fo:line-height="115%"/>
      <style:text-properties style:font-name="Calibri Light" fo:font-size="8pt" fo:language="en" fo:country="US" officeooo:rsid="002911d4" officeooo:paragraph-rsid="007a6bd4" style:font-size-asian="8pt" style:font-name-complex="Nilus" style:font-size-complex="8pt"/>
    </style:style>
    <style:style style:name="P51" style:family="paragraph" style:parent-style-name="Text_20_body">
      <style:paragraph-properties fo:margin-top="0cm" fo:margin-bottom="0cm" loext:contextual-spacing="false" fo:line-height="115%" fo:text-align="start" style:justify-single-word="false"/>
      <style:text-properties style:font-name="Calibri Light" fo:font-size="4pt" fo:language="en" fo:country="US" officeooo:paragraph-rsid="006a7789" style:font-size-asian="3.5pt" style:font-size-complex="4pt"/>
    </style:style>
    <style:style style:name="P52" style:family="paragraph" style:parent-style-name="Text_20_body">
      <style:paragraph-properties fo:margin-top="0cm" fo:margin-bottom="0cm" loext:contextual-spacing="false" fo:line-height="115%" fo:text-align="end" style:justify-single-word="false"/>
      <style:text-properties fo:font-size="18pt" officeooo:paragraph-rsid="007a6bd4" style:font-size-asian="18pt" style:font-name-complex="Aegyptus" style:font-size-complex="18pt"/>
    </style:style>
    <style:style style:name="P53" style:family="paragraph" style:parent-style-name="Text_20_body">
      <style:paragraph-properties fo:margin-top="0cm" fo:margin-bottom="0cm" loext:contextual-spacing="false" fo:line-height="115%" fo:text-align="start" style:justify-single-word="false"/>
      <style:text-properties fo:font-size="18pt" fo:font-weight="bold" officeooo:paragraph-rsid="006f05e9" style:font-size-asian="18pt" style:font-weight-asian="bold" style:font-name-complex="Aegyptus" style:font-size-complex="18pt" style:font-weight-complex="bold"/>
    </style:style>
    <style:style style:name="P54" style:family="paragraph" style:parent-style-name="Text_20_body">
      <style:paragraph-properties fo:margin-top="0cm" fo:margin-bottom="0cm" loext:contextual-spacing="false" fo:line-height="115%" fo:text-align="start" style:justify-single-word="false"/>
      <style:text-properties style:font-name="Calibri1" fo:font-size="6pt" fo:language="en" fo:country="US" fo:font-weight="normal" officeooo:rsid="002911d4" officeooo:paragraph-rsid="007a6bd4" style:font-size-asian="5.25pt" style:font-weight-asian="normal" style:font-name-complex="Nilus" style:font-size-complex="6pt" style:font-weight-complex="normal"/>
    </style:style>
    <style:style style:name="P55" style:family="paragraph" style:parent-style-name="Text_20_body">
      <style:paragraph-properties fo:margin-top="0cm" fo:margin-bottom="0cm" loext:contextual-spacing="false" fo:line-height="100%" fo:text-align="end" style:justify-single-word="false"/>
      <style:text-properties fo:color="#0000ff" style:font-name="Calibri Light" fo:font-size="6pt" fo:language="cop" fo:country="EG" officeooo:rsid="002911d4" officeooo:paragraph-rsid="00c8a863" style:font-size-asian="5.25pt" style:font-name-complex="Nilus" style:font-size-complex="6pt"/>
    </style:style>
    <style:style style:name="P56" style:family="paragraph" style:parent-style-name="Text_20_body">
      <style:paragraph-properties fo:margin-top="0cm" fo:margin-bottom="0cm" loext:contextual-spacing="false" fo:line-height="100%" fo:text-align="end" style:justify-single-word="false"/>
      <style:text-properties fo:color="#0000ff" style:font-name="Calibri Light" fo:font-size="6pt" fo:language="cop" fo:country="EG" officeooo:rsid="002911d4" officeooo:paragraph-rsid="00dd48a9" style:font-size-asian="5.25pt" style:font-name-complex="Nilus" style:font-size-complex="6pt"/>
    </style:style>
    <style:style style:name="P57" style:family="paragraph" style:parent-style-name="Text_20_body">
      <style:paragraph-properties fo:margin-top="0cm" fo:margin-bottom="0cm" loext:contextual-spacing="false" fo:line-height="100%" fo:text-align="center" style:justify-single-word="false">
        <style:tab-stops/>
      </style:paragraph-properties>
      <style:text-properties fo:color="#000000" style:font-name="Aegyptus" fo:font-size="15pt" fo:language="cop" fo:country="EG" fo:font-weight="normal" officeooo:rsid="00c8a863" officeooo:paragraph-rsid="00cb9a12" style:font-size-asian="15pt" style:font-weight-asian="normal" style:font-size-complex="15pt" style:font-weight-complex="normal"/>
    </style:style>
    <style:style style:name="P58" style:family="paragraph" style:parent-style-name="Text_20_body">
      <style:paragraph-properties fo:margin-top="0cm" fo:margin-bottom="0cm" loext:contextual-spacing="false" fo:line-height="100%" fo:text-align="center" style:justify-single-word="false">
        <style:tab-stops/>
      </style:paragraph-properties>
      <style:text-properties fo:color="#000000" style:font-name="Aegyptus" fo:font-size="15pt" fo:language="cop" fo:country="EG" fo:font-weight="normal" officeooo:rsid="00cb9a12" officeooo:paragraph-rsid="00cb9a12" style:font-size-asian="15pt" style:font-weight-asian="normal" style:font-size-complex="15pt" style:font-weight-complex="normal"/>
    </style:style>
    <style:style style:name="P59" style:family="paragraph" style:parent-style-name="Text_20_body">
      <style:paragraph-properties fo:margin-top="0cm" fo:margin-bottom="0cm" loext:contextual-spacing="false" fo:line-height="115%" fo:text-align="start" style:justify-single-word="false"/>
      <style:text-properties style:font-name="Aegyptus" fo:font-size="18pt" officeooo:paragraph-rsid="00dbaa80" style:font-size-asian="18pt" style:font-name-complex="Aegyptus" style:font-size-complex="18pt"/>
    </style:style>
    <style:style style:name="P60" style:family="paragraph" style:parent-style-name="Text_20_body">
      <style:paragraph-properties fo:margin-top="0cm" fo:margin-bottom="0cm" loext:contextual-spacing="false" fo:line-height="115%" fo:text-align="end" style:justify-single-word="false"/>
      <style:text-properties fo:font-size="10pt" officeooo:paragraph-rsid="006a7789" style:font-size-asian="10pt" style:font-size-complex="10pt"/>
    </style:style>
    <style:style style:name="P61" style:family="paragraph" style:parent-style-name="Text_20_body">
      <style:paragraph-properties fo:margin-top="0cm" fo:margin-bottom="0cm" loext:contextual-spacing="false" fo:line-height="115%" fo:text-align="end" style:justify-single-word="false"/>
      <style:text-properties style:font-name="Nilus" fo:font-size="16pt" fo:language="zxx" fo:country="none" officeooo:paragraph-rsid="00dd48a9" style:font-size-asian="16pt" style:font-name-complex="Nilus" style:font-size-complex="16pt"/>
    </style:style>
    <style:style style:name="P62" style:family="paragraph" style:parent-style-name="Text_20_body">
      <style:paragraph-properties fo:margin-top="0cm" fo:margin-bottom="0cm" loext:contextual-spacing="false" fo:line-height="115%" fo:text-align="end" style:justify-single-word="false"/>
      <style:text-properties style:font-name="Nilus" fo:font-size="16pt" fo:language="zxx" fo:country="none" officeooo:paragraph-rsid="00df1067" style:font-size-asian="16pt" style:font-name-complex="Nilus" style:font-size-complex="16pt"/>
    </style:style>
    <style:style style:name="P63" style:family="paragraph" style:parent-style-name="Standard">
      <style:paragraph-properties fo:margin-top="0cm" fo:margin-bottom="0cm" loext:contextual-spacing="false" fo:line-height="115%" fo:text-align="center" style:justify-single-word="false"/>
      <style:text-properties style:font-name="Calibri1" fo:font-size="6pt" fo:language="en" fo:country="US" officeooo:rsid="000f9fdc" officeooo:paragraph-rsid="000f9fdc" style:font-name-asian="Times New Roman1" style:font-size-asian="6pt" style:font-size-complex="6pt" style:font-weight-complex="bold"/>
    </style:style>
    <style:style style:name="P64" style:family="paragraph" style:parent-style-name="Standard">
      <style:paragraph-properties fo:margin-top="0cm" fo:margin-bottom="0cm" loext:contextual-spacing="false" fo:line-height="115%" fo:text-align="center" style:justify-single-word="false"/>
      <style:text-properties style:font-name="Calibri1" fo:font-size="6pt" fo:language="en" fo:country="US" officeooo:rsid="00109c3c" officeooo:paragraph-rsid="00109c3c" style:font-name-asian="Times New Roman1" style:font-size-asian="6pt" style:font-size-complex="6pt" style:font-weight-complex="bold"/>
    </style:style>
    <style:style style:name="P65" style:family="paragraph" style:parent-style-name="Standard">
      <style:paragraph-properties fo:margin-top="0cm" fo:margin-bottom="0cm" loext:contextual-spacing="false" fo:line-height="115%" fo:text-align="center" style:justify-single-word="false"/>
      <style:text-properties style:font-name="Calibri1" fo:font-size="6pt" fo:language="en" fo:country="US" officeooo:rsid="008b7440" officeooo:paragraph-rsid="008b7440" style:font-name-asian="Times New Roman1" style:font-size-asian="6pt" style:font-size-complex="6pt" style:font-weight-complex="bold"/>
    </style:style>
    <style:style style:name="P66" style:family="paragraph" style:parent-style-name="Standard">
      <style:paragraph-properties fo:margin-top="0cm" fo:margin-bottom="0cm" loext:contextual-spacing="false" fo:line-height="100%" fo:text-align="center" style:justify-single-word="false"/>
      <style:text-properties style:font-name="Aegyptus" fo:font-size="12pt" officeooo:paragraph-rsid="00807aff" style:font-size-asian="12pt" style:font-name-complex="Aegyptus" style:font-size-complex="12pt" style:language-complex="ar" style:country-complex="SA"/>
    </style:style>
    <style:style style:name="P67"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 fo:font-size="12pt" fo:font-weight="normal" officeooo:paragraph-rsid="00807aff" style:font-size-asian="12pt" style:font-weight-asian="normal" style:font-size-complex="12pt" style:font-weight-complex="normal"/>
    </style:style>
    <style:style style:name="P68"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 fo:font-size="12pt" fo:language="en" fo:country="US" fo:font-weight="normal" officeooo:paragraph-rsid="00807aff" style:font-size-asian="12pt" style:font-weight-asian="normal" style:font-size-complex="12pt" style:font-weight-complex="normal"/>
    </style:style>
    <style:style style:name="P69"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 fo:font-size="12pt" fo:language="en" fo:country="US" fo:font-weight="normal" officeooo:paragraph-rsid="00807aff" style:font-name-asian="Times New Roman1" style:font-size-asian="12pt" style:font-weight-asian="normal" style:font-size-complex="12pt" style:font-weight-complex="normal"/>
    </style:style>
    <style:style style:name="P70" style:family="paragraph" style:parent-style-name="Standard">
      <style:paragraph-properties fo:margin-top="0cm" fo:margin-bottom="0cm" loext:contextual-spacing="false" fo:line-height="100%" fo:text-align="center" style:justify-single-word="false"/>
      <style:text-properties style:font-name="Aegyptus" fo:font-size="10pt" officeooo:paragraph-rsid="00807aff" style:font-size-asian="10pt" style:font-name-complex="Aegyptus" style:font-size-complex="10pt" style:language-complex="ar" style:country-complex="SA"/>
    </style:style>
    <style:style style:name="P71" style:family="paragraph" style:parent-style-name="Standard">
      <style:paragraph-properties fo:margin-top="0cm" fo:margin-bottom="0cm" loext:contextual-spacing="false" fo:line-height="100%" fo:text-align="center" style:justify-single-word="false"/>
      <style:text-properties style:font-name="Aegyptus" fo:font-size="11pt" officeooo:paragraph-rsid="00807aff" style:font-size-asian="11pt" style:font-name-complex="Aegyptus" style:font-size-complex="11pt" style:language-complex="ar" style:country-complex="SA"/>
    </style:style>
    <style:style style:name="P72" style:family="paragraph" style:parent-style-name="Standard">
      <style:paragraph-properties fo:margin-top="0cm" fo:margin-bottom="0cm" loext:contextual-spacing="false" fo:line-height="100%" fo:text-align="start" style:justify-single-word="false"/>
      <style:text-properties style:font-name="Aegyptus" fo:font-size="15pt" officeooo:paragraph-rsid="00c8a863" style:font-size-asian="15pt" style:font-size-complex="15pt"/>
    </style:style>
    <style:style style:name="P73" style:family="paragraph" style:parent-style-name="Standard">
      <style:paragraph-properties fo:margin-top="0cm" fo:margin-bottom="0cm" loext:contextual-spacing="false" fo:line-height="100%" fo:text-align="start" style:justify-single-word="false"/>
      <style:text-properties style:font-name="Aegyptus" fo:font-size="15pt" officeooo:paragraph-rsid="00e49cdb" style:font-size-asian="15pt" style:font-size-complex="15pt"/>
    </style:style>
    <style:style style:name="P74" style:family="paragraph" style:parent-style-name="Standard">
      <style:paragraph-properties fo:margin-top="0cm" fo:margin-bottom="0cm" loext:contextual-spacing="false" fo:line-height="100%" fo:text-align="end" style:justify-single-word="false"/>
      <style:text-properties style:font-name="Aegyptus" fo:font-size="15pt" officeooo:paragraph-rsid="00c8a863" style:font-size-asian="15pt" style:font-size-complex="15pt"/>
    </style:style>
    <style:style style:name="P75" style:family="paragraph" style:parent-style-name="Standard">
      <style:paragraph-properties fo:margin-top="0cm" fo:margin-bottom="0cm" loext:contextual-spacing="false" fo:line-height="100%" fo:text-align="start" style:justify-single-word="false"/>
      <style:text-properties style:font-name="Aegyptus" fo:font-size="15pt" fo:font-weight="bold" officeooo:paragraph-rsid="00c8a863" style:font-name-asian="Times New Roman1" style:font-size-asian="15pt" style:language-asian="el" style:country-asian="GR" style:font-weight-asian="bold" style:font-name-complex="Calibri2" style:font-size-complex="15pt" style:font-weight-complex="bold"/>
    </style:style>
    <style:style style:name="P76" style:family="paragraph" style:parent-style-name="Standard">
      <style:paragraph-properties fo:margin-top="0cm" fo:margin-bottom="0cm" loext:contextual-spacing="false" fo:line-height="0.617cm" fo:text-align="center" style:justify-single-word="false">
        <style:tab-stops/>
      </style:paragraph-properties>
      <style:text-properties style:font-name="Aegyptus" fo:font-size="16pt" fo:language="cop" fo:country="EG" fo:font-weight="bold" officeooo:paragraph-rsid="00e0460e" style:font-size-asian="16pt" style:font-weight-asian="bold" style:font-size-complex="16pt" style:font-weight-complex="bold"/>
    </style:style>
    <style:style style:name="P77"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use-window-font-color="true" style:font-name="Aegyptus" fo:font-size="12pt" fo:language="en" fo:country="US" fo:font-weight="normal" officeooo:rsid="003d1a77" officeooo:paragraph-rsid="00807aff" style:font-size-asian="12pt" style:font-weight-asian="normal" style:font-size-complex="12pt" style:font-weight-complex="normal"/>
    </style:style>
    <style:style style:name="P78" style:family="paragraph" style:parent-style-name="Standard">
      <style:paragraph-properties fo:margin-top="0cm" fo:margin-bottom="0cm" loext:contextual-spacing="false" fo:line-height="0.706cm"/>
      <style:text-properties style:use-window-font-color="true" style:font-name="Aegyptus" fo:font-size="15pt" fo:language="cop" fo:country="EG" fo:font-weight="normal" officeooo:paragraph-rsid="00bd0a27" style:font-size-asian="15pt" style:font-weight-asian="normal" style:font-size-complex="15pt" style:font-weight-complex="normal"/>
    </style:style>
    <style:style style:name="P79"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use-window-font-color="true" style:font-name="Aegyptus:ss20" fo:font-size="14pt" fo:language="en" fo:country="US" fo:font-weight="normal" officeooo:rsid="003d1a77" officeooo:paragraph-rsid="00807aff" style:font-size-asian="14pt" style:font-weight-asian="normal" style:font-size-complex="14pt" style:font-weight-complex="normal"/>
    </style:style>
    <style:style style:name="P80"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use-window-font-color="true" style:font-name="Aegyptus:ss10" fo:font-size="14pt" fo:language="en" fo:country="US" fo:font-weight="normal" officeooo:rsid="003d1a77" officeooo:paragraph-rsid="00807aff" style:font-size-asian="14pt" style:font-weight-asian="normal" style:font-size-complex="14pt" style:font-weight-complex="normal"/>
    </style:style>
    <style:style style:name="P81"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use-window-font-color="true" style:font-name="Aegyptus:ss15" fo:font-size="14pt" fo:language="en" fo:country="US" fo:font-style="normal" fo:font-weight="bold" officeooo:rsid="003d1a77" officeooo:paragraph-rsid="00807aff" style:font-size-asian="14pt" style:font-style-asian="normal" style:font-weight-asian="bold" style:font-size-complex="14pt" style:font-style-complex="normal" style:font-weight-complex="bold"/>
    </style:style>
    <style:style style:name="P82" style:family="paragraph" style:parent-style-name="Standard">
      <style:paragraph-properties fo:margin-top="0cm" fo:margin-bottom="0cm" loext:contextual-spacing="false" fo:line-height="115%" fo:text-align="start" style:justify-single-word="false"/>
      <style:text-properties style:use-window-font-color="true" style:font-name="Calibri Light" fo:font-size="10pt" fo:language="en" fo:country="US" officeooo:rsid="00362f39" officeooo:paragraph-rsid="00b7300b" style:font-size-asian="10pt" style:font-size-complex="10pt"/>
    </style:style>
    <style:style style:name="P83" style:family="paragraph" style:parent-style-name="Standard">
      <style:paragraph-properties fo:margin-top="0cm" fo:margin-bottom="0cm" loext:contextual-spacing="false" fo:line-height="100%"/>
      <style:text-properties style:use-window-font-color="true" style:font-name="Calibri Light" fo:font-size="10pt" fo:language="en" fo:country="US" officeooo:paragraph-rsid="00c8a863" style:font-size-asian="10pt" style:font-size-complex="10pt"/>
    </style:style>
    <style:style style:name="P84" style:family="paragraph" style:parent-style-name="Standard">
      <style:paragraph-properties fo:margin-top="0cm" fo:margin-bottom="0cm" loext:contextual-spacing="false" fo:line-height="100%"/>
      <style:text-properties style:use-window-font-color="true" style:font-name="Calibri1" fo:font-size="10pt" fo:language="en" fo:country="US" officeooo:paragraph-rsid="00498ef8" style:font-size-asian="10pt" style:font-size-complex="10pt"/>
    </style:style>
    <style:style style:name="P85" style:family="paragraph" style:parent-style-name="Standard">
      <style:paragraph-properties fo:margin-top="0cm" fo:margin-bottom="0cm" loext:contextual-spacing="false" fo:line-height="0.617cm">
        <style:tab-stops/>
      </style:paragraph-properties>
      <style:text-properties style:use-window-font-color="true" style:font-name="Aegyptus:aalt=3" fo:font-size="15pt" fo:language="en" fo:country="US" officeooo:rsid="00127345" officeooo:paragraph-rsid="00e0460e" style:font-name-asian="Times New Roman1" style:font-size-asian="15pt" style:language-asian="el" style:country-asian="GR" style:font-name-complex="Aegyptus" style:font-size-complex="15pt"/>
    </style:style>
    <style:style style:name="P86"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0080" style:font-name="Aegyptus" fo:font-size="12pt" fo:language="en" fo:country="US" fo:font-weight="normal" officeooo:rsid="003d1a77" officeooo:paragraph-rsid="00807aff" style:font-size-asian="12pt" style:font-weight-asian="normal" style:font-size-complex="12pt" style:font-weight-complex="normal"/>
    </style:style>
    <style:style style:name="P87"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0080" style:font-name="Aegyptus" fo:font-size="12pt" fo:language="en" fo:country="US" fo:font-weight="normal" officeooo:paragraph-rsid="00807aff" style:font-size-asian="12pt" style:font-weight-asian="normal" style:font-size-complex="12pt" style:font-weight-complex="normal"/>
    </style:style>
    <style:style style:name="P88"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0080" style:font-name="Aegyptus:ss20" fo:font-size="14pt" fo:language="en" fo:country="US" fo:font-weight="normal" officeooo:rsid="003d1a77" officeooo:paragraph-rsid="00807aff" style:font-size-asian="14pt" style:font-weight-asian="normal" style:font-size-complex="14pt" style:font-weight-complex="normal"/>
    </style:style>
    <style:style style:name="P89"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0080" style:font-name="Aegyptus:ss20" fo:font-size="14pt" fo:language="en" fo:country="US" fo:font-weight="normal" officeooo:paragraph-rsid="00807aff" style:font-size-asian="14pt" style:font-weight-asian="normal" style:font-size-complex="14pt" style:font-weight-complex="normal"/>
    </style:style>
    <style:style style:name="P90"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0080" style:font-name="Aegyptus:ss10" fo:font-size="14pt" fo:language="en" fo:country="US" fo:font-weight="normal" officeooo:rsid="003d1a77" officeooo:paragraph-rsid="00807aff" style:font-size-asian="14pt" style:font-weight-asian="normal" style:font-size-complex="14pt" style:font-weight-complex="normal"/>
    </style:style>
    <style:style style:name="P91"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0080" style:font-name="Aegyptus:ss10" fo:font-size="14pt" fo:language="en" fo:country="US" fo:font-weight="normal" officeooo:paragraph-rsid="00807aff" style:font-size-asian="14pt" style:font-weight-asian="normal" style:font-size-complex="14pt" style:font-weight-complex="normal"/>
    </style:style>
    <style:style style:name="P92"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0080" style:font-name="Aegyptus:ss15" fo:font-size="14pt" fo:language="en" fo:country="US" fo:font-style="normal" fo:font-weight="bold" officeooo:rsid="003d1a77" officeooo:paragraph-rsid="00807aff" style:font-size-asian="14pt" style:font-style-asian="normal" style:font-weight-asian="bold" style:font-size-complex="14pt" style:font-style-complex="normal" style:font-weight-complex="bold"/>
    </style:style>
    <style:style style:name="P93"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0080" style:font-name="Aegyptus:ss15" fo:font-size="14pt" fo:language="en" fo:country="US" fo:font-style="normal" fo:font-weight="bold" officeooo:paragraph-rsid="00807aff" style:font-size-asian="14pt" style:font-style-asian="normal" style:font-weight-asian="bold" style:font-size-complex="14pt" style:font-style-complex="normal" style:font-weight-complex="bold"/>
    </style:style>
    <style:style style:name="P94"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0080" style:font-name="Aegyptus:ss15" fo:font-size="14pt" fo:language="en" fo:country="US" fo:font-weight="bold" officeooo:paragraph-rsid="00807aff" style:font-size-asian="14pt" style:font-weight-asian="bold" style:font-size-complex="14pt" style:font-weight-complex="bold"/>
    </style:style>
    <style:style style:name="P95"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ss20" fo:font-size="14pt" fo:font-weight="normal" officeooo:paragraph-rsid="00807aff" style:font-size-asian="14pt" style:font-weight-asian="normal" style:font-size-complex="14pt" style:font-weight-complex="normal"/>
    </style:style>
    <style:style style:name="P96"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ss20" fo:font-size="14pt" fo:language="en" fo:country="US" fo:font-weight="normal" officeooo:paragraph-rsid="00807aff" style:font-size-asian="14pt" style:font-weight-asian="normal" style:font-size-complex="14pt" style:font-weight-complex="normal"/>
    </style:style>
    <style:style style:name="P97"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ss20" fo:font-size="14pt" fo:language="en" fo:country="US" fo:font-weight="normal" officeooo:paragraph-rsid="00807aff" style:font-name-asian="Times New Roman1" style:font-size-asian="14pt" style:font-weight-asian="normal" style:font-size-complex="14pt" style:font-weight-complex="normal"/>
    </style:style>
    <style:style style:name="P98"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ss10" fo:font-size="14pt" fo:language="en" fo:country="US" fo:font-weight="normal" officeooo:paragraph-rsid="00807aff" style:font-size-asian="14pt" style:font-weight-asian="normal" style:font-size-complex="14pt" style:font-weight-complex="normal"/>
    </style:style>
    <style:style style:name="P99"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ss10" fo:font-size="14pt" fo:language="en" fo:country="US" fo:font-weight="normal" officeooo:paragraph-rsid="00807aff" style:font-name-asian="Times New Roman1" style:font-size-asian="14pt" style:font-weight-asian="normal" style:font-size-complex="14pt" style:font-weight-complex="normal"/>
    </style:style>
    <style:style style:name="P100"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ss10" fo:font-size="14pt" fo:font-weight="normal" officeooo:paragraph-rsid="00807aff" style:font-size-asian="14pt" style:font-weight-asian="normal" style:font-size-complex="14pt" style:font-weight-complex="normal"/>
    </style:style>
    <style:style style:name="P101"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ss15" fo:font-size="14pt" fo:language="en" fo:country="US" fo:font-style="normal" fo:font-weight="bold" officeooo:paragraph-rsid="00807aff" style:font-size-asian="14pt" style:font-style-asian="normal" style:font-weight-asian="bold" style:font-size-complex="14pt" style:font-style-complex="normal" style:font-weight-complex="bold"/>
    </style:style>
    <style:style style:name="P102"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ss15" fo:font-size="14pt" fo:language="en" fo:country="US" fo:font-weight="bold" officeooo:paragraph-rsid="00807aff" style:font-size-asian="14pt" style:font-weight-asian="bold" style:font-size-complex="14pt" style:font-weight-complex="bold"/>
    </style:style>
    <style:style style:name="P103"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ss15" fo:font-size="14pt" fo:language="en" fo:country="US" fo:font-weight="bold" officeooo:paragraph-rsid="00807aff" style:font-name-asian="Times New Roman1" style:font-size-asian="14pt" style:font-weight-asian="bold" style:font-size-complex="14pt" style:font-weight-complex="bold"/>
    </style:style>
    <style:style style:name="P104"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ss15" fo:font-size="14pt" fo:font-style="normal" fo:font-weight="bold" officeooo:paragraph-rsid="00807aff" style:font-size-asian="14pt" style:font-style-asian="normal" style:font-weight-asian="bold" style:font-size-complex="14pt" style:font-style-complex="normal" style:font-weight-complex="bold"/>
    </style:style>
    <style:style style:name="P105"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style:font-name="Aegyptus:ss15" fo:font-size="14pt" fo:font-weight="bold" officeooo:paragraph-rsid="00807aff" style:font-size-asian="14pt" style:font-weight-asian="bold" style:font-size-complex="14pt" style:font-weight-complex="bold"/>
    </style:style>
    <style:style style:name="P106"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6400" style:font-name="Aegyptus" fo:font-size="12pt" fo:language="en" fo:country="US" fo:font-weight="normal" officeooo:paragraph-rsid="00807aff" style:font-size-asian="12pt" style:font-weight-asian="normal" style:font-size-complex="12pt" style:font-weight-complex="normal"/>
    </style:style>
    <style:style style:name="P107"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6400" style:font-name="Aegyptus:ss20" fo:font-size="14pt" fo:language="en" fo:country="US" fo:font-weight="normal" officeooo:paragraph-rsid="00807aff" style:font-size-asian="14pt" style:font-weight-asian="normal" style:font-size-complex="14pt" style:font-weight-complex="normal"/>
    </style:style>
    <style:style style:name="P108"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6400" style:font-name="Aegyptus:ss10" fo:font-size="14pt" fo:language="en" fo:country="US" fo:font-weight="normal" officeooo:paragraph-rsid="00807aff" style:font-size-asian="14pt" style:font-weight-asian="normal" style:font-size-complex="14pt" style:font-weight-complex="normal"/>
    </style:style>
    <style:style style:name="P109" style:family="paragraph" style:parent-style-name="Standard">
      <style:paragraph-properties fo:margin-top="0cm" fo:margin-bottom="0cm" loext:contextual-spacing="false" fo:line-height="115%" fo:text-align="center" style:justify-single-word="false">
        <style:tab-stops>
          <style:tab-stop style:position="0.674cm"/>
        </style:tab-stops>
      </style:paragraph-properties>
      <style:text-properties fo:color="#006400" style:font-name="Aegyptus:ss15" fo:font-size="14pt" fo:language="en" fo:country="US" fo:font-weight="bold" officeooo:paragraph-rsid="00807aff" style:font-size-asian="14pt" style:font-weight-asian="bold" style:font-size-complex="14pt" style:font-weight-complex="bold"/>
    </style:style>
    <style:style style:name="P110" style:family="paragraph" style:parent-style-name="Standard">
      <style:paragraph-properties fo:margin-top="0cm" fo:margin-bottom="0cm" loext:contextual-spacing="false" fo:line-height="115%" fo:text-align="start" style:justify-single-word="false"/>
      <style:text-properties officeooo:paragraph-rsid="0084471f"/>
    </style:style>
    <style:style style:name="P111" style:family="paragraph" style:parent-style-name="Standard">
      <style:paragraph-properties fo:margin-top="0cm" fo:margin-bottom="0cm" loext:contextual-spacing="false" fo:line-height="115%" fo:text-align="start" style:justify-single-word="false"/>
      <style:text-properties style:font-name="Calibri Light" fo:font-size="8pt" fo:language="en" fo:country="US" officeooo:rsid="0051ab02" officeooo:paragraph-rsid="00807aff" style:font-size-asian="7pt" style:font-size-complex="8pt"/>
    </style:style>
    <style:style style:name="P112" style:family="paragraph" style:parent-style-name="Standard">
      <style:paragraph-properties fo:margin-top="0cm" fo:margin-bottom="0cm" loext:contextual-spacing="false" fo:line-height="100%" fo:text-align="start" style:justify-single-word="false"/>
      <style:text-properties style:font-name="Calibri Light" fo:font-size="8pt" officeooo:paragraph-rsid="00c8a863" style:font-size-asian="8pt" style:font-size-complex="8pt"/>
    </style:style>
    <style:style style:name="P113" style:family="paragraph" style:parent-style-name="Standard">
      <style:paragraph-properties fo:margin-top="0cm" fo:margin-bottom="0cm" loext:contextual-spacing="false" fo:line-height="100%" fo:text-align="end" style:justify-single-word="false"/>
      <style:text-properties style:font-name="Calibri Light" fo:font-size="8pt" officeooo:paragraph-rsid="00c8a863" style:font-name-asian="Times New Roman1" style:font-size-asian="8pt" style:language-asian="el" style:country-asian="GR" style:font-name-complex="Calibri2" style:font-size-complex="8pt"/>
    </style:style>
    <style:style style:name="P114" style:family="paragraph" style:parent-style-name="Standard">
      <style:paragraph-properties fo:margin-top="0cm" fo:margin-bottom="0cm" loext:contextual-spacing="false" fo:line-height="100%" fo:text-align="end" style:justify-single-word="false"/>
      <style:text-properties fo:color="#000000" style:font-name="Calibri Light1" fo:font-size="8pt" fo:language="en" fo:country="US" officeooo:paragraph-rsid="00c8a863" style:font-name-asian="Times New Roman1" style:font-size-asian="8pt" style:language-asian="el" style:country-asian="GR" style:font-name-complex="Calibri2" style:font-size-complex="8pt"/>
    </style:style>
    <style:style style:name="P115" style:family="paragraph" style:parent-style-name="Standard">
      <style:paragraph-properties fo:margin-top="0cm" fo:margin-bottom="0cm" loext:contextual-spacing="false" fo:line-height="100%" fo:text-align="end" style:justify-single-word="false"/>
      <style:text-properties style:font-name="Calibri Light1" fo:font-size="8pt" officeooo:paragraph-rsid="00c8a863" style:font-name-asian="Times New Roman1" style:font-size-asian="8pt" style:language-asian="el" style:country-asian="GR" style:font-name-complex="Calibri2" style:font-size-complex="8pt"/>
    </style:style>
    <style:style style:name="P116" style:family="paragraph" style:parent-style-name="Standard">
      <style:paragraph-properties fo:margin-top="0cm" fo:margin-bottom="0cm" loext:contextual-spacing="false" fo:line-height="100%" fo:text-align="start" style:justify-single-word="false"/>
      <style:text-properties style:font-name="Aegyptus:ss01" fo:font-size="15pt" fo:font-weight="bold" officeooo:paragraph-rsid="00c8a863" style:font-name-asian="Times New Roman1" style:font-size-asian="15pt" style:language-asian="el" style:country-asian="GR" style:font-weight-asian="bold" style:font-name-complex="Calibri2" style:font-size-complex="15pt" style:font-weight-complex="bold"/>
    </style:style>
    <style:style style:name="P117" style:family="paragraph" style:parent-style-name="Standard">
      <style:paragraph-properties fo:margin-top="0cm" fo:margin-bottom="0cm" loext:contextual-spacing="false" fo:line-height="100%" fo:text-align="start" style:justify-single-word="false"/>
      <style:text-properties style:font-name="Aegyptus:ss02" fo:font-size="15pt" fo:font-weight="bold" officeooo:paragraph-rsid="00c8a863" style:font-name-asian="Times New Roman1" style:font-size-asian="15pt" style:language-asian="el" style:country-asian="GR" style:font-weight-asian="bold" style:font-name-complex="Calibri2" style:font-size-complex="15pt" style:font-weight-complex="bold"/>
    </style:style>
    <style:style style:name="P118" style:family="paragraph" style:parent-style-name="Standard">
      <style:paragraph-properties fo:margin-top="0cm" fo:margin-bottom="0cm" loext:contextual-spacing="false" fo:line-height="100%" fo:text-align="start" style:justify-single-word="false"/>
      <style:text-properties fo:font-size="8pt" fo:language="en" fo:country="US" officeooo:paragraph-rsid="0014e4e7"/>
    </style:style>
    <style:style style:name="P119" style:family="paragraph" style:parent-style-name="Βασικό">
      <style:paragraph-properties fo:margin-top="0cm" fo:margin-bottom="0cm" loext:contextual-spacing="false" fo:line-height="115%" fo:break-before="page"/>
      <style:text-properties style:font-name="Calibri Light" fo:font-size="10pt" officeooo:rsid="00324960" officeooo:paragraph-rsid="00324960" style:font-size-asian="10pt" style:font-size-complex="10pt"/>
    </style:style>
    <style:style style:name="P120" style:family="paragraph" style:parent-style-name="Text_20_body">
      <style:paragraph-properties fo:margin-top="0cm" fo:margin-bottom="0cm" loext:contextual-spacing="false" fo:line-height="115%" fo:break-before="page"/>
      <style:text-properties officeooo:paragraph-rsid="006a99e0"/>
    </style:style>
    <style:style style:name="P121" style:family="paragraph" style:parent-style-name="Table_20_Contents">
      <style:paragraph-properties fo:margin-top="0cm" fo:margin-bottom="0cm" loext:contextual-spacing="false" fo:line-height="115%" fo:text-align="end" style:justify-single-word="false"/>
      <style:text-properties style:font-name="Aegyptus" fo:font-size="15pt" fo:language="en" fo:country="US" officeooo:rsid="00366919" officeooo:paragraph-rsid="00c8a863" style:font-name-asian="Nilus1" style:font-size-asian="15pt" style:font-name-complex="Nilus1" style:font-size-complex="15pt"/>
    </style:style>
    <style:style style:name="P122" style:family="paragraph" style:parent-style-name="Βασικό" style:master-page-name="">
      <style:paragraph-properties fo:margin-top="0cm" fo:margin-bottom="0cm" loext:contextual-spacing="false" fo:line-height="115%" style:page-number="auto"/>
      <style:text-properties style:use-window-font-color="true" style:font-name="Calibri Light1" fo:font-size="10pt" fo:language="en" fo:country="US" officeooo:paragraph-rsid="00e16369" style:font-size-asian="10pt" style:font-size-complex="10pt"/>
    </style:style>
    <style:style style:name="P123" style:family="paragraph" style:parent-style-name="Standard">
      <loext:graphic-properties draw:fill="none"/>
      <style:paragraph-properties fo:margin-left="0cm" fo:margin-right="0cm" fo:margin-top="0cm" fo:margin-bottom="0cm" loext:contextual-spacing="false" fo:line-height="115%" fo:text-align="center" style:justify-single-word="false" fo:orphans="2" fo:widows="2" fo:text-indent="0cm" style:auto-text-indent="false" fo:background-color="transparent" style:writing-mode="lr-tb">
        <style:tab-stops/>
      </style:paragraph-properties>
      <style:text-properties style:font-name="Calibri1" fo:font-size="8pt" fo:language="en" fo:country="US" fo:font-weight="normal" officeooo:paragraph-rsid="00135e64" style:font-size-asian="8pt" style:font-weight-asian="normal" style:font-name-complex="Aegyptus" style:font-size-complex="8pt" style:font-weight-complex="normal"/>
    </style:style>
    <style:style style:name="P124" style:family="paragraph" style:parent-style-name="Standard">
      <loext:graphic-properties draw:fill="none"/>
      <style:paragraph-properties fo:margin-left="0cm" fo:margin-right="0cm" fo:margin-top="0cm" fo:margin-bottom="0cm" loext:contextual-spacing="false" fo:line-height="115%" fo:text-align="center" style:justify-single-word="false" fo:orphans="2" fo:widows="2" fo:text-indent="0cm" style:auto-text-indent="false" fo:background-color="transparent" style:writing-mode="lr-tb">
        <style:tab-stops/>
      </style:paragraph-properties>
      <style:text-properties style:font-name="Calibri1" fo:font-size="8pt" fo:language="en" fo:country="US" fo:font-weight="normal" officeooo:paragraph-rsid="00135e64" style:font-size-asian="8pt" style:font-weight-asian="normal" style:font-name-complex="Aegyptus:aalt=2" style:font-size-complex="8pt" style:font-weight-complex="normal"/>
    </style:style>
    <style:style style:name="P125" style:family="paragraph" style:parent-style-name="Standard">
      <loext:graphic-properties draw:fill="none"/>
      <style:paragraph-properties fo:margin-left="0cm" fo:margin-right="0cm" fo:margin-top="0cm" fo:margin-bottom="0cm" loext:contextual-spacing="false" fo:line-height="115%" fo:text-align="start" style:justify-single-word="false" fo:orphans="2" fo:widows="2" fo:text-indent="0cm" style:auto-text-indent="false" fo:background-color="transparent" style:writing-mode="lr-tb">
        <style:tab-stops/>
      </style:paragraph-properties>
      <style:text-properties fo:font-size="18pt" fo:language="en" fo:country="US" fo:font-weight="bold" officeooo:paragraph-rsid="00135e64" style:font-size-asian="18pt" style:font-weight-asian="bold" style:font-name-complex="Aegyptus:liga=0" style:font-size-complex="18pt" style:font-weight-complex="bold"/>
    </style:style>
    <style:style style:name="P126" style:family="paragraph" style:parent-style-name="Standard">
      <loext:graphic-properties draw:fill="none"/>
      <style:paragraph-properties fo:margin-left="0cm" fo:margin-right="0cm" fo:margin-top="0cm" fo:margin-bottom="0cm" loext:contextual-spacing="false" fo:line-height="115%" fo:text-align="start" style:justify-single-word="false" fo:orphans="2" fo:widows="2" fo:text-indent="0cm" style:auto-text-indent="false" fo:background-color="transparent" style:writing-mode="lr-tb">
        <style:tab-stops/>
      </style:paragraph-properties>
      <style:text-properties fo:font-size="18pt" fo:language="en" fo:country="US" fo:font-weight="bold" officeooo:paragraph-rsid="00135e64" style:font-size-asian="18pt" style:font-weight-asian="bold" style:font-name-complex="Aegyptus" style:font-size-complex="18pt" style:font-weight-complex="bold"/>
    </style:style>
    <style:style style:name="P127" style:family="paragraph" style:parent-style-name="Standard">
      <loext:graphic-properties draw:fill="none"/>
      <style:paragraph-properties fo:margin-left="0cm" fo:margin-right="0cm" fo:margin-top="0cm" fo:margin-bottom="0cm" loext:contextual-spacing="false" fo:line-height="115%" fo:text-align="start" style:justify-single-word="false" fo:orphans="2" fo:widows="2" fo:text-indent="0cm" style:auto-text-indent="false" fo:background-color="transparent" style:writing-mode="lr-tb">
        <style:tab-stops/>
      </style:paragraph-properties>
      <style:text-properties fo:font-size="18pt" fo:language="en" fo:country="US" fo:font-weight="bold" officeooo:paragraph-rsid="00135e64" style:font-size-asian="18pt" style:font-weight-asian="bold" style:font-name-complex="Aegyptus:aalt" style:font-size-complex="18pt" style:font-weight-complex="bold"/>
    </style:style>
    <style:style style:name="P128" style:family="paragraph" style:parent-style-name="Standard">
      <loext:graphic-properties draw:fill="none"/>
      <style:paragraph-properties fo:margin-left="0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2.999cm"/>
          <style:tab-stop style:position="5.997cm"/>
          <style:tab-stop style:position="8.964cm"/>
        </style:tab-stops>
      </style:paragraph-properties>
      <style:text-properties style:use-window-font-color="true" style:font-name="Aegyptus" fo:font-size="20pt" fo:language="en" fo:country="US" fo:font-weight="bold" officeooo:rsid="0035a5d8" officeooo:paragraph-rsid="004b46de" style:font-size-asian="20pt" style:font-weight-asian="bold" style:font-name-complex="Aegyptus:liga=0" style:font-size-complex="20pt" style:font-weight-complex="bold"/>
    </style:style>
    <style:style style:name="P129" style:family="paragraph" style:parent-style-name="Standard">
      <loext:graphic-properties draw:fill="none"/>
      <style:paragraph-properties fo:margin-left="0cm" fo:margin-right="0cm" fo:margin-top="0cm" fo:margin-bottom="0cm" loext:contextual-spacing="false" fo:line-height="115%" fo:text-align="start" style:justify-single-word="false" fo:orphans="2" fo:widows="2" fo:text-indent="0cm" style:auto-text-indent="false" fo:background-color="transparent" style:writing-mode="lr-tb">
        <style:tab-stops/>
      </style:paragraph-properties>
      <style:text-properties style:font-name="Calibri Light" fo:font-size="8pt" fo:language="en" fo:country="US" officeooo:rsid="001d9c2d" officeooo:paragraph-rsid="001d9c2d" style:font-size-asian="8pt" style:font-name-complex="Aegyptus:liga=0" style:font-size-complex="8pt"/>
    </style:style>
    <style:style style:name="P130" style:family="paragraph" style:parent-style-name="Standard">
      <loext:graphic-properties draw:fill="none"/>
      <style:paragraph-properties fo:margin-left="0cm" fo:margin-right="0cm" fo:margin-top="0cm" fo:margin-bottom="0cm" loext:contextual-spacing="false" fo:line-height="115%" fo:text-align="start" style:justify-single-word="false" fo:orphans="2" fo:widows="2" fo:text-indent="0cm" style:auto-text-indent="false" fo:background-color="transparent" style:writing-mode="lr-tb">
        <style:tab-stops/>
      </style:paragraph-properties>
      <style:text-properties style:font-name="Calibri Light" fo:font-size="8pt" fo:language="en" fo:country="US" fo:font-weight="normal" officeooo:rsid="001d9c2d" officeooo:paragraph-rsid="001d9c2d" style:font-size-asian="8pt" style:font-weight-asian="normal" style:font-name-complex="Aegyptus" style:font-size-complex="8pt" style:font-weight-complex="normal"/>
    </style:style>
    <style:style style:name="P131" style:family="paragraph" style:parent-style-name="Standard">
      <loext:graphic-properties draw:fill="none"/>
      <style:paragraph-properties fo:margin-left="0cm" fo:margin-right="0cm" fo:margin-top="0cm" fo:margin-bottom="0cm" loext:contextual-spacing="false" fo:line-height="115%" fo:text-align="center" style:justify-single-word="false" fo:orphans="2" fo:widows="2" fo:text-indent="0cm" style:auto-text-indent="false" fo:background-color="transparent" style:writing-mode="lr-tb">
        <style:tab-stops/>
      </style:paragraph-properties>
      <style:text-properties style:font-name="Calibri Light" fo:font-size="8pt" fo:language="en" fo:country="US" fo:font-weight="normal" officeooo:rsid="0058e04b" officeooo:paragraph-rsid="0058e04b" style:font-size-asian="8pt" style:font-weight-asian="normal" style:font-name-complex="Aegyptus" style:font-size-complex="8pt" style:font-weight-complex="normal"/>
    </style:style>
    <style:style style:name="P132" style:family="paragraph" style:parent-style-name="Standard">
      <loext:graphic-properties draw:fill="none"/>
      <style:paragraph-properties fo:margin-left="0cm" fo:margin-right="0cm" fo:margin-top="0cm" fo:margin-bottom="0cm" loext:contextual-spacing="false" fo:line-height="115%" fo:text-align="start" style:justify-single-word="false" fo:orphans="2" fo:widows="2" fo:text-indent="0cm" style:auto-text-indent="false" fo:background-color="transparent" style:writing-mode="lr-tb">
        <style:tab-stops/>
      </style:paragraph-properties>
      <style:text-properties style:font-name="Calibri Light" fo:font-size="8pt" fo:language="en" fo:country="US" fo:font-weight="normal" officeooo:rsid="001d9c2d" officeooo:paragraph-rsid="001d9c2d" style:font-size-asian="8pt" style:font-weight-asian="normal" style:font-name-complex="Aegyptus:aalt" style:font-size-complex="8pt" style:font-weight-complex="normal"/>
    </style:style>
    <style:style style:name="P133" style:family="paragraph" style:parent-style-name="Standard">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officeooo:paragraph-rsid="00e16369"/>
    </style:style>
    <style:style style:name="P134" style:family="paragraph" style:parent-style-name="Βασικό">
      <loext:graphic-properties draw:fill="none"/>
      <style:paragraph-properties fo:margin-left="0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2.999cm"/>
          <style:tab-stop style:position="5.997cm"/>
          <style:tab-stop style:position="9.012cm"/>
        </style:tab-stops>
      </style:paragraph-properties>
      <style:text-properties style:use-window-font-color="true" style:font-name="Calibri Light" fo:font-size="8pt" fo:language="en" fo:country="US" fo:font-weight="normal" officeooo:rsid="001d9c2d" officeooo:paragraph-rsid="004b46de" style:font-size-asian="8pt" style:font-weight-asian="normal" style:font-name-complex="Aegyptus:aalt" style:font-size-complex="8pt" style:font-weight-complex="normal"/>
    </style:style>
    <style:style style:name="P135" style:family="paragraph" style:parent-style-name="Text_20_body">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ab-stops/>
      </style:paragraph-properties>
      <style:text-properties style:use-window-font-color="true" style:font-name="Aegyptus" fo:font-size="15pt" fo:language="cop" fo:country="EG" fo:font-weight="normal" officeooo:rsid="00ce4ee2" officeooo:paragraph-rsid="00e49cdb" style:font-size-asian="15pt" style:font-weight-asian="normal" style:font-size-complex="15pt" style:font-weight-complex="normal"/>
    </style:style>
    <style:style style:name="P136" style:family="paragraph" style:parent-style-name="Βασικό">
      <loext:graphic-properties draw:fill="none"/>
      <style:paragraph-properties fo:margin-left="0cm" fo:margin-right="0cm" fo:margin-top="0cm" fo:margin-bottom="0cm" loext:contextual-spacing="false" fo:line-height="100%" fo:text-align="center" style:justify-single-word="false" fo:hyphenation-ladder-count="no-limit" fo:text-indent="0cm" style:auto-text-indent="false" fo:background-color="transparent"/>
      <style:text-properties fo:font-size="9pt" fo:language="en" fo:country="US" officeooo:paragraph-rsid="00a30187" style:font-size-asian="9pt" style:font-size-complex="9pt" fo:hyphenate="false" fo:hyphenation-remain-char-count="2" fo:hyphenation-push-char-count="2"/>
    </style:style>
    <style:style style:name="P137"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ab-stops/>
      </style:paragraph-properties>
      <style:text-properties style:use-window-font-color="true" style:font-name="Calibri1" fo:font-size="10pt" fo:language="en" fo:country="US" officeooo:rsid="00056932" officeooo:paragraph-rsid="00e06bb5" style:font-size-asian="10pt" style:font-size-complex="10pt"/>
    </style:style>
    <style:style style:name="P138" style:family="paragraph" style:parent-style-name="Table_20_Contents">
      <loext:graphic-properties draw:fill="none"/>
      <style:paragraph-properties fo:margin-left="0.499cm" fo:margin-right="0cm" fo:margin-top="0cm" fo:margin-bottom="0cm" loext:contextual-spacing="false" fo:line-height="115%" fo:text-align="start" style:justify-single-word="false" fo:orphans="2" fo:widows="2" fo:text-indent="-0.499cm" style:auto-text-indent="false" fo:background-color="transparent" text:number-lines="false" text:line-number="0" style:writing-mode="lr-tb"/>
      <style:text-properties style:font-name="Aegyptus" fo:font-size="16pt" officeooo:paragraph-rsid="00b7300b" style:font-size-asian="16pt" style:font-size-complex="16pt"/>
    </style:style>
    <style:style style:name="P139" style:family="paragraph" style:parent-style-name="Standard" style:master-page-name="">
      <loext:graphic-properties draw:fill="none"/>
      <style:paragraph-properties fo:margin-left="0.499cm" fo:margin-right="0cm" fo:margin-top="0cm" fo:margin-bottom="0cm" loext:contextual-spacing="false" fo:line-height="115%" fo:text-align="center" style:justify-single-word="false" fo:orphans="2" fo:widows="2" fo:hyphenation-ladder-count="no-limit" fo:text-indent="-0.499cm" style:auto-text-indent="false" style:page-number="auto" fo:background-color="transparent" text:number-lines="false" text:line-number="0" style:writing-mode="lr-tb">
        <style:tab-stops/>
      </style:paragraph-properties>
      <style:text-properties style:use-window-font-color="true" style:font-name="Aegyptus" fo:font-size="120pt" fo:language="en" fo:country="US" officeooo:rsid="00577bbe" officeooo:paragraph-rsid="00ad8ddd" style:font-name-asian="Aroania" style:font-size-asian="120pt" style:font-name-complex="Aroania" style:font-size-complex="120pt" fo:hyphenate="false" fo:hyphenation-remain-char-count="2" fo:hyphenation-push-char-count="2"/>
    </style:style>
    <style:style style:name="P140" style:family="paragraph" style:parent-style-name="Table_20_Contents" style:master-page-name="">
      <loext:graphic-properties draw:fill="none"/>
      <style:paragraph-properties fo:margin-left="1cm" fo:margin-right="0cm" fo:margin-top="0cm" fo:margin-bottom="0cm" loext:contextual-spacing="false" fo:line-height="115%" fo:text-align="start" style:justify-single-word="false" fo:orphans="2" fo:widows="2" fo:text-indent="-1cm" style:auto-text-indent="false" style:page-number="auto" fo:background-color="transparent" text:number-lines="false" text:line-number="0" style:writing-mode="lr-tb"/>
      <style:text-properties style:font-name="Aegyptus" fo:font-size="14pt" fo:language="en" fo:country="US" officeooo:paragraph-rsid="0065b5c6" style:font-size-asian="14pt" style:font-size-complex="14pt"/>
    </style:style>
    <style:style style:name="P141" style:family="paragraph" style:parent-style-name="Table_20_Contents" style:master-page-name="">
      <loext:graphic-properties draw:fill="none"/>
      <style:paragraph-properties fo:margin-left="1cm" fo:margin-right="0cm" fo:margin-top="0cm" fo:margin-bottom="0cm" loext:contextual-spacing="false" fo:line-height="115%" fo:text-align="start" style:justify-single-word="false" fo:orphans="2" fo:widows="2" fo:text-indent="-1cm" style:auto-text-indent="false" style:page-number="auto" fo:background-color="transparent" text:number-lines="false" text:line-number="0" style:writing-mode="lr-tb"/>
      <style:text-properties style:font-name="Nilus" fo:font-size="14pt" fo:language="en" fo:country="US" officeooo:paragraph-rsid="0065b5c6" style:font-size-asian="14pt" style:font-size-complex="14pt"/>
    </style:style>
    <style:style style:name="P142" style:family="paragraph" style:parent-style-name="Text_20_body" style:master-page-name="">
      <loext:graphic-properties draw:fill="none"/>
      <style:paragraph-properties fo:margin-left="1cm" fo:margin-right="0cm" fo:margin-top="0cm" fo:margin-bottom="0cm" loext:contextual-spacing="false" fo:line-height="0.706cm" fo:text-align="start" style:justify-single-word="false" fo:orphans="2" fo:widows="2" fo:text-indent="0cm" style:auto-text-indent="false" style:page-number="auto" fo:background-color="transparent" style:writing-mode="lr-tb">
        <style:tab-stops/>
      </style:paragraph-properties>
      <style:text-properties style:use-window-font-color="true" style:font-name="Aegyptus" fo:font-size="15pt" fo:language="cop" fo:country="EG" fo:font-weight="normal" officeooo:paragraph-rsid="00ce4ee2" style:font-size-asian="15pt" style:font-weight-asian="normal" style:font-size-complex="15pt" style:font-weight-complex="normal"/>
    </style:style>
    <style:style style:name="P143" style:family="paragraph" style:parent-style-name="Text_20_body" style:master-page-name="">
      <loext:graphic-properties draw:fill="none"/>
      <style:paragraph-properties fo:margin-left="2cm" fo:margin-right="0cm" fo:margin-top="0cm" fo:margin-bottom="0cm" loext:contextual-spacing="false" fo:line-height="0.706cm" fo:text-align="start" style:justify-single-word="false" fo:orphans="2" fo:widows="2" fo:text-indent="0cm" style:auto-text-indent="false" style:page-number="auto" fo:background-color="transparent" style:writing-mode="lr-tb"/>
      <style:text-properties fo:color="#000000" style:font-name="Aegyptus" fo:font-size="15pt" fo:language="cop" fo:country="EG" fo:font-weight="normal" officeooo:paragraph-rsid="00b60b2c" style:font-size-asian="15pt" style:font-weight-asian="normal" style:font-size-complex="15pt" style:font-weight-complex="normal"/>
    </style:style>
    <style:style style:name="P144" style:family="paragraph" style:parent-style-name="Text_20_body" style:master-page-name="">
      <loext:graphic-properties draw:fill="none"/>
      <style:paragraph-properties fo:margin-left="2.499cm" fo:margin-right="0cm" fo:margin-top="0cm" fo:margin-bottom="0cm" loext:contextual-spacing="false" fo:line-height="0.706cm" fo:text-align="start" style:justify-single-word="false" fo:orphans="2" fo:widows="2" fo:text-indent="0cm" style:auto-text-indent="false" style:page-number="auto" fo:background-color="transparent" style:writing-mode="lr-tb"/>
      <style:text-properties fo:color="#000000" style:font-name="Aegyptus" fo:font-size="15pt" fo:language="cop" fo:country="EG"/>
    </style:style>
    <style:style style:name="P145" style:family="paragraph" style:parent-style-name="Text_20_body" style:master-page-name="">
      <loext:graphic-properties draw:fill="none"/>
      <style:paragraph-properties fo:margin-left="3cm" fo:margin-right="0cm" fo:margin-top="0cm" fo:margin-bottom="0cm" loext:contextual-spacing="false" fo:line-height="0.706cm" fo:text-align="start" style:justify-single-word="false" fo:orphans="2" fo:widows="2" fo:text-indent="0cm" style:auto-text-indent="false" style:page-number="auto" fo:background-color="transparent" style:writing-mode="lr-tb">
        <style:tab-stops/>
      </style:paragraph-properties>
      <style:text-properties fo:color="#000000" style:font-name="Aegyptus" fo:font-size="15pt" fo:language="cop" fo:country="EG" fo:font-weight="normal" officeooo:paragraph-rsid="00bd0a27" style:font-size-asian="15pt" style:font-weight-asian="normal" style:font-size-complex="15pt" style:font-weight-complex="normal"/>
    </style:style>
    <style:style style:name="P146" style:family="paragraph" style:parent-style-name="Text_20_body" style:master-page-name="">
      <loext:graphic-properties draw:fill="none"/>
      <style:paragraph-properties fo:margin-left="3.5cm" fo:margin-right="0cm" fo:margin-top="0cm" fo:margin-bottom="0cm" loext:contextual-spacing="false" fo:line-height="0.706cm" fo:text-align="start" style:justify-single-word="false" fo:orphans="2" fo:widows="2" fo:text-indent="0cm" style:auto-text-indent="false" style:page-number="auto" fo:background-color="transparent" style:writing-mode="lr-tb">
        <style:tab-stops/>
      </style:paragraph-properties>
      <style:text-properties fo:color="#000000" style:font-name="Aegyptus" fo:font-size="15pt" fo:language="cop" fo:country="EG" fo:font-weight="normal" officeooo:paragraph-rsid="00cb9a12" style:font-size-asian="15pt" style:font-weight-asian="normal" style:font-size-complex="15pt" style:font-weight-complex="normal"/>
    </style:style>
    <style:style style:name="P147" style:family="paragraph" style:parent-style-name="Text_20_body" style:master-page-name="">
      <loext:graphic-properties draw:fill="none"/>
      <style:paragraph-properties fo:margin-left="4.001cm" fo:margin-right="0cm" fo:margin-top="0cm" fo:margin-bottom="0cm" loext:contextual-spacing="false" fo:line-height="0.706cm" fo:text-align="start" style:justify-single-word="false" fo:orphans="2" fo:widows="2" fo:text-indent="0cm" style:auto-text-indent="false" style:page-number="auto" fo:background-color="transparent" style:writing-mode="lr-tb">
        <style:tab-stops/>
      </style:paragraph-properties>
      <style:text-properties fo:color="#000000" style:font-name="Aegyptus:ss02" fo:font-size="15pt" fo:language="cop" fo:country="EG" fo:font-weight="normal" officeooo:rsid="00cb9a12" officeooo:paragraph-rsid="00ce4ee2" style:font-name-asian="Aegyptus1" style:font-size-asian="15pt" style:font-weight-asian="normal" style:font-name-complex="Aegyptus1" style:font-size-complex="15pt" style:font-weight-complex="normal"/>
    </style:style>
    <style:style style:name="P148" style:family="paragraph" style:parent-style-name="Standard" style:master-page-name="">
      <loext:graphic-properties draw:fill="none"/>
      <style:paragraph-properties fo:margin-left="0.499cm" fo:margin-right="0cm" fo:margin-top="0cm" fo:margin-bottom="0cm" loext:contextual-spacing="false" fo:line-height="0.706cm" fo:text-align="start" style:justify-single-word="false" fo:orphans="2" fo:widows="2" fo:text-indent="0cm" style:auto-text-indent="false" style:page-number="auto" fo:background-color="transparent" style:writing-mode="lr-tb"/>
      <style:text-properties style:use-window-font-color="true" style:font-name="Aegyptus" fo:font-size="15pt" fo:language="cop" fo:country="EG" fo:font-weight="normal" officeooo:paragraph-rsid="00bd0a27" style:font-size-asian="15pt" style:font-weight-asian="normal" style:font-size-complex="15pt" style:font-weight-complex="normal"/>
    </style:style>
    <style:style style:name="P149" style:family="paragraph" style:parent-style-name="Standard" style:master-page-name="">
      <loext:graphic-properties draw:fill="none"/>
      <style:paragraph-properties fo:margin-left="1.499cm" fo:margin-right="0cm" fo:margin-top="0cm" fo:margin-bottom="0cm" loext:contextual-spacing="false" fo:line-height="0.706cm" fo:text-align="start" style:justify-single-word="false" fo:orphans="2" fo:widows="2" fo:text-indent="0cm" style:auto-text-indent="false" style:page-number="auto" fo:background-color="transparent" style:writing-mode="lr-tb"/>
      <style:text-properties style:use-window-font-color="true" style:font-name="Aegyptus" fo:font-size="15pt" fo:language="cop" fo:country="EG" fo:font-weight="normal" officeooo:paragraph-rsid="00bd0a27" style:font-size-asian="15pt" style:font-weight-asian="normal" style:font-size-complex="15pt" style:font-weight-complex="normal"/>
    </style:style>
    <style:style style:name="P150" style:family="paragraph" style:parent-style-name="Standard" style:master-page-name="">
      <loext:graphic-properties draw:fill="none"/>
      <style:paragraph-properties fo:margin-left="4.5cm" fo:margin-right="0cm" fo:margin-top="0cm" fo:margin-bottom="0cm" loext:contextual-spacing="false" fo:line-height="0.706cm" fo:text-align="start" style:justify-single-word="false" fo:orphans="2" fo:widows="2" fo:text-indent="0cm" style:auto-text-indent="false" style:page-number="auto" fo:background-color="transparent" style:writing-mode="lr-tb"/>
      <style:text-properties style:use-window-font-color="true" style:font-name="Aegyptus" fo:font-size="15pt" fo:language="cop" fo:country="EG" fo:font-weight="normal" officeooo:paragraph-rsid="00bd0a27" style:font-size-asian="15pt" style:font-weight-asian="normal" style:font-size-complex="15pt" style:font-weight-complex="normal"/>
    </style:style>
    <style:style style:name="P151" style:family="paragraph" style:parent-style-name="Standard" style:master-page-name="">
      <loext:graphic-properties draw:fill="none"/>
      <style:paragraph-properties fo:margin-left="5.001cm" fo:margin-right="0cm" fo:margin-top="0cm" fo:margin-bottom="0cm" loext:contextual-spacing="false" fo:line-height="0.706cm" fo:text-align="start" style:justify-single-word="false" fo:orphans="2" fo:widows="2" fo:text-indent="0cm" style:auto-text-indent="false" style:page-number="auto" fo:background-color="transparent" style:writing-mode="lr-tb"/>
      <style:text-properties fo:color="#000000" style:font-name="Aegyptus" fo:font-size="15pt" fo:language="cop" fo:country="EG" fo:font-weight="normal" officeooo:paragraph-rsid="00b60b2c" style:font-size-asian="15pt" style:font-weight-asian="normal" style:font-size-complex="15pt" style:font-weight-complex="normal"/>
    </style:style>
    <style:style style:name="P152"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orphans="2" fo:widows="2" fo:text-indent="-0.801cm" style:auto-text-indent="false" style:page-number="auto" fo:background-color="transparent" style:writing-mode="lr-tb"/>
      <style:text-properties style:use-window-font-color="true" fo:font-size="10pt" officeooo:paragraph-rsid="00e16369" style:font-size-asian="10pt" style:font-size-complex="10pt"/>
    </style:style>
    <style:style style:name="P153"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orphans="2" fo:widows="2" fo:text-indent="-0.801cm" style:auto-text-indent="false" style:page-number="auto" fo:background-color="transparent" style:writing-mode="lr-tb"/>
      <style:text-properties style:use-window-font-color="true" fo:font-size="10pt" officeooo:paragraph-rsid="00c0ac83" style:font-size-asian="10pt" style:font-size-complex="10pt"/>
    </style:style>
    <style:style style:name="P154"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orphans="2" fo:widows="2" fo:text-indent="-0.801cm" style:auto-text-indent="false" style:page-number="auto" fo:background-color="transparent" style:writing-mode="lr-tb"/>
      <style:text-properties style:use-window-font-color="true" style:font-name="Calibri Light1" fo:font-size="8pt" officeooo:paragraph-rsid="0093d0bd" style:font-size-asian="8pt" style:font-size-complex="8pt"/>
    </style:style>
    <style:style style:name="P155"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orphans="2" fo:widows="2" fo:text-indent="-0.801cm" style:auto-text-indent="false" style:page-number="auto" fo:background-color="transparent" style:writing-mode="lr-tb"/>
      <style:text-properties officeooo:paragraph-rsid="0093d0bd"/>
    </style:style>
    <style:style style:name="P156" style:family="paragraph" style:parent-style-name="Standard">
      <loext:graphic-properties draw:fill="none"/>
      <style:paragraph-properties fo:margin-left="1.3cm" fo:margin-right="0cm" fo:margin-top="0cm" fo:margin-bottom="0cm" loext:contextual-spacing="false" fo:line-height="100%" fo:text-align="start" style:justify-single-word="false" fo:orphans="2" fo:widows="2" fo:text-indent="-0.801cm" style:auto-text-indent="false" fo:background-color="transparent" style:writing-mode="lr-tb"/>
      <style:text-properties style:use-window-font-color="true" style:font-name="Calibri Light1" fo:font-size="8pt" officeooo:paragraph-rsid="00c29598" style:font-size-asian="8pt" style:font-size-complex="8pt"/>
    </style:style>
    <style:style style:name="P157" style:family="paragraph" style:parent-style-name="Standard">
      <loext:graphic-properties draw:fill="none"/>
      <style:paragraph-properties fo:margin-left="1.3cm" fo:margin-right="0cm" fo:margin-top="0cm" fo:margin-bottom="0cm" loext:contextual-spacing="false" fo:line-height="100%" fo:text-align="start" style:justify-single-word="false" fo:orphans="2" fo:widows="2" fo:text-indent="-0.801cm" style:auto-text-indent="false" fo:background-color="transparent" style:writing-mode="lr-tb"/>
      <style:text-properties style:use-window-font-color="true" style:font-name="Calibri Light1" fo:font-size="8pt" officeooo:paragraph-rsid="0093d0bd" style:font-size-asian="8pt" style:font-size-complex="8pt"/>
    </style:style>
    <style:style style:name="P158" style:family="paragraph" style:parent-style-name="Standard">
      <loext:graphic-properties draw:fill="none"/>
      <style:paragraph-properties fo:margin-left="1.3cm" fo:margin-right="0cm" fo:margin-top="0cm" fo:margin-bottom="0cm" loext:contextual-spacing="false" fo:line-height="100%" fo:text-align="start" style:justify-single-word="false" fo:orphans="2" fo:widows="2" fo:text-indent="-0.801cm" style:auto-text-indent="false" fo:background-color="transparent" style:writing-mode="lr-tb"/>
      <style:text-properties officeooo:paragraph-rsid="00c29598"/>
    </style:style>
    <style:style style:name="P159" style:family="paragraph" style:parent-style-name="Standard">
      <loext:graphic-properties draw:fill="none"/>
      <style:paragraph-properties fo:margin-left="1.3cm" fo:margin-right="0cm" fo:margin-top="0cm" fo:margin-bottom="0cm" loext:contextual-spacing="false" fo:line-height="100%" fo:text-align="start" style:justify-single-word="false" fo:orphans="2" fo:widows="2" fo:text-indent="-0.801cm" style:auto-text-indent="false" fo:background-color="transparent" style:writing-mode="lr-tb"/>
      <style:text-properties officeooo:paragraph-rsid="0093d0bd"/>
    </style:style>
    <style:style style:name="P160" style:family="paragraph" style:parent-style-name="Standard">
      <loext:graphic-properties draw:fill="none"/>
      <style:paragraph-properties fo:margin-left="1.3cm" fo:margin-right="0cm" fo:margin-top="0cm" fo:margin-bottom="0cm" loext:contextual-spacing="false" fo:line-height="100%" fo:text-align="start" style:justify-single-word="false" fo:orphans="2" fo:widows="2" fo:text-indent="-0.801cm" style:auto-text-indent="false" fo:background-color="transparent" style:writing-mode="lr-tb"/>
      <style:text-properties officeooo:paragraph-rsid="00c0ac83"/>
    </style:style>
    <style:style style:name="P161" style:family="paragraph" style:parent-style-name="Βασικό" style:master-page-name="Standard">
      <style:paragraph-properties fo:margin-top="0cm" fo:margin-bottom="0cm" loext:contextual-spacing="false" fo:line-height="100%" fo:text-align="start" style:justify-single-word="false" style:page-number="auto" fo:break-before="page"/>
      <style:text-properties style:font-name="Calibri Light1" fo:font-size="12pt" fo:language="en" fo:country="US" officeooo:rsid="00abd4f4" officeooo:paragraph-rsid="00a30187" style:font-size-asian="12pt" style:font-size-complex="12pt"/>
    </style:style>
    <style:style style:name="P162" style:family="paragraph">
      <loext:graphic-properties draw:fill="gradient" draw:fill-color="#191970" draw:fill-gradient-name="Radial_20_red_2f_yellow" draw:gradient-step-count="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fo:font-size="12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style:font-name="Calibri1" fo:font-size="14pt" fo:language="en" fo:country="US" fo:font-weight="bold" style:font-size-asian="14pt" style:font-weight-asian="bold" style:font-name-complex="Aegyptus" style:font-size-complex="14pt" style:font-weight-complex="bold"/>
    </style:style>
    <style:style style:name="T2" style:family="text">
      <style:text-properties style:font-name="Calibri1" fo:font-size="12pt" fo:language="en" fo:country="US" fo:font-weight="normal" style:letter-kerning="true" style:font-size-asian="12pt" style:font-weight-asian="normal" style:font-size-complex="12pt" style:font-weight-complex="normal"/>
    </style:style>
    <style:style style:name="T3" style:family="text">
      <style:text-properties style:font-name="Calibri:onum" fo:font-size="12pt" fo:language="en" fo:country="US" fo:font-weight="normal" style:letter-kerning="true" style:font-size-asian="12pt" style:font-weight-asian="normal" style:font-size-complex="12pt" style:font-weight-complex="normal"/>
    </style:style>
    <style:style style:name="T4" style:family="text">
      <style:text-properties style:font-name="Calibri:onum" fo:font-size="12pt" fo:language="en" fo:country="US" fo:font-weight="normal" officeooo:rsid="01068d98" style:letter-kerning="true" style:font-size-asian="12pt" style:font-weight-asian="normal" style:font-size-complex="12pt" style:font-weight-complex="normal"/>
    </style:style>
    <style:style style:name="T5" style:family="text">
      <style:text-properties style:font-name="Calibri:onum" fo:font-size="12pt" fo:language="en" fo:country="US" fo:font-weight="normal" officeooo:rsid="002d6133" style:letter-kerning="true" style:font-size-asian="12pt" style:font-weight-asian="normal" style:font-size-complex="12pt" style:font-weight-complex="normal"/>
    </style:style>
    <style:style style:name="T6" style:family="text">
      <style:text-properties style:font-name="Calibri:onum" fo:font-size="12pt" fo:language="en" fo:country="US" fo:font-weight="normal" officeooo:rsid="0073b80a" style:letter-kerning="true" style:font-size-asian="12pt" style:font-weight-asian="normal" style:font-size-complex="12pt" style:font-weight-complex="normal"/>
    </style:style>
    <style:style style:name="T7" style:family="text">
      <style:text-properties style:font-name="Calibri:onum" fo:font-size="12pt" fo:language="en" fo:country="US" fo:font-weight="normal" officeooo:rsid="00b45f0c" style:letter-kerning="true" style:font-size-asian="12pt" style:font-weight-asian="normal" style:font-size-complex="12pt" style:font-weight-complex="normal"/>
    </style:style>
    <style:style style:name="T8" style:family="text">
      <style:text-properties fo:color="#0000ff"/>
    </style:style>
    <style:style style:name="T9" style:family="text">
      <style:text-properties fo:color="#0000ff" fo:font-size="15pt" officeooo:rsid="001dfab9" style:font-size-asian="15pt" style:language-asian="zxx" style:country-asian="none" style:font-name-complex="Aegyptus:salt" style:font-size-complex="15pt" style:language-complex="zxx" style:country-complex="none"/>
    </style:style>
    <style:style style:name="T10" style:family="text">
      <style:text-properties fo:color="#000000"/>
    </style:style>
    <style:style style:name="T11" style:family="text">
      <style:text-properties fo:color="#000000" fo:font-size="24pt" fo:font-weight="bold" officeooo:rsid="0016f85a" style:font-size-asian="24pt" style:font-weight-asian="bold" style:font-name-complex="Aegyptus:liga=0" style:font-size-complex="24pt" style:font-weight-complex="bold"/>
    </style:style>
    <style:style style:name="T12" style:family="text">
      <style:text-properties fo:color="#000000" fo:font-size="24pt" fo:font-weight="bold" officeooo:rsid="0016f85a" style:font-size-asian="24pt" style:font-weight-asian="bold" style:font-name-complex="Aegyptus" style:font-size-complex="24pt" style:font-weight-complex="bold"/>
    </style:style>
    <style:style style:name="T13" style:family="text">
      <style:text-properties fo:color="#000000" fo:font-size="24pt" fo:font-weight="bold" officeooo:rsid="006f8d65" style:font-size-asian="24pt" style:font-weight-asian="bold" style:font-name-complex="Aegyptus" style:font-size-complex="24pt" style:font-weight-complex="bold"/>
    </style:style>
    <style:style style:name="T14" style:family="text">
      <style:text-properties fo:color="#000000" fo:font-size="18pt" officeooo:rsid="0016f85a" style:font-size-asian="18pt" style:font-size-complex="18pt"/>
    </style:style>
    <style:style style:name="T15" style:family="text">
      <style:text-properties fo:color="#000000" fo:font-size="18pt" officeooo:rsid="0016f85a" style:font-size-asian="18pt" style:font-name-complex="Aegyptus" style:font-size-complex="18pt"/>
    </style:style>
    <style:style style:name="T16" style:family="text">
      <style:text-properties fo:color="#000000" fo:font-size="18pt" officeooo:rsid="0016f85a" style:font-size-asian="18pt" style:font-name-complex="Aegyptus:aalt" style:font-size-complex="18pt"/>
    </style:style>
    <style:style style:name="T17" style:family="text">
      <style:text-properties fo:color="#000000" fo:font-size="18pt" officeooo:rsid="0016f85a" style:font-size-asian="18pt" style:font-name-complex="Aegyptus:aalt=2" style:font-size-complex="18pt"/>
    </style:style>
    <style:style style:name="T18" style:family="text">
      <style:text-properties fo:color="#000000" style:font-name="Aegyptus" fo:language="en" fo:country="US" officeooo:rsid="000dc2d1"/>
    </style:style>
    <style:style style:name="T19" style:family="text">
      <style:text-properties fo:color="#000000" style:font-name="Aegyptus" fo:language="en" fo:country="US" fo:font-weight="bold" officeooo:rsid="000dc2d1" style:font-weight-asian="bold" style:font-weight-complex="bold"/>
    </style:style>
    <style:style style:name="T20" style:family="text">
      <style:text-properties fo:color="#000000" style:font-name="Aegyptus" fo:language="en" fo:country="US" officeooo:rsid="0019b9c6" style:font-name-complex="Aegyptus1"/>
    </style:style>
    <style:style style:name="T21" style:family="text">
      <style:text-properties fo:color="#000000" style:font-name="Aegyptus" fo:language="en" fo:country="US" officeooo:rsid="007862e0"/>
    </style:style>
    <style:style style:name="T22" style:family="text">
      <style:text-properties fo:color="#000000" style:font-name="Calibri Light1" fo:font-size="10pt" fo:language="en" fo:country="US" fo:font-weight="normal" officeooo:rsid="005d52db" style:font-size-asian="10pt" style:font-weight-asian="normal" style:font-size-complex="10pt" style:font-weight-complex="normal"/>
    </style:style>
    <style:style style:name="T23" style:family="text">
      <style:text-properties fo:color="#000000" style:font-name="Calibri Light1" fo:font-size="10pt" fo:language="en" fo:country="US" fo:font-weight="normal" officeooo:rsid="00754ab8" style:font-size-asian="10pt" style:font-weight-asian="normal" style:font-size-complex="10pt" style:font-weight-complex="normal"/>
    </style:style>
    <style:style style:name="T24" style:family="text">
      <style:text-properties fo:color="#000000" style:font-name="Calibri Light1" fo:font-size="10pt" fo:language="en" fo:country="US" fo:font-weight="normal" officeooo:rsid="002cd222" style:font-size-asian="10pt" style:font-weight-asian="normal" style:font-size-complex="10pt" style:font-weight-complex="normal"/>
    </style:style>
    <style:style style:name="T25" style:family="text">
      <style:text-properties fo:color="#000000" style:font-name="Calibri Light1" fo:font-size="10pt" fo:language="en" fo:country="US" fo:font-weight="normal" officeooo:rsid="003af416" style:font-size-asian="10pt" style:font-weight-asian="normal" style:font-size-complex="10pt" style:font-weight-complex="normal"/>
    </style:style>
    <style:style style:name="T26" style:family="text">
      <style:text-properties fo:color="#000000" style:font-name="Calibri Light1" fo:font-size="10pt" fo:language="en" fo:country="US" fo:font-weight="normal" officeooo:rsid="0014e2a1" style:font-size-asian="10pt" style:font-weight-asian="normal" style:font-size-complex="10pt" style:font-weight-complex="normal"/>
    </style:style>
    <style:style style:name="T27" style:family="text">
      <style:text-properties fo:color="#000000" style:font-name="Calibri Light1" fo:font-size="10pt" fo:language="en" fo:country="US" fo:font-weight="normal" officeooo:rsid="00500da3" style:font-size-asian="10pt" style:font-weight-asian="normal" style:font-size-complex="10pt" style:font-weight-complex="normal"/>
    </style:style>
    <style:style style:name="T28" style:family="text">
      <style:text-properties fo:color="#000000" style:font-name="Calibri Light1" fo:font-size="10pt" fo:language="en" fo:country="US" fo:font-weight="normal" officeooo:rsid="00e06bb5" style:font-size-asian="10pt" style:font-weight-asian="normal" style:font-size-complex="10pt" style:font-weight-complex="normal"/>
    </style:style>
    <style:style style:name="T29" style:family="text">
      <style:text-properties fo:color="#000000" style:font-name="Calibri Light" fo:font-size="10pt" fo:language="en" fo:country="US" fo:font-weight="normal" officeooo:rsid="005d52db" style:font-size-asian="10pt" style:font-weight-asian="normal" style:font-size-complex="10pt" style:font-weight-complex="normal"/>
    </style:style>
    <style:style style:name="T30" style:family="text">
      <style:text-properties fo:color="#000000" fo:language="en" fo:country="US" fo:font-weight="bold" officeooo:rsid="000dc2d1" style:font-weight-asian="bold" style:font-name-complex="Aegyptus:liga=0" style:font-weight-complex="bold"/>
    </style:style>
    <style:style style:name="T31" style:family="text">
      <style:text-properties fo:color="#000000" fo:language="en" fo:country="US" fo:font-weight="bold" officeooo:rsid="007862e0" style:font-weight-asian="bold" style:font-name-complex="Aegyptus:liga=0" style:font-weight-complex="bold"/>
    </style:style>
    <style:style style:name="T32" style:family="text">
      <style:text-properties fo:color="#000000" fo:language="en" fo:country="US" fo:font-weight="bold" officeooo:rsid="0019b9c6" style:font-weight-asian="bold" style:font-name-complex="Aegyptus:liga=0" style:font-weight-complex="bold"/>
    </style:style>
    <style:style style:name="T33" style:family="text">
      <style:text-properties fo:color="#000000" fo:font-weight="bold" officeooo:rsid="007862e0" style:font-weight-asian="bold" style:font-name-complex="Aegyptus:liga=0" style:font-weight-complex="bold"/>
    </style:style>
    <style:style style:name="T34" style:family="text">
      <style:text-properties style:font-name="Aegyptus" fo:font-size="14pt" fo:language="en" fo:country="US" fo:font-weight="bold" style:font-size-asian="14pt" style:font-weight-asian="bold" style:font-size-complex="14pt" style:font-weight-complex="bold"/>
    </style:style>
    <style:style style:name="T35" style:family="text">
      <style:text-properties style:font-name="Aegyptus" fo:font-size="12pt" style:font-size-asian="12pt" style:font-size-complex="12pt"/>
    </style:style>
    <style:style style:name="T36" style:family="text">
      <style:text-properties style:font-name="Aegyptus" fo:font-size="12pt" officeooo:rsid="003235d0" style:font-size-asian="12pt" style:font-size-complex="12pt"/>
    </style:style>
    <style:style style:name="T37" style:family="text">
      <style:text-properties style:font-name="Aegyptus" fo:font-size="12pt" officeooo:rsid="0028d7ac" style:font-size-asian="12pt" style:font-size-complex="12pt"/>
    </style:style>
    <style:style style:name="T38" style:family="text">
      <style:text-properties style:font-name="Aegyptus" fo:font-size="12pt" officeooo:rsid="00335000" style:font-size-asian="12pt" style:font-size-complex="12pt"/>
    </style:style>
    <style:style style:name="T39" style:family="text">
      <style:text-properties style:font-name="Aegyptus" fo:font-size="12pt" officeooo:rsid="002911d4" style:font-size-asian="12pt" style:font-name-complex="Nilus" style:font-size-complex="12pt"/>
    </style:style>
    <style:style style:name="T40" style:family="text">
      <style:text-properties style:font-name="Aegyptus" fo:font-size="12pt" officeooo:rsid="0028d7ac" style:font-size-asian="12pt" style:font-name-complex="Nilus" style:font-size-complex="12pt"/>
    </style:style>
    <style:style style:name="T41" style:family="text">
      <style:text-properties style:font-name="Aegyptus" fo:font-weight="bold" officeooo:rsid="007063b1" style:font-weight-asian="bold" style:font-weight-complex="bold"/>
    </style:style>
    <style:style style:name="T42" style:family="text">
      <style:text-properties style:font-name="Aegyptus" fo:language="en" fo:country="US" fo:font-weight="bold" style:font-weight-asian="bold" style:font-weight-complex="bold"/>
    </style:style>
    <style:style style:name="T43" style:family="text">
      <style:text-properties style:font-name="Aegyptus" fo:font-size="15pt" fo:language="en" fo:country="US" fo:font-weight="normal" officeooo:rsid="002b0311" style:font-size-asian="15pt" style:font-weight-asian="normal" style:font-size-complex="15pt" style:font-weight-complex="normal"/>
    </style:style>
    <style:style style:name="T44" style:family="text">
      <style:text-properties style:font-name="Aegyptus" fo:font-size="15pt" fo:language="en" fo:country="US" fo:font-weight="normal" officeooo:rsid="002d804f" style:font-size-asian="15pt" style:font-weight-asian="normal" style:font-size-complex="15pt" style:font-weight-complex="normal"/>
    </style:style>
    <style:style style:name="T45" style:family="text">
      <style:text-properties style:font-name="Aegyptus" fo:font-size="15pt" fo:language="en" fo:country="US" fo:font-weight="normal" officeooo:rsid="00c29598" style:font-size-asian="15pt" style:font-weight-asian="normal" style:font-size-complex="15pt" style:font-weight-complex="normal"/>
    </style:style>
    <style:style style:name="T46" style:family="text">
      <style:text-properties style:font-name="Aegyptus" fo:font-size="15pt" fo:language="en" fo:country="US" fo:font-weight="bold" officeooo:rsid="002b0311" style:font-size-asian="15pt" style:font-weight-asian="bold" style:font-size-complex="15pt" style:font-weight-complex="bold"/>
    </style:style>
    <style:style style:name="T47" style:family="text">
      <style:text-properties style:use-window-font-color="true" style:font-name="Calibri:onum" fo:font-size="9pt" fo:language="en" fo:country="US" fo:font-weight="normal" officeooo:rsid="010c69f5" style:letter-kerning="true" style:font-size-asian="9pt" style:font-weight-asian="normal" style:font-size-complex="9pt" style:font-weight-complex="normal"/>
    </style:style>
    <style:style style:name="T48" style:family="text">
      <style:text-properties style:use-window-font-color="true" style:font-name="Calibri:onum" fo:font-size="9pt" fo:language="en" fo:country="US" fo:font-weight="normal" officeooo:rsid="0018d778" style:letter-kerning="true" style:font-size-asian="9pt" style:font-weight-asian="normal" style:font-size-complex="9pt" style:font-weight-complex="normal"/>
    </style:style>
    <style:style style:name="T49" style:family="text">
      <style:text-properties style:use-window-font-color="true" style:font-name="Calibri:onum" fo:font-size="9pt" fo:language="en" fo:country="US" fo:font-weight="normal" officeooo:rsid="00557358" style:letter-kerning="true" style:font-size-asian="9pt" style:font-weight-asian="normal" style:font-size-complex="9pt" style:font-weight-complex="normal"/>
    </style:style>
    <style:style style:name="T50" style:family="text">
      <style:text-properties style:use-window-font-color="true" style:font-name="Calibri:onum" fo:font-size="9pt" fo:language="en" fo:country="US" fo:font-weight="normal" officeooo:rsid="0032469a" style:letter-kerning="true" style:font-size-asian="9pt" style:font-weight-asian="normal" style:font-size-complex="9pt" style:font-weight-complex="normal"/>
    </style:style>
    <style:style style:name="T51" style:family="text">
      <style:text-properties style:use-window-font-color="true" style:font-name="Calibri:onum" fo:font-size="9pt" fo:language="fr" fo:country="FR" style:text-underline-style="none" fo:font-weight="normal" officeooo:rsid="00557358" style:letter-kerning="true" style:font-size-asian="9pt" style:font-weight-asian="normal" style:font-size-complex="9pt" style:font-weight-complex="normal"/>
    </style:style>
    <style:style style:name="T52" style:family="text">
      <style:text-properties style:use-window-font-color="true" style:font-name="Aegyptus:ss10" fo:font-size="12pt" officeooo:rsid="002911d4" style:font-name-asian="Aroania" style:font-size-asian="12pt" style:font-name-complex="Nilus" style:font-size-complex="12pt"/>
    </style:style>
    <style:style style:name="T53" style:family="text">
      <style:text-properties style:use-window-font-color="true" style:font-name="Aegyptus:ss10" fo:font-size="12pt" officeooo:rsid="0028d7ac" style:font-name-asian="Aroania" style:font-size-asian="12pt" style:font-name-complex="Nilus" style:font-size-complex="12pt"/>
    </style:style>
    <style:style style:name="T54" style:family="text">
      <style:text-properties style:use-window-font-color="true" style:font-name="Aegyptus:ss20" fo:font-size="12pt" officeooo:rsid="002af621" style:font-name-asian="Aroania" style:font-size-asian="12pt" style:font-name-complex="Aroania" style:font-size-complex="12pt"/>
    </style:style>
    <style:style style:name="T55" style:family="text">
      <style:text-properties style:use-window-font-color="true" style:font-name="Aegyptus:ss20" fo:font-size="12pt" officeooo:rsid="0028d7ac" style:font-name-asian="Aroania" style:font-size-asian="12pt" style:font-name-complex="Aroania" style:font-size-complex="12pt"/>
    </style:style>
    <style:style style:name="T56" style:family="text">
      <style:text-properties style:use-window-font-color="true" style:font-name="Aegyptus:ss15" fo:font-size="12pt" fo:font-weight="bold" officeooo:rsid="002af621" style:font-name-asian="Aroania" style:font-size-asian="12pt" style:font-weight-asian="bold" style:font-name-complex="Aroania" style:font-size-complex="12pt" style:font-weight-complex="bold"/>
    </style:style>
    <style:style style:name="T57" style:family="text">
      <style:text-properties style:use-window-font-color="true" style:font-name="Aegyptus:ss15" fo:font-size="12pt" fo:font-weight="bold" officeooo:rsid="0028d7ac" style:font-name-asian="Aroania" style:font-size-asian="12pt" style:font-weight-asian="bold" style:font-name-complex="Aroania" style:font-size-complex="12pt" style:font-weight-complex="bold"/>
    </style:style>
    <style:style style:name="T58" style:family="text">
      <style:text-properties style:use-window-font-color="true" style:text-position="0% 100%" fo:language="en" fo:country="US" officeooo:rsid="00335362" style:font-name-complex="Aegyptus"/>
    </style:style>
    <style:style style:name="T59" style:family="text">
      <style:text-properties style:use-window-font-color="true" style:font-name="Aegyptus:ornm" fo:font-size="15pt" fo:language="en" fo:country="US" officeooo:rsid="00577bbe" style:font-name-asian="Aroania" style:font-size-asian="15pt" style:font-name-complex="Aroania" style:font-size-complex="15pt"/>
    </style:style>
    <style:style style:name="T60" style:family="text">
      <style:text-properties style:use-window-font-color="true" style:font-name="Aegyptus" fo:font-size="15pt" fo:language="cop" fo:country="EG" style:font-size-asian="15pt" style:font-size-complex="15pt"/>
    </style:style>
    <style:style style:name="T61" style:family="text">
      <style:text-properties style:use-window-font-color="true" style:font-name="Aegyptus" fo:font-size="15pt" fo:language="cop" fo:country="EG" officeooo:rsid="00b60b2c" style:font-size-asian="15pt" style:font-size-complex="15pt"/>
    </style:style>
    <style:style style:name="T62" style:family="text">
      <style:text-properties style:use-window-font-color="true" style:font-name="Aegyptus" fo:font-size="15pt" fo:language="cop" fo:country="EG" officeooo:rsid="00cb9a12" style:font-size-asian="15pt" style:font-size-complex="15pt"/>
    </style:style>
    <style:style style:name="T63" style:family="text">
      <style:text-properties style:use-window-font-color="true" style:font-name="Aegyptus" fo:font-size="15pt" fo:language="cop" fo:country="EG" officeooo:rsid="00ce96ca" style:font-size-asian="15pt" style:font-size-complex="15pt"/>
    </style:style>
    <style:style style:name="T64" style:family="text">
      <style:text-properties style:use-window-font-color="true" style:font-name="Aegyptus" fo:font-size="15pt" fo:language="cop" fo:country="EG" style:font-size-asian="15pt" style:font-name-complex="Courier New2" style:font-size-complex="15pt"/>
    </style:style>
    <style:style style:name="T65" style:family="text">
      <style:text-properties style:use-window-font-color="true" style:font-name="Aegyptus" fo:font-size="15pt" fo:language="cop" fo:country="EG" officeooo:rsid="00b60b2c" style:font-size-asian="15pt" style:font-name-complex="Courier New2" style:font-size-complex="15pt"/>
    </style:style>
    <style:style style:name="T66" style:family="text">
      <style:text-properties style:use-window-font-color="true" style:font-name="Aegyptus" fo:font-size="15pt" fo:language="cop" fo:country="EG" officeooo:rsid="00be0282" style:font-size-asian="15pt" style:font-name-complex="Courier New2" style:font-size-complex="15pt"/>
    </style:style>
    <style:style style:name="T67" style:family="text">
      <style:text-properties style:use-window-font-color="true" style:font-name="Aegyptus" fo:font-size="15pt" fo:language="cop" fo:country="EG" officeooo:rsid="00be0282" style:font-name-asian="Calibri2" style:font-size-asian="15pt" style:font-name-complex="Courier New2" style:font-size-complex="15pt"/>
    </style:style>
    <style:style style:name="T68" style:family="text">
      <style:text-properties style:use-window-font-color="true" style:font-name="Calibri:smcp" fo:font-size="9pt" fo:language="en" fo:country="US" fo:font-weight="normal" officeooo:rsid="00557358" style:letter-kerning="true" style:font-size-asian="9pt" style:font-weight-asian="normal" style:font-size-complex="9pt" style:font-weight-complex="normal"/>
    </style:style>
    <style:style style:name="T69" style:family="text">
      <style:text-properties style:use-window-font-color="true" style:font-name="Calibri:smcp" fo:font-size="8pt" fo:language="fr" fo:country="FR" style:text-underline-style="none" fo:font-weight="normal" officeooo:rsid="00557358" style:letter-kerning="true" style:font-size-asian="8pt" style:font-weight-asian="normal" style:font-size-complex="8pt" style:font-weight-complex="normal"/>
    </style:style>
    <style:style style:name="T70" style:family="text">
      <style:text-properties style:use-window-font-color="true" style:font-name="Aegyptus:aalt" fo:font-size="15pt" officeooo:rsid="00127345" style:font-name-asian="Times New Roman1" style:font-size-asian="15pt" style:language-asian="el" style:country-asian="GR" style:font-name-complex="Aegyptus" style:font-size-complex="15pt"/>
    </style:style>
    <style:style style:name="T71" style:family="text">
      <style:text-properties style:use-window-font-color="true" style:font-name="Aegyptus:aalt" fo:font-size="15pt" fo:language="en" fo:country="US" officeooo:rsid="001c071f" style:font-name-asian="Times New Roman1" style:font-size-asian="15pt" style:language-asian="el" style:country-asian="GR" style:font-name-complex="Aegyptus" style:font-size-complex="15pt"/>
    </style:style>
    <style:style style:name="T72" style:family="text">
      <style:text-properties style:use-window-font-color="true" style:font-name="Aegyptus:aalt=2" fo:font-size="15pt" officeooo:rsid="00127345" style:font-name-asian="Times New Roman1" style:font-size-asian="15pt" style:language-asian="el" style:country-asian="GR" style:font-name-complex="Aegyptus" style:font-size-complex="15pt"/>
    </style:style>
    <style:style style:name="T73" style:family="text">
      <style:text-properties style:use-window-font-color="true" style:font-name="Aegyptus:aalt=2" fo:font-size="15pt" fo:language="en" fo:country="US" officeooo:rsid="001c071f" style:font-name-asian="Times New Roman1" style:font-size-asian="15pt" style:language-asian="el" style:country-asian="GR" style:font-name-complex="Aegyptus" style:font-size-complex="15pt"/>
    </style:style>
    <style:style style:name="T74" style:family="text">
      <style:text-properties style:use-window-font-color="true" fo:font-size="15pt" officeooo:rsid="00127345" style:font-name-asian="Times New Roman1" style:font-size-asian="15pt" style:language-asian="el" style:country-asian="GR" style:font-name-complex="Aegyptus" style:font-size-complex="15pt"/>
    </style:style>
    <style:style style:name="T75" style:family="text">
      <style:text-properties style:use-window-font-color="true" fo:font-size="15pt" fo:language="en" fo:country="US" officeooo:rsid="001c071f" style:font-name-asian="Times New Roman1" style:font-size-asian="15pt" style:language-asian="el" style:country-asian="GR" style:font-name-complex="Aegyptus" style:font-size-complex="15pt"/>
    </style:style>
    <style:style style:name="T76" style:family="text">
      <style:text-properties style:use-window-font-color="true" fo:font-size="15pt" fo:font-weight="normal" officeooo:rsid="00cf7fdc" style:font-name-asian="Aegyptus1" style:font-size-asian="15pt" style:language-asian="el" style:country-asian="GR" style:font-weight-asian="normal" style:font-name-complex="Aegyptus:aalt" style:font-size-complex="15pt" style:font-weight-complex="normal"/>
    </style:style>
    <style:style style:name="T77" style:family="text">
      <style:text-properties style:use-window-font-color="true" fo:font-size="15pt" fo:font-weight="normal" officeooo:rsid="00d434b8" style:font-name-asian="Aegyptus1" style:font-size-asian="15pt" style:language-asian="el" style:country-asian="GR" style:font-weight-asian="normal" style:font-name-complex="Aegyptus:aalt" style:font-size-complex="15pt" style:font-weight-complex="normal"/>
    </style:style>
    <style:style style:name="T78" style:family="text">
      <style:text-properties style:use-window-font-color="true" style:font-name="Aegyptus1" fo:font-size="15pt" fo:font-weight="normal" officeooo:rsid="00d434b8" style:font-name-asian="Aegyptus1" style:font-size-asian="15pt" style:language-asian="el" style:country-asian="GR" style:font-weight-asian="normal" style:font-name-complex="Aegyptus1" style:font-size-complex="15pt" style:font-weight-complex="normal"/>
    </style:style>
    <style:style style:name="T79" style:family="text">
      <style:text-properties style:use-window-font-color="true" style:font-name="Aegyptus1" fo:font-size="15pt" fo:language="cop" fo:country="EG" officeooo:rsid="00be0282" style:font-name-asian="Aegyptus1" style:font-size-asian="15pt" style:font-name-complex="Aegyptus1" style:font-size-complex="15pt"/>
    </style:style>
    <style:style style:name="T80" style:family="text">
      <style:text-properties style:use-window-font-color="true" style:font-name="Aegyptus1" fo:font-size="15pt" fo:language="cop" fo:country="EG" officeooo:rsid="00ce96ca" style:font-size-asian="15pt" style:font-size-complex="15pt"/>
    </style:style>
    <style:style style:name="T81" style:family="text">
      <style:text-properties style:use-window-font-color="true" style:font-name="Aegyptus:ss03" fo:font-size="15pt" fo:font-weight="normal" officeooo:rsid="000be955" style:font-name-asian="Times New Roman1" style:font-size-asian="15pt" style:language-asian="el" style:country-asian="GR" style:font-weight-asian="normal" style:font-name-complex="Aegyptus" style:font-size-complex="15pt" style:font-weight-complex="normal"/>
    </style:style>
    <style:style style:name="T82" style:family="text">
      <style:text-properties style:use-window-font-color="true" style:font-name="Aegyptus:ss03" fo:font-size="15pt" fo:font-weight="normal" officeooo:rsid="0016e340" style:font-name-asian="Times New Roman1" style:font-size-asian="15pt" style:language-asian="el" style:country-asian="GR" style:font-weight-asian="normal" style:font-name-complex="Aegyptus" style:font-size-complex="15pt" style:font-weight-complex="normal"/>
    </style:style>
    <style:style style:name="T83" style:family="text">
      <style:text-properties style:use-window-font-color="true" style:font-name="Aegyptus:aalt=3" fo:font-size="15pt" officeooo:rsid="00127345" style:font-name-asian="Times New Roman1" style:font-size-asian="15pt" style:language-asian="el" style:country-asian="GR" style:font-name-complex="Aegyptus" style:font-size-complex="15pt"/>
    </style:style>
    <style:style style:name="T84" style:family="text">
      <style:text-properties style:use-window-font-color="true" style:font-name="Aegyptus:aalt=3" fo:font-size="15pt" officeooo:rsid="00d434b8" style:font-name-asian="Times New Roman1" style:font-size-asian="15pt" style:language-asian="el" style:country-asian="GR" style:font-name-complex="Aegyptus" style:font-size-complex="15pt"/>
    </style:style>
    <style:style style:name="T85" style:family="text">
      <style:text-properties style:use-window-font-color="true" style:font-name="Aegyptus:aalt=3" fo:font-size="15pt" fo:language="en" fo:country="US" officeooo:rsid="001c071f" style:font-name-asian="Times New Roman1" style:font-size-asian="15pt" style:language-asian="el" style:country-asian="GR" style:font-name-complex="Aegyptus" style:font-size-complex="15pt"/>
    </style:style>
    <style:style style:name="T86" style:family="text">
      <style:text-properties style:use-window-font-color="true" style:font-name="Aegyptus:dlig" fo:font-size="15pt" fo:font-weight="normal" officeooo:rsid="00127345" style:font-name-asian="Aegyptus1" style:font-size-asian="15pt" style:language-asian="el" style:country-asian="GR" style:font-weight-asian="normal" style:font-name-complex="Aegyptus:aalt" style:font-size-complex="15pt" style:font-weight-complex="normal"/>
    </style:style>
    <style:style style:name="T87" style:family="text">
      <style:text-properties style:use-window-font-color="true" style:font-name="Aegyptus:ss02" fo:font-size="15pt" officeooo:rsid="00127345" style:font-name-asian="Times New Roman1" style:font-size-asian="15pt" style:language-asian="el" style:country-asian="GR" style:font-name-complex="Aegyptus" style:font-size-complex="15pt"/>
    </style:style>
    <style:style style:name="T88" style:family="text">
      <style:text-properties style:use-window-font-color="true" style:font-name="Aegyptus:ss02" fo:font-size="15pt" fo:language="en" fo:country="US" officeooo:rsid="001c071f" style:font-name-asian="Times New Roman1" style:font-size-asian="15pt" style:language-asian="el" style:country-asian="GR" style:font-name-complex="Aegyptus" style:font-size-complex="15pt"/>
    </style:style>
    <style:style style:name="T89" style:family="text">
      <style:text-properties style:use-window-font-color="true" style:font-name="Aegyptus:ss01" fo:font-size="15pt" fo:font-weight="normal" officeooo:rsid="000e1944" style:font-name-asian="Aegyptus1" style:font-size-asian="15pt" style:language-asian="el" style:country-asian="GR" style:font-weight-asian="normal" style:font-name-complex="Aegyptus:aalt" style:font-size-complex="15pt" style:font-weight-complex="normal"/>
    </style:style>
    <style:style style:name="T90" style:family="text">
      <style:text-properties style:use-window-font-color="true" style:font-name="Aegyptus:ss01" fo:font-size="15pt" fo:font-weight="normal" officeooo:rsid="00d434b8" style:font-name-asian="Aegyptus1" style:font-size-asian="15pt" style:language-asian="el" style:country-asian="GR" style:font-weight-asian="normal" style:font-name-complex="Aegyptus:aalt" style:font-size-complex="15pt" style:font-weight-complex="normal"/>
    </style:style>
    <style:style style:name="T91" style:family="text">
      <style:text-properties style:use-window-font-color="true" style:font-name="Aegyptus:ss01" fo:font-size="15pt" officeooo:rsid="00127345" style:font-name-asian="Times New Roman1" style:font-size-asian="15pt" style:language-asian="el" style:country-asian="GR" style:font-name-complex="Aegyptus" style:font-size-complex="15pt"/>
    </style:style>
    <style:style style:name="T92" style:family="text">
      <style:text-properties style:use-window-font-color="true" style:font-name="Aegyptus:ss01" fo:font-size="15pt" fo:language="en" fo:country="US" officeooo:rsid="001c071f" style:font-name-asian="Times New Roman1" style:font-size-asian="15pt" style:language-asian="el" style:country-asian="GR" style:font-name-complex="Aegyptus" style:font-size-complex="15pt"/>
    </style:style>
    <style:style style:name="T93" style:family="text">
      <style:text-properties style:use-window-font-color="true" fo:language="en" fo:country="US"/>
    </style:style>
    <style:style style:name="T94" style:family="text">
      <style:text-properties style:use-window-font-color="true" fo:language="en" fo:country="US" officeooo:rsid="00b60b2c"/>
    </style:style>
    <style:style style:name="T95" style:family="text">
      <style:text-properties style:use-window-font-color="true" fo:language="en" fo:country="US" officeooo:rsid="00bc0b54"/>
    </style:style>
    <style:style style:name="T96" style:family="text">
      <style:text-properties style:use-window-font-color="true" fo:language="en" fo:country="US" officeooo:rsid="00bd0a27"/>
    </style:style>
    <style:style style:name="T97" style:family="text">
      <style:text-properties style:use-window-font-color="true" fo:language="en" fo:country="US" officeooo:rsid="00bdda51"/>
    </style:style>
    <style:style style:name="T98" style:family="text">
      <style:text-properties style:use-window-font-color="true" fo:language="en" fo:country="US" style:font-name-complex="Aegyptus"/>
    </style:style>
    <style:style style:name="T99" style:family="text">
      <style:text-properties style:use-window-font-color="true" fo:language="en" fo:country="US" officeooo:rsid="006f8d65" style:font-name-complex="Aegyptus"/>
    </style:style>
    <style:style style:name="T100" style:family="text">
      <style:text-properties style:use-window-font-color="true" fo:language="en" fo:country="US" officeooo:rsid="00637a24" style:font-name-complex="Aegyptus"/>
    </style:style>
    <style:style style:name="T101" style:family="text">
      <style:text-properties style:use-window-font-color="true" fo:language="en" fo:country="US" officeooo:rsid="006528c3" style:font-name-complex="Aegyptus"/>
    </style:style>
    <style:style style:name="T102" style:family="text">
      <style:text-properties style:use-window-font-color="true" fo:language="en" fo:country="US" officeooo:rsid="00362f39"/>
    </style:style>
    <style:style style:name="T103" style:family="text">
      <style:text-properties style:use-window-font-color="true" fo:language="en" fo:country="US" officeooo:rsid="00335362"/>
    </style:style>
    <style:style style:name="T104" style:family="text">
      <style:text-properties style:use-window-font-color="true" fo:language="en" fo:country="US" officeooo:rsid="001d9c2d" style:font-name-complex="Aegyptus:liga=0"/>
    </style:style>
    <style:style style:name="T105" style:family="text">
      <style:text-properties style:use-window-font-color="true" fo:language="en" fo:country="US" officeooo:rsid="00c8a863"/>
    </style:style>
    <style:style style:name="T106" style:family="text">
      <style:text-properties style:use-window-font-color="true" style:font-name="Calibri Light1" fo:font-size="10pt" fo:language="en" fo:country="US" officeooo:rsid="002fe75b" style:font-size-asian="10pt" style:font-name-complex="Courier New1" style:font-size-complex="10pt"/>
    </style:style>
    <style:style style:name="T107" style:family="text">
      <style:text-properties style:use-window-font-color="true" style:font-name="Calibri Light1" fo:font-size="10pt" fo:language="en" fo:country="US" officeooo:rsid="003bd61e" style:font-size-asian="10pt" style:font-size-complex="10pt"/>
    </style:style>
    <style:style style:name="T108" style:family="text">
      <style:text-properties style:use-window-font-color="true" style:font-name="Calibri Light1" fo:font-size="10pt" fo:language="en" fo:country="US" officeooo:rsid="00056932" style:font-size-asian="10pt" style:font-size-complex="10pt"/>
    </style:style>
    <style:style style:name="T109" style:family="text">
      <style:text-properties style:use-window-font-color="true" style:font-name="Calibri Light1" fo:font-size="10pt" fo:language="en" fo:country="US" officeooo:rsid="002bc318" style:font-size-asian="10pt" style:font-size-complex="10pt"/>
    </style:style>
    <style:style style:name="T110" style:family="text">
      <style:text-properties style:use-window-font-color="true" style:font-name="Calibri Light1" fo:font-size="10pt" fo:language="en" fo:country="US" officeooo:rsid="0025fdc4" style:font-size-asian="10pt" style:font-size-complex="10pt"/>
    </style:style>
    <style:style style:name="T111" style:family="text">
      <style:text-properties style:use-window-font-color="true" style:font-name="Calibri Light1" fo:font-size="10pt" fo:language="en" fo:country="US" officeooo:rsid="002152c6" style:font-size-asian="10pt" style:font-size-complex="10pt"/>
    </style:style>
    <style:style style:name="T112" style:family="text">
      <style:text-properties style:use-window-font-color="true" style:font-name="Calibri Light1" fo:font-size="10pt" fo:language="en" fo:country="US" officeooo:rsid="002fe75b" style:font-size-asian="10pt" style:font-size-complex="10pt"/>
    </style:style>
    <style:style style:name="T113" style:family="text">
      <style:text-properties style:use-window-font-color="true" style:font-name="Calibri Light1" fo:font-size="10pt" fo:language="en" fo:country="US" officeooo:rsid="0022873b" style:font-size-asian="10pt" style:font-size-complex="10pt"/>
    </style:style>
    <style:style style:name="T114" style:family="text">
      <style:text-properties style:use-window-font-color="true" style:font-name="Calibri Light1" fo:font-size="10pt" fo:language="en" fo:country="US" fo:font-weight="normal" officeooo:rsid="00e06bb5" style:font-size-asian="10pt" style:font-weight-asian="normal" style:font-size-complex="10pt" style:font-weight-complex="normal"/>
    </style:style>
    <style:style style:name="T115" style:family="text">
      <style:text-properties style:use-window-font-color="true" style:font-name="Calibri Light1" fo:font-size="10pt" fo:language="en" fo:country="US" fo:font-weight="normal" officeooo:rsid="00e16369" style:font-size-asian="10pt" style:font-weight-asian="normal" style:font-size-complex="10pt" style:font-weight-complex="normal"/>
    </style:style>
    <style:style style:name="T116" style:family="text">
      <style:text-properties style:use-window-font-color="true" style:font-name="Calibri Light1" fo:font-size="10pt" fo:language="en" fo:country="US" fo:font-weight="normal" officeooo:rsid="000f8722" style:font-size-asian="10pt" style:font-weight-asian="normal" style:font-name-complex="Courier New1" style:font-size-complex="10pt" style:font-weight-complex="normal"/>
    </style:style>
    <style:style style:name="T117" style:family="text">
      <style:text-properties style:use-window-font-color="true" style:font-name="Calibri Light1" fo:font-size="10pt" fo:language="en" fo:country="US" fo:font-weight="normal" officeooo:rsid="00754ab8" style:font-size-asian="10pt" style:font-weight-asian="normal" style:font-name-complex="Courier New1" style:font-size-complex="10pt" style:font-weight-complex="normal"/>
    </style:style>
    <style:style style:name="T118" style:family="text">
      <style:text-properties style:use-window-font-color="true" style:font-name="Calibri Light1" fo:font-size="10pt" fo:language="en" fo:country="US" fo:font-weight="normal" officeooo:rsid="00159050" style:font-size-asian="10pt" style:font-weight-asian="normal" style:font-name-complex="Courier New1" style:font-size-complex="10pt" style:font-weight-complex="normal"/>
    </style:style>
    <style:style style:name="T119" style:family="text">
      <style:text-properties style:use-window-font-color="true" style:font-name="Calibri Light1" fo:font-size="10pt" fo:language="en" fo:country="US" fo:font-weight="normal" officeooo:rsid="00e16369" style:font-size-asian="10pt" style:font-weight-asian="normal" style:font-name-complex="Courier New1" style:font-size-complex="10pt" style:font-weight-complex="normal"/>
    </style:style>
    <style:style style:name="T120" style:family="text">
      <style:text-properties style:use-window-font-color="true" style:font-name="Calibri Light1" fo:font-size="8pt" fo:language="en" fo:country="US" style:font-size-asian="8pt" style:font-name-complex="Courier New1" style:font-size-complex="8pt"/>
    </style:style>
    <style:style style:name="T121" style:family="text">
      <style:text-properties style:use-window-font-color="true" style:font-name="Calibri Light1" fo:font-size="8pt" fo:language="en" fo:country="US" officeooo:rsid="002d7f3a" style:font-size-asian="8pt" style:font-name-complex="Courier New1" style:font-size-complex="8pt"/>
    </style:style>
    <style:style style:name="T122" style:family="text">
      <style:text-properties style:use-window-font-color="true" style:font-name="Calibri Light1" fo:font-size="8pt" fo:language="en" fo:country="US" officeooo:rsid="00324af9" style:font-size-asian="8pt" style:font-name-complex="Courier New1" style:font-size-complex="8pt"/>
    </style:style>
    <style:style style:name="T123" style:family="text">
      <style:text-properties style:use-window-font-color="true" style:font-name="Calibri Light1" fo:font-size="8pt" fo:language="en" fo:country="US" officeooo:rsid="00bf2eef" style:font-size-asian="8pt" style:font-name-complex="Courier New1" style:font-size-complex="8pt"/>
    </style:style>
    <style:style style:name="T124" style:family="text">
      <style:text-properties style:use-window-font-color="true" style:font-name="Calibri Light1" fo:font-size="8pt" fo:language="en" fo:country="US" officeooo:rsid="001c21f5" style:font-size-asian="8pt" style:font-name-complex="Courier New1" style:font-size-complex="8pt"/>
    </style:style>
    <style:style style:name="T125" style:family="text">
      <style:text-properties style:use-window-font-color="true" style:font-name="Calibri Light1" fo:font-size="8pt" fo:language="en" fo:country="US" style:text-underline-style="none" style:font-size-asian="8pt" style:font-name-complex="Courier New1" style:font-size-complex="8pt"/>
    </style:style>
    <style:style style:name="T126" style:family="text">
      <style:text-properties style:use-window-font-color="true" style:font-name="Calibri Light1" fo:font-size="8pt" fo:language="en" fo:country="US" style:text-underline-style="none" officeooo:rsid="0030c47b" style:font-size-asian="8pt" style:font-name-complex="Courier New1" style:font-size-complex="8pt"/>
    </style:style>
    <style:style style:name="T127" style:family="text">
      <style:text-properties style:use-window-font-color="true" style:font-name="Calibri Light1" fo:font-size="8pt" fo:language="en" fo:country="US" style:text-underline-style="none" officeooo:rsid="001b6c52" style:font-size-asian="8pt" style:font-name-complex="Courier New1" style:font-size-complex="8pt"/>
    </style:style>
    <style:style style:name="T128" style:family="text">
      <style:text-properties style:use-window-font-color="true" style:font-name="Calibri Light1" fo:font-size="8pt" fo:language="en" fo:country="US" style:text-underline-style="none" officeooo:rsid="00342edb" style:font-size-asian="8pt" style:font-name-complex="Courier New1" style:font-size-complex="8pt"/>
    </style:style>
    <style:style style:name="T129" style:family="text">
      <style:text-properties style:use-window-font-color="true" style:font-name="Calibri Light1" fo:font-size="8pt" fo:language="en" fo:country="US" style:text-underline-style="none" officeooo:rsid="0084fa5a" style:font-size-asian="8pt" style:font-name-complex="Courier New1" style:font-size-complex="8pt"/>
    </style:style>
    <style:style style:name="T130" style:family="text">
      <style:text-properties style:use-window-font-color="true" style:font-name="Calibri Light1" fo:font-size="8pt" fo:language="en" fo:country="US" style:text-underline-style="none" officeooo:rsid="001e096c" style:font-size-asian="8pt" style:font-name-complex="Courier New1" style:font-size-complex="8pt"/>
    </style:style>
    <style:style style:name="T131" style:family="text">
      <style:text-properties style:use-window-font-color="true" style:font-name="Calibri Light1" fo:font-size="8pt" fo:language="en" fo:country="US" style:text-underline-style="none" officeooo:rsid="0028cfb1" style:font-size-asian="8pt" style:font-name-complex="Courier New1" style:font-size-complex="8pt"/>
    </style:style>
    <style:style style:name="T132" style:family="text">
      <style:text-properties style:use-window-font-color="true" style:font-name="Calibri Light1" fo:font-size="8pt" fo:language="en" fo:country="US" style:text-underline-style="none" officeooo:rsid="00352dc2" style:font-size-asian="8pt" style:font-name-complex="Arial2" style:font-size-complex="8pt"/>
    </style:style>
    <style:style style:name="T133" style:family="text">
      <style:text-properties style:use-window-font-color="true" style:font-name="Calibri Light1" fo:font-size="8pt" fo:language="en" fo:country="US" style:text-underline-style="none" officeooo:rsid="0089c33f" style:font-size-asian="8pt" style:font-name-complex="Arial2" style:font-size-complex="8pt"/>
    </style:style>
    <style:style style:name="T134" style:family="text">
      <style:text-properties style:use-window-font-color="true" style:font-name="Calibri Light1" fo:font-size="8pt" fo:language="en" fo:country="US" style:text-underline-style="none" officeooo:rsid="00352dc2" style:font-size-asian="8pt" style:font-name-complex="Courier New2" style:font-size-complex="8pt"/>
    </style:style>
    <style:style style:name="T135" style:family="text">
      <style:text-properties style:use-window-font-color="true" style:font-name="Calibri Light1" fo:font-size="8pt" fo:language="en" fo:country="US" style:text-underline-style="none" officeooo:rsid="0084fa5a" style:font-size-asian="8pt" style:font-name-complex="Courier New2" style:font-size-complex="8pt"/>
    </style:style>
    <style:style style:name="T136" style:family="text">
      <style:text-properties style:use-window-font-color="true" style:font-name="Calibri Light1" fo:font-size="8pt" fo:language="en" fo:country="US" style:text-underline-style="none" officeooo:rsid="0085bc3a" style:font-size-asian="8pt" style:font-name-complex="Courier New2" style:font-size-complex="8pt"/>
    </style:style>
    <style:style style:name="T137" style:family="text">
      <style:text-properties style:use-window-font-color="true" style:font-name="Calibri Light1" fo:font-size="8pt" fo:language="en" fo:country="US" style:text-underline-style="none" officeooo:rsid="00c0ac83" style:font-size-asian="8pt" style:font-name-complex="Courier New2" style:font-size-complex="8pt"/>
    </style:style>
    <style:style style:name="T138" style:family="text">
      <style:text-properties style:use-window-font-color="true" style:font-name="Calibri Light1" fo:font-size="8pt" fo:language="en" fo:country="US" style:text-underline-style="none" officeooo:rsid="0085bc3a" style:font-size-asian="8pt" style:font-size-complex="8pt"/>
    </style:style>
    <style:style style:name="T139" style:family="text">
      <style:text-properties style:use-window-font-color="true" style:font-name="Calibri Light1" fo:font-size="8pt" style:font-size-asian="8pt" style:font-size-complex="8pt"/>
    </style:style>
    <style:style style:name="T140" style:family="text">
      <style:text-properties style:use-window-font-color="true" style:font-name="Calibri Light:smcp" fo:font-size="10pt" fo:language="en" fo:country="US" officeooo:rsid="002db83b" style:font-size-asian="10pt" style:font-size-complex="10pt"/>
    </style:style>
    <style:style style:name="T141" style:family="text">
      <style:text-properties style:use-window-font-color="true" style:font-name="Calibri Light:smcp" fo:font-size="10pt" fo:language="en" fo:country="US" officeooo:rsid="002152c6" style:font-size-asian="10pt" style:font-size-complex="10pt"/>
    </style:style>
    <style:style style:name="T142" style:family="text">
      <style:text-properties style:use-window-font-color="true" style:font-name="Calibri Light:smcp" fo:font-size="10pt" fo:language="en" fo:country="US" fo:font-weight="normal" officeooo:rsid="00c29598" style:font-size-asian="10pt" style:font-weight-asian="normal" style:font-name-complex="Courier New1" style:font-size-complex="10pt" style:font-weight-complex="normal"/>
    </style:style>
    <style:style style:name="T143" style:family="text">
      <style:text-properties style:use-window-font-color="true" style:font-name="Calibri Light:smcp" fo:font-size="10pt" fo:language="en" fo:country="US" fo:font-weight="normal" officeooo:rsid="007cb8d7" style:font-size-asian="10pt" style:font-weight-asian="normal" style:font-name-complex="Courier New1" style:font-size-complex="10pt" style:font-weight-complex="normal"/>
    </style:style>
    <style:style style:name="T144" style:family="text">
      <style:text-properties style:use-window-font-color="true" style:font-name="Calibri Light:smcp" fo:font-size="10pt" fo:language="en" fo:country="US" fo:font-weight="normal" officeooo:rsid="0014e2a1" style:font-size-asian="10pt" style:font-weight-asian="normal" style:font-name-complex="Courier New1" style:font-size-complex="10pt" style:font-weight-complex="normal"/>
    </style:style>
    <style:style style:name="T145" style:family="text">
      <style:text-properties style:use-window-font-color="true" style:font-name="Calibri Light:smcp" fo:font-size="10pt" fo:language="en" fo:country="US" fo:font-weight="normal" officeooo:rsid="00754ab8" style:font-size-asian="10pt" style:font-weight-asian="normal" style:font-name-complex="Courier New1" style:font-size-complex="10pt" style:font-weight-complex="normal"/>
    </style:style>
    <style:style style:name="T146" style:family="text">
      <style:text-properties style:use-window-font-color="true" style:font-name="Calibri Light:smcp" fo:language="en" fo:country="US" officeooo:rsid="006f8d65" style:font-name-complex="Aegyptus"/>
    </style:style>
    <style:style style:name="T147" style:family="text">
      <style:text-properties style:use-window-font-color="true" style:font-name="Calibri Light:smcp" fo:language="en" fo:country="US" officeooo:rsid="00c463ec" style:font-name-complex="Aegyptus"/>
    </style:style>
    <style:style style:name="T148" style:family="text">
      <style:text-properties style:use-window-font-color="true" style:font-name="Calibri Light:smcp" fo:font-size="8pt" fo:language="en" fo:country="US" style:text-underline-style="none" officeooo:rsid="0089c33f" style:font-size-asian="8pt" style:font-name-complex="Arial2" style:font-size-complex="8pt"/>
    </style:style>
    <style:style style:name="T149" style:family="text">
      <style:text-properties style:use-window-font-color="true" style:font-name="Calibri Light:smcp" fo:font-size="8pt" fo:language="en" fo:country="US" style:text-underline-style="none" officeooo:rsid="0089c33f" style:font-size-asian="8pt" style:font-name-complex="Courier New1" style:font-size-complex="8pt"/>
    </style:style>
    <style:style style:name="T150" style:family="text">
      <style:text-properties style:use-window-font-color="true" style:font-name="Calibri Light:smcp" fo:font-size="8pt" fo:language="en" fo:country="US" style:text-underline-style="none" officeooo:rsid="0085bc3a" style:font-size-asian="8pt" style:font-size-complex="8pt"/>
    </style:style>
    <style:style style:name="T151" style:family="text">
      <style:text-properties style:use-window-font-color="true" style:font-name="Calibri Light:smcp" fo:font-size="8pt" fo:language="en" fo:country="US" officeooo:rsid="0089c33f" style:font-size-asian="8pt" style:font-name-complex="Courier New1" style:font-size-complex="8pt"/>
    </style:style>
    <style:style style:name="T152" style:family="text">
      <style:text-properties style:use-window-font-color="true" style:font-name="Calibri Light:sups" fo:font-size="8pt" fo:language="en" fo:country="US" style:font-size-asian="8pt" style:font-name-complex="Courier New1" style:font-size-complex="8pt"/>
    </style:style>
    <style:style style:name="T153" style:family="text">
      <style:text-properties style:use-window-font-color="true" style:font-name="Calibri Light:onum" fo:font-size="10pt" fo:language="en" fo:country="US" style:text-underline-style="none" officeooo:rsid="0030c47b" style:font-size-asian="10pt" style:font-name-complex="Courier New1" style:font-size-complex="10pt"/>
    </style:style>
    <style:style style:name="T154" style:family="text">
      <style:text-properties style:use-window-font-color="true" style:font-name="Calibri Light:onum" fo:font-size="10pt" fo:language="en" fo:country="US" officeooo:rsid="006a99e0" style:font-size-asian="10pt" style:font-size-complex="10pt"/>
    </style:style>
    <style:style style:name="T155" style:family="text">
      <style:text-properties style:use-window-font-color="true" style:font-name="Calibri Light:onum" fo:font-size="10pt" fo:language="en" fo:country="US" officeooo:rsid="002db83b" style:font-size-asian="10pt" style:font-size-complex="10pt"/>
    </style:style>
    <style:style style:name="T156" style:family="text">
      <style:text-properties style:use-window-font-color="true" style:font-name="Calibri Light:onum" fo:font-size="10pt" fo:language="en" fo:country="US" officeooo:rsid="002152c6" style:font-size-asian="10pt" style:font-size-complex="10pt"/>
    </style:style>
    <style:style style:name="T157" style:family="text">
      <style:text-properties style:use-window-font-color="true" style:font-name="Calibri Light:onum" fo:language="en" fo:country="US" officeooo:rsid="00bdda51"/>
    </style:style>
    <style:style style:name="T158" style:family="text">
      <style:text-properties style:use-window-font-color="true" style:font-name="Calibri Light:onum" fo:language="en" fo:country="US" officeooo:rsid="00c0ac83"/>
    </style:style>
    <style:style style:name="T159" style:family="text">
      <style:text-properties style:use-window-font-color="true" style:font-name="Calibri Light:onum" fo:language="en" fo:country="US" officeooo:rsid="006f8d65" style:font-name-complex="Aegyptus"/>
    </style:style>
    <style:style style:name="T160" style:family="text">
      <style:text-properties style:use-window-font-color="true" style:font-name="Calibri Light:onum" fo:font-size="8pt" fo:language="en" fo:country="US" officeooo:rsid="00324af9" style:font-size-asian="8pt" style:font-name-complex="Courier New1" style:font-size-complex="8pt"/>
    </style:style>
    <style:style style:name="T161" style:family="text">
      <style:text-properties style:use-window-font-color="true" style:font-name="Calibri Light:c2sc" fo:font-size="8pt" fo:language="en" fo:country="US" officeooo:rsid="00324af9" style:font-size-asian="8pt" style:font-name-complex="Courier New1" style:font-size-complex="8pt"/>
    </style:style>
    <style:style style:name="T162" style:family="text">
      <style:text-properties style:use-window-font-color="true" style:font-name="Calibri Light:c2sc" fo:font-size="8pt" fo:language="en" fo:country="US" style:text-underline-style="none" officeooo:rsid="00352dc2" style:font-size-asian="8pt" style:font-name-complex="Arial2" style:font-size-complex="8pt"/>
    </style:style>
    <style:style style:name="T163" style:family="text">
      <style:text-properties style:use-window-font-color="true" style:font-name="Calibri Light" fo:font-size="10pt" fo:language="en" fo:country="US" style:font-size-asian="10pt" style:font-size-complex="10pt"/>
    </style:style>
    <style:style style:name="T164" style:family="text">
      <style:text-properties style:use-window-font-color="true" style:font-name="Calibri Light" fo:font-size="10pt" fo:language="en" fo:country="US" officeooo:rsid="00989074" style:font-size-asian="10pt" style:font-size-complex="10pt"/>
    </style:style>
    <style:style style:name="T165" style:family="text">
      <style:text-properties style:use-window-font-color="true" style:font-name="Calibri Light" fo:font-size="10pt" fo:language="en" fo:country="US" officeooo:rsid="006a99e0" style:font-size-asian="10pt" style:font-size-complex="10pt"/>
    </style:style>
    <style:style style:name="T166" style:family="text">
      <style:text-properties style:use-window-font-color="true" style:font-name="Calibri Light" fo:font-style="normal" style:text-underline-style="none" officeooo:rsid="00dfe245" style:font-name-asian="Aroania" style:font-size-asian="8pt" style:language-asian="el" style:country-asian="GR" style:font-style-asian="normal" style:font-name-complex="Aroania" style:font-size-complex="8pt" style:font-style-complex="normal"/>
    </style:style>
    <style:style style:name="T167" style:family="text">
      <style:text-properties style:use-window-font-color="true" style:font-name="Aegyptus2" fo:font-size="15pt" fo:language="en" fo:country="US" officeooo:rsid="001c071f" style:font-name-asian="Times New Roman1" style:font-size-asian="15pt" style:language-asian="el" style:country-asian="GR" style:font-name-complex="Calibri2" style:font-size-complex="15pt"/>
    </style:style>
    <style:style style:name="T168" style:family="text">
      <style:text-properties style:use-window-font-color="true" fo:font-size="16pt" fo:font-style="normal" style:text-underline-style="none" officeooo:rsid="00dfe245" style:font-name-asian="Aroania" style:font-size-asian="16pt" style:language-asian="el" style:country-asian="GR" style:font-style-asian="normal" style:font-size-complex="16pt" style:font-style-complex="normal"/>
    </style:style>
    <style:style style:name="T169" style:family="text">
      <style:text-properties style:use-window-font-color="true" fo:font-size="16pt" fo:font-style="normal" style:text-underline-style="none" officeooo:rsid="00e2c0b4" style:font-name-asian="Aroania" style:font-size-asian="16pt" style:language-asian="el" style:country-asian="GR" style:font-style-asian="normal" style:font-size-complex="16pt" style:font-style-complex="normal"/>
    </style:style>
    <style:style style:name="T170" style:family="text">
      <style:text-properties style:use-window-font-color="true" fo:font-size="16pt" fo:font-style="normal" style:text-underline-style="none" officeooo:rsid="00dfe245" style:font-name-asian="Aroania" style:font-size-asian="16pt" style:language-asian="el" style:country-asian="GR" style:font-style-asian="normal" style:font-name-complex="Aegyptus:aalt" style:font-size-complex="16pt" style:font-style-complex="normal"/>
    </style:style>
    <style:style style:name="T171" style:family="text">
      <style:text-properties style:use-window-font-color="true" fo:language="cop" fo:country="EG" officeooo:rsid="002911d4"/>
    </style:style>
    <style:style style:name="T172" style:family="text">
      <style:text-properties style:use-window-font-color="true" fo:language="cop" fo:country="EG" officeooo:rsid="00dd48a9"/>
    </style:style>
    <style:style style:name="T173" style:family="text">
      <style:text-properties style:use-window-font-color="true" fo:language="cop" fo:country="EG" fo:font-weight="bold" officeooo:rsid="001e7e88" style:font-name-asian="Times New Roman1" style:language-asian="el" style:country-asian="GR" style:font-weight-asian="bold" style:font-name-complex="Calibri2" style:font-weight-complex="bold"/>
    </style:style>
    <style:style style:name="T174" style:family="text">
      <style:text-properties style:use-window-font-color="true" fo:language="cop" fo:country="EG" fo:font-weight="bold" officeooo:rsid="00e49cdb" style:font-name-asian="Times New Roman1" style:language-asian="el" style:country-asian="GR" style:font-weight-asian="bold" style:font-name-complex="Calibri2" style:font-weight-complex="bold"/>
    </style:style>
    <style:style style:name="T175" style:family="text">
      <style:text-properties fo:color="#228b22" style:font-name="Aroania" fo:language="cop" fo:country="EG" officeooo:rsid="00238043" style:font-name-asian="Aroania" style:font-name-complex="Aroania"/>
    </style:style>
    <style:style style:name="T176" style:family="text">
      <style:text-properties fo:color="#228b22" fo:language="cop" fo:country="EG" officeooo:rsid="00238043" style:font-name-asian="Aroania" style:font-name-complex="Aroania"/>
    </style:style>
    <style:style style:name="T177" style:family="text">
      <style:text-properties fo:color="#228b22" style:font-name="Calibri" fo:font-size="12pt" fo:language="cop" fo:country="EG" officeooo:rsid="0065b5c6" style:font-name-asian="Calibri" style:font-size-asian="12pt" style:font-name-complex="Calibri" style:font-size-complex="12pt"/>
    </style:style>
    <style:style style:name="T178" style:family="text">
      <style:text-properties fo:color="#228b22" style:font-name="Calibri" fo:font-size="10pt" fo:language="cop" fo:country="EG" officeooo:rsid="0065b5c6" style:font-name-asian="Calibri" style:font-size-asian="10pt" style:font-name-complex="Calibri" style:font-size-complex="10pt"/>
    </style:style>
    <style:style style:name="T179" style:family="text">
      <style:text-properties fo:color="#228b22" fo:font-size="15pt" fo:language="cop" fo:country="EG" officeooo:rsid="00577bbe" style:font-name-asian="Aroania" style:font-size-asian="15pt" style:font-name-complex="Aroania" style:font-size-complex="15pt"/>
    </style:style>
    <style:style style:name="T180" style:family="text">
      <style:text-properties officeooo:rsid="00358fa1"/>
    </style:style>
    <style:style style:name="T181" style:family="text">
      <style:text-properties officeooo:rsid="002af621"/>
    </style:style>
    <style:style style:name="T182" style:family="text">
      <style:text-properties officeooo:rsid="002ea511"/>
    </style:style>
    <style:style style:name="T183" style:family="text">
      <style:text-properties fo:color="#000080" style:font-name="Calibri Light" fo:font-size="12pt" fo:language="en" fo:country="US" style:text-underline-style="none" fo:font-weight="normal" officeooo:rsid="000d8d43" style:letter-kerning="true" style:font-size-asian="12pt" style:font-weight-asian="normal" style:font-size-complex="12pt" style:font-weight-complex="normal"/>
    </style:style>
    <style:style style:name="T184" style:family="text">
      <style:text-properties fo:language="en" fo:country="US"/>
    </style:style>
    <style:style style:name="T185" style:family="text">
      <style:text-properties fo:language="en" fo:country="US" officeooo:rsid="002911d4" style:font-name-complex="Nilus"/>
    </style:style>
    <style:style style:name="T186" style:family="text">
      <style:text-properties fo:language="en" fo:country="US" officeooo:rsid="0035a5d8" style:font-name-complex="Nilus"/>
    </style:style>
    <style:style style:name="T187" style:family="text">
      <style:text-properties fo:language="en" fo:country="US" fo:font-weight="bold" officeooo:rsid="007862e0" style:font-weight-asian="bold" style:font-name-complex="Aegyptus:liga=0" style:font-weight-complex="bold"/>
    </style:style>
    <style:style style:name="T188" style:family="text">
      <style:text-properties fo:language="en" fo:country="US" fo:font-weight="bold" officeooo:rsid="001eb8f8" style:font-name-asian="Times New Roman1" style:language-asian="el" style:country-asian="GR" style:font-weight-asian="bold" style:font-name-complex="Calibri2" style:font-weight-complex="bold"/>
    </style:style>
    <style:style style:name="T189" style:family="text">
      <style:text-properties fo:language="en" fo:country="US" fo:font-weight="bold" officeooo:rsid="001f7922" style:font-name-asian="Times New Roman1" style:language-asian="el" style:country-asian="GR" style:font-weight-asian="bold" style:font-name-complex="Calibri2" style:font-weight-complex="bold"/>
    </style:style>
    <style:style style:name="T190" style:family="text">
      <style:text-properties fo:language="en" fo:country="US" officeooo:rsid="007a6bd4"/>
    </style:style>
    <style:style style:name="T191" style:family="text">
      <style:text-properties fo:language="en" fo:country="US" officeooo:rsid="00a574ee"/>
    </style:style>
    <style:style style:name="T192" style:family="text">
      <style:text-properties fo:language="en" fo:country="US" officeooo:rsid="007c37ba"/>
    </style:style>
    <style:style style:name="T193" style:family="text">
      <style:text-properties fo:language="en" fo:country="US" officeooo:rsid="007bbc0f"/>
    </style:style>
    <style:style style:name="T194" style:family="text">
      <style:text-properties fo:language="en" fo:country="US" officeooo:rsid="00dbaa80"/>
    </style:style>
    <style:style style:name="T195" style:family="text">
      <style:text-properties fo:language="en" fo:country="US" style:font-name-complex="Courier New1"/>
    </style:style>
    <style:style style:name="T196" style:family="text">
      <style:text-properties fo:language="en" fo:country="US" officeooo:rsid="0046bbb2" style:font-name-complex="Courier New1"/>
    </style:style>
    <style:style style:name="T197" style:family="text">
      <style:text-properties fo:language="en" fo:country="US" officeooo:rsid="00163f44" style:font-name-complex="Courier New1"/>
    </style:style>
    <style:style style:name="T198" style:family="text">
      <style:text-properties fo:language="en" fo:country="US" officeooo:rsid="001957f9" style:font-name-complex="Courier New1"/>
    </style:style>
    <style:style style:name="T199" style:family="text">
      <style:text-properties fo:language="en" fo:country="US" officeooo:rsid="0043142e" style:font-name-complex="Courier New1"/>
    </style:style>
    <style:style style:name="T200" style:family="text">
      <style:text-properties fo:language="en" fo:country="US" style:text-underline-style="none"/>
    </style:style>
    <style:style style:name="T201" style:family="text">
      <style:text-properties fo:language="en" fo:country="US" style:text-underline-style="none" officeooo:rsid="001c21f5" style:font-name-complex="Courier New1"/>
    </style:style>
    <style:style style:name="T202" style:family="text">
      <style:text-properties fo:language="en" fo:country="US" style:text-underline-style="none" officeooo:rsid="00144138" style:font-name-complex="Courier New1"/>
    </style:style>
    <style:style style:name="T203" style:family="text">
      <style:text-properties fo:language="en" fo:country="US" style:text-underline-style="none" officeooo:rsid="0044dce1" style:font-name-complex="Courier New1"/>
    </style:style>
    <style:style style:name="T204" style:family="text">
      <style:text-properties fo:language="en" fo:country="US" style:text-underline-style="none" officeooo:rsid="001f3833" style:font-name-complex="Courier New1"/>
    </style:style>
    <style:style style:name="T205" style:family="text">
      <style:text-properties fo:language="en" fo:country="US" style:text-underline-style="none" officeooo:rsid="001612ea" style:font-name-complex="Courier New1"/>
    </style:style>
    <style:style style:name="T206" style:family="text">
      <style:text-properties fo:language="en" fo:country="US" style:text-underline-style="none" officeooo:rsid="0089c33f"/>
    </style:style>
    <style:style style:name="T207" style:family="text">
      <style:text-properties fo:language="en" fo:country="US" style:text-underline-style="none" officeooo:rsid="001f3833"/>
    </style:style>
    <style:style style:name="T208" style:family="text">
      <style:text-properties fo:language="en" fo:country="US" style:text-underline-style="none" officeooo:rsid="002433f4"/>
    </style:style>
    <style:style style:name="T209" style:family="text">
      <style:text-properties fo:language="en" fo:country="US" officeooo:rsid="0043142e"/>
    </style:style>
    <style:style style:name="T210" style:family="text">
      <style:text-properties fo:font-size="12pt" style:font-size-asian="12pt" style:font-size-complex="12pt"/>
    </style:style>
    <style:style style:name="T211" style:family="text">
      <style:text-properties fo:font-size="12pt" officeooo:rsid="0028d7ac" style:font-size-asian="12pt" style:font-size-complex="12pt"/>
    </style:style>
    <style:style style:name="T212" style:family="text">
      <style:text-properties fo:font-size="12pt" officeooo:rsid="003235d0" style:font-size-asian="12pt" style:font-size-complex="12pt"/>
    </style:style>
    <style:style style:name="T213" style:family="text">
      <style:text-properties fo:font-size="12pt" fo:language="en" fo:country="US" fo:font-weight="normal" style:letter-kerning="true" style:font-size-asian="12pt" style:font-weight-asian="normal" style:font-size-complex="12pt" style:font-weight-complex="normal"/>
    </style:style>
    <style:style style:name="T214" style:family="text">
      <style:text-properties fo:font-size="12pt" fo:language="en" fo:country="US" fo:font-weight="normal" officeooo:rsid="00a30187" style:letter-kerning="true" style:font-size-asian="12pt" style:font-weight-asian="normal" style:font-size-complex="12pt" style:font-weight-complex="normal"/>
    </style:style>
    <style:style style:name="T215" style:family="text">
      <style:text-properties fo:font-size="12pt" fo:language="en" fo:country="US" fo:font-weight="normal" officeooo:rsid="00a5133b" style:letter-kerning="true" style:font-size-asian="12pt" style:font-weight-asian="normal" style:font-size-complex="12pt" style:font-weight-complex="normal"/>
    </style:style>
    <style:style style:name="T216" style:family="text">
      <style:text-properties officeooo:rsid="0047c3cd"/>
    </style:style>
    <style:style style:name="T217" style:family="text">
      <style:text-properties officeooo:rsid="00577bbe"/>
    </style:style>
    <style:style style:name="T218" style:family="text">
      <style:text-properties officeooo:rsid="001dfab9" style:language-asian="zxx" style:country-asian="none" style:language-complex="zxx" style:country-complex="none"/>
    </style:style>
    <style:style style:name="T219" style:family="text">
      <style:text-properties fo:font-weight="bold" style:font-weight-asian="bold" style:font-weight-complex="bold"/>
    </style:style>
    <style:style style:name="T220" style:family="text">
      <style:text-properties fo:font-weight="bold" style:font-weight-asian="bold" style:font-name-complex="Aegyptus:aalt" style:font-weight-complex="bold"/>
    </style:style>
    <style:style style:name="T221" style:family="text">
      <style:text-properties fo:font-weight="bold" officeooo:rsid="007862e0" style:font-weight-asian="bold" style:font-name-complex="Aegyptus:liga=0" style:font-weight-complex="bold"/>
    </style:style>
    <style:style style:name="T222" style:family="text">
      <style:text-properties fo:font-weight="bold" officeooo:rsid="007063b1" style:font-weight-asian="bold" style:font-name-complex="Aegyptus:liga=0" style:font-weight-complex="bold"/>
    </style:style>
    <style:style style:name="T223" style:family="text">
      <style:text-properties fo:font-weight="bold" style:font-name-asian="Times New Roman1" style:language-asian="el" style:country-asian="GR" style:font-weight-asian="bold" style:font-name-complex="Calibri2" style:font-weight-complex="bold"/>
    </style:style>
    <style:style style:name="T224" style:family="text">
      <style:text-properties fo:font-size="15pt" officeooo:rsid="001dfab9" style:font-size-asian="15pt" style:language-asian="zxx" style:country-asian="none" style:font-name-complex="Aegyptus" style:font-size-complex="15pt" style:language-complex="zxx" style:country-complex="none"/>
    </style:style>
    <style:style style:name="T225" style:family="text">
      <style:text-properties fo:font-size="15pt" fo:language="en" fo:country="US" officeooo:rsid="00577bbe" style:font-size-asian="15pt" style:font-size-complex="15pt"/>
    </style:style>
    <style:style style:name="T226" style:family="text">
      <style:text-properties fo:font-size="15pt" fo:language="en" fo:country="US" officeooo:rsid="003235d0" style:font-size-asian="15pt" style:font-size-complex="15pt"/>
    </style:style>
    <style:style style:name="T227" style:family="text">
      <style:text-properties fo:color="#8b0000" style:text-position="0% 100%" style:font-name="Symbola" fo:font-size="10pt" fo:language="en" fo:country="US" fo:font-weight="normal" officeooo:rsid="007862e0" style:font-size-asian="10pt" style:font-weight-asian="normal" style:font-name-complex="Symbola" style:font-size-complex="10pt" style:font-weight-complex="normal"/>
    </style:style>
    <style:style style:name="T228" style:family="text">
      <style:text-properties fo:color="#0000cd" style:font-name="Calibri Light1" fo:font-size="8pt" fo:language="en" fo:country="US" style:text-underline-style="none" officeooo:rsid="0085bc3a" style:font-size-asian="8pt" style:font-size-complex="8pt"/>
    </style:style>
    <style:style style:name="T229" style:family="text">
      <style:text-properties officeooo:rsid="00b0e9fe"/>
    </style:style>
    <style:style style:name="T230" style:family="text">
      <style:text-properties style:font-name="Aegyptus1" fo:font-size="15pt" fo:language="en" fo:country="US" fo:font-weight="normal" officeooo:rsid="00bf2eef" style:font-name-asian="Aegyptus1" style:font-size-asian="15pt" style:font-weight-asian="normal" style:font-name-complex="Aegyptus1" style:font-size-complex="15pt" style:font-weight-complex="normal"/>
    </style:style>
    <style:style style:name="T231" style:family="text">
      <style:text-properties style:font-name="Calibri Light1" fo:font-size="10pt" fo:language="en" fo:country="US" style:font-size-asian="10pt" style:font-name-complex="Courier New1" style:font-size-complex="10pt"/>
    </style:style>
    <style:style style:name="T232" style:family="text">
      <style:text-properties style:font-name="Calibri Light1" fo:font-size="10pt" fo:language="en" fo:country="US" officeooo:rsid="00056932" style:font-size-asian="10pt" style:font-name-complex="Courier New1" style:font-size-complex="10pt"/>
    </style:style>
    <style:style style:name="T233" style:family="text">
      <style:text-properties style:font-name="Calibri Light1" fo:font-size="10pt" fo:language="en" fo:country="US" officeooo:rsid="0040e2d5" style:font-size-asian="10pt" style:font-name-complex="Courier New1" style:font-size-complex="10pt"/>
    </style:style>
    <style:style style:name="T234" style:family="text">
      <style:text-properties style:font-name="Calibri Light1" fo:font-size="10pt" fo:language="en" fo:country="US" officeooo:rsid="00e16369" style:font-size-asian="10pt" style:font-name-complex="Courier New1" style:font-size-complex="10pt"/>
    </style:style>
    <style:style style:name="T235" style:family="text">
      <style:text-properties style:font-name="Calibri Light1" fo:font-size="10pt" fo:language="de" fo:country="DE" style:font-size-asian="10pt" style:font-name-complex="Courier New1" style:font-size-complex="10pt"/>
    </style:style>
    <style:style style:name="T236" style:family="text">
      <style:text-properties style:font-name="Calibri Light1" fo:font-size="10pt" fo:language="de" fo:country="DE" officeooo:rsid="00056932" style:font-size-asian="10pt" style:font-name-complex="Courier New1" style:font-size-complex="10pt"/>
    </style:style>
    <style:style style:name="T237" style:family="text">
      <style:text-properties style:font-name="Calibri Light1" fo:font-size="10pt" fo:language="de" fo:country="DE" officeooo:rsid="005ec1ad" style:font-size-asian="10pt" style:font-name-complex="Courier New1" style:font-size-complex="10pt"/>
    </style:style>
    <style:style style:name="T238" style:family="text">
      <style:text-properties style:font-name="Calibri Light1" fo:font-weight="normal" officeooo:rsid="00159050" style:font-weight-asian="normal" style:font-weight-complex="normal"/>
    </style:style>
    <style:style style:name="T239" style:family="text">
      <style:text-properties style:font-name="Calibri Light1" fo:font-size="8pt" fo:language="en" fo:country="US" style:text-underline-style="none" officeooo:rsid="0086ec96" style:font-size-asian="8pt" style:font-size-complex="8pt"/>
    </style:style>
    <style:style style:name="T240" style:family="text">
      <style:text-properties style:font-name="Calibri Light1" fo:font-size="8pt" fo:language="en" fo:country="US" style:text-underline-style="none" officeooo:rsid="0088396f" style:font-size-asian="8pt" style:font-size-complex="8pt"/>
    </style:style>
    <style:style style:name="T241" style:family="text">
      <style:text-properties style:font-name="Calibri Light1" fo:font-size="8pt" fo:language="en" fo:country="US" style:text-underline-style="none" style:font-size-asian="8pt" style:font-name-complex="Courier New2" style:font-size-complex="8pt"/>
    </style:style>
    <style:style style:name="T242" style:family="text">
      <style:text-properties style:font-name="Calibri Light1" fo:font-size="8pt" fo:language="en" fo:country="US" style:text-underline-style="none" style:font-size-asian="8pt" style:font-name-complex="Arial2" style:font-size-complex="8pt"/>
    </style:style>
    <style:style style:name="T243" style:family="text">
      <style:text-properties style:font-name="Calibri Light2" fo:language="en" fo:country="US" officeooo:rsid="00bf2eef" style:font-name-complex="Courier New1"/>
    </style:style>
    <style:style style:name="T244" style:family="text">
      <style:text-properties style:font-name="Calibri Light:smcp" fo:language="en" fo:country="US" style:text-underline-style="none" officeooo:rsid="0007a671"/>
    </style:style>
    <style:style style:name="T245" style:family="text">
      <style:text-properties style:font-name="Calibri Light:smcp" fo:language="en" fo:country="US" officeooo:rsid="00163f44" style:font-name-complex="Courier New1"/>
    </style:style>
    <style:style style:name="T246" style:family="text">
      <style:text-properties style:font-name="Calibri Light:smcp" fo:font-size="10pt" fo:language="en" fo:country="US" officeooo:rsid="0051ab02" style:font-size-asian="10pt" style:font-size-complex="10pt"/>
    </style:style>
    <style:style style:name="T247" style:family="text">
      <style:text-properties style:font-name="Calibri Light:smcp" officeooo:rsid="00358fa1"/>
    </style:style>
    <style:style style:name="T248" style:family="text">
      <style:text-properties style:font-name="Calibri Light:smcp" fo:font-size="8pt" fo:language="en" fo:country="US" style:text-underline-style="none" officeooo:rsid="00067446" style:font-size-asian="8pt" style:font-name-complex="Courier New1" style:font-size-complex="8pt"/>
    </style:style>
    <style:style style:name="T249" style:family="text">
      <style:text-properties style:font-name="Calibri Light:onum" officeooo:rsid="00358fa1"/>
    </style:style>
    <style:style style:name="T250" style:family="text">
      <style:text-properties style:font-name="Calibri Light:onum" style:text-underline-style="none"/>
    </style:style>
    <style:style style:name="T251" style:family="text">
      <style:text-properties style:font-name="Calibri Light:c2sc" fo:font-size="8pt" fo:language="en" fo:country="US" style:text-underline-style="none" style:font-size-asian="8pt" style:font-name-complex="Courier New2" style:font-size-complex="8pt"/>
    </style:style>
    <style:style style:name="T252" style:family="text">
      <style:text-properties officeooo:rsid="00c0ac83"/>
    </style:style>
    <style:style style:name="T253" style:family="text">
      <style:text-properties style:font-name="Calibri Light" fo:font-size="10pt" fo:language="en" fo:country="US" style:font-size-asian="10pt" style:font-size-complex="10pt"/>
    </style:style>
    <style:style style:name="T254" style:family="text">
      <style:text-properties style:font-name="Calibri Light" fo:font-size="10pt" fo:language="en" fo:country="US" officeooo:rsid="0051ab02" style:font-size-asian="10pt" style:font-size-complex="10pt"/>
    </style:style>
    <style:style style:name="T255" style:family="text">
      <style:text-properties style:font-name="Calibri Light" fo:font-size="10pt" fo:language="en" fo:country="US" officeooo:rsid="00463521" style:font-size-asian="10pt" style:font-size-complex="10pt"/>
    </style:style>
    <style:style style:name="T256" style:family="text">
      <style:text-properties style:font-name="Calibri Light" fo:font-size="10pt" fo:language="en" fo:country="US" officeooo:rsid="008320a0" style:font-size-asian="10pt" style:font-size-complex="10pt"/>
    </style:style>
    <style:style style:name="T257" style:family="text">
      <style:text-properties style:font-name="Calibri Light" fo:font-size="10pt" fo:language="en" fo:country="US" officeooo:rsid="0085bc3a" style:font-size-asian="10pt" style:font-size-complex="10pt"/>
    </style:style>
    <style:style style:name="T258" style:family="text">
      <style:text-properties style:font-name="Calibri Light" fo:font-size="10pt" fo:language="en" fo:country="US" style:text-underline-style="none" officeooo:rsid="008320a0" style:font-size-asian="10pt" style:font-size-complex="10pt"/>
    </style:style>
    <style:style style:name="T259" style:family="text">
      <style:text-properties style:font-name="Calibri Light" fo:font-size="10pt" fo:language="en" fo:country="US" style:text-underline-style="none" officeooo:rsid="0085bc3a" style:font-name-asian="Calibri" style:font-size-asian="10pt" style:font-name-complex="Calibri" style:font-size-complex="10pt"/>
    </style:style>
    <style:style style:name="T260" style:family="text">
      <style:text-properties style:font-name="Calibri Light" fo:font-size="10pt" fo:language="en" fo:country="US" style:text-underline-style="none" officeooo:rsid="0085bc3a" style:font-name-asian="Calibri2" style:font-size-asian="10pt" style:font-name-complex="Arial1" style:font-size-complex="10pt"/>
    </style:style>
    <style:style style:name="T261" style:family="text">
      <style:text-properties style:font-name="Calibri Light" fo:font-size="8pt" fo:language="en" fo:country="US" style:font-size-asian="8pt" style:font-size-complex="8pt"/>
    </style:style>
    <style:style style:name="T262" style:family="text">
      <style:text-properties style:font-name="Calibri Light" fo:font-size="8pt" fo:language="en" fo:country="US" style:font-size-asian="8pt" style:font-name-complex="Calibri Light" style:font-size-complex="8pt"/>
    </style:style>
    <style:style style:name="T263" style:family="text">
      <style:text-properties style:font-name="Calibri Light" fo:font-size="15pt" fo:language="en" fo:country="US" fo:font-weight="bold" officeooo:rsid="006d160c" style:font-size-asian="15pt" style:font-weight-asian="bold" style:font-size-complex="15pt" style:font-weight-complex="bold"/>
    </style:style>
    <style:style style:name="T264" style:family="text">
      <style:text-properties style:font-name="Calibri Light" fo:font-size="9pt" fo:language="en" fo:country="US" fo:font-weight="normal" officeooo:rsid="0030622c" style:font-size-asian="9pt" style:font-weight-asian="normal" style:font-size-complex="9pt" style:font-weight-complex="normal"/>
    </style:style>
    <style:style style:name="T265" style:family="text">
      <style:text-properties style:font-name="Calibri Light:onum&amp;smcp" fo:font-size="9pt" fo:language="en" fo:country="US" fo:font-weight="normal" officeooo:rsid="0030622c" style:font-size-asian="9pt" style:font-weight-asian="normal" style:font-size-complex="9pt" style:font-weight-complex="normal"/>
    </style:style>
    <style:style style:name="T266" style:family="text">
      <style:text-properties fo:color="#d3d3d3" style:font-name="Aegyptus" fo:font-size="15pt" fo:language="en" fo:country="US" fo:font-weight="normal" officeooo:rsid="002b0311" style:font-size-asian="15pt" style:font-weight-asian="normal" style:font-size-complex="15pt" style:font-weight-complex="normal"/>
    </style:style>
    <style:style style:name="T267" style:family="text">
      <style:text-properties fo:color="#d3d3d3" style:font-name="Aegyptus" fo:font-size="15pt" fo:language="en" fo:country="US" fo:font-weight="normal" officeooo:rsid="002b0311" style:font-name-asian="Aegyptus1" style:font-size-asian="15pt" style:font-weight-asian="normal" style:font-name-complex="Aegyptus1" style:font-size-complex="15pt" style:font-weight-complex="normal"/>
    </style:style>
    <style:style style:name="T268" style:family="text">
      <style:text-properties style:font-name="Aegyptus:aalt" fo:language="en" fo:country="US" fo:font-weight="bold" officeooo:rsid="001eb8f8" style:font-name-asian="Times New Roman1" style:language-asian="el" style:country-asian="GR" style:font-weight-asian="bold" style:font-name-complex="Calibri2" style:font-weight-complex="bold"/>
    </style:style>
    <style:style style:name="T269" style:family="text">
      <style:text-properties style:font-name="Aegyptus:aalt" fo:language="en" fo:country="US" fo:font-weight="bold" officeooo:rsid="001e70ae" style:font-name-asian="Times New Roman1" style:language-asian="el" style:country-asian="GR" style:font-weight-asian="bold" style:font-name-complex="Calibri2" style:font-weight-complex="bold"/>
    </style:style>
    <style:style style:name="T270" style:family="text">
      <style:text-properties style:font-name="Aegyptus:aalt" fo:language="en" fo:country="US" fo:font-weight="bold" officeooo:rsid="001e7e88" style:font-name-asian="Times New Roman1" style:language-asian="el" style:country-asian="GR" style:font-weight-asian="bold" style:font-name-complex="Calibri2" style:font-weight-complex="bold"/>
    </style:style>
    <style:style style:name="T271" style:family="text">
      <style:text-properties style:font-name="Aegyptus:aalt" fo:language="en" fo:country="US" fo:font-weight="bold" officeooo:rsid="001f7922" style:font-name-asian="Times New Roman1" style:language-asian="el" style:country-asian="GR" style:font-weight-asian="bold" style:font-name-complex="Calibri2" style:font-weight-complex="bold"/>
    </style:style>
    <style:style style:name="T272" style:family="text">
      <style:text-properties style:font-name="Aegyptus2" fo:language="en" fo:country="US" fo:font-weight="bold" officeooo:rsid="001e70ae" style:font-name-asian="Times New Roman1" style:language-asian="el" style:country-asian="GR" style:font-weight-asian="bold" style:font-name-complex="Calibri2" style:font-weight-complex="bold"/>
    </style:style>
    <style:style style:name="T273" style:family="text">
      <style:text-properties style:font-name="Aegyptus2" fo:language="en" fo:country="US" fo:font-weight="bold" officeooo:rsid="001e7e88" style:font-name-asian="Times New Roman1" style:language-asian="el" style:country-asian="GR" style:font-weight-asian="bold" style:font-name-complex="Calibri2" style:font-weight-complex="bold"/>
    </style:style>
    <style:style style:name="T274" style:family="text">
      <style:text-properties style:font-name="Aegyptus:aalt=2" fo:language="en" fo:country="US" fo:font-weight="bold" officeooo:rsid="001e70ae" style:font-name-asian="Times New Roman1" style:language-asian="el" style:country-asian="GR" style:font-weight-asian="bold" style:font-name-complex="Calibri2" style:font-weight-complex="bold"/>
    </style:style>
    <style:style style:name="T275" style:family="text">
      <style:text-properties style:font-name="Aegyptus:aalt=2" fo:language="en" fo:country="US" fo:font-weight="bold" officeooo:rsid="001e7e88" style:font-name-asian="Times New Roman1" style:language-asian="el" style:country-asian="GR" style:font-weight-asian="bold" style:font-name-complex="Calibri2" style:font-weight-complex="bold"/>
    </style:style>
    <style:style style:name="T276" style:family="text">
      <style:text-properties style:font-name="Aegyptus:aalt=3" fo:language="en" fo:country="US" fo:font-weight="bold" officeooo:rsid="001e70ae" style:font-name-asian="Times New Roman1" style:language-asian="el" style:country-asian="GR" style:font-weight-asian="bold" style:font-name-complex="Calibri2" style:font-weight-complex="bold"/>
    </style:style>
    <style:style style:name="T277" style:family="text">
      <style:text-properties style:font-name="Aegyptus:aalt=3" fo:language="en" fo:country="US" fo:font-weight="bold" officeooo:rsid="001e7e88" style:font-name-asian="Times New Roman1" style:language-asian="el" style:country-asian="GR" style:font-weight-asian="bold" style:font-name-complex="Calibri2" style:font-weight-complex="bold"/>
    </style:style>
    <style:style style:name="T278" style:family="text">
      <style:text-properties officeooo:rsid="00cb9a12"/>
    </style:style>
    <style:style style:name="T279" style:family="text">
      <style:text-properties officeooo:rsid="00ce4ee2"/>
    </style:style>
    <style:style style:name="T280" style:family="text">
      <style:text-properties officeooo:rsid="00d7fa5d"/>
    </style:style>
    <style:style style:name="T281" style:family="text">
      <style:text-properties officeooo:rsid="00dd48a9"/>
    </style:style>
    <style:style style:name="T282" style:family="text">
      <style:text-properties officeooo:rsid="00e16369"/>
    </style:style>
    <style:style style:name="T283" style:family="text">
      <style:text-properties fo:language="de" fo:country="DE" style:text-underline-style="none" style:font-name-complex="Courier New1"/>
    </style:style>
    <style:style style:name="T284" style:family="text">
      <style:text-properties fo:language="de" fo:country="DE" style:text-underline-style="none" officeooo:rsid="0084fa5a" style:font-name-complex="Courier New1"/>
    </style:style>
    <style:style style:name="T285" style:family="text">
      <style:text-properties fo:language="de" fo:country="DE" style:text-underline-style="none" officeooo:rsid="0044dce1" style:font-name-complex="Courier New1"/>
    </style:style>
    <style:style style:name="T286" style:family="text">
      <style:text-properties fo:language="de" fo:country="DE" style:text-underline-style="none" officeooo:rsid="001957f9" style:font-name-complex="Courier New1"/>
    </style:style>
    <style:style style:name="T287" style:family="text">
      <style:text-properties fo:language="de" fo:country="DE" style:text-underline-style="none" officeooo:rsid="0043142e" style:font-name-complex="Courier New1"/>
    </style:style>
    <style:style style:name="T288" style:family="text">
      <style:text-properties style:text-underline-style="none"/>
    </style:style>
    <style:style style:name="T289" style:family="text">
      <style:text-properties officeooo:rsid="00e6318b"/>
    </style:style>
    <style:style style:name="T290" style:family="text">
      <style:text-properties officeooo:rsid="00e75507"/>
    </style:style>
    <style:style style:name="T291"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8b" draw:marker-start="" draw:marker-start-width="0.3cm" draw:marker-start-center="false" draw:marker-end="" draw:marker-end-width="0.3cm" draw:marker-end-center="false" draw:stroke-linejoin="miter" draw:fill="gradient" draw:fill-color="#191970" draw:fill-gradient-name="Radial_20_red_2f_yellow" draw:gradient-step-count="0" draw:textarea-horizontal-align="center" draw:textarea-vertical-align="middle" draw:auto-grow-height="false" draw:fit-to-size="false" fo:min-height="6.78cm" fo:min-width="10.25cm" fo:padding-top="0.131cm" fo:padding-bottom="0.131cm" fo:padding-left="0.25cm" fo:padding-right="0.25cm" fo:wrap-option="wrap" draw:shadow="visible" draw:shadow-offset-x="0.051cm" draw:shadow-offset-y="0.051cm" draw:shadow-color="#c0c0c0" style:run-through="foreground" style:wrap="run-through" style:number-wrapped-paragraphs="no-limit" style:vertical-pos="from-top"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P21"/>
      <text:p text:style-name="P3">A<text:span text:style-name="T290">e</text:span>gyptus</text:p>
      <text:p text:style-name="P22"/>
      <text:p text:style-name="P22"/>
      <text:p text:style-name="P22"/>
      <text:p text:style-name="P23">Egyptian Hieroglyph<text:span text:style-name="T229">s</text:span>, Coptic a<text:span text:style-name="T289">n</text:span>d Meroitic</text:p>
      <text:p text:style-name="P22"/>
      <text:p text:style-name="P22"/>
      <text:p text:style-name="P22"/>
      <text:p text:style-name="P22"/>
      <text:p text:style-name="P139"><draw:custom-shape text:anchor-type="as-char" svg:y="-5.74cm" draw:z-index="8" draw:style-name="gr1" draw:text-style-name="P162" svg:width="10.75cm" svg:height="7.04cm"><text:p><text:span text:style-name="T291">󴛸 </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text:span text:style-name="Προεπιλεγμένη_20_γραμματοσειρά"><text:span text:style-name="T214">A</text:span></text:span><text:span text:style-name="Προεπιλεγμένη_20_γραμματοσειρά"><text:span text:style-name="T215">e</text:span></text:span><text:span text:style-name="Προεπιλεγμένη_20_γραμματοσειρά"><text:span text:style-name="T214">gyptus</text:span></text:span><text:span text:style-name="Προεπιλεγμένη_20_γραμματοσειρά"><text:span text:style-name="T213">, </text:span></text:span><text:span text:style-name="Προεπιλεγμένη_20_γραμματοσειρά"><text:span text:style-name="T2">version </text:span></text:span><text:span text:style-name="Προεπιλεγμένη_20_γραμματοσειρά"><text:span text:style-name="T7">13</text:span></text:span><text:span text:style-name="Προεπιλεγμένη_20_γραμματοσειρά"><text:span text:style-name="T4">.</text:span></text:span><text:span text:style-name="Προεπιλεγμένη_20_γραμματοσειρά"><text:span text:style-name="T7">0</text:span></text:span><text:span text:style-name="Προεπιλεγμένη_20_γραμματοσειρά"><text:span text:style-name="T4">0</text:span></text:span><text:span text:style-name="Προεπιλεγμένη_20_γραμματοσειρά"><text:span text:style-name="T3">, </text:span></text:span><text:span text:style-name="Προεπιλεγμένη_20_γραμματοσειρά"><text:span text:style-name="T7">March</text:span></text:span><text:span text:style-name="Προεπιλεγμένη_20_γραμματοσειρά"><text:span text:style-name="T6"> </text:span></text:span><text:span text:style-name="Προεπιλεγμένη_20_γραμματοσειρά"><text:span text:style-name="T3">20</text:span></text:span><text:span text:style-name="Προεπιλεγμένη_20_γραμματοσειρά"><text:span text:style-name="T5">20</text:span></text:span><text:span text:style-name="Προεπιλεγμένη_20_γραμματοσειρά"><text:span text:style-name="T213"><text:line-break/></text:span></text:span><text:span text:style-name="Προεπιλεγμένη_20_γραμματοσειρά"><text:span text:style-name="T47">free strictly</text:span></text:span><text:span text:style-name="Προεπιλεγμένη_20_γραμματοσειρά"><text:span text:style-name="T48"> </text:span></text:span><text:span text:style-name="Προεπιλεγμένη_20_γραμματοσειρά"><text:span text:style-name="T47">for </text:span></text:span><text:span text:style-name="Προεπιλεγμένη_20_γραμματοσειρά"><text:span text:style-name="T48">personal, non-commercial use<text:line-break/></text:span></text:span><text:span text:style-name="Προεπιλεγμένη_20_γραμματοσειρά"><text:span text:style-name="T49">available under the</text:span></text:span><text:span text:style-name="Προεπιλεγμένη_20_γραμματοσειρά"><text:span text:style-name="T50"> </text:span></text:span><text:span text:style-name="Προεπιλεγμένη_20_γραμματοσειρά"><text:span text:style-name="T49">general </text:span></text:span><text:span text:style-name="Προεπιλεγμένη_20_γραμματοσειρά"><text:span text:style-name="T68">ufas</text:span></text:span><text:span text:style-name="Προεπιλεγμένη_20_γραμματοσειρά"><text:span text:style-name="T49"> </text:span></text:span><text:span text:style-name="Υπερ-σύνδεση"><text:span text:style-name="T51">licence<text:line-break/></text:span></text:span><text:span text:style-name="Υπερ-σύνδεση"><text:span text:style-name="T69">Unicode Fonts for Ancient Scripts</text:span></text:span><text:span text:style-name="Προεπιλεγμένη_20_γραμματοσειρά"><text:span text:style-name="T69"><text:line-break/></text:span></text:span><text:span text:style-name="Υπερ-σύνδεση"><text:span text:style-name="T69">George Douros</text:span></text:span></text:p>
      <text:p text:style-name="P17"/>
      <text:p text:style-name="P136"><text:span text:style-name="Υπερ-σύνδεση"><text:span text:style-name="T183"/></text:span></text:p>
      <text:p text:style-name="P133"><text:soft-page-break/><text:span text:style-name="Προεπιλεγμένη_20_γραμματοσειρά"><text:span text:style-name="T29">Ae</text:span></text:span><text:span text:style-name="Προεπιλεγμένη_20_γραμματοσειρά"><text:span text:style-name="T22">gyptus covers </text:span></text:span><text:span text:style-name="Προεπιλεγμένη_20_γραμματοσειρά"><text:span text:style-name="T23">Basic Latin, Coptic, Meroitic, Egyptian Hieroglyphs</text:span></text:span><text:span text:style-name="Προεπιλεγμένη_20_γραμματοσειρά"><text:span text:style-name="T24">,</text:span></text:span><text:span text:style-name="Προεπιλεγμένη_20_γραμματοσειρά"><text:span text:style-name="T25"> quadrats of </text:span></text:span><text:span text:style-name="Προεπιλεγμένη_20_γραμματοσειρά"><text:span text:style-name="T26">Gardiner</text:span></text:span><text:span text:style-name="Προεπιλεγμένη_20_γραμματοσειρά"><text:span text:style-name="T25"> glyphs</text:span></text:span><text:span text:style-name="Προεπιλεγμένη_20_γραμματοσειρά"><text:span text:style-name="T24">,</text:span></text:span><text:span text:style-name="Προεπιλεγμένη_20_γραμματοσειρά"><text:span text:style-name="T22"> the </text:span></text:span><text:span text:style-name="Προεπιλεγμένη_20_γραμματοσειρά"><text:span text:style-name="T23">Hieratic </text:span></text:span><text:span text:style-name="Προεπιλεγμένη_20_γραμματοσειρά"><text:span text:style-name="T25">a</text:span></text:span><text:span text:style-name="Προεπιλεγμένη_20_γραμματοσειρά"><text:span text:style-name="T23">lphabet,</text:span></text:span><text:span text:style-name="Προεπιλεγμένη_20_γραμματοσειρά"><text:span text:style-name="T27"> </text:span></text:span><text:span text:style-name="Προεπιλεγμένη_20_γραμματοσειρά"><text:span text:style-name="T22">Egyptian t</text:span></text:span><text:span text:style-name="Προεπιλεγμένη_20_γραμματοσειρά"><text:span text:style-name="T23">ransliteration characters,</text:span></text:span><text:span text:style-name="Προεπιλεγμένη_20_γραμματοσειρά"><text:span text:style-name="T22"> </text:span></text:span><text:span text:style-name="Προεπιλεγμένη_20_γραμματοσειρά"><text:span text:style-name="T23">Punctuation et al.</text:span></text:span><text:span text:style-name="Προεπιλεγμένη_20_γραμματοσειρά"><text:span text:style-name="T28"> </text:span></text:span><text:span text:style-name="T107">Egyptian H</text:span><text:span text:style-name="T108">ieroglyphs are encoded</text:span><text:span text:style-name="T109"> in </text:span><text:span text:style-name="Προεπιλεγμένη_20_γραμματοσειρά"><text:span text:style-name="T155">13000..1342</text:span></text:span><text:span text:style-name="Προεπιλεγμένη_20_γραμματοσειρά"><text:span text:style-name="T140">e</text:span></text:span><text:span text:style-name="T110"> (Gardiner set of 1071 glyphs) and</text:span><text:span text:style-name="T108"> </text:span><text:span text:style-name="Προεπιλεγμένη_20_γραμματοσειρά"><text:span text:style-name="T141">f</text:span></text:span><text:span text:style-name="Προεπιλεγμένη_20_γραμματοσειρά"><text:span text:style-name="T156">3440..</text:span></text:span><text:span text:style-name="Προεπιλεγμένη_20_γραμματοσειρά"><text:span text:style-name="T141">f</text:span></text:span><text:span text:style-name="Προεπιλεγμένη_20_γραμματοσειρά"><text:span text:style-name="T156">4</text:span></text:span><text:span text:style-name="Προεπιλεγμένη_20_γραμματοσειρά"><text:span text:style-name="T141">d</text:span></text:span><text:span text:style-name="Προεπιλεγμένη_20_γραμματοσειρά"><text:span text:style-name="T156">3</text:span></text:span><text:span text:style-name="Προεπιλεγμένη_20_γραμματοσειρά"><text:span text:style-name="T140">e</text:span></text:span><text:span text:style-name="Προεπιλεγμένη_20_γραμματοσειρά"><text:span text:style-name="T111"> (extended repertoire of 6399 glyphs). </text:span></text:span><text:span text:style-name="T112">Groups of Gardiner glyphs are </text:span><text:span text:style-name="Προεπιλεγμένη_20_γραμματοσειρά"><text:span text:style-name="T113">available as ligatures (2142 quadrats)</text:span></text:span><text:span text:style-name="T112">.</text:span><text:span text:style-name="Προεπιλεγμένη_20_γραμματοσειρά"><text:span text:style-name="T114"> The signary</text:span></text:span><text:span text:style-name="Προεπιλεγμένη_20_γραμματοσειρά"><text:span text:style-name="T115"> is </text:span></text:span><text:span text:style-name="T231">based on Glyph for Windows version 2.0</text:span><text:span text:style-name="T232">, </text:span><text:span text:style-name="T233">Gardiner</text:span><text:span text:style-name="T232">’</text:span><text:span text:style-name="T233">s Egyptian Grammar, </text:span><text:span text:style-name="T232">Möller’s </text:span><text:span text:style-name="T236">Hieratische Paläographie, </text:span><text:span text:style-name="T237">Unicode </text:span><text:span text:style-name="T231">proposals</text:span><text:span text:style-name="T235"> et al</text:span><text:span text:style-name="T234">. </text:span><text:span text:style-name="T106"><text:s/></text:span><text:span text:style-name="Προεπιλεγμένη_20_γραμματοσειρά"><text:span text:style-name="T116">See </text:span></text:span><text:span text:style-name="Προεπιλεγμένη_20_γραμματοσειρά"><text:span text:style-name="T142">A</text:span></text:span><text:span text:style-name="Προεπιλεγμένη_20_γραμματοσειρά"><text:span text:style-name="T143">e</text:span></text:span><text:span text:style-name="Προεπιλεγμένη_20_γραμματοσειρά"><text:span text:style-name="T144">gyptus</text:span></text:span><text:span text:style-name="Προεπιλεγμένη_20_γραμματοσειρά"><text:span text:style-name="T145">.ods</text:span></text:span><text:span text:style-name="Προεπιλεγμένη_20_γραμματοσειρά"><text:span text:style-name="T117"> </text:span></text:span><text:span text:style-name="Προεπιλεγμένη_20_γραμματοσειρά"><text:span text:style-name="T116">for</text:span></text:span><text:span text:style-name="Προεπιλεγμένη_20_γραμματοσειρά"><text:span text:style-name="T117"> </text:span></text:span><text:span text:style-name="Προεπιλεγμένη_20_γραμματοσειρά"><text:span text:style-name="T119"><text:s/>complete </text:span></text:span><text:span text:style-name="Προεπιλεγμένη_20_γραμματοσειρά"><text:span text:style-name="T117">information</text:span></text:span><text:span text:style-name="Προεπιλεγμένη_20_γραμματοσειρά"><text:span text:style-name="T118">.</text:span></text:span></text:p>
      <text:p text:style-name="P137"><text:span text:style-name="Προεπιλεγμένη_20_γραμματοσειρά"><text:span text:style-name="T238"/></text:span></text:p>
      <text:p text:style-name="P122">B<text:span text:style-name="T282">ibliography</text:span></text:p>
      <text:p text:style-name="P6"/>
      <text:p text:style-name="P152"><text:span text:style-name="Προεπιλεγμένη_20_γραμματοσειρά"><text:span text:style-name="T239">Publications Interuniversitaires de Recherches Égyptologiques Informatisées, </text:span></text:span><text:span text:style-name="Προεπιλεγμένη_20_γραμματοσειρά"><text:span text:style-name="T248">ccer</text:span></text:span><text:span text:style-name="Προεπιλεγμένη_20_γραμματοσειρά"><text:span text:style-name="T239">, Utrecht - Paris, 2000:<text:line-break/></text:span></text:span><text:span text:style-name="Προεπιλεγμένη_20_γραμματοσειρά"><text:span text:style-name="T240">v</text:span></text:span><text:span text:style-name="Προεπιλεγμένη_20_γραμματοσειρά"><text:span text:style-name="T239">olume I</text:span></text:span><text:span text:style-name="Προεπιλεγμένη_20_γραμματοσειρά"><text:span text:style-name="T240">²</text:span></text:span><text:span text:style-name="Προεπιλεγμένη_20_γραμματοσειρά"><text:span text:style-name="T239">, “H</text:span></text:span><text:span text:style-name="Προεπιλεγμένη_20_γραμματοσειρά"><text:span text:style-name="T240">ieroglyphica</text:span></text:span><text:span text:style-name="Προεπιλεγμένη_20_γραμματοσειρά"><text:span text:style-name="T239">: Sign List”, Grimal Nicolas, Jochen Hallof, Dirk van der Plas<text:line-break/></text:span></text:span><text:span text:style-name="Προεπιλεγμένη_20_γραμματοσειρά"><text:span text:style-name="T240">v</text:span></text:span><text:span text:style-name="Προεπιλεγμένη_20_γραμματοσειρά"><text:span text:style-name="T239">olume II, “Hieroglyphic Text Processing: Glyph for Windows”, Hans van den Berg, Eric Aubourg</text:span></text:span></text:p>
      <text:p text:style-name="P155"><text:span text:style-name="T120">Gardiner, Alan H., </text:span><text:span text:style-name="T121">“Supplement to the catalogue of the Egyptian hieroglyphic printing type”, 1953<text:line-break/>“Catalogue of the Egyptian hieroglyphic printing type”, Oxford University Press, Oxford, </text:span><text:span text:style-name="Υπερ-σύνδεση"><text:span text:style-name="T126">1928</text:span></text:span><text:span text:style-name="T121"><text:line-break/></text:span><text:span text:style-name="T120">“Egyptian grammar”, 3</text:span><text:span text:style-name="T152">rd</text:span><text:span text:style-name="T120"> edition, revised, Oxford University Press, London, </text:span><text:span text:style-name="Υπερ-σύνδεση"><text:span text:style-name="T125">1957</text:span></text:span></text:p>
      <text:p text:style-name="P154"><text:span text:style-name="T283">Möller, Georg, “Hieratische Paläographie”, Leipzig, 1909-1936, Osnabrück: Otto Zeller, </text:span><text:span text:style-name="T284">1909 - 1965</text:span></text:p>
      <text:p text:style-name="P154"><text:span text:style-name="T195">J</text:span><text:span text:style-name="T196">.</text:span><text:span text:style-name="T195"> Malek, D</text:span><text:span text:style-name="T196">.</text:span><text:span text:style-name="T195"> Magee and E</text:span><text:span text:style-name="T196">.</text:span><text:span text:style-name="T195"> Miles, “Objects of Provenance not Known”, Topographical Bibliography, VIII, Griffith Institute, Oxford, </text:span><text:span text:style-name="T201">2008</text:span></text:p>
      <text:p text:style-name="P156"><text:span text:style-name="T202">S</text:span><text:span text:style-name="T203">y</text:span><text:span text:style-name="T202">lvie Cauville, “Dendara: Le fonds hiéroglyphique au temps de Cléopâtre”, Éditions Cybèle, Paris,</text:span><text:span text:style-name="T203"> </text:span><text:span text:style-name="T285">2001</text:span><text:span text:style-name="T286"><text:line-break/></text:span><text:span text:style-name="T197">Orientalia Lovaniensia Analecta, Louvain, Belgium, Peeters, 2011-2012</text:span><text:span text:style-name="T198">:</text:span><text:span text:style-name="T195"><text:line-break/>Dendara XIII, Le pronaos du temple </text:span><text:span text:style-name="T243">ď </text:span><text:span text:style-name="T195">Hathor, Façade et colonnes,</text:span><text:span text:style-name="T197"> </text:span><text:span text:style-name="T245">ola</text:span><text:span text:style-name="T197"> 196,</text:span><text:span text:style-name="T195"><text:line-break/>Dendara XIV, </text:span>Le pronaos du temple <text:span text:style-name="T243">ď </text:span>Hathor, Parois intérieures, <text:span text:style-name="T245">ola</text:span><text:span text:style-name="T197"> </text:span>201,<text:line-break/>Dendara XV, Le pronaos du temple <text:span text:style-name="T243">ď </text:span>Hathor, Plafond et parois extérieures, <text:span text:style-name="T245">ola</text:span><text:span text:style-name="T197"> </text:span>213</text:p>
      <text:p text:style-name="P158"><text:span text:style-name="T122">Michael Everson, “Encoding Egyptian Hieroglyphs in </text:span><text:span text:style-name="T123">P</text:span><text:span text:style-name="T122">lane </text:span><text:span text:style-name="T160">1</text:span><text:span text:style-name="T122"> of the</text:span><text:span text:style-name="T161"> UCS</text:span><text:span text:style-name="T127">”, </text:span><text:span text:style-name="Υπερ-σύνδεση"><text:span text:style-name="T148">utc</text:span></text:span><text:span text:style-name="Υπερ-σύνδεση"><text:span text:style-name="T132"> </text:span></text:span><text:span text:style-name="Υπερ-σύνδεση"><text:span text:style-name="T133">1999</text:span></text:span><text:span text:style-name="T128">,</text:span><text:span text:style-name="T139"><text:line-break/></text:span><text:span text:style-name="T122">“Sources for the encoding of Egyptian Hieroglyphs”, </text:span><text:span text:style-name="Υπερ-σύνδεση"><text:span text:style-name="T148">utc</text:span></text:span><text:span text:style-name="Υπερ-σύνδεση"><text:span text:style-name="T132"> 200</text:span></text:span><text:span text:style-name="Υπερ-σύνδεση"><text:span text:style-name="T133">6</text:span></text:span><text:span text:style-name="T129"><text:line-break/></text:span><text:span text:style-name="Προεπιλεγμένη_20_γραμματοσειρά"><text:span text:style-name="T134">“</text:span></text:span><text:span text:style-name="Προεπιλεγμένη_20_γραμματοσειρά"><text:span text:style-name="T132">Preliminary proposal for encoding the Meroitic script in the </text:span></text:span><text:span text:style-name="Προεπιλεγμένη_20_γραμματοσειρά"><text:span text:style-name="T162">SMP</text:span></text:span><text:span text:style-name="Προεπιλεγμένη_20_γραμματοσειρά"><text:span text:style-name="T132"> of the </text:span></text:span><text:span text:style-name="Προεπιλεγμένη_20_γραμματοσειρά"><text:span text:style-name="T162">UCS</text:span></text:span><text:span text:style-name="Προεπιλεγμένη_20_γραμματοσειρά"><text:span text:style-name="T134">”</text:span></text:span><text:span text:style-name="Προεπιλεγμένη_20_γραμματοσειρά"><text:span text:style-name="T132">, </text:span></text:span><text:span text:style-name="Υπερ-σύνδεση"><text:span text:style-name="T148">utc</text:span></text:span><text:span text:style-name="Υπερ-σύνδεση"><text:span text:style-name="T132"> 2008</text:span></text:span><text:span text:style-name="Προεπιλεγμένη_20_γραμματοσειρά"><text:span text:style-name="T132"><text:line-break/></text:span></text:span><text:span text:style-name="Προεπιλεγμένη_20_γραμματοσειρά"><text:span text:style-name="T134">“Proposal for encoding the Meroitic Hieroglyphic and the Meroitic Cursive...”</text:span></text:span><text:span text:style-name="Προεπιλεγμένη_20_γραμματοσειρά"><text:span text:style-name="T132">, </text:span></text:span><text:span text:style-name="Υπερ-σύνδεση"><text:span text:style-name="T148">utc</text:span></text:span><text:span text:style-name="Υπερ-σύνδεση"><text:span text:style-name="T132"> 200</text:span></text:span><text:span text:style-name="Υπερ-σύνδεση"><text:span text:style-name="T133">9</text:span></text:span></text:p>
      <text:p text:style-name="P153"><text:span text:style-name="Προεπιλεγμένη_20_γραμματοσειρά"><text:span text:style-name="T241">Pandey Anshuman, “Final Proposal to Encode Coptic Epact Numbers in </text:span></text:span><text:span text:style-name="Προεπιλεγμένη_20_γραμματοσειρά"><text:span text:style-name="T251">ISO/IEC</text:span></text:span><text:span text:style-name="Προεπιλεγμένη_20_γραμματοσειρά"><text:span text:style-name="T241"> 10646”</text:span></text:span><text:span text:style-name="Προεπιλεγμένη_20_γραμματοσειρά"><text:span text:style-name="T242">, </text:span></text:span><text:span text:style-name="Υπερ-σύνδεση"><text:span text:style-name="T148">utc</text:span></text:span><text:span text:style-name="Υπερ-σύνδεση"><text:span text:style-name="T132"> 20</text:span></text:span><text:span text:style-name="Υπερ-σύνδεση"><text:span text:style-name="T133">11</text:span></text:span></text:p>
      <text:p text:style-name="P159"><text:span text:style-name="T120">Michel Suignard, “</text:span><text:span text:style-name="T124">...</text:span><text:span text:style-name="T120"> extended Egyptian Hieroglyphs repertoire”, </text:span><text:span text:style-name="Υπερ-σύνδεση"><text:span text:style-name="T148">utc</text:span></text:span><text:span text:style-name="Υπερ-σύνδεση"><text:span text:style-name="T132"> 20</text:span></text:span><text:span text:style-name="Υπερ-σύνδεση"><text:span text:style-name="T133">16-17</text:span></text:span><text:span text:style-name="T124"> et al.</text:span></text:p>
      <text:p text:style-name="P160"><text:span text:style-name="T120">James P. Allen, “Middle Egyptian: An introduction to the language and culture of hieroglyphs”, </text:span><text:span text:style-name="T151">cup</text:span><text:span text:style-name="T120">, </text:span><text:span text:style-name="Υπερ-σύνδεση"><text:span text:style-name="T130">2010</text:span></text:span><text:span text:style-name="Υπερ-σύνδεση"><text:span text:style-name="T129"><text:line-break/></text:span></text:span><text:span text:style-name="Υπερ-σύνδεση"><text:span text:style-name="T135">“</text:span></text:span><text:span text:style-name="Υπερ-σύνδεση"><text:span text:style-name="T129">The Ancient Egyptian Language</text:span></text:span><text:span text:style-name="Υπερ-σύνδεση"><text:span text:style-name="T131">, An Historical Study</text:span></text:span><text:span text:style-name="Υπερ-σύνδεση"><text:span text:style-name="T135">”, </text:span></text:span><text:span text:style-name="Υπερ-σύνδεση"><text:span text:style-name="T149">cup</text:span></text:span><text:span text:style-name="Υπερ-σύνδεση"><text:span text:style-name="T135">, </text:span></text:span><text:span text:style-name="Υπερ-σύνδεση"><text:span text:style-name="T131">2013</text:span></text:span></text:p>
      <text:p text:style-name="P157">A. Erman and H. Grapow<text:span text:style-name="T209">,</text:span> <text:span text:style-name="T195">“</text:span>Wörterbuch der ägyptischen Sprache<text:span text:style-name="T195">”</text:span><text:span text:style-name="T199">,</text:span> Akademie-Verlag, Berlin<text:span text:style-name="T209">,</text:span> <text:span text:style-name="T287">1971</text:span></text:p>
      <text:p text:style-name="P159"><text:span text:style-name="T120">Raymond O. Faulkner, “A concise dictionary of Middle Egyptian”, Griffith Institute, Ashmolean Museum, </text:span><text:span text:style-name="Υπερ-σύνδεση"><text:span text:style-name="T130">1991</text:span></text:span></text:p>
      <text:p text:style-name="P157"><text:span text:style-name="T200">Mark Vygus, “Vygus Egyptian Dictionary”, </text:span><text:span text:style-name="T288">201</text:span><text:span text:style-name="T206">8</text:span></text:p>
      <text:p text:style-name="P159"><text:span text:style-name="Προεπιλεγμένη_20_γραμματοσειρά"><text:span text:style-name="T138">Kyriazis Neoklis, </text:span></text:span><text:span text:style-name="Προεπιλεγμένη_20_γραμματοσειρά"><text:span text:style-name="T136">“</text:span></text:span><text:span text:style-name="Προεπιλεγμένη_20_γραμματοσειρά"><text:span text:style-name="T138">Hieroglyphic Document Editor for</text:span></text:span><text:span text:style-name="Προεπιλεγμένη_20_γραμματοσειρά"><text:span text:style-name="T150"> gnu-linux</text:span></text:span><text:span text:style-name="Προεπιλεγμένη_20_γραμματοσειρά"><text:span text:style-name="T136">”</text:span></text:span><text:span text:style-name="Προεπιλεγμένη_20_γραμματοσειρά"><text:span text:style-name="T137">,</text:span></text:span><text:span text:style-name="Προεπιλεγμένη_20_γραμματοσειρά"><text:span text:style-name="T136"> </text:span></text:span><text:a xlink:type="simple" xlink:href="http://www.qsl.net/5b4az/" text:style-name="Internet_20_link" text:visited-style-name="Visited_20_Internet_20_Link"><text:span text:style-name="Υπερ-σύνδεση"><text:span text:style-name="T228">2012</text:span></text:span></text:a></text:p>
      <text:p text:style-name="P157"><text:span text:style-name="T288">Saqqara Technology Ltd.</text:span><text:span text:style-name="T200">, “</text:span><text:span text:style-name="T288">InScribe </text:span><text:span text:style-name="T250">2004</text:span><text:span text:style-name="T288"> Sign List</text:span><text:span text:style-name="T200">”, </text:span><text:span text:style-name="T288">2004</text:span></text:p>
      <text:p text:style-name="P157"><text:span text:style-name="T288">Bob Richmond</text:span><text:span text:style-name="T200">, “</text:span><text:span text:style-name="T244">egpz</text:span><text:span text:style-name="T288"> </text:span><text:span text:style-name="T250">1.0</text:span><text:span text:style-name="T288"> </text:span><text:span text:style-name="T200">Beta</text:span><text:span text:style-name="T288"> </text:span><text:span text:style-name="T200">S</text:span><text:span text:style-name="T288">pecification</text:span><text:span text:style-name="T200">”, </text:span><text:span text:style-name="T288">2007</text:span></text:p>
      <text:p text:style-name="P157"><text:span text:style-name="T207">Marwan Kilani, “EgyptianHiero font”, </text:span><text:span text:style-name="T208">version </text:span><text:span text:style-name="T207">3.02</text:span></text:p>
      <text:p text:style-name="P157"><text:span text:style-name="T204">The Unicode Consortium. </text:span><text:span text:style-name="T205">The Unicode Standard</text:span><text:span text:style-name="T204">.</text:span></text:p>
      <text:p text:style-name="P84"><text:span text:style-name="Προεπιλεγμένη_20_γραμματοσειρά"><text:span text:style-name="T238"/></text:span></text:p>
      <text:p text:style-name="P4">Basic characters</text:p>
      <text:p text:style-name="P5"/>
      <text:p text:style-name="P2"><text:span text:style-name="Προεπιλεγμένη_20_γραμματοσειρά"><text:span text:style-name="T43">! " # $ % &amp; ' ( ) * + , - . / 0 1 2 3 4 5 6 7 8 9 : ; &lt; = &gt; ? @ A B C D E F G H I J K L M N O P Q R S T U V W X Y Z [ \ ] ^ _ ` a b c d e f g h i j k l m n o p q r s t u v w x y z { | } ~ ¤ ¦ § « ¬</text:span></text:span><text:span text:style-name="Προεπιλεγμένη_20_γραμματοσειρά"><text:span text:style-name="T44"> </text:span></text:span><text:span text:style-name="Προεπιλεγμένη_20_γραμματοσειρά"><text:span text:style-name="T43">° ¶ • » × ◌͠</text:span></text:span><text:span text:style-name="Προεπιλεγμένη_20_γραμματοσειρά"><text:span text:style-name="T266">◌</text:span></text:span><text:span text:style-name="Προεπιλεγμένη_20_γραμματοσειρά"><text:span text:style-name="T43"> ‐ ‒ – — ― ‖ ‘ ’ ‚ ‛ “ ” „ ‟ † ‡ • … ′ ″ ‴ ‵ ‶ ‷ ‹ › ⁕ </text:span></text:span><text:span text:style-name="Προεπιλεγμένη_20_γραμματοσειρά"><text:span text:style-name="T230">⁖ ⁘ ⁝ − ∙ ∣ ⋖ ⋗ ⋯ ⋰</text:span></text:span><text:span text:style-name="Προεπιλεγμένη_20_γραμματοσειρά"><text:span text:style-name="T43"> ▒ ◌ ☥ </text:span></text:span><text:span text:style-name="Προεπιλεγμένη_20_γραμματοσειρά"><text:span text:style-name="T230">☦ ☨ </text:span></text:span><text:span text:style-name="Προεπιλεγμένη_20_γραμματοσειρά"><text:span text:style-name="T43">⟦ ⟧ ⟨ ⟩ ⟪ ⟫ ⟮ ⟯ ⸨ ⸩ ◌︠</text:span></text:span><text:span text:style-name="Προεπιλεγμένη_20_γραμματοσειρά"><text:span text:style-name="T45"> </text:span></text:span><text:span text:style-name="Προεπιλεγμένη_20_γραμματοσειρά"><text:span text:style-name="T43">◌︡ ◌︢</text:span></text:span><text:span text:style-name="Προεπιλεγμένη_20_γραμματοσειρά"><text:span text:style-name="T45"> </text:span></text:span><text:span text:style-name="Προεπιλεγμένη_20_γραμματοσειρά"><text:span text:style-name="T43">◌︣ ◌︤</text:span></text:span><text:span text:style-name="Προεπιλεγμένη_20_γραμματοσειρά"><text:span text:style-name="T45"> </text:span></text:span><text:span text:style-name="Προεπιλεγμένη_20_γραμματοσειρά"><text:span text:style-name="T43">◌︦</text:span></text:span><text:span text:style-name="Προεπιλεγμένη_20_γραμματοσειρά"><text:span text:style-name="T45"> </text:span></text:span><text:span text:style-name="Προεπιλεγμένη_20_γραμματοσειρά"><text:span text:style-name="T43">◌︥ </text:span></text:span><text:span text:style-name="Προεπιλεγμένη_20_γραμματοσειρά"><text:span text:style-name="T46">💻</text:span></text:span><text:span text:style-name="Προεπιλεγμένη_20_γραμματοσειρά"><text:span text:style-name="T43"> </text:span></text:span><text:span text:style-name="Προεπιλεγμένη_20_γραμματοσειρά"><text:span text:style-name="T46">🖳</text:span></text:span><text:span text:style-name="Προεπιλεγμένη_20_γραμματοσειρά"><text:span text:style-name="T263"> </text:span></text:span><text:span text:style-name="Προεπιλεγμένη_20_γραμματοσειρά"><text:span text:style-name="T264">(</text:span></text:span><text:span text:style-name="Προεπιλεγμένη_20_γραμματοσειρά"><text:span text:style-name="T265">u+1f4bb u+1f5b3</text:span></text:span><text:span text:style-name="Προεπιλεγμένη_20_γραμματοσειρά"><text:span text:style-name="T264">)</text:span></text:span></text:p>
      <text:p text:style-name="P11"/>
      <text:p text:style-name="P30">Meroitic<text:span text:style-name="T281"> Hieroglyphs</text:span> <text:span text:style-name="T252">(</text:span><text:span text:style-name="T8">salt</text:span><text:span text:style-name="T252">)</text:span></text:p>
      <text:p text:style-name="P55"/>
      <text:p text:style-name="P61"><text:span text:style-name="T224">𐦀 𐦁 𐦂 𐦃 𐦄 𐦅 𐦆 𐦇 𐦈 𐦉 𐦊 𐦋 𐦌 𐦍 𐦎 𐦏 𐦐 𐦑 𐦒 𐦓 𐦔 𐦕 𐦖 𐦗 </text:span><text:span text:style-name="T9">𐦗</text:span><text:span text:style-name="T224"> 𐦘 </text:span><text:span text:style-name="T9">𐦘</text:span><text:span text:style-name="T224"> 𐦙 𐦚 𐦛 𐦜 𐦝 𐦞 𐦟</text:span></text:p>
      <text:p text:style-name="P10"/>
      <text:p text:style-name="P31">Meroitic<text:span text:style-name="T281"> Cursive (</text:span><text:span text:style-name="T8">salt</text:span><text:span text:style-name="T252">)</text:span></text:p>
      <text:p text:style-name="P56"/>
      <text:p text:style-name="P62"><text:span text:style-name="T224">𐦠 𐦡 𐦢 𐦣 𐦤 𐦥 𐦦 𐦧 𐦨 𐦩 𐦪 </text:span><text:span text:style-name="T9">𐦪</text:span><text:span text:style-name="T224"> 𐦫 𐦬 𐦭 𐦮 𐦯 𐦰 </text:span><text:span text:style-name="T9">𐦰</text:span><text:span text:style-name="T224"> 𐦱 𐦲 𐦳 𐦴 𐦵 𐦶 𐦷 𐦾 𐦿</text:span></text:p>
      <text:p text:style-name="P10"/>
      <text:p text:style-name="P31">Meroitic<text:span text:style-name="T281"> Cursive; numbers</text:span></text:p>
      <text:p text:style-name="P56"/>
      <text:p text:style-name="P61"><text:span text:style-name="T224">𐦼 𐦽 𐧀 𐧁 𐧂 𐧃 𐧄 𐧅 𐧆 𐧇 𐧈 𐧉 𐧊 𐧋 𐧌 𐧍 𐧎 𐧏 𐧒 𐧓 𐧔 𐧕 𐧖 𐧗 𐧘 𐧙 𐧚 𐧛 𐧜 𐧝 𐧞 𐧟 𐧠 𐧡 𐧢 𐧣 𐧤 𐧥 𐧦 𐧧 𐧨 𐧩 𐧪 𐧫 𐧬 𐧭 𐧮 𐧯 𐧰 𐧱 𐧲 𐧳 𐧴 𐧵 𐧶 𐧷 𐧸 𐧹 𐧺 𐧻 𐧼 𐧽 𐧾 𐧿</text:span><text:span text:style-name="T218"> </text:span></text:p>
      <text:p text:style-name="P36"/>
      <text:p text:style-name="P42"><text:span text:style-name="T171">Meroitic</text:span><text:span text:style-name="T172"> Cursive; </text:span><text:span text:style-name="T180">symbols in </text:span><text:span text:style-name="T247">plane</text:span><text:span text:style-name="T180"> </text:span><text:span text:style-name="T249">15</text:span></text:p>
      <text:p text:style-name="P37"/>
      <text:p text:style-name="P121">󰦃 󰦄 󰦅 󰦆 󰦇 󰦈 󰦉 󰦊 󰦋 󰦌 󰦍 󰦎 󰦏 󰦐 󰦑 󰦒 󰦔 󰦕 󰦖</text:p>
      <text:p text:style-name="P29"/>
      <text:p text:style-name="P12"><text:soft-page-break/>Coptic</text:p>
      <text:p text:style-name="P7"/>
      <text:p text:style-name="P2"><text:span text:style-name="Προεπιλεγμένη_20_γραμματοσειρά"><text:span text:style-name="T80">Ͳ ͳ</text:span></text:span><text:span text:style-name="Προεπιλεγμένη_20_γραμματοσειρά"><text:span text:style-name="T63"> </text:span></text:span><text:span text:style-name="Προεπιλεγμένη_20_γραμματοσειρά"><text:span text:style-name="T60">Ϡ ϡ Ϣ ϣ Ϥ ϥ Ϧ ϧ Ϩ ϩ Ϫ ϫ Ϭ ϭ Ϯ ϯ Ⲁ ⲁ Ⲃ ⲃ Ⲅ ⲅ Ⲇ ⲇ Ⲉ ⲉ Ⲋ ⲋ Ⲍ ⲍ Ⲏ ⲏ Ⲑ ⲑ Ⲓ ⲓ Ⲕ ⲕ Ⲗ ⲗ Ⲙ ⲙ Ⲛ ⲛ Ⲝ ⲝ Ⲟ ⲟ Ⲡ ⲡ Ⲣ ⲣ Ⲥ ⲥ Ⲧ ⲧ Ⲩ ⲩ Ⲫ ⲫ Ⲭ ⲭ Ⲯ ⲯ Ⲱ ⲱ Ⲳ ⲳ Ⲵ ⲵ Ⲷ ⲷ Ⲹ ⲹ Ⲻ ⲻ Ⲽ ⲽ Ⲿ ⲿ Ⳁ ⳁ Ⳃ ⳃ Ⳅ ⳅ Ⳇ ⳇ Ⳉ ⳉ Ⳋ ⳋ Ⳍ ⳍ Ⳏ ⳏ Ⳑ ⳑ Ⳓ ⳓ Ⳕ ⳕ Ⳗ ⳗ Ⳙ ⳙ Ⳛ ⳛ Ⳝ ⳝ Ⳟ ⳟ Ⳡ ⳡ Ⳣ ⳣ ⳤ ⳥ ⳦ ⳧ </text:span></text:span><text:span text:style-name="Προεπιλεγμένη_20_γραμματοσειρά"><text:span text:style-name="T62">U+2ce8</text:span></text:span><text:span text:style-name="Προεπιλεγμένη_20_γραμματοσειρά"><text:span text:style-name="T60"> ⳩ ⳪ Ⳬ ⳬ Ⳮ </text:span></text:span><text:span text:style-name="Προεπιλεγμένη_20_γραμματοσειρά"><text:span text:style-name="T64">ⳮ</text:span></text:span><text:span text:style-name="Προεπιλεγμένη_20_γραμματοσειρά"><text:span text:style-name="T66"> </text:span></text:span><text:span text:style-name="Προεπιλεγμένη_20_γραμματοσειρά"><text:span text:style-name="T79">◌⳯</text:span></text:span><text:span text:style-name="Προεπιλεγμένη_20_γραμματοσειρά"><text:span text:style-name="T267">◌</text:span></text:span><text:span text:style-name="Προεπιλεγμένη_20_γραμματοσειρά"><text:span text:style-name="T67"> </text:span></text:span><text:span text:style-name="Προεπιλεγμένη_20_γραμματοσειρά"><text:span text:style-name="T79">◌⳰</text:span></text:span><text:span text:style-name="Προεπιλεγμένη_20_γραμματοσειρά"><text:span text:style-name="T67"> </text:span></text:span><text:span text:style-name="Προεπιλεγμένη_20_γραμματοσειρά"><text:span text:style-name="T79">◌⳱</text:span></text:span><text:span text:style-name="Προεπιλεγμένη_20_γραμματοσειρά"><text:span text:style-name="T66"> </text:span></text:span><text:span text:style-name="Προεπιλεγμένη_20_γραμματοσειρά"><text:span text:style-name="T64">Ⳳ</text:span></text:span><text:span text:style-name="Προεπιλεγμένη_20_γραμματοσειρά"><text:span text:style-name="T60"> ⳳ ⳹ ⳺ ⳻ ⳼ ⳽</text:span></text:span><text:span text:style-name="Προεπιλεγμένη_20_γραμματοσειρά"><text:span text:style-name="T61"> </text:span></text:span><text:span text:style-name="Προεπιλεγμένη_20_γραμματοσειρά"><text:span text:style-name="T60">⳾ ⳿ </text:span></text:span><text:span text:style-name="Προεπιλεγμένη_20_γραμματοσειρά"><text:span text:style-name="T64">◌𐋠 𐋡 𐋢 𐋣 𐋤 𐋥 𐋦 𐋧 𐋨 𐋩 𐋪 𐋫</text:span></text:span><text:span text:style-name="Προεπιλεγμένη_20_γραμματοσειρά"><text:span text:style-name="T65"> </text:span></text:span><text:span text:style-name="Προεπιλεγμένη_20_γραμματοσειρά"><text:span text:style-name="T64">𐋬 𐋭 𐋮 𐋯 𐋰 𐋱 𐋲 𐋳 𐋴 𐋵 𐋶 𐋷 𐋸 𐋹 𐋺 𐋻</text:span></text:span></text:p>
      <text:p text:style-name="P8"/>
      <text:p text:style-name="P14"><text:span text:style-name="T93">Coptic</text:span><text:span text:style-name="T94">; OpenType</text:span><text:span text:style-name="T95"> (</text:span><text:span text:style-name="T96">m</text:span><text:span text:style-name="T95">ark</text:span><text:span text:style-name="T97">, liga, dlig, aalt, ss</text:span><text:span text:style-name="T157">01</text:span><text:span text:style-name="T97">, ss</text:span><text:span text:style-name="T157">0</text:span><text:span text:style-name="T158">2</text:span><text:span text:style-name="T97">, ss</text:span><text:span text:style-name="T157">0</text:span><text:span text:style-name="T158">3</text:span><text:span text:style-name="T95">)</text:span></text:p>
      <text:p text:style-name="P8"/>
      <text:p text:style-name="P78">ϣ̂ϥ̂ϧ̂ϩ̂ϫ̂ϭ̂ϯ̂ⲁ̂ⲃ̂ⲅ̂ⲇ̂ⲉ̂ⲋ̂ⲍ̂ⲏ̂ⲑ̂ⲓ̂ⲕ̂ⲗ̂ⲙ̂ⲛ̂ⲝ̂ⲟ̂ⲡ̂ⲣ̂ⲥ̂ⲧ̂ⲩ̂ⲫ̂ⲭ̂ⲯ̂ⲱ̂</text:p>
      <text:p text:style-name="P148">ϣ̄ϥ̄ϧ̄ϩ̄ϫ̄ϭ̄ϯ̄ⲁ̄ⲃ̄ⲅ̄ⲇ̄ⲉ̄ⲋ̄ⲍ̄ⲏ̄ⲑ̄ⲓ̄ⲕ̄ⲗ̄ⲙ̄ⲛ̄ⲝ̄ⲟ̄ⲡ̄ⲣ̄ⲥ̄ⲧ̄ⲩ̄ⲫ̄ⲭ̄ⲯ̄ⲱ̄</text:p>
      <text:p text:style-name="P142">ϣ̅ϥ̅ϧ̅ϩ̅ϫ̅ϭ̅ϯ̅ⲁ̅ⲃ̅ⲅ̅ⲇ̅ⲉ̅ⲋ̅ⲍ̅ⲏ̅ⲑ̅ⲓ̅ⲕ̅ⲗ̅ⲙ̅ⲛ̅ⲝ̅ⲟ̅ⲡ̅ⲣ̅ⲥ̅ⲧ̅ⲩ̅ⲫ̅ⲭ̅ⲯ̅<text:span text:style-name="T279">ⲱ̅⳨̅</text:span></text:p>
      <text:p text:style-name="P149">ϣ̇ϥ̇ϧ̇ϩ̇ϫ̇ϭ̇ϯ̇ⲁ̇ⲃ̇ⲅ̇ⲇ̇ⲉ̇ⲋ̇ⲍ̇ⲏ̇ⲑ̇ⲓ̇ⲕ̇ⲗ̇ⲙ̇ⲛ̇ⲝ̇ⲟ̇ⲡ̇ⲣ̇ⲥ̇ⲧ̇ⲩ̇ⲫ̇ⲭ̇ⲯ̇ⲱ̇</text:p>
      <text:p text:style-name="P143">ϣ̈ϥ̈ϧ̈ϩ̈ϫ̈ϭ̈ϯ̈ⲁ̈ⲃ̈ⲅ̈ⲇ̈ⲉ̈ⲋ̈ⲍ̈ⲏ̈ⲑ̈ⲓ̈ⲕ̈ⲗ̈ⲙ̈ⲛ̈ⲝ̈ⲟ̈ⲡ̈ⲣ̈ⲥ̈ⲧ̈ⲩ̈ⲫ̈ⲭ̈ⲯ̈ⲱ̈</text:p>
      <text:p text:style-name="P144">ϣ̊ϥ̊ϧ̊ϩ̊ϫ̊ϭ̊ϯ̊ⲁ̊ⲃ̊ⲅ̊ⲇ̊ⲉ̊ⲋ̊ⲍ̊ⲏ̊ⲑ̊ⲓ̊ⲕ̊ⲗ̊ⲙ̊ⲛ̊ⲝ̊ⲟ̊ⲡ̊ⲣ̊ⲥ̊ⲧ̊ⲩ̊ⲫ̊ⲭ̊ⲯ̊ⲱ̊</text:p>
      <text:p text:style-name="P145">ϣ̑ϥ̑ϧ̑ϩ̑ϫ̑ϭ̑ϯ̑ⲁ̑ⲃ̑ⲅ̑ⲇ̑ⲉ̑ⲋ̑ⲍ̑ⲏ̑ⲑ̑ⲓ̑ⲕ̑ⲗ̑ⲙ̑ⲛ̑ⲝ̑ⲟ̑ⲡ̑ⲣ̑ⲥ̑ⲧ̑ⲩ̑ⲫ̑ⲭ̑ⲯ̑ⲱ̑</text:p>
      <text:p text:style-name="P146">ϣ̿ϥ̿ϧ̿ϩ̿ϫ̿ϭ̿ϯ̿ⲁ̿ⲃ̿ⲅ̿ⲇ̿ⲉ̿ⲋ̿ⲍ̿ⲏ̿ⲑ̿ⲓ̿ⲕ̿ⲗ̿ⲙ̿ⲛ̿ⲝ̿ⲟ̿ⲡ̿ⲣ̿ⲥ̿ⲧ̿ⲩ̿ⲫ̿ⲭ̿ⲯ̿ⲱ̿<text:span text:style-name="T278">⳨̿</text:span></text:p>
      <text:p text:style-name="P147">ϣ̿ϥ̿ϧ̿ϩ̿ϫ̿ϭ̿ϯ̿ⲁ̿ⲃ̿ⲅ̿ⲇ̿ⲉ̿ⲋ̿ⲍ̿ⲏ̿ⲑ̿ⲓ̿ⲕ̿ⲗ̿ⲙ̿ⲛ̿ⲝ̿ⲟ̿ⲡ̿ⲣ̿ⲥ̿ⲧ̿ⲩ̿ⲫ̿ⲭ̿ⲯ̿ⲱ̿⳨̿</text:p>
      <text:p text:style-name="P150">ϣ⳰ϥ⳰ϧ⳰ϩ⳰ϫ⳰ϭ⳰ϯ⳰ⲁ⳰ⲃ⳰ⲅ⳰ⲇ⳰ⲉ⳰ⲋ⳰ⲍ⳰ⲏ⳰ⲑ⳰ⲓ⳰ⲕ⳰ⲗ⳰ⲙ⳰ⲛ⳰ⲝ⳰ⲟ⳰ⲡ⳰ⲣ⳰ⲥ⳰ⲧ⳰ⲩ⳰ⲫ⳰ⲭ⳰ⲯ⳰ⲱ⳰</text:p>
      <text:p text:style-name="P151">ϣ⳱ϥ⳱ϧ⳱ϩ⳱ϫ⳱ϭ⳱ϯ⳱ⲁ⳱ⲃ⳱ⲅ⳱ⲇ⳱ⲉ⳱ⲋ⳱ⲍ⳱ⲏ⳱ⲑ⳱ⲓ⳱ⲕ⳱ⲗ⳱ⲙ⳱ⲛ⳱ⲝ⳱ⲟ⳱ⲡ⳱ⲣ⳱ⲥ⳱ⲧ⳱ⲩ⳱ⲫ⳱ⲭ⳱ⲯ⳱ⲱ⳱</text:p>
      <text:p text:style-name="P76"><text:span text:style-name="T74">𐋡𐋠</text:span><text:span text:style-name="T75"> </text:span><text:span text:style-name="T74">𐋢𐋠</text:span><text:span text:style-name="T75"> </text:span><text:span text:style-name="T74">𐋣𐋠</text:span><text:span text:style-name="T75"> </text:span><text:span text:style-name="T74">𐋤𐋠</text:span><text:span text:style-name="T75"> </text:span><text:span text:style-name="T74">𐋥𐋠</text:span><text:span text:style-name="T75"> </text:span><text:span text:style-name="T74">𐋦𐋠</text:span><text:span text:style-name="T75"> </text:span><text:span text:style-name="T74">𐋧𐋠</text:span><text:span text:style-name="T75"> </text:span><text:span text:style-name="T74">𐋨𐋠</text:span><text:span text:style-name="T75"> </text:span><text:span text:style-name="T74">𐋩𐋠</text:span><text:span text:style-name="T75"> </text:span><text:span text:style-name="T74">𐋪𐋠</text:span><text:span text:style-name="T75"> </text:span><text:span text:style-name="T74">𐋫𐋠</text:span><text:span text:style-name="T75"> </text:span><text:span text:style-name="T70">𐋫𐋠</text:span><text:span text:style-name="T75"> </text:span><text:span text:style-name="T74">𐋬𐋠</text:span><text:span text:style-name="T75"> </text:span><text:span text:style-name="T74">𐋭𐋠</text:span><text:span text:style-name="T75"> </text:span><text:span text:style-name="T74">𐋮𐋠</text:span><text:span text:style-name="T75"> </text:span><text:span text:style-name="T74">𐋮𐋠</text:span><text:span text:style-name="T75"> </text:span><text:span text:style-name="T74">𐋯𐋠</text:span><text:span text:style-name="T75"> </text:span><text:span text:style-name="T74">𐋰𐋠</text:span><text:span text:style-name="T75"> </text:span><text:span text:style-name="T74">𐋱𐋠</text:span><text:span text:style-name="T75"> </text:span><text:span text:style-name="T74">𐋲𐋠</text:span><text:span text:style-name="T75"> </text:span><text:span text:style-name="T74">𐋳𐋠</text:span><text:span text:style-name="T75"> </text:span><text:span text:style-name="T74">𐋴𐋠</text:span><text:span text:style-name="T75"> </text:span><text:span text:style-name="T74">𐋵𐋠</text:span><text:span text:style-name="T75"> </text:span><text:span text:style-name="T74">𐋶𐋠</text:span><text:span text:style-name="T75"> </text:span><text:span text:style-name="T74">𐋷𐋠</text:span><text:span text:style-name="T75"> </text:span><text:span text:style-name="T74">𐋸𐋠</text:span><text:span text:style-name="T75"> </text:span><text:span text:style-name="T74">𐋹𐋠</text:span><text:span text:style-name="T75"> </text:span><text:span text:style-name="T74">𐋹𐋠</text:span><text:span text:style-name="T75"> </text:span><text:span text:style-name="T74">𐋺𐋠</text:span><text:span text:style-name="T75"> </text:span><text:span text:style-name="T70">𐋻𐋠</text:span><text:span text:style-name="T71"> </text:span><text:span text:style-name="T74">𐋻𐋠</text:span><text:span text:style-name="T75"> </text:span><text:span text:style-name="T72">𐋻𐋠</text:span><text:span text:style-name="T73"> </text:span><text:span text:style-name="T83">𐋻𐋠</text:span></text:p>
      <text:p text:style-name="P76"><text:span text:style-name="T91">𐋪</text:span><text:span text:style-name="T167"> </text:span><text:span text:style-name="T91">𐋩</text:span><text:span text:style-name="T92"> </text:span><text:span text:style-name="T91">𐋨</text:span><text:span text:style-name="T92"> </text:span><text:span text:style-name="T91">𐋧</text:span><text:span text:style-name="T92"> </text:span><text:span text:style-name="T91">𐋦</text:span><text:span text:style-name="T92"> </text:span><text:span text:style-name="T91">𐋥</text:span><text:span text:style-name="T92"> </text:span><text:span text:style-name="T91">𐋤</text:span><text:span text:style-name="T92"> </text:span><text:span text:style-name="T91">𐋣</text:span><text:span text:style-name="T92"> </text:span><text:span text:style-name="T87">𐋥</text:span><text:span text:style-name="T88"> </text:span><text:span text:style-name="T70">⳽</text:span><text:span text:style-name="T71"> </text:span><text:span text:style-name="T87">𐋣</text:span><text:span text:style-name="T88"> </text:span><text:span text:style-name="T70">𐋨</text:span><text:span text:style-name="T71"> </text:span><text:span text:style-name="T70">𐋫</text:span><text:span text:style-name="T71"> </text:span><text:span text:style-name="T70">𐋮</text:span><text:span text:style-name="T71"> </text:span><text:span text:style-name="T70">𐋱</text:span><text:span text:style-name="T71"> </text:span><text:span text:style-name="T70">𐋶</text:span><text:span text:style-name="T71"> </text:span><text:span text:style-name="T72">𐋶</text:span><text:span text:style-name="T73"> </text:span><text:span text:style-name="T83">𐋶</text:span><text:span text:style-name="T85"> </text:span><text:span text:style-name="T70">𐋸</text:span><text:span text:style-name="T71"> </text:span><text:span text:style-name="T70">𐋹</text:span><text:span text:style-name="T71"> </text:span><text:span text:style-name="T70">𐋻</text:span><text:span text:style-name="T71"> </text:span><text:span text:style-name="T72">𐋻</text:span><text:span text:style-name="T73"> </text:span><text:span text:style-name="T83">𐋻</text:span><text:span text:style-name="T84"> </text:span><text:span text:style-name="Προεπιλεγμένη_20_γραμματοσειρά"><text:span text:style-name="T86">ⲡⲟⲥ</text:span></text:span><text:span text:style-name="Προεπιλεγμένη_20_γραμματοσειρά"><text:span text:style-name="T78"> </text:span></text:span><text:span text:style-name="T89">ⲁ</text:span><text:span text:style-name="T90"> </text:span><text:span text:style-name="T89">ⲇ</text:span><text:span text:style-name="T90"> </text:span><text:span text:style-name="T89">ⲕ</text:span><text:span text:style-name="T90"> </text:span><text:span text:style-name="T89">ⲗ</text:span><text:span text:style-name="T90"> </text:span><text:span text:style-name="T89">ⲙ</text:span><text:span text:style-name="T90"> </text:span><text:span text:style-name="T89">ⲝ</text:span><text:span text:style-name="T90"> </text:span><text:span text:style-name="T89">ⲣ</text:span><text:span text:style-name="T90"> </text:span><text:span text:style-name="T89">ⲫ</text:span><text:span text:style-name="T90"> </text:span><text:span text:style-name="T76">𐅟</text:span><text:span text:style-name="T77"> </text:span><text:span text:style-name="T76">𐅱</text:span><text:span text:style-name="T77"> </text:span><text:span text:style-name="T76">𐆄</text:span><text:span text:style-name="T77"> </text:span><text:span text:style-name="T76">𐆌</text:span><text:span text:style-name="T77"> </text:span><text:span text:style-name="T76">𐆍</text:span><text:span text:style-name="T77"> </text:span><text:span text:style-name="T81">ⲙ</text:span><text:span text:style-name="T82"> </text:span><text:span text:style-name="T81">ⲛ</text:span></text:p>
      <text:p text:style-name="P85"/>
      <text:p text:style-name="P15"><text:span text:style-name="T93">Coptic</text:span><text:span text:style-name="T105"> Numbers</text:span></text:p>
      <text:p text:style-name="P9"/>
      <table:table table:name="Πίνακας3" table:style-name="Πίνακας3">
        <table:table-column table:style-name="Πίνακας3.A"/>
        <table:table-column table:style-name="Πίνακας3.B"/>
        <table:table-column table:style-name="Πίνακας3.C"/>
        <table:table-column table:style-name="Πίνακας3.D"/>
        <table:table-column table:style-name="Πίνακας3.E"/>
        <table:table-column table:style-name="Πίνακας3.F"/>
        <table:table-column table:style-name="Πίνακας3.G"/>
        <table:table-column table:style-name="Πίνακας3.D"/>
        <table:table-column table:style-name="Πίνακας3.I"/>
        <table:table-column table:style-name="Πίνακας3.F"/>
        <table:table-column table:style-name="Πίνακας3.K"/>
        <table:table-column table:style-name="Πίνακας3.D"/>
        <table:table-column table:style-name="Πίνακας3.M"/>
        <table:table-column table:style-name="Πίνακας3.N"/>
        <table:table-row table:style-name="Πίνακας3.1">
          <table:table-cell table:style-name="Πίνακας3.A1" office:value-type="string">
            <text:p text:style-name="P115">1</text:p>
          </table:table-cell>
          <table:table-cell table:style-name="Πίνακας3.A1" office:value-type="string">
            <text:p text:style-name="P25">ⲁ̅</text:p>
          </table:table-cell>
          <table:table-cell table:style-name="Πίνακας3.A1" office:value-type="string">
            <text:p text:style-name="P75">𐋡</text:p>
          </table:table-cell>
          <table:table-cell table:style-name="Πίνακας3.A1" office:value-type="string">
            <text:p text:style-name="P112"/>
          </table:table-cell>
          <table:table-cell table:style-name="Πίνακας3.A1" office:value-type="string">
            <text:p text:style-name="P113">100</text:p>
          </table:table-cell>
          <table:table-cell table:style-name="Πίνακας3.A1" office:value-type="string">
            <text:p text:style-name="P13">ⲣ̅</text:p>
          </table:table-cell>
          <table:table-cell table:style-name="Πίνακας3.A1" office:value-type="string">
            <text:p text:style-name="P75">𐋳</text:p>
          </table:table-cell>
          <table:table-cell table:style-name="Πίνακας3.A1" office:value-type="string">
            <text:p text:style-name="P112"/>
          </table:table-cell>
          <table:table-cell table:style-name="Πίνακας3.A1" office:value-type="string">
            <text:p text:style-name="P113">10000</text:p>
          </table:table-cell>
          <table:table-cell table:style-name="Πίνακας3.A1" office:value-type="string">
            <text:p text:style-name="P19">ⲓ̿</text:p>
          </table:table-cell>
          <table:table-cell table:style-name="Πίνακας3.A1" office:value-type="string">
            <text:p text:style-name="P75">𐋪𐋠</text:p>
          </table:table-cell>
          <table:table-cell table:style-name="Πίνακας3.A1" office:value-type="string">
            <text:p text:style-name="P72"/>
          </table:table-cell>
          <table:table-cell table:style-name="Πίνακας3.A1" office:value-type="string">
            <text:p text:style-name="P115">1/10</text:p>
          </table:table-cell>
          <table:table-cell table:style-name="Πίνακας3.A1" office:value-type="string">
            <text:p text:style-name="P116">𐋪</text:p>
          </table:table-cell>
        </table:table-row>
        <table:table-row table:style-name="Πίνακας3.1">
          <table:table-cell table:style-name="Πίνακας3.A1" office:value-type="string">
            <text:p text:style-name="P115">2</text:p>
          </table:table-cell>
          <table:table-cell table:style-name="Πίνακας3.A1" office:value-type="string">
            <text:p text:style-name="P13">ⲃ̅</text:p>
          </table:table-cell>
          <table:table-cell table:style-name="Πίνακας3.A1" office:value-type="string">
            <text:p text:style-name="P75">𐋢</text:p>
          </table:table-cell>
          <table:table-cell table:style-name="Πίνακας3.A1" office:value-type="string">
            <text:p text:style-name="P112"/>
          </table:table-cell>
          <table:table-cell table:style-name="Πίνακας3.A1" office:value-type="string">
            <text:p text:style-name="P113">200</text:p>
          </table:table-cell>
          <table:table-cell table:style-name="Πίνακας3.A1" office:value-type="string">
            <text:p text:style-name="P13">ⲥ̅</text:p>
          </table:table-cell>
          <table:table-cell table:style-name="Πίνακας3.A1" office:value-type="string">
            <text:p text:style-name="P75">𐋴</text:p>
          </table:table-cell>
          <table:table-cell table:style-name="Πίνακας3.A1" office:value-type="string">
            <text:p text:style-name="P112"/>
          </table:table-cell>
          <table:table-cell table:style-name="Πίνακας3.A1" office:value-type="string">
            <text:p text:style-name="P113">20000</text:p>
          </table:table-cell>
          <table:table-cell table:style-name="Πίνακας3.A1" office:value-type="string">
            <text:p text:style-name="P19">ⲕ̿</text:p>
          </table:table-cell>
          <table:table-cell table:style-name="Πίνακας3.A1" office:value-type="string">
            <text:p text:style-name="P72"><text:span text:style-name="T223">𐋫𐋠</text:span><text:span text:style-name="T188"> </text:span><text:span text:style-name="T268">𐋫𐋠</text:span></text:p>
          </table:table-cell>
          <table:table-cell table:style-name="Πίνακας3.A1" office:value-type="string">
            <text:p text:style-name="P72"/>
          </table:table-cell>
          <table:table-cell table:style-name="Πίνακας3.A1" office:value-type="string">
            <text:p text:style-name="P114">1/9</text:p>
          </table:table-cell>
          <table:table-cell table:style-name="Πίνακας3.A1" office:value-type="string">
            <text:p text:style-name="P116">𐋩</text:p>
          </table:table-cell>
        </table:table-row>
        <table:table-row table:style-name="Πίνακας3.1">
          <table:table-cell table:style-name="Πίνακας3.A1" office:value-type="string">
            <text:p text:style-name="P115">3</text:p>
          </table:table-cell>
          <table:table-cell table:style-name="Πίνακας3.A1" office:value-type="string">
            <text:p text:style-name="P13">ⲅ̅</text:p>
          </table:table-cell>
          <table:table-cell table:style-name="Πίνακας3.A1" office:value-type="string">
            <text:p text:style-name="P75">𐋣</text:p>
          </table:table-cell>
          <table:table-cell table:style-name="Πίνακας3.A1" office:value-type="string">
            <text:p text:style-name="P112"/>
          </table:table-cell>
          <table:table-cell table:style-name="Πίνακας3.A1" office:value-type="string">
            <text:p text:style-name="P113">300</text:p>
          </table:table-cell>
          <table:table-cell table:style-name="Πίνακας3.A1" office:value-type="string">
            <text:p text:style-name="P13">ⲧ̅</text:p>
          </table:table-cell>
          <table:table-cell table:style-name="Πίνακας3.A1" office:value-type="string">
            <text:p text:style-name="P75">𐋵</text:p>
          </table:table-cell>
          <table:table-cell table:style-name="Πίνακας3.A1" office:value-type="string">
            <text:p text:style-name="P112"/>
          </table:table-cell>
          <table:table-cell table:style-name="Πίνακας3.A1" office:value-type="string">
            <text:p text:style-name="P113">30000</text:p>
          </table:table-cell>
          <table:table-cell table:style-name="Πίνακας3.A1" office:value-type="string">
            <text:p text:style-name="P19">ⲗ̿</text:p>
          </table:table-cell>
          <table:table-cell table:style-name="Πίνακας3.A1" office:value-type="string">
            <text:p text:style-name="P75">𐋬𐋠</text:p>
          </table:table-cell>
          <table:table-cell table:style-name="Πίνακας3.A1" office:value-type="string">
            <text:p text:style-name="P72"/>
          </table:table-cell>
          <table:table-cell table:style-name="Πίνακας3.A1" office:value-type="string">
            <text:p text:style-name="P115">1/8</text:p>
          </table:table-cell>
          <table:table-cell table:style-name="Πίνακας3.A1" office:value-type="string">
            <text:p text:style-name="P116">𐋨</text:p>
          </table:table-cell>
        </table:table-row>
        <table:table-row table:style-name="Πίνακας3.1">
          <table:table-cell table:style-name="Πίνακας3.A1" office:value-type="string">
            <text:p text:style-name="P115">4</text:p>
          </table:table-cell>
          <table:table-cell table:style-name="Πίνακας3.A1" office:value-type="string">
            <text:p text:style-name="P13">ⲇ̅</text:p>
          </table:table-cell>
          <table:table-cell table:style-name="Πίνακας3.A1" office:value-type="string">
            <text:p text:style-name="P75">𐋤</text:p>
          </table:table-cell>
          <table:table-cell table:style-name="Πίνακας3.A1" office:value-type="string">
            <text:p text:style-name="P112"/>
          </table:table-cell>
          <table:table-cell table:style-name="Πίνακας3.A1" office:value-type="string">
            <text:p text:style-name="P113">400</text:p>
          </table:table-cell>
          <table:table-cell table:style-name="Πίνακας3.A1" office:value-type="string">
            <text:p text:style-name="P13">ⲩ̅</text:p>
          </table:table-cell>
          <table:table-cell table:style-name="Πίνακας3.A1" office:value-type="string">
            <text:p text:style-name="P72"><text:span text:style-name="T223">𐋶</text:span><text:span text:style-name="T272"> </text:span><text:span text:style-name="T269">𐋶 </text:span><text:span text:style-name="T274">𐋶 </text:span><text:span text:style-name="T276">𐋶</text:span></text:p>
          </table:table-cell>
          <table:table-cell table:style-name="Πίνακας3.A1" office:value-type="string">
            <text:p text:style-name="P112"/>
          </table:table-cell>
          <table:table-cell table:style-name="Πίνακας3.A1" office:value-type="string">
            <text:p text:style-name="P113">40000</text:p>
          </table:table-cell>
          <table:table-cell table:style-name="Πίνακας3.A1" office:value-type="string">
            <text:p text:style-name="P19">ⲙ̿</text:p>
          </table:table-cell>
          <table:table-cell table:style-name="Πίνακας3.A1" office:value-type="string">
            <text:p text:style-name="P75">𐋭𐋠</text:p>
          </table:table-cell>
          <table:table-cell table:style-name="Πίνακας3.A1" office:value-type="string">
            <text:p text:style-name="P72"/>
          </table:table-cell>
          <table:table-cell table:style-name="Πίνακας3.A1" office:value-type="string">
            <text:p text:style-name="P114">1/7</text:p>
          </table:table-cell>
          <table:table-cell table:style-name="Πίνακας3.A1" office:value-type="string">
            <text:p text:style-name="P116">𐋧</text:p>
          </table:table-cell>
        </table:table-row>
        <table:table-row table:style-name="Πίνακας3.1">
          <table:table-cell table:style-name="Πίνακας3.A1" office:value-type="string">
            <text:p text:style-name="P115">5</text:p>
          </table:table-cell>
          <table:table-cell table:style-name="Πίνακας3.A1" office:value-type="string">
            <text:p text:style-name="P13">ⲉ̅</text:p>
          </table:table-cell>
          <table:table-cell table:style-name="Πίνακας3.A1" office:value-type="string">
            <text:p text:style-name="P75">𐋥</text:p>
          </table:table-cell>
          <table:table-cell table:style-name="Πίνακας3.A1" office:value-type="string">
            <text:p text:style-name="P112"/>
          </table:table-cell>
          <table:table-cell table:style-name="Πίνακας3.A1" office:value-type="string">
            <text:p text:style-name="P113">500</text:p>
          </table:table-cell>
          <table:table-cell table:style-name="Πίνακας3.A1" office:value-type="string">
            <text:p text:style-name="P13">ⲫ̅</text:p>
          </table:table-cell>
          <table:table-cell table:style-name="Πίνακας3.A1" office:value-type="string">
            <text:p text:style-name="P75">𐋷</text:p>
          </table:table-cell>
          <table:table-cell table:style-name="Πίνακας3.A1" office:value-type="string">
            <text:p text:style-name="P112"/>
          </table:table-cell>
          <table:table-cell table:style-name="Πίνακας3.A1" office:value-type="string">
            <text:p text:style-name="P113">50000</text:p>
          </table:table-cell>
          <table:table-cell table:style-name="Πίνακας3.A1" office:value-type="string">
            <text:p text:style-name="P19">ⲛ̿</text:p>
          </table:table-cell>
          <table:table-cell table:style-name="Πίνακας3.A1" office:value-type="string">
            <text:p text:style-name="P72"><text:span text:style-name="T223">𐋮𐋠</text:span><text:span text:style-name="T188"> </text:span><text:span text:style-name="T268">𐋮𐋠</text:span></text:p>
          </table:table-cell>
          <table:table-cell table:style-name="Πίνακας3.A1" office:value-type="string">
            <text:p text:style-name="P72"/>
          </table:table-cell>
          <table:table-cell table:style-name="Πίνακας3.A1" office:value-type="string">
            <text:p text:style-name="P115">1/6</text:p>
          </table:table-cell>
          <table:table-cell table:style-name="Πίνακας3.A1" office:value-type="string">
            <text:p text:style-name="P116">𐋦</text:p>
          </table:table-cell>
        </table:table-row>
        <table:table-row table:style-name="Πίνακας3.1">
          <table:table-cell table:style-name="Πίνακας3.A1" office:value-type="string">
            <text:p text:style-name="P115">6</text:p>
          </table:table-cell>
          <table:table-cell table:style-name="Πίνακας3.A1" office:value-type="string">
            <text:p text:style-name="P13">ⲋ̅</text:p>
          </table:table-cell>
          <table:table-cell table:style-name="Πίνακας3.A1" office:value-type="string">
            <text:p text:style-name="P75">𐋦</text:p>
          </table:table-cell>
          <table:table-cell table:style-name="Πίνακας3.A1" office:value-type="string">
            <text:p text:style-name="P112"/>
          </table:table-cell>
          <table:table-cell table:style-name="Πίνακας3.A1" office:value-type="string">
            <text:p text:style-name="P113">600</text:p>
          </table:table-cell>
          <table:table-cell table:style-name="Πίνακας3.A1" office:value-type="string">
            <text:p text:style-name="P13">ⲭ̅</text:p>
          </table:table-cell>
          <table:table-cell table:style-name="Πίνακας3.A1" office:value-type="string">
            <text:p text:style-name="P72"><text:span text:style-name="T223">𐋸</text:span><text:span text:style-name="T272"> </text:span><text:span text:style-name="T269">𐋸</text:span></text:p>
          </table:table-cell>
          <table:table-cell table:style-name="Πίνακας3.A1" office:value-type="string">
            <text:p text:style-name="P112"/>
          </table:table-cell>
          <table:table-cell table:style-name="Πίνακας3.A1" office:value-type="string">
            <text:p text:style-name="P113">60000</text:p>
          </table:table-cell>
          <table:table-cell table:style-name="Πίνακας3.A1" office:value-type="string">
            <text:p text:style-name="P20">ⲝ̿</text:p>
          </table:table-cell>
          <table:table-cell table:style-name="Πίνακας3.A1" office:value-type="string">
            <text:p text:style-name="P75">𐋯𐋠</text:p>
          </table:table-cell>
          <table:table-cell table:style-name="Πίνακας3.A1" office:value-type="string">
            <text:p text:style-name="P72"/>
          </table:table-cell>
          <table:table-cell table:style-name="Πίνακας3.A1" office:value-type="string">
            <text:p text:style-name="P114">1/5</text:p>
          </table:table-cell>
          <table:table-cell table:style-name="Πίνακας3.A1" office:value-type="string">
            <text:p text:style-name="P116">𐋥</text:p>
          </table:table-cell>
        </table:table-row>
        <table:table-row table:style-name="Πίνακας3.1">
          <table:table-cell table:style-name="Πίνακας3.A1" office:value-type="string">
            <text:p text:style-name="P115">7</text:p>
          </table:table-cell>
          <table:table-cell table:style-name="Πίνακας3.A1" office:value-type="string">
            <text:p text:style-name="P13">ⲍ̅</text:p>
          </table:table-cell>
          <table:table-cell table:style-name="Πίνακας3.A1" office:value-type="string">
            <text:p text:style-name="P75">𐋧</text:p>
          </table:table-cell>
          <table:table-cell table:style-name="Πίνακας3.A1" office:value-type="string">
            <text:p text:style-name="P112"/>
          </table:table-cell>
          <table:table-cell table:style-name="Πίνακας3.A1" office:value-type="string">
            <text:p text:style-name="P113">700</text:p>
          </table:table-cell>
          <table:table-cell table:style-name="Πίνακας3.A1" office:value-type="string">
            <text:p text:style-name="P13">ⲯ̅</text:p>
          </table:table-cell>
          <table:table-cell table:style-name="Πίνακας3.A1" office:value-type="string">
            <text:p text:style-name="P72"><text:span text:style-name="T223">𐋹</text:span><text:span text:style-name="T188"> </text:span><text:span text:style-name="T268">𐋹</text:span></text:p>
          </table:table-cell>
          <table:table-cell table:style-name="Πίνακας3.A1" office:value-type="string">
            <text:p text:style-name="P112"/>
          </table:table-cell>
          <table:table-cell table:style-name="Πίνακας3.A1" office:value-type="string">
            <text:p text:style-name="P113">70000</text:p>
          </table:table-cell>
          <table:table-cell table:style-name="Πίνακας3.A1" office:value-type="string">
            <text:p text:style-name="P20">ⲟ̿</text:p>
          </table:table-cell>
          <table:table-cell table:style-name="Πίνακας3.A1" office:value-type="string">
            <text:p text:style-name="P75">𐋰𐋠</text:p>
          </table:table-cell>
          <table:table-cell table:style-name="Πίνακας3.A1" office:value-type="string">
            <text:p text:style-name="P72"/>
          </table:table-cell>
          <table:table-cell table:style-name="Πίνακας3.A1" office:value-type="string">
            <text:p text:style-name="P115">1/4</text:p>
          </table:table-cell>
          <table:table-cell table:style-name="Πίνακας3.A1" office:value-type="string">
            <text:p text:style-name="P116">𐋤</text:p>
          </table:table-cell>
        </table:table-row>
        <table:table-row table:style-name="Πίνακας3.1">
          <table:table-cell table:style-name="Πίνακας3.A1" office:value-type="string">
            <text:p text:style-name="P113">8</text:p>
          </table:table-cell>
          <table:table-cell table:style-name="Πίνακας3.A1" office:value-type="string">
            <text:p text:style-name="P13">ⲏ̅</text:p>
          </table:table-cell>
          <table:table-cell table:style-name="Πίνακας3.A1" office:value-type="string">
            <text:p text:style-name="P72"><text:span text:style-name="T223">𐋨</text:span><text:span text:style-name="T272"> </text:span><text:span text:style-name="T269">𐋨</text:span></text:p>
          </table:table-cell>
          <table:table-cell table:style-name="Πίνακας3.A1" office:value-type="string">
            <text:p text:style-name="P112"/>
          </table:table-cell>
          <table:table-cell table:style-name="Πίνακας3.A1" office:value-type="string">
            <text:p text:style-name="P113">800</text:p>
          </table:table-cell>
          <table:table-cell table:style-name="Πίνακας3.A1" office:value-type="string">
            <text:p text:style-name="P13">ⲱ̅</text:p>
          </table:table-cell>
          <table:table-cell table:style-name="Πίνακας3.A1" office:value-type="string">
            <text:p text:style-name="P75">𐋺</text:p>
          </table:table-cell>
          <table:table-cell table:style-name="Πίνακας3.A1" office:value-type="string">
            <text:p text:style-name="P112"/>
          </table:table-cell>
          <table:table-cell table:style-name="Πίνακας3.A1" office:value-type="string">
            <text:p text:style-name="P113">80000</text:p>
          </table:table-cell>
          <table:table-cell table:style-name="Πίνακας3.A1" office:value-type="string">
            <text:p text:style-name="P20">ⲡ̿</text:p>
          </table:table-cell>
          <table:table-cell table:style-name="Πίνακας3.A1" office:value-type="string">
            <text:p text:style-name="P75">𐋱𐋠</text:p>
          </table:table-cell>
          <table:table-cell table:style-name="Πίνακας3.A1" office:value-type="string">
            <text:p text:style-name="P72"/>
          </table:table-cell>
          <table:table-cell table:style-name="Πίνακας3.A1" office:value-type="string">
            <text:p text:style-name="P114">1/3</text:p>
          </table:table-cell>
          <table:table-cell table:style-name="Πίνακας3.A1" office:value-type="string">
            <text:p text:style-name="P116">𐋣</text:p>
          </table:table-cell>
        </table:table-row>
        <table:table-row table:style-name="Πίνακας3.1">
          <table:table-cell table:style-name="Πίνακας3.A1" office:value-type="string">
            <text:p text:style-name="P113">9</text:p>
          </table:table-cell>
          <table:table-cell table:style-name="Πίνακας3.A1" office:value-type="string">
            <text:p text:style-name="P13">ⲑ̅</text:p>
          </table:table-cell>
          <table:table-cell table:style-name="Πίνακας3.A1" office:value-type="string">
            <text:p text:style-name="P75">𐋩</text:p>
          </table:table-cell>
          <table:table-cell table:style-name="Πίνακας3.A1" office:value-type="string">
            <text:p text:style-name="P112"/>
          </table:table-cell>
          <table:table-cell table:style-name="Πίνακας3.A1" office:value-type="string">
            <text:p text:style-name="P113">900</text:p>
          </table:table-cell>
          <table:table-cell table:style-name="Πίνακας3.A1" office:value-type="string">
            <text:p text:style-name="P135">⳨̅</text:p>
          </table:table-cell>
          <table:table-cell table:style-name="Πίνακας3.A1" office:value-type="string">
            <text:p text:style-name="P73"><text:span text:style-name="Προεπιλεγμένη_20_γραμματοσειρά"><text:span text:style-name="T173">⳨</text:span></text:span><text:span text:style-name="Προεπιλεγμένη_20_γραμματοσειρά"><text:span text:style-name="T174"> </text:span></text:span><text:span text:style-name="T223">𐋻</text:span><text:span text:style-name="T188"> </text:span><text:span text:style-name="T268">𐋻</text:span><text:span text:style-name="T273"> </text:span><text:span text:style-name="T275">𐋻 </text:span><text:span text:style-name="T277">𐋻</text:span></text:p>
          </table:table-cell>
          <table:table-cell table:style-name="Πίνακας3.A1" office:value-type="string">
            <text:p text:style-name="P112"/>
          </table:table-cell>
          <table:table-cell table:style-name="Πίνακας3.A1" office:value-type="string">
            <text:p text:style-name="P113">90000</text:p>
          </table:table-cell>
          <table:table-cell table:style-name="Πίνακας3.A1" office:value-type="string">
            <text:p text:style-name="P57">ϥ̿</text:p>
          </table:table-cell>
          <table:table-cell table:style-name="Πίνακας3.A1" office:value-type="string">
            <text:p text:style-name="P75">𐋲𐋠</text:p>
          </table:table-cell>
          <table:table-cell table:style-name="Πίνακας3.A1" office:value-type="string">
            <text:p text:style-name="P72"/>
          </table:table-cell>
          <table:table-cell table:style-name="Πίνακας3.A1" office:value-type="string">
            <text:p text:style-name="P115">2/5</text:p>
          </table:table-cell>
          <table:table-cell table:style-name="Πίνακας3.A1" office:value-type="string">
            <text:p text:style-name="P117">𐋥</text:p>
          </table:table-cell>
        </table:table-row>
        <table:table-row table:style-name="Πίνακας3.1">
          <table:table-cell table:style-name="Πίνακας3.A1" office:value-type="string">
            <text:p text:style-name="P113">10</text:p>
          </table:table-cell>
          <table:table-cell table:style-name="Πίνακας3.A1" office:value-type="string">
            <text:p text:style-name="P13">ⲓ̅</text:p>
          </table:table-cell>
          <table:table-cell table:style-name="Πίνακας3.A1" office:value-type="string">
            <text:p text:style-name="P75">𐋪</text:p>
          </table:table-cell>
          <table:table-cell table:style-name="Πίνακας3.A1" office:value-type="string">
            <text:p text:style-name="P112"/>
          </table:table-cell>
          <table:table-cell table:style-name="Πίνακας3.A1" office:value-type="string">
            <text:p text:style-name="P113">1000</text:p>
          </table:table-cell>
          <table:table-cell table:style-name="Πίνακας3.A1" office:value-type="string">
            <text:p text:style-name="P19">ⲁ̿</text:p>
          </table:table-cell>
          <table:table-cell table:style-name="Πίνακας3.A1" office:value-type="string">
            <text:p text:style-name="P75">𐋡𐋠</text:p>
          </table:table-cell>
          <table:table-cell table:style-name="Πίνακας3.A1" office:value-type="string">
            <text:p text:style-name="P112"/>
          </table:table-cell>
          <table:table-cell table:style-name="Πίνακας3.A1" office:value-type="string">
            <text:p text:style-name="P113">100000</text:p>
          </table:table-cell>
          <table:table-cell table:style-name="Πίνακας3.A1" office:value-type="string">
            <text:p text:style-name="P20">ⲣ̿</text:p>
          </table:table-cell>
          <table:table-cell table:style-name="Πίνακας3.A1" office:value-type="string">
            <text:p text:style-name="P75">𐋳𐋠</text:p>
          </table:table-cell>
          <table:table-cell table:style-name="Πίνακας3.A1" office:value-type="string">
            <text:p text:style-name="P72"/>
          </table:table-cell>
          <table:table-cell table:style-name="Πίνακας3.A1" office:value-type="string">
            <text:p text:style-name="P114">1/2</text:p>
          </table:table-cell>
          <table:table-cell table:style-name="Πίνακας3.A1" office:value-type="string">
            <text:p text:style-name="P72"><text:span text:style-name="T223">⳽</text:span><text:span text:style-name="T272"> </text:span><text:span text:style-name="T269">⳽</text:span></text:p>
          </table:table-cell>
        </table:table-row>
        <table:table-row table:style-name="Πίνακας3.1">
          <table:table-cell table:style-name="Πίνακας3.A1" office:value-type="string">
            <text:p text:style-name="P113">20</text:p>
          </table:table-cell>
          <table:table-cell table:style-name="Πίνακας3.A1" office:value-type="string">
            <text:p text:style-name="P13">ⲕ̅</text:p>
          </table:table-cell>
          <table:table-cell table:style-name="Πίνακας3.A1" office:value-type="string">
            <text:p text:style-name="P72"><text:span text:style-name="T223">𐋫</text:span><text:span text:style-name="T273"> </text:span><text:span text:style-name="T270">𐋫</text:span></text:p>
          </table:table-cell>
          <table:table-cell table:style-name="Πίνακας3.A1" office:value-type="string">
            <text:p text:style-name="P112"/>
          </table:table-cell>
          <table:table-cell table:style-name="Πίνακας3.A1" office:value-type="string">
            <text:p text:style-name="P113">2000</text:p>
          </table:table-cell>
          <table:table-cell table:style-name="Πίνακας3.A1" office:value-type="string">
            <text:p text:style-name="P19">ⲃ̿</text:p>
          </table:table-cell>
          <table:table-cell table:style-name="Πίνακας3.A1" office:value-type="string">
            <text:p text:style-name="P75">𐋢𐋠</text:p>
          </table:table-cell>
          <table:table-cell table:style-name="Πίνακας3.A1" office:value-type="string">
            <text:p text:style-name="P112"/>
          </table:table-cell>
          <table:table-cell table:style-name="Πίνακας3.A1" office:value-type="string">
            <text:p text:style-name="P113">200000</text:p>
          </table:table-cell>
          <table:table-cell table:style-name="Πίνακας3.A1" office:value-type="string">
            <text:p text:style-name="P20">ⲥ̿</text:p>
          </table:table-cell>
          <table:table-cell table:style-name="Πίνακας3.A1" office:value-type="string">
            <text:p text:style-name="P75">𐋴𐋠</text:p>
          </table:table-cell>
          <table:table-cell table:style-name="Πίνακας3.A1" office:value-type="string">
            <text:p text:style-name="P72"/>
          </table:table-cell>
          <table:table-cell table:style-name="Πίνακας3.A1" office:value-type="string">
            <text:p text:style-name="P114">2/3</text:p>
          </table:table-cell>
          <table:table-cell table:style-name="Πίνακας3.A1" office:value-type="string">
            <text:p text:style-name="P117">𐋣</text:p>
          </table:table-cell>
        </table:table-row>
        <table:table-row table:style-name="Πίνακας3.1">
          <table:table-cell table:style-name="Πίνακας3.A1" office:value-type="string">
            <text:p text:style-name="P113">30</text:p>
          </table:table-cell>
          <table:table-cell table:style-name="Πίνακας3.A1" office:value-type="string">
            <text:p text:style-name="P13">ⲗ̅</text:p>
          </table:table-cell>
          <table:table-cell table:style-name="Πίνακας3.A1" office:value-type="string">
            <text:p text:style-name="P75">𐋬</text:p>
          </table:table-cell>
          <table:table-cell table:style-name="Πίνακας3.A1" office:value-type="string">
            <text:p text:style-name="P112"/>
          </table:table-cell>
          <table:table-cell table:style-name="Πίνακας3.A1" office:value-type="string">
            <text:p text:style-name="P113">3000</text:p>
          </table:table-cell>
          <table:table-cell table:style-name="Πίνακας3.A1" office:value-type="string">
            <text:p text:style-name="P19">ⲅ̿</text:p>
          </table:table-cell>
          <table:table-cell table:style-name="Πίνακας3.A1" office:value-type="string">
            <text:p text:style-name="P75">𐋣𐋠</text:p>
          </table:table-cell>
          <table:table-cell table:style-name="Πίνακας3.A1" office:value-type="string">
            <text:p text:style-name="P112"/>
          </table:table-cell>
          <table:table-cell table:style-name="Πίνακας3.A1" office:value-type="string">
            <text:p text:style-name="P113">300000</text:p>
          </table:table-cell>
          <table:table-cell table:style-name="Πίνακας3.A1" office:value-type="string">
            <text:p text:style-name="P20">ⲧ̿</text:p>
          </table:table-cell>
          <table:table-cell table:style-name="Πίνακας3.A1" office:value-type="string">
            <text:p text:style-name="P75">𐋵𐋠</text:p>
          </table:table-cell>
          <table:table-cell table:style-name="Πίνακας3.A1" office:value-type="string">
            <text:p text:style-name="P72"/>
          </table:table-cell>
          <table:table-cell table:style-name="Πίνακας3.A1" office:value-type="string">
            <text:p text:style-name="P74"/>
          </table:table-cell>
          <table:table-cell table:style-name="Πίνακας3.A1" office:value-type="string">
            <text:p text:style-name="P72"/>
          </table:table-cell>
        </table:table-row>
        <table:table-row table:style-name="Πίνακας3.1">
          <table:table-cell table:style-name="Πίνακας3.A1" office:value-type="string">
            <text:p text:style-name="P113">40</text:p>
          </table:table-cell>
          <table:table-cell table:style-name="Πίνακας3.A1" office:value-type="string">
            <text:p text:style-name="P13">ⲙ̅</text:p>
          </table:table-cell>
          <table:table-cell table:style-name="Πίνακας3.A1" office:value-type="string">
            <text:p text:style-name="P75">𐋭</text:p>
          </table:table-cell>
          <table:table-cell table:style-name="Πίνακας3.A1" office:value-type="string">
            <text:p text:style-name="P112"/>
          </table:table-cell>
          <table:table-cell table:style-name="Πίνακας3.A1" office:value-type="string">
            <text:p text:style-name="P113">4000</text:p>
          </table:table-cell>
          <table:table-cell table:style-name="Πίνακας3.A1" office:value-type="string">
            <text:p text:style-name="P19">ⲇ̿</text:p>
          </table:table-cell>
          <table:table-cell table:style-name="Πίνακας3.A1" office:value-type="string">
            <text:p text:style-name="P75">𐋤𐋠</text:p>
          </table:table-cell>
          <table:table-cell table:style-name="Πίνακας3.A1" office:value-type="string">
            <text:p text:style-name="P112"/>
          </table:table-cell>
          <table:table-cell table:style-name="Πίνακας3.A1" office:value-type="string">
            <text:p text:style-name="P113">400000</text:p>
          </table:table-cell>
          <table:table-cell table:style-name="Πίνακας3.A1" office:value-type="string">
            <text:p text:style-name="P20">ⲩ̿</text:p>
          </table:table-cell>
          <table:table-cell table:style-name="Πίνακας3.A1" office:value-type="string">
            <text:p text:style-name="P75">𐋶𐋠</text:p>
          </table:table-cell>
          <table:table-cell table:style-name="Πίνακας3.A1" office:value-type="string">
            <text:p text:style-name="P72"/>
          </table:table-cell>
          <table:table-cell table:style-name="Πίνακας3.A1" office:value-type="string">
            <text:p text:style-name="P74"/>
          </table:table-cell>
          <table:table-cell table:style-name="Πίνακας3.A1" office:value-type="string">
            <text:p text:style-name="P72"/>
          </table:table-cell>
        </table:table-row>
        <table:table-row table:style-name="Πίνακας3.1">
          <table:table-cell table:style-name="Πίνακας3.A1" office:value-type="string">
            <text:p text:style-name="P113">50</text:p>
          </table:table-cell>
          <table:table-cell table:style-name="Πίνακας3.A1" office:value-type="string">
            <text:p text:style-name="P13">ⲛ̅</text:p>
          </table:table-cell>
          <table:table-cell table:style-name="Πίνακας3.A1" office:value-type="string">
            <text:p text:style-name="P72"><text:span text:style-name="T223">𐋮</text:span><text:span text:style-name="T189"> </text:span><text:span text:style-name="T271">𐋮</text:span></text:p>
          </table:table-cell>
          <table:table-cell table:style-name="Πίνακας3.A1" office:value-type="string">
            <text:p text:style-name="P112"/>
          </table:table-cell>
          <table:table-cell table:style-name="Πίνακας3.A1" office:value-type="string">
            <text:p text:style-name="P113">5000</text:p>
          </table:table-cell>
          <table:table-cell table:style-name="Πίνακας3.A1" office:value-type="string">
            <text:p text:style-name="P19">ⲉ̿</text:p>
          </table:table-cell>
          <table:table-cell table:style-name="Πίνακας3.A1" office:value-type="string">
            <text:p text:style-name="P75">𐋥𐋠</text:p>
          </table:table-cell>
          <table:table-cell table:style-name="Πίνακας3.A1" office:value-type="string">
            <text:p text:style-name="P112"/>
          </table:table-cell>
          <table:table-cell table:style-name="Πίνακας3.A1" office:value-type="string">
            <text:p text:style-name="P113">500000</text:p>
          </table:table-cell>
          <table:table-cell table:style-name="Πίνακας3.A1" office:value-type="string">
            <text:p text:style-name="P20">ⲫ̿</text:p>
          </table:table-cell>
          <table:table-cell table:style-name="Πίνακας3.A1" office:value-type="string">
            <text:p text:style-name="P75">𐋷𐋠</text:p>
          </table:table-cell>
          <table:table-cell table:style-name="Πίνακας3.A1" office:value-type="string">
            <text:p text:style-name="P72"/>
          </table:table-cell>
          <table:table-cell table:style-name="Πίνακας3.A1" office:value-type="string">
            <text:p text:style-name="P74"/>
          </table:table-cell>
          <table:table-cell table:style-name="Πίνακας3.A1" office:value-type="string">
            <text:p text:style-name="P72"/>
          </table:table-cell>
        </table:table-row>
        <table:table-row table:style-name="Πίνακας3.1">
          <table:table-cell table:style-name="Πίνακας3.A1" office:value-type="string">
            <text:p text:style-name="P113">60</text:p>
          </table:table-cell>
          <table:table-cell table:style-name="Πίνακας3.A1" office:value-type="string">
            <text:p text:style-name="P13">ⲝ̅</text:p>
          </table:table-cell>
          <table:table-cell table:style-name="Πίνακας3.A1" office:value-type="string">
            <text:p text:style-name="P75">𐋯</text:p>
          </table:table-cell>
          <table:table-cell table:style-name="Πίνακας3.A1" office:value-type="string">
            <text:p text:style-name="P112"/>
          </table:table-cell>
          <table:table-cell table:style-name="Πίνακας3.A1" office:value-type="string">
            <text:p text:style-name="P113">6000</text:p>
          </table:table-cell>
          <table:table-cell table:style-name="Πίνακας3.A1" office:value-type="string">
            <text:p text:style-name="P19">ⲋ̿</text:p>
          </table:table-cell>
          <table:table-cell table:style-name="Πίνακας3.A1" office:value-type="string">
            <text:p text:style-name="P75">𐋦𐋠</text:p>
          </table:table-cell>
          <table:table-cell table:style-name="Πίνακας3.A1" office:value-type="string">
            <text:p text:style-name="P112"/>
          </table:table-cell>
          <table:table-cell table:style-name="Πίνακας3.A1" office:value-type="string">
            <text:p text:style-name="P113">600000</text:p>
          </table:table-cell>
          <table:table-cell table:style-name="Πίνακας3.A1" office:value-type="string">
            <text:p text:style-name="P20">ⲭ̿</text:p>
          </table:table-cell>
          <table:table-cell table:style-name="Πίνακας3.A1" office:value-type="string">
            <text:p text:style-name="P75">𐋸𐋠</text:p>
          </table:table-cell>
          <table:table-cell table:style-name="Πίνακας3.A1" office:value-type="string">
            <text:p text:style-name="P72"/>
          </table:table-cell>
          <table:table-cell table:style-name="Πίνακας3.A1" office:value-type="string">
            <text:p text:style-name="P74"/>
          </table:table-cell>
          <table:table-cell table:style-name="Πίνακας3.A1" office:value-type="string">
            <text:p text:style-name="P72"/>
          </table:table-cell>
        </table:table-row>
        <table:table-row table:style-name="Πίνακας3.1">
          <table:table-cell table:style-name="Πίνακας3.A1" office:value-type="string">
            <text:p text:style-name="P113">70</text:p>
          </table:table-cell>
          <table:table-cell table:style-name="Πίνακας3.A1" office:value-type="string">
            <text:p text:style-name="P13">ⲟ̅</text:p>
          </table:table-cell>
          <table:table-cell table:style-name="Πίνακας3.A1" office:value-type="string">
            <text:p text:style-name="P75">𐋰</text:p>
          </table:table-cell>
          <table:table-cell table:style-name="Πίνακας3.A1" office:value-type="string">
            <text:p text:style-name="P112"/>
          </table:table-cell>
          <table:table-cell table:style-name="Πίνακας3.A1" office:value-type="string">
            <text:p text:style-name="P113">7000</text:p>
          </table:table-cell>
          <table:table-cell table:style-name="Πίνακας3.A1" office:value-type="string">
            <text:p text:style-name="P19">ⲍ̿</text:p>
          </table:table-cell>
          <table:table-cell table:style-name="Πίνακας3.A1" office:value-type="string">
            <text:p text:style-name="P75">𐋧𐋠</text:p>
          </table:table-cell>
          <table:table-cell table:style-name="Πίνακας3.A1" office:value-type="string">
            <text:p text:style-name="P112"/>
          </table:table-cell>
          <table:table-cell table:style-name="Πίνακας3.A1" office:value-type="string">
            <text:p text:style-name="P113">700000</text:p>
          </table:table-cell>
          <table:table-cell table:style-name="Πίνακας3.A1" office:value-type="string">
            <text:p text:style-name="P20">ⲯ̿</text:p>
          </table:table-cell>
          <table:table-cell table:style-name="Πίνακας3.A1" office:value-type="string">
            <text:p text:style-name="P72"><text:span text:style-name="T223">𐋹𐋠</text:span><text:span text:style-name="T188"> </text:span><text:span text:style-name="T268">𐋹𐋠</text:span></text:p>
          </table:table-cell>
          <table:table-cell table:style-name="Πίνακας3.A1" office:value-type="string">
            <text:p text:style-name="P72"/>
          </table:table-cell>
          <table:table-cell table:style-name="Πίνακας3.A1" office:value-type="string">
            <text:p text:style-name="P74"/>
          </table:table-cell>
          <table:table-cell table:style-name="Πίνακας3.A1" office:value-type="string">
            <text:p text:style-name="P72"/>
          </table:table-cell>
        </table:table-row>
        <table:table-row table:style-name="Πίνακας3.1">
          <table:table-cell table:style-name="Πίνακας3.A1" office:value-type="string">
            <text:p text:style-name="P113">80</text:p>
          </table:table-cell>
          <table:table-cell table:style-name="Πίνακας3.A1" office:value-type="string">
            <text:p text:style-name="P13">ⲡ̅</text:p>
          </table:table-cell>
          <table:table-cell table:style-name="Πίνακας3.A1" office:value-type="string">
            <text:p text:style-name="P72"><text:span text:style-name="T223">𐋱</text:span><text:span text:style-name="T273"> </text:span><text:span text:style-name="T270">𐋱</text:span></text:p>
          </table:table-cell>
          <table:table-cell table:style-name="Πίνακας3.A1" office:value-type="string">
            <text:p text:style-name="P112"/>
          </table:table-cell>
          <table:table-cell table:style-name="Πίνακας3.A1" office:value-type="string">
            <text:p text:style-name="P113">8000</text:p>
          </table:table-cell>
          <table:table-cell table:style-name="Πίνακας3.A1" office:value-type="string">
            <text:p text:style-name="P19">ⲏ̿</text:p>
          </table:table-cell>
          <table:table-cell table:style-name="Πίνακας3.A1" office:value-type="string">
            <text:p text:style-name="P75">𐋨𐋠</text:p>
          </table:table-cell>
          <table:table-cell table:style-name="Πίνακας3.A1" office:value-type="string">
            <text:p text:style-name="P112"/>
          </table:table-cell>
          <table:table-cell table:style-name="Πίνακας3.A1" office:value-type="string">
            <text:p text:style-name="P113">800000</text:p>
          </table:table-cell>
          <table:table-cell table:style-name="Πίνακας3.A1" office:value-type="string">
            <text:p text:style-name="P20">ⲱ̿</text:p>
          </table:table-cell>
          <table:table-cell table:style-name="Πίνακας3.A1" office:value-type="string">
            <text:p text:style-name="P75">𐋺𐋠</text:p>
          </table:table-cell>
          <table:table-cell table:style-name="Πίνακας3.A1" office:value-type="string">
            <text:p text:style-name="P72"/>
          </table:table-cell>
          <table:table-cell table:style-name="Πίνακας3.A1" office:value-type="string">
            <text:p text:style-name="P74"/>
          </table:table-cell>
          <table:table-cell table:style-name="Πίνακας3.A1" office:value-type="string">
            <text:p text:style-name="P72"/>
          </table:table-cell>
        </table:table-row>
        <table:table-row table:style-name="Πίνακας3.1">
          <table:table-cell table:style-name="Πίνακας3.A1" office:value-type="string">
            <text:p text:style-name="P113">90</text:p>
          </table:table-cell>
          <table:table-cell table:style-name="Πίνακας3.A1" office:value-type="string">
            <text:p text:style-name="P26">ϥ̅</text:p>
          </table:table-cell>
          <table:table-cell table:style-name="Πίνακας3.A1" office:value-type="string">
            <text:p text:style-name="P75">𐋲</text:p>
          </table:table-cell>
          <table:table-cell table:style-name="Πίνακας3.A1" office:value-type="string">
            <text:p text:style-name="P112"/>
          </table:table-cell>
          <table:table-cell table:style-name="Πίνακας3.A1" office:value-type="string">
            <text:p text:style-name="P113">9000</text:p>
          </table:table-cell>
          <table:table-cell table:style-name="Πίνακας3.A1" office:value-type="string">
            <text:p text:style-name="P19">ⲑ̿</text:p>
          </table:table-cell>
          <table:table-cell table:style-name="Πίνακας3.A1" office:value-type="string">
            <text:p text:style-name="P75">𐋩𐋠</text:p>
          </table:table-cell>
          <table:table-cell table:style-name="Πίνακας3.A1" office:value-type="string">
            <text:p text:style-name="P112"/>
          </table:table-cell>
          <table:table-cell table:style-name="Πίνακας3.A1" office:value-type="string">
            <text:p text:style-name="P113">900000</text:p>
          </table:table-cell>
          <table:table-cell table:style-name="Πίνακας3.A1" office:value-type="string">
            <text:p text:style-name="P58">⳨̿</text:p>
          </table:table-cell>
          <table:table-cell table:style-name="Πίνακας3.A1" office:value-type="string">
            <text:p text:style-name="P72"><text:span text:style-name="T223">𐋻𐋠</text:span><text:span text:style-name="T188"> </text:span><text:span text:style-name="T268">𐋻𐋠</text:span><text:span text:style-name="T273"> </text:span><text:span text:style-name="T275">𐋻𐋠 </text:span><text:span text:style-name="T277">𐋻𐋠</text:span></text:p>
          </table:table-cell>
          <table:table-cell table:style-name="Πίνακας3.A1" office:value-type="string">
            <text:p text:style-name="P72"/>
          </table:table-cell>
          <table:table-cell table:style-name="Πίνακας3.A1" office:value-type="string">
            <text:p text:style-name="P74"/>
          </table:table-cell>
          <table:table-cell table:style-name="Πίνακας3.A1" office:value-type="string">
            <text:p text:style-name="P72"/>
          </table:table-cell>
        </table:table-row>
      </table:table>
      <text:p text:style-name="P83"/>
      <text:p text:style-name="P120"><text:span text:style-name="T163">A sample of hieroglyphic printing from Gardiner</text:span><text:span text:style-name="T164">,</text:span><text:span text:style-name="T163"> </text:span><text:span text:style-name="Υπερ-σύνδεση"><text:span text:style-name="T153">1928</text:span></text:span><text:span text:style-name="T163"> </text:span><text:span text:style-name="T165">p. </text:span><text:span text:style-name="T154">13</text:span><text:span text:style-name="T163">:</text:span></text:p>
      <text:p text:style-name="P48"/>
      <text:p text:style-name="P45"><text:span text:style-name="T190">image</text:span><text:span text:style-name="T184">:</text:span></text:p>
      <text:p text:style-name="P54"><draw:frame draw:style-name="fr1" draw:name="Εικόνα1" text:anchor-type="as-char" svg:width="17cm" svg:height="1.859cm" draw:z-index="9"><draw:image xlink:href="Pictures/100000000000136A000002207DE3E4FC24866A2A.png" xlink:type="simple" xlink:show="embed" xlink:actuate="onLoad" loext:mime-type="image/png"/></draw:frame></text:p>
      <text:p text:style-name="P50"/>
      <text:p text:style-name="P45"><text:span text:style-name="T190">text rendered in Aegyptus</text:span><text:span text:style-name="T191">-Bold</text:span><text:span text:style-name="T190"> with OpenType support</text:span><text:span text:style-name="T184">:</text:span></text:p>
      <text:p text:style-name="P52"><text:span text:style-name="T219">𓏃𓈖𓏏𓊝𓈖𓀀𓅓</text:span><text:span text:style-name="T41">𓅭</text:span><text:span text:style-name="T219">𓄂𓂝𓆤</text:span><text:span text:style-name="Προεπιλεγμένη_20_γραμματοσειρά"><text:span text:style-name="T19">‌</text:span></text:span><text:span text:style-name="T219">𓏏𓋨</text:span><text:span text:style-name="T220">𓅓𓂋</text:span><text:span text:style-name="T219">𓀎𓏪𓅨𓂋𓈖</text:span><text:span text:style-name="T42">󳶚</text:span><text:span text:style-name="T219">𓅓𓇋𓂧𓈖𓎆𓊃𓏤𓀀𓇋𓏏𓆑𓀀𓇋𓄿𓅱𓅱𓀗𓐍𓏏𓆑𓎛𓎿𓊃𓏏𓏏𓏮𓏤</text:span></text:p>
      <text:p text:style-name="P53">𓅓𓇓<text:span text:style-name="Προεπιλεγμένη_20_γραμματοσειρά"><text:span text:style-name="T18">‌</text:span></text:span>𓏏𓉐𓌻𓂋𓅱<text:span text:style-name="Προεπιλεγμένη_20_γραμματοσειρά"><text:span text:style-name="T18">‌</text:span></text:span>𓏏𓆑<text:span text:style-name="Προεπιλεγμένη_20_γραμματοσειρά"><text:span text:style-name="T21">𓅓</text:span></text:span><text:span text:style-name="Προεπιλεγμένη_20_γραμματοσειρά"><text:span text:style-name="T20">𓋴</text:span></text:span>𓏏𓊪𓍉𓎂𓉐𓏤𓊃𓈖<text:span text:style-name="Προεπιλεγμένη_20_γραμματοσειρά"><text:span text:style-name="T18">‌</text:span></text:span>𓏕𓂻𓀀<text:span text:style-name="Προεπιλεγμένη_20_γραμματοσειρά"><text:span text:style-name="T18">‌</text:span></text:span>𓎡<text:span text:style-name="Προεπιλεγμένη_20_γραμματοσειρά"><text:span text:style-name="T18">‌</text:span></text:span>𓄿<text:span text:style-name="T10">𓈙𓈉</text:span>𓅓𓏃𓈖𓏏𓇌𓏏𓊝𓏎<text:span text:style-name="Προεπιλεγμένη_20_γραμματοσειρά"><text:span text:style-name="T18">‌</text:span></text:span>𓈖𓈖𓀀𓇥𓂋𓅱𓈐𓇾𓈇𓏤</text:p>
      <text:p text:style-name="P49"/>
      <text:p text:style-name="P46"><text:span text:style-name="T194">the same </text:span><text:span text:style-name="T190">text with OpenType support </text:span><text:span text:style-name="T192">turned off</text:span><text:span text:style-name="T193">:</text:span></text:p>
      <text:p text:style-name="P59"><text:span text:style-name="T221">𓏃𓈖𓏏𓊝𓈖𓀀𓅓</text:span><text:span text:style-name="T222">𓅭</text:span><text:span text:style-name="T221">𓄂𓂝𓆤</text:span><text:span text:style-name="Προεπιλεγμένη_20_γραμματοσειρά"><text:span text:style-name="T30">‌</text:span></text:span><text:span text:style-name="T221">𓏏𓋨𓅓𓂋𓀎𓏪𓅨𓂋𓈖</text:span><text:span text:style-name="T187">󳶚</text:span><text:span text:style-name="T221">𓅓𓇋𓂧𓈖𓎆𓊃𓏤𓀀𓇋𓏏𓆑𓀀𓇋𓄿𓅱𓅱𓀗𓐍𓏏𓆑𓎛𓎿𓊃𓏏𓏏𓏮𓏤𓅓𓇓</text:span><text:span text:style-name="Προεπιλεγμένη_20_γραμματοσειρά"><text:span text:style-name="T30">‌</text:span></text:span><text:span text:style-name="T221">𓏏𓉐𓌻𓂋𓅱</text:span><text:span text:style-name="Προεπιλεγμένη_20_γραμματοσειρά"><text:span text:style-name="T30">‌</text:span></text:span><text:span text:style-name="T221">𓏏𓆑</text:span><text:span text:style-name="Προεπιλεγμένη_20_γραμματοσειρά"><text:span text:style-name="T31">𓅓</text:span></text:span><text:span text:style-name="Προεπιλεγμένη_20_γραμματοσειρά"><text:span text:style-name="T32">𓋴</text:span></text:span><text:span text:style-name="T221">𓏏𓊪𓍉𓎂𓉐𓏤𓊃𓈖</text:span><text:span text:style-name="Προεπιλεγμένη_20_γραμματοσειρά"><text:span text:style-name="T30">‌</text:span></text:span><text:span text:style-name="T221">𓏕𓂻𓀀</text:span><text:span text:style-name="Προεπιλεγμένη_20_γραμματοσειρά"><text:span text:style-name="T30">‌</text:span></text:span><text:span text:style-name="T221">𓎡</text:span><text:span text:style-name="Προεπιλεγμένη_20_γραμματοσειρά"><text:span text:style-name="T30">‌</text:span></text:span><text:span text:style-name="T221">𓄿</text:span><text:span text:style-name="T33">𓈙𓈉</text:span><text:span text:style-name="T221">𓅓𓏃𓈖𓏏𓇌𓏏𓊝𓏎</text:span><text:span text:style-name="Προεπιλεγμένη_20_γραμματοσειρά"><text:span text:style-name="T30">‌</text:span></text:span><text:span text:style-name="T221">𓈖𓈖𓀀𓇥𓂋𓅱𓈐𓇾𓈇𓏤</text:span></text:p>
      <text:p text:style-name="P51"/>
      <text:p text:style-name="P60"><text:span text:style-name="T261">Unicode has </text:span><text:span text:style-name="T1">𓉇</text:span><text:span text:style-name="T262"> instead of Gardiner’s </text:span><text:span text:style-name="T34">󳶚</text:span><text:span text:style-name="T261">; the latter is included in the extended repertoire of Aegyptus.</text:span></text:p>
      <text:p text:style-name="P47"/>
      <text:p text:style-name="P47"/>
      <text:p text:style-name="P47"/>
      <text:p text:style-name="P110"><text:span text:style-name="T253">The Egyptian Alphabet</text:span><text:span text:style-name="T254">:</text:span><text:span text:style-name="T255"> </text:span><text:span text:style-name="T246">ascii</text:span><text:span text:style-name="T254">, Hieratic, Transliteration, Hieroglyphic</text:span><text:span text:style-name="T256"> and </text:span><text:span text:style-name="T257">K</text:span><text:span text:style-name="Προεπιλεγμένη_20_γραμματοσειρά"><text:span text:style-name="T258">yriazis</text:span></text:span><text:span text:style-name="Προεπιλεγμένη_20_γραμματοσειρά"><text:span text:style-name="T259">’</text:span></text:span><text:span text:style-name="Προεπιλεγμένη_20_γραμματοσειρά"><text:span text:style-name="T260"> images</text:span></text:span></text:p>
      <text:p text:style-name="P111"/>
      <table:table table:name="Πίνακας2" table:style-name="Πίνακας2">
        <table:table-column table:style-name="Πίνακας2.A"/>
        <table:table-column table:style-name="Πίνακας2.B"/>
        <table:table-column table:style-name="Πίνακας2.C"/>
        <table:table-column table:style-name="Πίνακας2.D"/>
        <table:table-column table:style-name="Πίνακας2.E"/>
        <table:table-column table:style-name="Πίνακας2.F"/>
        <table:table-column table:style-name="Πίνακας2.G"/>
        <table:table-column table:style-name="Πίνακας2.H"/>
        <table:table-column table:style-name="Πίνακας2.I"/>
        <table:table-column table:style-name="Πίνακας2.J"/>
        <table:table-column table:style-name="Πίνακας2.K"/>
        <table:table-column table:style-name="Πίνακας2.F"/>
        <table:table-column table:style-name="Πίνακας2.M"/>
        <table:table-column table:style-name="Πίνακας2.N"/>
        <table:table-column table:style-name="Πίνακας2.O"/>
        <table:table-column table:style-name="Πίνακας2.P"/>
        <table:table-column table:style-name="Πίνακας2.Q"/>
        <table:table-column table:style-name="Πίνακας2.F"/>
        <table:table-column table:style-name="Πίνακας2.S"/>
        <table:table-column table:style-name="Πίνακας2.T"/>
        <table:table-column table:style-name="Πίνακας2.U"/>
        <table:table-column table:style-name="Πίνακας2.V"/>
        <table:table-column table:style-name="Πίνακας2.W"/>
        <table:table-row table:style-name="Πίνακας2.1">
          <table:table-cell table:style-name="Πίνακας2.A1" office:value-type="string">
            <text:p text:style-name="P68">A</text:p>
          </table:table-cell>
          <table:table-cell table:style-name="Πίνακας2.A1" office:value-type="string">
            <text:p text:style-name="P96">A</text:p>
          </table:table-cell>
          <table:table-cell table:style-name="Πίνακας2.A1" office:value-type="string">
            <text:p text:style-name="P98">A</text:p>
          </table:table-cell>
          <table:table-cell table:style-name="Πίνακας2.A1" office:value-type="string">
            <text:p text:style-name="P101">A</text:p>
          </table:table-cell>
          <table:table-cell table:style-name="Πίνακας2.A1" office:value-type="string">
            <text:p text:style-name="P66"><draw:frame draw:style-name="fr1" draw:name="Εικόνα2" text:anchor-type="as-char" svg:width="0.529cm" svg:height="0.6cm" draw:z-index="0"><draw:image xlink:href="Pictures/100035100000376600003E1D123E08CEEA76C59B.svg" xlink:type="simple" xlink:show="embed" xlink:actuate="onLoad" loext:mime-type="image/svg+xml"/><draw:image xlink:href="Pictures/1000020100000218000002599244725165044CD7.png" xlink:type="simple" xlink:show="embed" xlink:actuate="onLoad"/></draw:frame></text:p>
          </table:table-cell>
          <table:table-cell table:style-name="Πίνακας2.A1" office:value-type="string">
            <text:p text:style-name="P65"/>
          </table:table-cell>
          <table:table-cell table:style-name="Πίνακας2.A1" office:value-type="string">
            <text:p text:style-name="P68">p</text:p>
          </table:table-cell>
          <table:table-cell table:style-name="Πίνακας2.A1" office:value-type="string">
            <text:p text:style-name="P96">p</text:p>
          </table:table-cell>
          <table:table-cell table:style-name="Πίνακας2.A1" office:value-type="string">
            <text:p text:style-name="P98">p</text:p>
          </table:table-cell>
          <table:table-cell table:style-name="Πίνακας2.A1" office:value-type="string">
            <text:p text:style-name="P101">p</text:p>
          </table:table-cell>
          <table:table-cell table:style-name="Πίνακας2.A1" office:value-type="string">
            <text:p text:style-name="P66"><draw:frame draw:style-name="fr1" draw:name="Εικόνα10" text:anchor-type="as-char" svg:width="0.3cm" svg:height="0.499cm" draw:z-index="11"><draw:image xlink:href="Pictures/10005D2800002D9400003E1D225B6246FD5F97C7.svg" xlink:type="simple" xlink:show="embed" xlink:actuate="onLoad" loext:mime-type="image/svg+xml"/><draw:image xlink:href="Pictures/10000201000001B900000259F20247028DC381C5.png" xlink:type="simple" xlink:show="embed" xlink:actuate="onLoad"/></draw:frame></text:p>
          </table:table-cell>
          <table:table-cell table:style-name="Πίνακας2.A1" office:value-type="string">
            <text:p text:style-name="P65"/>
          </table:table-cell>
          <table:table-cell table:style-name="Πίνακας2.A1" office:value-type="string">
            <text:p text:style-name="P67">x</text:p>
          </table:table-cell>
          <table:table-cell table:style-name="Πίνακας2.A1" office:value-type="string">
            <text:p text:style-name="P95">x</text:p>
          </table:table-cell>
          <table:table-cell table:style-name="Πίνακας2.A1" office:value-type="string">
            <text:p text:style-name="P100">x</text:p>
          </table:table-cell>
          <table:table-cell table:style-name="Πίνακας2.A1" office:value-type="string">
            <text:p text:style-name="P105">x</text:p>
          </table:table-cell>
          <table:table-cell table:style-name="Πίνακας2.A1" office:value-type="string">
            <text:p text:style-name="P71"><draw:frame draw:style-name="fr1" draw:name="Εικόνα18" text:anchor-type="as-char" svg:width="0.499cm" svg:height="0.499cm" draw:z-index="12"><draw:image xlink:href="Pictures/10000C9500003E0300003E03196C5F45F3C415F3.svg" xlink:type="simple" xlink:show="embed" xlink:actuate="onLoad" loext:mime-type="image/svg+xml"/><draw:image xlink:href="Pictures/100002010000025800000258E555181D8E19F0C6.png" xlink:type="simple" xlink:show="embed" xlink:actuate="onLoad"/></draw:frame></text:p>
          </table:table-cell>
          <table:table-cell table:style-name="Πίνακας2.A1" office:value-type="string">
            <text:p text:style-name="P65"/>
          </table:table-cell>
          <table:table-cell table:style-name="Πίνακας2.A1" office:value-type="string">
            <text:p text:style-name="P68">t</text:p>
          </table:table-cell>
          <table:table-cell table:style-name="Πίνακας2.A1" office:value-type="string">
            <text:p text:style-name="P96">t</text:p>
          </table:table-cell>
          <table:table-cell table:style-name="Πίνακας2.A1" office:value-type="string">
            <text:p text:style-name="P98">t</text:p>
          </table:table-cell>
          <table:table-cell table:style-name="Πίνακας2.A1" office:value-type="string">
            <text:p text:style-name="P102">t</text:p>
          </table:table-cell>
          <table:table-cell table:style-name="Πίνακας2.A1" office:value-type="string">
            <text:p text:style-name="P70"><draw:frame draw:style-name="fr1" draw:name="Εικόνα28" text:anchor-type="as-char" svg:width="0.621cm" svg:height="0.3cm" draw:z-index="13"><draw:image xlink:href="Pictures/100005D200004A5000002447CCD0D03B3AA81EF7.svg" xlink:type="simple" xlink:show="embed" xlink:actuate="onLoad" loext:mime-type="image/svg+xml"/><draw:image xlink:href="Pictures/10000201000002CF0000015F66280416E6CDF4FD.png" xlink:type="simple" xlink:show="embed" xlink:actuate="onLoad"/></draw:frame></text:p>
          </table:table-cell>
        </table:table-row>
        <table:table-row table:style-name="Πίνακας2.1">
          <table:table-cell table:style-name="Πίνακας2.A1" office:value-type="string">
            <text:p text:style-name="P67">i</text:p>
          </table:table-cell>
          <table:table-cell table:style-name="Πίνακας2.A1" office:value-type="string">
            <text:p text:style-name="P95">i</text:p>
          </table:table-cell>
          <table:table-cell table:style-name="Πίνακας2.A1" office:value-type="string">
            <text:p text:style-name="P100">i</text:p>
          </table:table-cell>
          <table:table-cell table:style-name="Πίνακας2.A1" office:value-type="string">
            <text:p text:style-name="P104">i</text:p>
          </table:table-cell>
          <table:table-cell table:style-name="Πίνακας2.A1" office:value-type="string">
            <text:p text:style-name="P66"><draw:frame draw:style-name="fr1" draw:name="Εικόνα3" text:anchor-type="as-char" svg:width="0.131cm" svg:height="0.6cm" draw:z-index="1"><draw:image xlink:href="Pictures/100022D900000DBF00003E0378E32D13DE1148E5.svg" xlink:type="simple" xlink:show="embed" xlink:actuate="onLoad" loext:mime-type="image/svg+xml"/><draw:image xlink:href="Pictures/1000020100000085000002581EB677B6463D7E71.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8">f</text:p>
          </table:table-cell>
          <table:table-cell table:style-name="Πίνακας2.A1" office:value-type="string">
            <text:p text:style-name="P96">f</text:p>
          </table:table-cell>
          <table:table-cell table:style-name="Πίνακας2.A1" office:value-type="string">
            <text:p text:style-name="P98">f</text:p>
          </table:table-cell>
          <table:table-cell table:style-name="Πίνακας2.A1" office:value-type="string">
            <text:p text:style-name="P101">f</text:p>
          </table:table-cell>
          <table:table-cell table:style-name="Πίνακας2.A1" office:value-type="string">
            <text:p text:style-name="P66"><draw:frame draw:style-name="fr1" draw:name="Εικόνα11" text:anchor-type="as-char" svg:width="0.79cm" svg:height="0.199cm" draw:z-index="14"><draw:image xlink:href="Pictures/10003936000052AF000014AC26DB4F104A1A9AAF.svg" xlink:type="simple" xlink:show="embed" xlink:actuate="onLoad" loext:mime-type="image/svg+xml"/><draw:image xlink:href="Pictures/1000020100000320000000C8973B2C0B45E1FD21.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8">X</text:p>
          </table:table-cell>
          <table:table-cell table:style-name="Πίνακας2.A1" office:value-type="string">
            <text:p text:style-name="P96">X</text:p>
          </table:table-cell>
          <table:table-cell table:style-name="Πίνακας2.A1" office:value-type="string">
            <text:p text:style-name="P98">X</text:p>
          </table:table-cell>
          <table:table-cell table:style-name="Πίνακας2.A1" office:value-type="string">
            <text:p text:style-name="P102">X</text:p>
          </table:table-cell>
          <table:table-cell table:style-name="Πίνακας2.A1" office:value-type="string">
            <text:p text:style-name="P66"><draw:frame draw:style-name="fr1" draw:name="Εικόνα19" text:anchor-type="as-char" svg:width="0.76cm" svg:height="0.22cm" draw:z-index="15"><draw:image xlink:href="Pictures/10002E70000052C900001741F9789560D140CC5A.svg" xlink:type="simple" xlink:show="embed" xlink:actuate="onLoad" loext:mime-type="image/svg+xml"/><draw:image xlink:href="Pictures/1000020100000321000000E17333303E38AEB6DC.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7">T</text:p>
          </table:table-cell>
          <table:table-cell table:style-name="Πίνακας2.A1" office:value-type="string">
            <text:p text:style-name="P95">T</text:p>
          </table:table-cell>
          <table:table-cell table:style-name="Πίνακας2.A1" office:value-type="string">
            <text:p text:style-name="P100">T</text:p>
          </table:table-cell>
          <table:table-cell table:style-name="Πίνακας2.A1" office:value-type="string">
            <text:p text:style-name="P105">T</text:p>
          </table:table-cell>
          <table:table-cell table:style-name="Πίνακας2.A1" office:value-type="string">
            <text:p text:style-name="P66"><draw:frame draw:style-name="fr1" draw:name="Εικόνα29" text:anchor-type="as-char" svg:width="0.75cm" svg:height="0.22cm" draw:z-index="16"><draw:image xlink:href="Pictures/10001AD5000052C9000017FA2743993FA92A0690.svg" xlink:type="simple" xlink:show="embed" xlink:actuate="onLoad" loext:mime-type="image/svg+xml"/><draw:image xlink:href="Pictures/1000020100000321000000E85B977E2EBB842364.png" xlink:type="simple" xlink:show="embed" xlink:actuate="onLoad"/></draw:frame></text:p>
          </table:table-cell>
        </table:table-row>
        <table:table-row table:style-name="Πίνακας2.1">
          <table:table-cell table:style-name="Πίνακας2.A1" office:value-type="string">
            <text:p text:style-name="P77">y</text:p>
          </table:table-cell>
          <table:table-cell table:style-name="Πίνακας2.A1" office:value-type="string">
            <text:p text:style-name="P79">y</text:p>
          </table:table-cell>
          <table:table-cell table:style-name="Πίνακας2.A1" office:value-type="string">
            <text:p text:style-name="P80">y</text:p>
          </table:table-cell>
          <table:table-cell table:style-name="Πίνακας2.A1" office:value-type="string">
            <text:p text:style-name="P81">y</text:p>
          </table:table-cell>
          <table:table-cell table:style-name="Πίνακας2.A1" office:value-type="string">
            <text:p text:style-name="P66"><draw:frame draw:style-name="fr1" draw:name="Εικόνα4" text:anchor-type="as-char" svg:width="0.289cm" svg:height="0.6cm" draw:z-index="2"><draw:image xlink:href="Pictures/100045C600001E4800003E03332CF45CBCB08404.svg" xlink:type="simple" xlink:show="embed" xlink:actuate="onLoad" loext:mime-type="image/svg+xml"/><draw:image xlink:href="Pictures/1000020100000125000002583D7228E9998D7599.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8">m</text:p>
          </table:table-cell>
          <table:table-cell table:style-name="Πίνακας2.A1" office:value-type="string">
            <text:p text:style-name="P96">m</text:p>
          </table:table-cell>
          <table:table-cell table:style-name="Πίνακας2.A1" office:value-type="string">
            <text:p text:style-name="P98">m</text:p>
          </table:table-cell>
          <table:table-cell table:style-name="Πίνακας2.A1" office:value-type="string">
            <text:p text:style-name="P101">m</text:p>
          </table:table-cell>
          <table:table-cell table:style-name="Πίνακας2.A1" office:value-type="string">
            <text:p text:style-name="P66"><draw:frame draw:style-name="fr1" draw:name="Εικόνα12" text:anchor-type="as-char" svg:width="0.57cm" svg:height="0.6cm" draw:z-index="17"><draw:image xlink:href="Pictures/100042BA00003CFA00003E1DAB41F441FD8C19ED.svg" xlink:type="simple" xlink:show="embed" xlink:actuate="onLoad" loext:mime-type="image/svg+xml"/><draw:image xlink:href="Pictures/100002010000024E00000259B8BC963BF67C1F82.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9">s</text:p>
          </table:table-cell>
          <table:table-cell table:style-name="Πίνακας2.A1" office:value-type="string">
            <text:p text:style-name="P97">s</text:p>
          </table:table-cell>
          <table:table-cell table:style-name="Πίνακας2.A1" office:value-type="string">
            <text:p text:style-name="P99">s</text:p>
          </table:table-cell>
          <table:table-cell table:style-name="Πίνακας2.A1" office:value-type="string">
            <text:p text:style-name="P103">s</text:p>
          </table:table-cell>
          <table:table-cell table:style-name="Πίνακας2.A1" office:value-type="string">
            <text:p text:style-name="P66"><draw:frame draw:style-name="fr1" draw:name="Εικόνα20" text:anchor-type="as-char" svg:width="0.131cm" svg:height="0.6cm" draw:z-index="18"><draw:image xlink:href="Pictures/1000088D00000F8100003E03CF2EA6D5C5C327FC.svg" xlink:type="simple" xlink:show="embed" xlink:actuate="onLoad" loext:mime-type="image/svg+xml"/><draw:image xlink:href="Pictures/100002010000009600000258A2B415BF370A1677.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9">d</text:p>
          </table:table-cell>
          <table:table-cell table:style-name="Πίνακας2.A1" office:value-type="string">
            <text:p text:style-name="P97">d</text:p>
          </table:table-cell>
          <table:table-cell table:style-name="Πίνακας2.A1" office:value-type="string">
            <text:p text:style-name="P99">d</text:p>
          </table:table-cell>
          <table:table-cell table:style-name="Πίνακας2.A1" office:value-type="string">
            <text:p text:style-name="P103">d</text:p>
          </table:table-cell>
          <table:table-cell table:style-name="Πίνακας2.A1" office:value-type="string">
            <text:p text:style-name="P66"><draw:frame draw:style-name="fr1" draw:name="Εικόνα30" text:anchor-type="as-char" svg:width="0.73cm" svg:height="0.24cm" draw:z-index="19"><draw:image xlink:href="Pictures/10001A9500003E1D0000145C12FEF1FB61344126.svg" xlink:type="simple" xlink:show="embed" xlink:actuate="onLoad" loext:mime-type="image/svg+xml"/><draw:image xlink:href="Pictures/1000020100000259000000C52C7B92B09A71F4C1.png" xlink:type="simple" xlink:show="embed" xlink:actuate="onLoad"/></draw:frame></text:p>
          </table:table-cell>
        </table:table-row>
        <table:table-row table:style-name="Πίνακας2.1">
          <table:table-cell table:style-name="Πίνακας2.A1" office:value-type="string">
            <text:p text:style-name="P86">j</text:p>
          </table:table-cell>
          <table:table-cell table:style-name="Πίνακας2.A1" office:value-type="string">
            <text:p text:style-name="P88">j</text:p>
          </table:table-cell>
          <table:table-cell table:style-name="Πίνακας2.A1" office:value-type="string">
            <text:p text:style-name="P90">j</text:p>
          </table:table-cell>
          <table:table-cell table:style-name="Πίνακας2.A1" office:value-type="string">
            <text:p text:style-name="P92">j</text:p>
          </table:table-cell>
          <table:table-cell table:style-name="Πίνακας2.A1" office:value-type="string">
            <text:p text:style-name="P66"><draw:frame draw:style-name="fr1" draw:name="Εικόνα5" text:anchor-type="as-char" svg:width="0.49cm" svg:height="0.4cm" draw:z-index="3"><draw:image xlink:href="Pictures/1000082C00003EA2000033AD33FB95B1A41CDA65.svg" xlink:type="simple" xlink:show="embed" xlink:actuate="onLoad" loext:mime-type="image/svg+xml"/><draw:image xlink:href="Pictures/100002010000025E000001F4194E361BDAF517BE.png" xlink:type="simple" xlink:show="embed" xlink:actuate="onLoad"/></draw:frame></text:p>
          </table:table-cell>
          <table:table-cell table:style-name="Πίνακας2.A1" office:value-type="string">
            <text:p text:style-name="P63"/>
          </table:table-cell>
          <table:table-cell table:style-name="Πίνακας2.A1" office:value-type="string">
            <text:p text:style-name="P87">M</text:p>
          </table:table-cell>
          <table:table-cell table:style-name="Πίνακας2.A1" office:value-type="string">
            <text:p text:style-name="P89">M</text:p>
          </table:table-cell>
          <table:table-cell table:style-name="Πίνακας2.A1" office:value-type="string">
            <text:p text:style-name="P91">M</text:p>
          </table:table-cell>
          <table:table-cell table:style-name="Πίνακας2.A1" office:value-type="string">
            <text:p text:style-name="P93">M</text:p>
          </table:table-cell>
          <table:table-cell table:style-name="Πίνακας2.A1" office:value-type="string">
            <text:p text:style-name="P71"><draw:frame draw:style-name="fr2" draw:name="Εικόνα13" text:anchor-type="as-char" svg:y="0cm" svg:width="0.79cm" svg:height="0.199cm" draw:z-index="21"><draw:image xlink:href="Pictures/100004BD000052AF000014AC38ED634F8CA77364.svg" xlink:type="simple" xlink:show="embed" xlink:actuate="onLoad" loext:mime-type="image/svg+xml"/><draw:image xlink:href="Pictures/1000020100000320000000C8ECED541012C1B4DD.png" xlink:type="simple" xlink:show="embed" xlink:actuate="onLoad"/></draw:frame></text:p>
          </table:table-cell>
          <table:table-cell table:style-name="Πίνακας2.A1" office:value-type="string">
            <text:p text:style-name="P63"/>
          </table:table-cell>
          <table:table-cell table:style-name="Πίνακας2.A1" office:value-type="string">
            <text:p text:style-name="P87">z</text:p>
          </table:table-cell>
          <table:table-cell table:style-name="Πίνακας2.A1" office:value-type="string">
            <text:p text:style-name="P89">z</text:p>
          </table:table-cell>
          <table:table-cell table:style-name="Πίνακας2.A1" office:value-type="string">
            <text:p text:style-name="P91">z</text:p>
          </table:table-cell>
          <table:table-cell table:style-name="Πίνακας2.A1" office:value-type="string">
            <text:p text:style-name="P94">z</text:p>
          </table:table-cell>
          <table:table-cell table:style-name="Πίνακας2.A1" office:value-type="string">
            <text:p text:style-name="P70"><draw:frame draw:style-name="fr1" draw:name="Εικόνα21" text:anchor-type="as-char" svg:width="0.771cm" svg:height="0.109cm" draw:z-index="22"><draw:image xlink:href="Pictures/10000CE3000052AF00000BC80F8E7208BDF4BC67.svg" xlink:type="simple" xlink:show="embed" xlink:actuate="onLoad" loext:mime-type="image/svg+xml"/><draw:image xlink:href="Pictures/1000020100000320000000728C19769EE292563C.png" xlink:type="simple" xlink:show="embed" xlink:actuate="onLoad"/></draw:frame></text:p>
          </table:table-cell>
          <table:table-cell table:style-name="Πίνακας2.A1" office:value-type="string">
            <text:p text:style-name="P64"/>
          </table:table-cell>
          <table:table-cell table:style-name="Πίνακας2.A1" office:value-type="string">
            <text:p text:style-name="P67">D</text:p>
          </table:table-cell>
          <table:table-cell table:style-name="Πίνακας2.A1" office:value-type="string">
            <text:p text:style-name="P95">D</text:p>
          </table:table-cell>
          <table:table-cell table:style-name="Πίνακας2.A1" office:value-type="string">
            <text:p text:style-name="P100">D</text:p>
          </table:table-cell>
          <table:table-cell table:style-name="Πίνακας2.A1" office:value-type="string">
            <text:p text:style-name="P105">D</text:p>
          </table:table-cell>
          <table:table-cell table:style-name="Πίνακας2.A1" office:value-type="string">
            <text:p text:style-name="P66"><draw:frame draw:style-name="fr1" draw:name="Εικόνα24" text:anchor-type="as-char" svg:width="0.55cm" svg:height="0.6cm" draw:z-index="23"><draw:image xlink:href="Pictures/10003C4900003B0400003E1DF95FDB227E976234.svg" xlink:type="simple" xlink:show="embed" xlink:actuate="onLoad" loext:mime-type="image/svg+xml"/><draw:image xlink:href="Pictures/100002010000023B000002590FAC09B616663F17.png" xlink:type="simple" xlink:show="embed" xlink:actuate="onLoad"/></draw:frame></text:p>
          </table:table-cell>
        </table:table-row>
        <table:table-row table:style-name="Πίνακας2.1">
          <table:table-cell table:style-name="Πίνακας2.A1" office:value-type="string">
            <text:p text:style-name="P68">a</text:p>
          </table:table-cell>
          <table:table-cell table:style-name="Πίνακας2.A1" office:value-type="string">
            <text:p text:style-name="P96">a</text:p>
          </table:table-cell>
          <table:table-cell table:style-name="Πίνακας2.A1" office:value-type="string">
            <text:p text:style-name="P98">a</text:p>
          </table:table-cell>
          <table:table-cell table:style-name="Πίνακας2.A1" office:value-type="string">
            <text:p text:style-name="P101">a</text:p>
          </table:table-cell>
          <table:table-cell table:style-name="Πίνακας2.A1" office:value-type="string">
            <text:p text:style-name="P66"><draw:frame draw:style-name="fr2" draw:name="Εικόνα6" text:anchor-type="as-char" svg:y="0cm" svg:width="0.73cm" svg:height="0.3cm" draw:z-index="4"><draw:image xlink:href="Pictures/100010D600003E1D00001938EDAFDCADA9DDF6F4.svg" xlink:type="simple" xlink:show="embed" xlink:actuate="onLoad" loext:mime-type="image/svg+xml"/><draw:image xlink:href="Pictures/1000020100000259000000F444728BA04F8E8885.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8">n</text:p>
          </table:table-cell>
          <table:table-cell table:style-name="Πίνακας2.A1" office:value-type="string">
            <text:p text:style-name="P96">n</text:p>
          </table:table-cell>
          <table:table-cell table:style-name="Πίνακας2.A1" office:value-type="string">
            <text:p text:style-name="P98">n</text:p>
          </table:table-cell>
          <table:table-cell table:style-name="Πίνακας2.A1" office:value-type="string">
            <text:p text:style-name="P101">n</text:p>
          </table:table-cell>
          <table:table-cell table:style-name="Πίνακας2.A1" office:value-type="string">
            <text:p text:style-name="P70"><draw:frame draw:style-name="fr1" draw:name="Εικόνα14" text:anchor-type="as-char" svg:width="0.78cm" svg:height="0.12cm" draw:z-index="24"><draw:image xlink:href="Pictures/1000124800003E1D000009825689F75AF26755C1.svg" xlink:type="simple" xlink:show="embed" xlink:actuate="onLoad" loext:mime-type="image/svg+xml"/><draw:image xlink:href="Pictures/10000201000002590000005CA614334042D46C75.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7">S</text:p>
          </table:table-cell>
          <table:table-cell table:style-name="Πίνακας2.A1" office:value-type="string">
            <text:p text:style-name="P95">S</text:p>
          </table:table-cell>
          <table:table-cell table:style-name="Πίνακας2.A1" office:value-type="string">
            <text:p text:style-name="P100">S</text:p>
          </table:table-cell>
          <table:table-cell table:style-name="Πίνακας2.A1" office:value-type="string">
            <text:p text:style-name="P105">S</text:p>
          </table:table-cell>
          <table:table-cell table:style-name="Πίνακας2.A1" office:value-type="string">
            <text:p text:style-name="P66"><draw:frame draw:style-name="fr1" draw:name="Εικόνα22" text:anchor-type="as-char" svg:width="0.7cm" svg:height="0.349cm" draw:z-index="25"><draw:image xlink:href="Pictures/1000093400003E1D00001F1C60F943EFD07A31A7.svg" xlink:type="simple" xlink:show="embed" xlink:actuate="onLoad" loext:mime-type="image/svg+xml"/><draw:image xlink:href="Pictures/10000201000002590000012DE13EA22980A5AB74.png" xlink:type="simple" xlink:show="embed" xlink:actuate="onLoad"/></draw:frame></text:p>
          </table:table-cell>
          <table:table-cell table:style-name="Πίνακας2.A1" office:value-type="string">
            <text:p text:style-name="P63"/>
          </table:table-cell>
          <table:table-cell table:style-name="Πίνακας2.A1" office:value-type="string">
            <text:p text:style-name="P106">N</text:p>
          </table:table-cell>
          <table:table-cell table:style-name="Πίνακας2.A1" office:value-type="string">
            <text:p text:style-name="P107">N</text:p>
          </table:table-cell>
          <table:table-cell table:style-name="Πίνακας2.A1" office:value-type="string">
            <text:p text:style-name="P108">N</text:p>
          </table:table-cell>
          <table:table-cell table:style-name="Πίνακας2.A1" office:value-type="string">
            <text:p text:style-name="P109">N</text:p>
          </table:table-cell>
          <table:table-cell table:style-name="Πίνακας2.A1" office:value-type="string">
            <text:p text:style-name="P66"><draw:frame draw:style-name="fr1" draw:name="Εικόνα23" text:anchor-type="as-char" svg:width="0.31cm" svg:height="0.6cm" draw:z-index="27"><draw:image xlink:href="Pictures/10001AA80000251B00003E0390DC70D889773C7F.svg" xlink:type="simple" xlink:show="embed" xlink:actuate="onLoad" loext:mime-type="image/svg+xml"/><draw:image xlink:href="Pictures/100002010000016700000258A88611BA38BC70D9.png" xlink:type="simple" xlink:show="embed" xlink:actuate="onLoad"/></draw:frame></text:p>
          </table:table-cell>
        </table:table-row>
        <table:table-row table:style-name="Πίνακας2.1">
          <table:table-cell table:style-name="Πίνακας2.A1" office:value-type="string">
            <text:p text:style-name="P68">w</text:p>
          </table:table-cell>
          <table:table-cell table:style-name="Πίνακας2.A1" office:value-type="string">
            <text:p text:style-name="P96">w</text:p>
          </table:table-cell>
          <table:table-cell table:style-name="Πίνακας2.A1" office:value-type="string">
            <text:p text:style-name="P98">w</text:p>
          </table:table-cell>
          <table:table-cell table:style-name="Πίνακας2.A1" office:value-type="string">
            <text:p text:style-name="P101">w</text:p>
          </table:table-cell>
          <table:table-cell table:style-name="Πίνακας2.A1" office:value-type="string">
            <text:p text:style-name="P66"><draw:frame draw:style-name="fr3" draw:name="Εικόνα7" text:anchor-type="as-char" svg:width="0.439cm" svg:height="0.6cm" draw:z-index="5"><draw:image xlink:href="Pictures/1000321B00002E8200003E1D421526552FFFECCF.svg" xlink:type="simple" xlink:show="embed" xlink:actuate="onLoad" loext:mime-type="image/svg+xml"/><draw:image xlink:href="Pictures/10000201000001C200000259DCA3FF976A2099CC.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8">r</text:p>
          </table:table-cell>
          <table:table-cell table:style-name="Πίνακας2.A1" office:value-type="string">
            <text:p text:style-name="P96">r</text:p>
          </table:table-cell>
          <table:table-cell table:style-name="Πίνακας2.A1" office:value-type="string">
            <text:p text:style-name="P98">r</text:p>
          </table:table-cell>
          <table:table-cell table:style-name="Πίνακας2.A1" office:value-type="string">
            <text:p text:style-name="P101">r</text:p>
          </table:table-cell>
          <table:table-cell table:style-name="Πίνακας2.A1" office:value-type="string">
            <text:p text:style-name="P66"><draw:frame draw:style-name="fr1" draw:name="Εικόνα15" text:anchor-type="as-char" svg:width="0.79cm" svg:height="0.199cm" draw:z-index="28"><draw:image xlink:href="Pictures/10000DE700003E0300000F9B40E90B3BB6A8B164.svg" xlink:type="simple" xlink:show="embed" xlink:actuate="onLoad" loext:mime-type="image/svg+xml"/><draw:image xlink:href="Pictures/1000020100000258000000979ADB6B20BAC189C1.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7">q</text:p>
          </table:table-cell>
          <table:table-cell table:style-name="Πίνακας2.A1" office:value-type="string">
            <text:p text:style-name="P95">q</text:p>
          </table:table-cell>
          <table:table-cell table:style-name="Πίνακας2.A1" office:value-type="string">
            <text:p text:style-name="P100">q</text:p>
          </table:table-cell>
          <table:table-cell table:style-name="Πίνακας2.A1" office:value-type="string">
            <text:p text:style-name="P105">q</text:p>
          </table:table-cell>
          <table:table-cell table:style-name="Πίνακας2.A1" office:value-type="string">
            <text:p text:style-name="P66"><draw:frame draw:style-name="fr1" draw:name="Εικόνα25" text:anchor-type="as-char" svg:width="0.55cm" svg:height="0.55cm" draw:z-index="29"><draw:image xlink:href="Pictures/100006A8000040CD00003E1D6F7BA5187197BFF5.svg" xlink:type="simple" xlink:show="embed" xlink:actuate="onLoad" loext:mime-type="image/svg+xml"/><draw:image xlink:href="Pictures/100002010000027300000259F0782F65360AE742.png" xlink:type="simple" xlink:show="embed" xlink:actuate="onLoad"/></draw:frame></text:p>
          </table:table-cell>
          <table:table-cell table:style-name="Πίνακας2.A1" office:value-type="string">
            <text:p text:style-name="P63"/>
          </table:table-cell>
          <table:table-cell table:style-name="Πίνακας2.A1" office:value-type="string">
            <text:p text:style-name="P106">R</text:p>
          </table:table-cell>
          <table:table-cell table:style-name="Πίνακας2.A1" office:value-type="string">
            <text:p text:style-name="P107">R</text:p>
          </table:table-cell>
          <table:table-cell table:style-name="Πίνακας2.A1" office:value-type="string">
            <text:p text:style-name="P108">R</text:p>
          </table:table-cell>
          <table:table-cell table:style-name="Πίνακας2.A1" office:value-type="string">
            <text:p text:style-name="P109">R</text:p>
          </table:table-cell>
          <table:table-cell table:style-name="Πίνακας2.A1" office:value-type="string">
            <text:p text:style-name="P66"><draw:frame draw:style-name="fr1" draw:name="Εικόνα31" text:anchor-type="as-char" svg:width="0.52cm" svg:height="0.6cm" draw:z-index="30"><draw:image xlink:href="Pictures/100024CB000036E100003E1DBD955D001CA71013.svg" xlink:type="simple" xlink:show="embed" xlink:actuate="onLoad" loext:mime-type="image/svg+xml"/><draw:image xlink:href="Pictures/1000020100000213000002598BBE97DE8DC35D63.png" xlink:type="simple" xlink:show="embed" xlink:actuate="onLoad"/></draw:frame></text:p>
          </table:table-cell>
        </table:table-row>
        <table:table-row table:style-name="Πίνακας2.1">
          <table:table-cell table:style-name="Πίνακας2.A1" office:value-type="string">
            <text:p text:style-name="P87">W</text:p>
          </table:table-cell>
          <table:table-cell table:style-name="Πίνακας2.A1" office:value-type="string">
            <text:p text:style-name="P89">W</text:p>
          </table:table-cell>
          <table:table-cell table:style-name="Πίνακας2.A1" office:value-type="string">
            <text:p text:style-name="P91">W</text:p>
          </table:table-cell>
          <table:table-cell table:style-name="Πίνακας2.A1" office:value-type="string">
            <text:p text:style-name="P93">W</text:p>
          </table:table-cell>
          <table:table-cell table:style-name="Πίνακας2.A1" office:value-type="string">
            <text:p text:style-name="P66"><draw:frame draw:style-name="fr2" draw:name="Εικόνα8" text:anchor-type="as-char" svg:y="0cm" svg:width="0.33cm" svg:height="0.55cm" draw:z-index="6"><draw:image xlink:href="Pictures/100011F10000286900003E03D54D51524DB8F4DD.svg" xlink:type="simple" xlink:show="embed" xlink:actuate="onLoad" loext:mime-type="image/svg+xml"/><draw:image xlink:href="Pictures/100002010000018700000258954941F50648F374.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8">h</text:p>
          </table:table-cell>
          <table:table-cell table:style-name="Πίνακας2.A1" office:value-type="string">
            <text:p text:style-name="P96">h</text:p>
          </table:table-cell>
          <table:table-cell table:style-name="Πίνακας2.A1" office:value-type="string">
            <text:p text:style-name="P98">h</text:p>
          </table:table-cell>
          <table:table-cell table:style-name="Πίνακας2.A1" office:value-type="string">
            <text:p text:style-name="P101">h</text:p>
          </table:table-cell>
          <table:table-cell table:style-name="Πίνακας2.A1" office:value-type="string">
            <text:p text:style-name="P66"><draw:frame draw:style-name="fr2" draw:name="Εικόνα16" text:anchor-type="as-char" svg:y="0cm" svg:width="0.469cm" svg:height="0.45cm" draw:z-index="31"><draw:image xlink:href="Pictures/10000CC30000492D00003E1DC3101F752C0105B9.svg" xlink:type="simple" xlink:show="embed" xlink:actuate="onLoad" loext:mime-type="image/svg+xml"/><draw:image xlink:href="Pictures/10000201000002C400000259EE2CFAC2B897B074.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8">k</text:p>
          </table:table-cell>
          <table:table-cell table:style-name="Πίνακας2.A1" office:value-type="string">
            <text:p text:style-name="P96">k</text:p>
          </table:table-cell>
          <table:table-cell table:style-name="Πίνακας2.A1" office:value-type="string">
            <text:p text:style-name="P98">k</text:p>
          </table:table-cell>
          <table:table-cell table:style-name="Πίνακας2.A1" office:value-type="string">
            <text:p text:style-name="P102">k</text:p>
          </table:table-cell>
          <table:table-cell table:style-name="Πίνακας2.A1" office:value-type="string">
            <text:p text:style-name="P71"><draw:frame draw:style-name="fr1" draw:name="Εικόνα26" text:anchor-type="as-char" svg:width="0.771cm" svg:height="0.22cm" draw:z-index="32"><draw:image xlink:href="Pictures/10009E6800003E03000011E1918B3D7E8A92474C.svg" xlink:type="simple" xlink:show="embed" xlink:actuate="onLoad" loext:mime-type="image/svg+xml"/><draw:image xlink:href="Pictures/1000020100000258000000AD52872F8758F49B80.png" xlink:type="simple" xlink:show="embed" xlink:actuate="onLoad"/></draw:frame></text:p>
          </table:table-cell>
          <table:table-cell table:style-name="Πίνακας2.A1" office:value-type="string">
            <text:p text:style-name="P63"/>
          </table:table-cell>
          <table:table-cell table:style-name="Πίνακας2.A1" office:value-type="string">
            <text:p text:style-name="P106">K</text:p>
          </table:table-cell>
          <table:table-cell table:style-name="Πίνακας2.A1" office:value-type="string">
            <text:p text:style-name="P107">K</text:p>
          </table:table-cell>
          <table:table-cell table:style-name="Πίνακας2.A1" office:value-type="string">
            <text:p text:style-name="P108">K</text:p>
          </table:table-cell>
          <table:table-cell table:style-name="Πίνακας2.A1" office:value-type="string">
            <text:p text:style-name="P109">K</text:p>
          </table:table-cell>
          <table:table-cell table:style-name="Πίνακας2.A1" office:value-type="string">
            <text:p text:style-name="P66"><draw:frame draw:style-name="fr1" draw:name="Εικόνα32" text:anchor-type="as-char" svg:width="0.52cm" svg:height="0.6cm" draw:z-index="33"><draw:image xlink:href="Pictures/1000243F0000378000003E1DC278299B864BA9C6.svg" xlink:type="simple" xlink:show="embed" xlink:actuate="onLoad" loext:mime-type="image/svg+xml"/><draw:image xlink:href="Pictures/100002010000021900000259790101C95A90BCA0.png" xlink:type="simple" xlink:show="embed" xlink:actuate="onLoad"/></draw:frame></text:p>
          </table:table-cell>
        </table:table-row>
        <table:table-row table:style-name="Πίνακας2.1">
          <table:table-cell table:style-name="Πίνακας2.A1" office:value-type="string">
            <text:p text:style-name="P68">b</text:p>
          </table:table-cell>
          <table:table-cell table:style-name="Πίνακας2.A1" office:value-type="string">
            <text:p text:style-name="P96">b</text:p>
          </table:table-cell>
          <table:table-cell table:style-name="Πίνακας2.A1" office:value-type="string">
            <text:p text:style-name="P98">b</text:p>
          </table:table-cell>
          <table:table-cell table:style-name="Πίνακας2.A1" office:value-type="string">
            <text:p text:style-name="P101">b</text:p>
          </table:table-cell>
          <table:table-cell table:style-name="Πίνακας2.A1" office:value-type="string">
            <text:p text:style-name="P66"><draw:frame draw:style-name="fr1" draw:name="Εικόνα9" text:anchor-type="as-char" svg:width="0.31cm" svg:height="0.6cm" draw:z-index="7"><draw:image xlink:href="Pictures/10000EEB0000214800003E03193AFF70851DF6D5.svg" xlink:type="simple" xlink:show="embed" xlink:actuate="onLoad" loext:mime-type="image/svg+xml"/><draw:image xlink:href="Pictures/1000020100000142000002588FCE5010530B4FCD.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8">H</text:p>
          </table:table-cell>
          <table:table-cell table:style-name="Πίνακας2.A1" office:value-type="string">
            <text:p text:style-name="P96">H</text:p>
          </table:table-cell>
          <table:table-cell table:style-name="Πίνακας2.A1" office:value-type="string">
            <text:p text:style-name="P98">H</text:p>
          </table:table-cell>
          <table:table-cell table:style-name="Πίνακας2.A1" office:value-type="string">
            <text:p text:style-name="P101">H</text:p>
          </table:table-cell>
          <table:table-cell table:style-name="Πίνακας2.A1" office:value-type="string">
            <text:p text:style-name="P66"><draw:frame draw:style-name="fr1" draw:name="Εικόνα17" text:anchor-type="as-char" svg:width="0.18cm" svg:height="0.6cm" draw:z-index="10"><draw:image xlink:href="Pictures/100023A30000130400003E1D4F7A51875454EDF8.svg" xlink:type="simple" xlink:show="embed" xlink:actuate="onLoad" loext:mime-type="image/svg+xml"/><draw:image xlink:href="Pictures/10000201000000B8000002591C147D7DFAFDE91B.png" xlink:type="simple" xlink:show="embed" xlink:actuate="onLoad"/></draw:frame></text:p>
          </table:table-cell>
          <table:table-cell table:style-name="Πίνακας2.A1" office:value-type="string">
            <text:p text:style-name="P63"/>
          </table:table-cell>
          <table:table-cell table:style-name="Πίνακας2.A1" office:value-type="string">
            <text:p text:style-name="P68">g</text:p>
          </table:table-cell>
          <table:table-cell table:style-name="Πίνακας2.A1" office:value-type="string">
            <text:p text:style-name="P96">g</text:p>
          </table:table-cell>
          <table:table-cell table:style-name="Πίνακας2.A1" office:value-type="string">
            <text:p text:style-name="P98">g</text:p>
          </table:table-cell>
          <table:table-cell table:style-name="Πίνακας2.A1" office:value-type="string">
            <text:p text:style-name="P102">g</text:p>
          </table:table-cell>
          <table:table-cell table:style-name="Πίνακας2.A1" office:value-type="string">
            <text:p text:style-name="P66"><draw:frame draw:style-name="fr1" draw:name="Εικόνα27" text:anchor-type="as-char" svg:width="0.52cm" svg:height="0.499cm" draw:z-index="20"><draw:image xlink:href="Pictures/10000FDF0000470100003E0300A037F3D36B3E10.svg" xlink:type="simple" xlink:show="embed" xlink:actuate="onLoad" loext:mime-type="image/svg+xml"/><draw:image xlink:href="Pictures/10000201000002AF0000025826BC6A2381838B6C.png" xlink:type="simple" xlink:show="embed" xlink:actuate="onLoad"/></draw:frame></text:p>
          </table:table-cell>
          <table:table-cell table:style-name="Πίνακας2.A1" office:value-type="string">
            <text:p text:style-name="P63"/>
          </table:table-cell>
          <table:table-cell table:style-name="Πίνακας2.A1" office:value-type="string">
            <text:p text:style-name="P106">l</text:p>
          </table:table-cell>
          <table:table-cell table:style-name="Πίνακας2.A1" office:value-type="string">
            <text:p text:style-name="P107">l</text:p>
          </table:table-cell>
          <table:table-cell table:style-name="Πίνακας2.A1" office:value-type="string">
            <text:p text:style-name="P108">l</text:p>
          </table:table-cell>
          <table:table-cell table:style-name="Πίνακας2.A1" office:value-type="string">
            <text:p text:style-name="P109">l</text:p>
          </table:table-cell>
          <table:table-cell table:style-name="Πίνακας2.A1" office:value-type="string">
            <text:p text:style-name="P70"><draw:frame draw:style-name="fr1" draw:name="Εικόνα33" text:anchor-type="as-char" svg:width="0.741cm" svg:height="0.3cm" draw:z-index="26"><draw:image xlink:href="Pictures/10003E6700003E030000191D7710D56C3F0CC198.svg" xlink:type="simple" xlink:show="embed" xlink:actuate="onLoad" loext:mime-type="image/svg+xml"/><draw:image xlink:href="Pictures/1000020100000258000000F38F6232819ACA19FF.png" xlink:type="simple" xlink:show="embed" xlink:actuate="onLoad"/></draw:frame></text:p>
          </table:table-cell>
        </table:table-row>
      </table:table>
      <text:p text:style-name="P38"/>
      <text:p text:style-name="P44"><text:span text:style-name="T185">Hieratic alphabet</text:span><text:span text:style-name="T186">:</text:span><text:span text:style-name="T185"> ss20</text:span></text:p>
      <text:p text:style-name="P140"><text:span text:style-name="T210">A i y </text:span><text:span text:style-name="T211">j </text:span><text:span text:style-name="T210">a w b p f m n r h H x X z s S q k g t T d D W M N R K l</text:span><text:span text:style-name="T212"> </text:span><text:span text:style-name="T178">→</text:span><text:span text:style-name="T176"><text:line-break/></text:span><text:span text:style-name="T54">A i y </text:span><text:span text:style-name="T55">j </text:span><text:span text:style-name="T54">a w b p f m n r h H x X z s S q k g t T d D W M N R K l</text:span></text:p>
      <text:p text:style-name="P39"/>
      <text:p text:style-name="P39"><text:span text:style-name="T181">Transliteration</text:span> alphabet<text:span text:style-name="T181">:</text:span> ss<text:span text:style-name="T181">1</text:span>0</text:p>
      <text:p text:style-name="P141"><text:span text:style-name="T39">A i y </text:span><text:span text:style-name="T40">j </text:span><text:span text:style-name="T39">a w b p f m n r h H x X z s S q k g t T d D W M N R K l</text:span><text:span text:style-name="T36"> </text:span><text:span text:style-name="T178">→</text:span><text:span text:style-name="T175"><text:line-break/></text:span><text:span text:style-name="T52">A i y </text:span><text:span text:style-name="T53">j </text:span><text:span text:style-name="T52">a w b p f m n r h H x X z s S q k g t T d D W M N R K l</text:span></text:p>
      <text:p text:style-name="P41"/>
      <text:p text:style-name="P41"><text:span text:style-name="T182">Hieroglyphic</text:span> alphabet<text:span text:style-name="T182">:</text:span> ss<text:span text:style-name="T181">15</text:span></text:p>
      <text:p text:style-name="P141"><text:span text:style-name="T35">A i y </text:span><text:span text:style-name="T37">j </text:span><text:span text:style-name="T35">a w b p f m n r h H x X z s S q k g t T d D W M N R K l</text:span><text:span text:style-name="T38"> </text:span><text:span text:style-name="T178">→</text:span><text:span text:style-name="T175"><text:line-break/></text:span><text:span text:style-name="T56">A i y </text:span><text:span text:style-name="T57">j </text:span><text:span text:style-name="T56">a w b p f m n r h H x X z s S q k g t T d D W M N R K l</text:span></text:p>
      <text:p text:style-name="P43"/>
      <text:p text:style-name="P40"><text:span text:style-name="T217">Dingbats:</text:span> <text:span text:style-name="T217">ornm</text:span></text:p>
      <text:p text:style-name="P35"/>
      <text:p text:style-name="P138"><text:span text:style-name="T225">1 2 3 4 5 6 7 8 9</text:span><text:span text:style-name="T226"> </text:span><text:span text:style-name="T177">→</text:span><text:span text:style-name="T179"> </text:span><text:span text:style-name="T59">1 2 3 4 5 6 7 8 9</text:span></text:p>
      <text:p text:style-name="P82"/>
      <text:p text:style-name="P119"><text:span text:style-name="T102">Quadrats</text:span><text:span text:style-name="T103">;</text:span><text:span text:style-name="T93"> example:</text:span></text:p>
      <text:p text:style-name="P16"><text:span text:style-name="T98">no ligature</text:span><text:span text:style-name="T100">, </text:span><text:span text:style-name="T104">liga=0</text:span><text:span text:style-name="T98"><text:tab/></text:span><text:span text:style-name="T100">default</text:span><text:span text:style-name="T98"> ligature<text:tab/>ligature </text:span><text:span text:style-name="T101">split</text:span><text:span text:style-name="T98"> by a zero </text:span><text:span text:style-name="T99">width non-joiner </text:span><text:span text:style-name="T146">u</text:span><text:span text:style-name="T99">+</text:span><text:span text:style-name="T159">200</text:span><text:span text:style-name="T147">c</text:span></text:p>
      <text:p text:style-name="P18"><text:span text:style-name="T98">i10 i9 n35 d54<text:tab/>i10 i9 n35 d54<text:tab/>i10 i9</text:span><text:span text:style-name="T58"> </text:span><text:span text:style-name="T227">󲀌</text:span><text:span text:style-name="T58"> </text:span><text:span text:style-name="T98">n35 d54</text:span></text:p>
      <text:p text:style-name="P33"/>
      <text:p text:style-name="P24"><text:span text:style-name="Προεπιλεγμένη_20_γραμματοσειρά"><text:span text:style-name="T11">𓆓𓆑𓈖𓂻<text:tab/></text:span></text:span><text:span text:style-name="Προεπιλεγμένη_20_γραμματοσειρά"><text:span text:style-name="T12">𓆓𓆑𓈖𓂻<text:tab/>𓆓𓆑</text:span></text:span><text:span text:style-name="Προεπιλεγμένη_20_γραμματοσειρά"><text:span text:style-name="T13">‌</text:span></text:span><text:span text:style-name="Προεπιλεγμένη_20_γραμματοσειρά"><text:span text:style-name="T12">𓈖𓂻</text:span></text:span></text:p>
      <text:p text:style-name="P27"/>
      <text:p text:style-name="P27">Quadrats with variants:</text:p>
      <text:p text:style-name="P32"/>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column table:style-name="Πίνακας1.G"/>
        <table:table-column table:style-name="Πίνακας1.H"/>
        <table:table-column table:style-name="Πίνακας1.D"/>
        <table:table-column table:style-name="Πίνακας1.E"/>
        <table:table-column table:style-name="Πίνακας1.F" table:number-columns-repeated="2"/>
        <table:table-row>
          <table:table-cell table:style-name="Πίνακας1.A1" office:value-type="string">
            <text:p text:style-name="P129">parts<text:span text:style-name="T216">, </text:span>liga=0</text:p>
          </table:table-cell>
          <table:table-cell table:style-name="Πίνακας1.A1" office:value-type="string">
            <text:p text:style-name="P130">group</text:p>
          </table:table-cell>
          <table:table-cell table:style-name="Πίνακας1.A1" office:value-type="string">
            <text:p text:style-name="P132">aalt</text:p>
          </table:table-cell>
          <table:table-cell table:style-name="Πίνακας1.D1" office:value-type="string">
            <text:p text:style-name="P131"/>
          </table:table-cell>
          <table:table-cell table:style-name="Πίνακας1.A1" office:value-type="string">
            <text:p text:style-name="P129">parts<text:span text:style-name="T216">, </text:span>liga=0</text:p>
          </table:table-cell>
          <table:table-cell table:style-name="Πίνακας1.A1" office:value-type="string">
            <text:p text:style-name="P130">group</text:p>
          </table:table-cell>
          <table:table-cell table:style-name="Πίνακας1.A1" office:value-type="string">
            <text:p text:style-name="P132">aalt</text:p>
          </table:table-cell>
          <table:table-cell table:style-name="Πίνακας1.A1" office:value-type="string">
            <text:p text:style-name="P134">aalt=2</text:p>
          </table:table-cell>
          <table:table-cell table:style-name="Πίνακας1.D1" office:value-type="string">
            <text:p text:style-name="P131"/>
          </table:table-cell>
          <table:table-cell table:style-name="Πίνακας1.A1" office:value-type="string">
            <text:p text:style-name="P129">parts<text:span text:style-name="T216">, </text:span>liga=0</text:p>
          </table:table-cell>
          <table:table-cell table:style-name="Πίνακας1.A1" office:value-type="string">
            <text:p text:style-name="P130">group</text:p>
          </table:table-cell>
          <table:table-cell table:style-name="Πίνακας1.A1" office:value-type="string">
            <text:p text:style-name="P132">aalt</text:p>
          </table:table-cell>
        </table:table-row>
        <table:table-row>
          <table:table-cell table:style-name="Πίνακας1.A2" office:value-type="string">
            <text:p text:style-name="P125">𓂂𓏥</text:p>
          </table:table-cell>
          <table:table-cell table:style-name="Πίνακας1.A2" office:value-type="string">
            <text:p text:style-name="P126">𓂂𓏥</text:p>
          </table:table-cell>
          <table:table-cell table:style-name="Πίνακας1.A2" office:value-type="string">
            <text:p text:style-name="P127">𓂂𓏥</text:p>
          </table:table-cell>
          <table:table-cell table:style-name="Πίνακας1.A2" office:value-type="string">
            <text:p text:style-name="P123"/>
          </table:table-cell>
          <table:table-cell table:style-name="Πίνακας1.A2" office:value-type="string">
            <text:p text:style-name="P125">𓃘𓏥</text:p>
          </table:table-cell>
          <table:table-cell table:style-name="Πίνακας1.A2" office:value-type="string">
            <text:p text:style-name="P126">𓃘𓏥</text:p>
          </table:table-cell>
          <table:table-cell table:style-name="Πίνακας1.A2" office:value-type="string">
            <text:p text:style-name="P127">𓃘𓏥</text:p>
          </table:table-cell>
          <table:table-cell table:style-name="Πίνακας1.A2" office:value-type="string">
            <text:p text:style-name="P127"/>
          </table:table-cell>
          <table:table-cell table:style-name="Πίνακας1.A2" office:value-type="string">
            <text:p text:style-name="P123"/>
          </table:table-cell>
          <table:table-cell table:style-name="Πίνακας1.A2" office:value-type="string">
            <text:p text:style-name="P125">𓅬𓏥</text:p>
          </table:table-cell>
          <table:table-cell table:style-name="Πίνακας1.A2" office:value-type="string">
            <text:p text:style-name="P126">𓅬𓏥</text:p>
          </table:table-cell>
          <table:table-cell table:style-name="Πίνακας1.A2" office:value-type="string">
            <text:p text:style-name="P127">𓅬𓏥</text:p>
          </table:table-cell>
        </table:table-row>
        <table:table-row>
          <table:table-cell table:style-name="Πίνακας1.A2" office:value-type="string">
            <text:p text:style-name="P125">𓂋𓏏𓏥</text:p>
          </table:table-cell>
          <table:table-cell table:style-name="Πίνακας1.A2" office:value-type="string">
            <text:p text:style-name="P126">𓂋𓏏𓏥</text:p>
          </table:table-cell>
          <table:table-cell table:style-name="Πίνακας1.A2" office:value-type="string">
            <text:p text:style-name="P127">𓂋𓏏𓏥</text:p>
          </table:table-cell>
          <table:table-cell table:style-name="Πίνακας1.A2" office:value-type="string">
            <text:p text:style-name="P124"/>
          </table:table-cell>
          <table:table-cell table:style-name="Πίνακας1.A2" office:value-type="string">
            <text:p text:style-name="P125">𓄂𓏏</text:p>
          </table:table-cell>
          <table:table-cell table:style-name="Πίνακας1.A2" office:value-type="string">
            <text:p text:style-name="P126">𓄂𓏏</text:p>
          </table:table-cell>
          <table:table-cell table:style-name="Πίνακας1.A2" office:value-type="string">
            <text:p text:style-name="P127">𓄂𓏏</text:p>
          </table:table-cell>
          <table:table-cell table:style-name="Πίνακας1.A2" office:value-type="string">
            <text:p text:style-name="P127"/>
          </table:table-cell>
          <table:table-cell table:style-name="Πίνακας1.A2" office:value-type="string">
            <text:p text:style-name="P124"/>
          </table:table-cell>
          <table:table-cell table:style-name="Πίνακας1.A2" office:value-type="string">
            <text:p text:style-name="P125">𓅱𓏏</text:p>
          </table:table-cell>
          <table:table-cell table:style-name="Πίνακας1.A2" office:value-type="string">
            <text:p text:style-name="P126">𓅱𓏏</text:p>
          </table:table-cell>
          <table:table-cell table:style-name="Πίνακας1.A2" office:value-type="string">
            <text:p text:style-name="P127">𓅱𓏏</text:p>
          </table:table-cell>
        </table:table-row>
        <table:table-row>
          <table:table-cell table:style-name="Πίνακας1.A2" office:value-type="string">
            <text:p text:style-name="P125">𓂋𓏤</text:p>
          </table:table-cell>
          <table:table-cell table:style-name="Πίνακας1.A2" office:value-type="string">
            <text:p text:style-name="P126">𓂋𓏤</text:p>
          </table:table-cell>
          <table:table-cell table:style-name="Πίνακας1.A2" office:value-type="string">
            <text:p text:style-name="P127">𓂋𓏤</text:p>
          </table:table-cell>
          <table:table-cell table:style-name="Πίνακας1.A2" office:value-type="string">
            <text:p text:style-name="P124"/>
          </table:table-cell>
          <table:table-cell table:style-name="Πίνακας1.A2" office:value-type="string">
            <text:p text:style-name="P125">𓅂𓏥</text:p>
          </table:table-cell>
          <table:table-cell table:style-name="Πίνακας1.A2" office:value-type="string">
            <text:p text:style-name="P126">𓅂𓏥</text:p>
          </table:table-cell>
          <table:table-cell table:style-name="Πίνακας1.A2" office:value-type="string">
            <text:p text:style-name="P127">𓅂𓏥</text:p>
          </table:table-cell>
          <table:table-cell table:style-name="Πίνακας1.A2" office:value-type="string">
            <text:p text:style-name="P127"/>
          </table:table-cell>
          <table:table-cell table:style-name="Πίνακας1.A2" office:value-type="string">
            <text:p text:style-name="P124"/>
          </table:table-cell>
          <table:table-cell table:style-name="Πίνακας1.A2" office:value-type="string">
            <text:p text:style-name="P125">𓆓𓈒𓏏</text:p>
          </table:table-cell>
          <table:table-cell table:style-name="Πίνακας1.A2" office:value-type="string">
            <text:p text:style-name="P126">𓆓𓈒𓏏</text:p>
          </table:table-cell>
          <table:table-cell table:style-name="Πίνακας1.A2" office:value-type="string">
            <text:p text:style-name="P127">𓆓𓈒𓏏</text:p>
          </table:table-cell>
        </table:table-row>
        <table:table-row>
          <table:table-cell table:style-name="Πίνακας1.A2" office:value-type="string">
            <text:p text:style-name="P125">𓂓𓂸</text:p>
          </table:table-cell>
          <table:table-cell table:style-name="Πίνακας1.A2" office:value-type="string">
            <text:p text:style-name="P126">𓂓𓂸</text:p>
          </table:table-cell>
          <table:table-cell table:style-name="Πίνακας1.A2" office:value-type="string">
            <text:p text:style-name="P127">𓂓𓂸</text:p>
          </table:table-cell>
          <table:table-cell table:style-name="Πίνακας1.A2" office:value-type="string">
            <text:p text:style-name="P124"/>
          </table:table-cell>
          <table:table-cell table:style-name="Πίνακας1.A2" office:value-type="string">
            <text:p text:style-name="P125">𓅂𓏏</text:p>
          </table:table-cell>
          <table:table-cell table:style-name="Πίνακας1.A2" office:value-type="string">
            <text:p text:style-name="P126">𓅂𓏏</text:p>
          </table:table-cell>
          <table:table-cell table:style-name="Πίνακας1.A2" office:value-type="string">
            <text:p text:style-name="P127">𓅂𓏏</text:p>
          </table:table-cell>
          <table:table-cell table:style-name="Πίνακας1.A2" office:value-type="string">
            <text:p text:style-name="P127"/>
          </table:table-cell>
          <table:table-cell table:style-name="Πίνακας1.A2" office:value-type="string">
            <text:p text:style-name="P124"/>
          </table:table-cell>
          <table:table-cell table:style-name="Πίνακας1.A2" office:value-type="string">
            <text:p text:style-name="P125">𓇓𓏏</text:p>
          </table:table-cell>
          <table:table-cell table:style-name="Πίνακας1.A2" office:value-type="string">
            <text:p text:style-name="P126">𓇓𓏏</text:p>
          </table:table-cell>
          <table:table-cell table:style-name="Πίνακας1.A2" office:value-type="string">
            <text:p text:style-name="P127">𓇓𓏏</text:p>
          </table:table-cell>
        </table:table-row>
        <table:table-row>
          <table:table-cell table:style-name="Πίνακας1.A2" office:value-type="string">
            <text:p text:style-name="P125">𓂝𓏤</text:p>
          </table:table-cell>
          <table:table-cell table:style-name="Πίνακας1.A2" office:value-type="string">
            <text:p text:style-name="P126">𓂝𓏤</text:p>
          </table:table-cell>
          <table:table-cell table:style-name="Πίνακας1.A2" office:value-type="string">
            <text:p text:style-name="P127">𓂝𓏤</text:p>
          </table:table-cell>
          <table:table-cell table:style-name="Πίνακας1.A2" office:value-type="string">
            <text:p text:style-name="P124"/>
          </table:table-cell>
          <table:table-cell table:style-name="Πίνακας1.A2" office:value-type="string">
            <text:p text:style-name="P125">𓅓𓂋</text:p>
          </table:table-cell>
          <table:table-cell table:style-name="Πίνακας1.A2" office:value-type="string">
            <text:p text:style-name="P126">𓅓𓂋</text:p>
          </table:table-cell>
          <table:table-cell table:style-name="Πίνακας1.A2" office:value-type="string">
            <text:p text:style-name="P127">𓅓𓂋</text:p>
          </table:table-cell>
          <table:table-cell table:style-name="Πίνακας1.A2" office:value-type="string">
            <text:p text:style-name="P127"/>
          </table:table-cell>
          <table:table-cell table:style-name="Πίνακας1.A2" office:value-type="string">
            <text:p text:style-name="P124"/>
          </table:table-cell>
          <table:table-cell table:style-name="Πίνακας1.A2" office:value-type="string">
            <text:p text:style-name="P125">𓎸𓃞</text:p>
          </table:table-cell>
          <table:table-cell table:style-name="Πίνακας1.A2" office:value-type="string">
            <text:p text:style-name="P126">𓎸𓃞</text:p>
          </table:table-cell>
          <table:table-cell table:style-name="Πίνακας1.A2" office:value-type="string">
            <text:p text:style-name="P127">𓎸𓃞</text:p>
          </table:table-cell>
        </table:table-row>
        <table:table-row>
          <table:table-cell table:style-name="Πίνακας1.A2" office:value-type="string">
            <text:p text:style-name="P125">𓂧𓃀</text:p>
          </table:table-cell>
          <table:table-cell table:style-name="Πίνακας1.A2" office:value-type="string">
            <text:p text:style-name="P126">𓂧𓃀</text:p>
          </table:table-cell>
          <table:table-cell table:style-name="Πίνακας1.A2" office:value-type="string">
            <text:p text:style-name="P127">𓂧𓃀</text:p>
          </table:table-cell>
          <table:table-cell table:style-name="Πίνακας1.A2" office:value-type="string">
            <text:p text:style-name="P124"/>
          </table:table-cell>
          <table:table-cell table:style-name="Πίνακας1.A2" office:value-type="string">
            <text:p text:style-name="P125">𓅓𓂝</text:p>
          </table:table-cell>
          <table:table-cell table:style-name="Πίνακας1.A2" office:value-type="string">
            <text:p text:style-name="P126">𓅓𓂝</text:p>
          </table:table-cell>
          <table:table-cell table:style-name="Πίνακας1.A2" office:value-type="string">
            <text:p text:style-name="P127">𓅓𓂝</text:p>
          </table:table-cell>
          <table:table-cell table:style-name="Πίνακας1.A2" office:value-type="string">
            <text:p text:style-name="P127"/>
          </table:table-cell>
          <table:table-cell table:style-name="Πίνακας1.A2" office:value-type="string">
            <text:p text:style-name="P124"/>
          </table:table-cell>
          <table:table-cell table:style-name="Πίνακας1.A2" office:value-type="string">
            <text:p text:style-name="P125">𓏏𓊾</text:p>
          </table:table-cell>
          <table:table-cell table:style-name="Πίνακας1.A2" office:value-type="string">
            <text:p text:style-name="P126">𓏏𓊾</text:p>
          </table:table-cell>
          <table:table-cell table:style-name="Πίνακας1.A2" office:value-type="string">
            <text:p text:style-name="P127">𓏏𓊾</text:p>
          </table:table-cell>
        </table:table-row>
        <table:table-row>
          <table:table-cell table:style-name="Πίνακας1.A2" office:value-type="string">
            <text:p text:style-name="P125">𓃒𓏥</text:p>
          </table:table-cell>
          <table:table-cell table:style-name="Πίνακας1.A2" office:value-type="string">
            <text:p text:style-name="P126">𓃒𓏥</text:p>
          </table:table-cell>
          <table:table-cell table:style-name="Πίνακας1.A2" office:value-type="string">
            <text:p text:style-name="P127">𓃒𓏥</text:p>
          </table:table-cell>
          <table:table-cell table:style-name="Πίνακας1.A2" office:value-type="string">
            <text:p text:style-name="P124"/>
          </table:table-cell>
          <table:table-cell table:style-name="Πίνακας1.A2" office:value-type="string">
            <text:p text:style-name="P128"><text:span text:style-name="Προεπιλεγμένη_20_γραμματοσειρά"><text:span text:style-name="T14">𓅓𓏏</text:span></text:span></text:p>
          </table:table-cell>
          <table:table-cell table:style-name="Πίνακας1.A2" office:value-type="string">
            <text:p text:style-name="P128"><text:span text:style-name="Προεπιλεγμένη_20_γραμματοσειρά"><text:span text:style-name="T15">𓅓𓏏</text:span></text:span></text:p>
          </table:table-cell>
          <table:table-cell table:style-name="Πίνακας1.A2" office:value-type="string">
            <text:p text:style-name="P128"><text:span text:style-name="Προεπιλεγμένη_20_γραμματοσειρά"><text:span text:style-name="T16">𓅓𓏏</text:span></text:span></text:p>
          </table:table-cell>
          <table:table-cell table:style-name="Πίνακας1.A2" office:value-type="string">
            <text:p text:style-name="P128"><text:span text:style-name="Προεπιλεγμένη_20_γραμματοσειρά"><text:span text:style-name="T17">𓅓𓏏</text:span></text:span></text:p>
          </table:table-cell>
          <table:table-cell table:style-name="Πίνακας1.A2" office:value-type="string">
            <text:p text:style-name="P124"/>
          </table:table-cell>
          <table:table-cell table:style-name="Πίνακας1.A2" office:value-type="string">
            <text:p text:style-name="P125">𓐍𓏏</text:p>
          </table:table-cell>
          <table:table-cell table:style-name="Πίνακας1.A2" office:value-type="string">
            <text:p text:style-name="P126">𓐍𓏏</text:p>
          </table:table-cell>
          <table:table-cell table:style-name="Πίνακας1.A2" office:value-type="string">
            <text:p text:style-name="P127">𓐍𓏏</text:p>
          </table:table-cell>
        </table:table-row>
        <table:table-row>
          <table:table-cell table:style-name="Πίνακας1.A2" office:value-type="string">
            <text:p text:style-name="P125">𓃗𓏥</text:p>
          </table:table-cell>
          <table:table-cell table:style-name="Πίνακας1.A2" office:value-type="string">
            <text:p text:style-name="P126">𓃗𓏥</text:p>
          </table:table-cell>
          <table:table-cell table:style-name="Πίνακας1.A2" office:value-type="string">
            <text:p text:style-name="P127">𓃗𓏥</text:p>
          </table:table-cell>
          <table:table-cell table:style-name="Πίνακας1.A2" office:value-type="string">
            <text:p text:style-name="P124"/>
          </table:table-cell>
          <table:table-cell table:style-name="Πίνακας1.A2" office:value-type="string">
            <text:p text:style-name="P125">𓅨𓂋</text:p>
          </table:table-cell>
          <table:table-cell table:style-name="Πίνακας1.A2" office:value-type="string">
            <text:p text:style-name="P126">𓅨𓂋</text:p>
          </table:table-cell>
          <table:table-cell table:style-name="Πίνακας1.A2" office:value-type="string">
            <text:p text:style-name="P127">𓅨𓂋</text:p>
          </table:table-cell>
          <table:table-cell table:style-name="Πίνακας1.A2" office:value-type="string">
            <text:p text:style-name="P127"/>
          </table:table-cell>
          <table:table-cell table:style-name="Πίνακας1.A2" office:value-type="string">
            <text:p text:style-name="P124"/>
          </table:table-cell>
          <table:table-cell table:style-name="Πίνακας1.A2" office:value-type="string">
            <text:p text:style-name="P125">𓐙𓊤</text:p>
          </table:table-cell>
          <table:table-cell table:style-name="Πίνακας1.A2" office:value-type="string">
            <text:p text:style-name="P126">𓐙𓊤</text:p>
          </table:table-cell>
          <table:table-cell table:style-name="Πίνακας1.A2" office:value-type="string">
            <text:p text:style-name="P127">𓐙𓊤</text:p>
          </table:table-cell>
        </table:table-row>
      </table:table>
      <text:p text:style-name="P118"><text:span text:style-name="Υπερ-σύνδεση"><text:span text:style-name="T166"/></text:span></text:p>
      <text:p text:style-name="P118"><text:span text:style-name="Υπερ-σύνδεση"><text:span text:style-name="T166"/></text:span></text:p>
      <text:p text:style-name="P28">Quadrats<text:span text:style-name="T280">;</text:span> <text:span text:style-name="T280">partial list:</text:span></text:p>
      <text:p text:style-name="P34"><text:span text:style-name="Υπερ-σύνδεση"><text:span text:style-name="T168">𓀀𓁐𓏥 𓀀𓆑 𓀀𓈖 𓀀𓎡 𓀀𓏥 𓀐𓏥 𓀑𓏥 𓀒𓈙 𓀒𓏏 𓀔𓊪 𓀔𓏥 𓀘𓇯 𓀜𓏥 𓀧𓏥 𓀭𓏥 𓀼𓏏 𓁐𓏥 𓁶𓁶𓁶 𓁶𓂝 𓁶𓆑 𓁶𓊪 𓁶𓊪𓆑 𓁶𓊪𓏭 𓁶𓏏 𓁶𓏤 𓁶𓏤𓂝 𓁶𓏤𓊃 𓁶𓏥 𓁷𓂋 𓁷𓄣 𓁷𓄣𓏏 𓁷𓆑 𓁷𓎡 𓁷𓏏𓄣 𓁷𓏤 𓁷𓏤𓂋 𓁸𓏥 𓁹𓁹 𓁹𓂋 𓁹𓂋𓂋 𓁹𓂋𓏏 𓁹𓆑 𓁹𓈖 𓁹𓈖𓎡 𓁹𓊨 𓁹𓊩 𓁹𓎡 𓁹𓏏 𓁹𓏏𓈖 𓁹𓏏𓏏 𓁹𓏏𓏤 𓁹𓏏𓏥 𓁹𓏏𓏭 𓁹𓏏𓏮 𓁹𓏥 𓁺𓁶𓏤 𓁻𓏥 𓁼𓈓 𓂂𓂁 𓂂𓂂 𓂂𓏥 𓂃𓂃 𓂇𓇳 𓂇𓇳𓏏 𓂇𓏏 𓂇𓏏𓇳 𓂉𓂡 𓂉𓏏 𓂉𓏤 𓂋𓀸 𓂋𓀹 𓂋𓂋 𓂋𓂋𓏏 𓂋𓂝 𓂋𓂞 𓂋𓂞𓏏 𓂋𓂠 𓂋𓂡 𓂋𓂦 𓂋𓂧 𓂋𓂷 𓂋𓂻 𓂋𓄭 𓂋𓅓 𓂋𓅪 𓂋𓅱 𓂋𓆑 𓂋𓆱 𓂋𓇫 𓂋𓇯 𓂋𓈉 𓂋𓈋 𓂋𓈎 𓂋𓈖 𓂋𓈖𓆑 𓂋𓈖𓈖 𓂋𓈖𓊪 𓂜𓎡 𓂜𓎢 𓂜𓏏 𓂜𓏏𓅱 𓂜𓏏𓏏 𓂜𓏏𓏭 𓂜𓏏𓏮 𓂜𓏤 𓂝𓁽 𓂝𓂋 𓂝𓂋𓂋 𓂝𓂋𓆑 𓂝𓂋𓈎 𓂝𓂋𓏏 𓂝𓂝 𓂝𓂡 𓂝𓂺 𓂝𓂻 𓂝𓃀 𓂝𓃭 𓂝𓄏 𓂝𓄚 𓂝𓄡 𓂝𓄯 𓂝𓄹 𓂝𓄹𓏥 𓂝𓅓 𓂝𓅪 𓂝𓅱 𓂝𓆑 𓂝𓆑𓆑 𓂝𓆑𓏏 𓂝𓆓 𓂝𓆱 𓂝𓇤 𓂝𓇧 𓂝𓈎 𓂝𓈖 𓂝𓈖𓈖 𓂝𓈖𓏏 𓂝𓈖𓏥 𓂝𓈗 𓂝𓈙 𓂝𓉐 𓂝𓊃 𓂝𓊄 𓂣𓈎 𓂣𓈖 𓂣𓈖𓈖 𓂣𓍲 𓂣𓏮 𓂣𓏲𓏏 𓂣𓐀 𓂦𓂋 𓂦𓈉 𓂧𓁷 𓂧𓁸 𓂧𓂂 𓂧𓂃 𓂧𓂋 𓂧𓂋𓆑 𓂧𓂑 𓂧𓂑𓄹 𓂧𓂡 𓂧𓂧 𓂧𓂺 𓂧𓂻 𓂧𓃀 </text:span></text:span><text:span text:style-name="Υπερ-σύνδεση"><text:span text:style-name="T170">𓂧𓃀</text:span></text:span><text:span text:style-name="Υπερ-σύνδεση"><text:span text:style-name="T168"> 𓂧𓄔 𓂧𓄢 𓂧𓄦 𓂧𓄧 𓂧𓄨 𓂧𓄬 𓂧𓅱 𓂧𓆊 𓂧𓆑 𓂧𓆱 𓂧𓇋𓃀 𓂧𓇳 𓂧𓈄 𓂧𓈅 𓂧𓈇 𓂧𓈎 𓂧𓈎𓂋 𓂧𓈒 𓂧𓈒𓏝 𓂧𓈖 𓂧𓈙 𓂧𓈙𓂋 𓂧𓉔 𓂺𓏤𓏛 𓂻𓂋 𓂻𓂻𓂻 𓂻𓅱 𓂻𓅱𓏏 𓂻𓆑 𓂻𓈖 𓂻𓍿 𓂻𓎡 𓂻𓎢 𓂻𓏏 𓂻𓏥 𓃀𓈖 𓃀𓏏 𓃃𓏏 𓃒𓊾 𓃒𓏤 𓃒𓏥 </text:span></text:span><text:span text:style-name="Υπερ-σύνδεση"><text:span text:style-name="T170">𓃒𓏥</text:span></text:span><text:span text:style-name="Υπερ-σύνδεση"><text:span text:style-name="T168"> 𓃓𓂡 𓃔𓏥 𓃗𓏏 𓃗𓏤 𓃗𓏥 </text:span></text:span><text:span text:style-name="Υπερ-σύνδεση"><text:span text:style-name="T170">𓃗𓏥</text:span></text:span><text:span text:style-name="Υπερ-σύνδεση"><text:span text:style-name="T168"> 𓃘𓏥 </text:span></text:span><text:span text:style-name="Υπερ-σύνδεση"><text:span text:style-name="T170">𓃘𓏥</text:span></text:span><text:span text:style-name="Υπερ-σύνδεση"><text:span text:style-name="T168"> 𓃙𓏥 𓃛𓂋 𓃛𓂝 𓃝𓏤 𓃞𓊸 𓃩𓏏 𓃭𓂋 𓃭𓂝 𓃭𓂧 𓃭𓃭 𓃭𓈉 𓃭𓊃 𓃭𓊖 𓃭𓎡 𓃭𓏏𓏤 𓃭𓏤 𓃭𓐝 𓃰𓏥 𓃶𓌆 𓃹𓈖 𓃹𓈖𓈖 𓃹𓈖𓏏 𓃹𓊪 𓃾𓅿𓈀 𓄂𓂝 𓄂𓇳 𓄂𓏏 </text:span></text:span><text:span text:style-name="Υπερ-σύνδεση"><text:span text:style-name="T170">𓄂𓏏</text:span></text:span><text:span text:style-name="Υπερ-σύνδεση"><text:span text:style-name="T168"> 𓄂𓏏𓏏 𓄂𓏏𓏤 𓄂𓏏𓏭 𓄂𓏲𓏏 𓄇𓄇 𓄋𓊪 𓄋𓊪𓏏 𓄋𓊪𓏴 𓄋𓏏𓏤 𓄋𓏤 𓄏𓂣 𓄏𓏛 𓄏𓏤 𓄑𓂧 𓄑𓈀𓏥 𓄑𓈞 𓄑𓊃 𓄑𓊃𓃔 𓄑𓎺 𓄑𓏛 𓄑𓏤 𓄓𓂋 𓄓𓄏 𓄓𓄹𓏤 𓄓𓊃 𓄓𓊹𓍛𓏨 𓄓𓋨 𓄓𓌎 𓄓𓏏 𓄓𓏏𓏭 𓄓𓏤 𓄓𓏤𓄹 𓄓𓏤𓐢𓈀 𓄔𓄔 𓄔𓈖 𓄔𓏛 𓄔𓏤 𓄖𓂻 𓄖𓄖𓄖 𓄖𓏏 𓄖𓏏𓏭 𓄖𓏛 𓄖𓏭 𓄖𓏮 𓄗𓄹 𓄗𓇼 𓄗𓏤 𓄚𓈖 𓄜𓌕𓏏𓏏 𓄝𓏏 𓄞𓂧 𓄞𓏏𓏭 𓄟𓋴𓈖 𓄡𓂋 𓄡𓂋𓂧 𓄡𓂋𓏏 𓄡𓂝 𓄡𓂧 𓄡𓈎 𓄡𓈐 </text:span></text:span><text:soft-page-break/><text:span text:style-name="Υπερ-σύνδεση"><text:span text:style-name="T168">𓄡𓈖 𓄡𓈖𓈖 𓄡𓊃 𓄡𓊪 𓄡𓎡𓂋 𓄡𓏏 𓄡𓏏𓄹 𓄡𓏏𓏤 𓄡𓏏𓏥 𓄡𓏏𓏭 𓄣𓏏 𓄣𓏤 𓄣𓏤𓆑 𓄣𓏤𓎡 𓄣𓏥 𓄤𓂓 𓄤𓊹 𓄦𓏛 𓄪𓏤 𓄪𓐍 𓄫𓏏 𓄫𓏛 𓄭𓂋 𓄭𓂋𓂻 𓅡𓌆 𓅡𓎡 𓅡𓏏 𓅡𓏤 𓅡𓏥 𓅢𓏤 𓅢𓏥 𓅣𓏤 𓅧𓈎 𓅧𓊃 𓅧𓏏 𓅧𓏤 𓅧𓏲 𓅨𓂋 </text:span></text:span><text:span text:style-name="Υπερ-σύνδεση"><text:span text:style-name="T170">𓅨𓂋</text:span></text:span><text:span text:style-name="Υπερ-σύνδεση"><text:span text:style-name="T168"> 𓅨𓂋𓂋 𓅨𓂋𓈖 𓅨𓈘 𓅨𓉕 𓅨𓏏 𓅨𓏤 𓅨𓏥 𓅪𓂋 𓅪𓈎 𓅪𓏥 𓅬𓏥 </text:span></text:span><text:span text:style-name="Υπερ-σύνδεση"><text:span text:style-name="T170">𓅬𓏥</text:span></text:span><text:span text:style-name="Υπερ-σύνδεση"><text:span text:style-name="T168"> 𓅭𓆑 𓅭𓇳 𓅭𓈎 𓅭𓏏 𓅭𓏏𓇳 𓅭𓏏𓏭 𓅭𓏤 𓅭𓏤𓏏 𓅭𓏥 𓅮𓏥 𓅯𓏛 𓅯𓏥 𓅱𓇳 𓅱𓇳𓏤 𓅱𓈅 𓅱𓈎 𓅱𓈟 𓅱𓉔 𓅱𓍢 𓅱𓏏 𓅱𓏏 𓅱𓏏𓏏 𓅱𓏤 𓅱𓏥 𓅱𓏪 𓅱𓏭 𓅱𓐍 𓅷𓏤 𓅹𓈅𓏤 𓅽𓏤 𓅿𓂝 𓆃𓏥 𓆇𓃀 𓆇𓅃𓇼 𓆇𓏏 𓆇𓏤 𓆈𓏥 𓆊𓆊 𓆎𓏏 𓆎𓏏𓊖 𓆐𓎆𓏮 𓆐𓏥 𓆑𓂋 𓆑𓂋𓏏 𓆑𓂓 𓆑𓂝 𓆑𓂡 𓆑𓂧 𓆑𓂧𓏏 𓆑𓃸 𓆑𓄑 𓆑𓄫 𓆑𓄹 𓆑𓄹𓏥 𓆑𓄺 𓆑𓄿 𓆑𓆑 𓆑𓇳 𓆑𓈎 𓆑𓈖 𓆑𓈖𓂋 𓆑𓈖𓂧 𓆑𓈖𓐍 𓆑𓎡 𓆑𓏏 𓆑𓏏𓈖 𓆗𓏩 𓆙𓏤 𓆙𓏥 𓆛𓂡 𓆛𓈖 𓆛𓏤 𓆛𓏥 𓆝𓈘 𓆝𓏤 𓆝𓏥 𓆞𓂋 𓆞𓄿 𓆞𓏏 𓆞𓏏𓐎 𓆟𓂻 𓆟𓆟𓆟 𓆟𓏥 𓆣𓂋 𓆣𓏥 𓆤𓏏 𓆤𓏏𓏯 𓆤𓏥 𓆩𓏏 𓆰𓈖 𓆰𓈖𓈖 𓆰𓉐 𓆰𓏥 𓆱𓆱 𓆱𓉐 𓆱𓏏 𓆱𓏏𓏤 𓆱𓏤 𓆱𓏥 𓆱𓐍𓏏 𓆷𓂝 𓆷𓈇𓏤 𓆷𓏏 𓆷𓏏𓇳 𓆷𓐍𓏏 𓆻𓈅𓏥 𓆻𓈖 𓆻𓏛 𓇇𓋔𓊃 𓇉𓏎𓈖 𓇋𓀟𓈖 𓇋𓅓𓐜𓂞 𓇋𓈖 𓇋𓌳 𓇋𓏠𓈖𓅆 𓇑𓊖𓃀 𓇑𓏏 𓇒𓈖 𓇓𓏏 </text:span></text:span><text:span text:style-name="Υπερ-σύνδεση"><text:span text:style-name="T170">𓇓𓏏</text:span></text:span><text:span text:style-name="Υπερ-σύνδεση"><text:span text:style-name="T168"> 𓇓𓏏𓌢 𓇘𓏏𓏤 𓇠𓎔 𓇤𓏥 𓇥𓂋 𓇥𓂡 𓇬𓈋 𓇬𓈖 𓇯𓇯 𓇯𓉐 𓇯𓌔 𓇳𓂋 𓇳𓅜 𓇳𓇳 𓇳𓇳𓇳 𓇳𓈇 𓇳𓈒 𓇳𓌡 𓇳𓎟 𓇳𓏏 𓇳𓏤 𓇳𓏤𓎟 𓇳𓏥 𓇳𓐅 𓇴𓏤 𓇶𓅱 𓇶𓏥 𓇷𓈖 𓇷𓏏 𓇸𓏏 𓇹𓂋 𓇹𓂧 𓇹𓇼 𓇹𓈓 𓇹𓏏𓈓 𓇹𓏤 𓇹𓏥 𓇹𓏽 𓇺𓂧 𓇺𓇼 𓇼𓇳 𓇼𓉐 𓇼𓏏𓏤 𓇼𓏤 𓇾𓇾 𓈎𓊹 𓈎𓌳 𓈎𓌴 𓈎𓍿 𓈎𓏏 𓈎𓏒 𓈎𓏖 𓈎𓏛 𓈎𓏲 𓈎𓏴𓂡 𓈎𓐝 𓈏𓏏𓏤 𓈏𓏤𓏏 𓈐𓂋 𓈐𓂻 𓈐𓆑 𓈐𓈐 𓈐𓈐𓈐 𓈐𓏏 𓈐𓏏𓏤 𓈐𓏥 𓈒𓂋 𓈒𓂻 𓈒𓄑 𓈒𓇳 𓈖𓂻 𓈖𓃀 𓈖𓃀𓋴 𓈖𓃫 𓈖𓄓 𓈖𓄓𓊃 𓈖𓄡 𓈖𓄫 𓈖𓄲 𓈖𓄿 𓈖𓅘 𓈖𓅨 𓈖𓅱 𓈖𓆑 𓈖𓆑𓏏 𓈖𓆑𓏭 𓈖𓆓 𓈖𓆞 𓈖𓆱 𓈖𓆱𓐍𓏏 𓈖𓇋 𓈖𓇋𓄿 𓈖𓇋𓅱 𓈖𓇋𓋴 𓈙𓊪𓏏 𓈙𓌳 𓈙𓌳𓂝 𓈙𓍱 𓈙𓍿 𓈙𓎔 𓈙𓎤 𓈙𓏏 𓈙𓏏𓍔 𓈙𓏏𓏤 𓈙𓏒 𓈙𓏤 𓈙𓏤𓈅 𓈙𓏤𓈇 𓈙𓏥 𓈙𓏴 𓈙𓏴𓈅 𓈙𓏴𓈇 𓈙𓐏 𓈚𓃀 𓈜𓇳 𓈞𓂡 𓈞𓃀 𓈞𓄑 𓈞𓈙 𓈞𓈞𓈞 𓈞𓊃 𓈞𓏏 𓈞𓏏𓏤 𓈟𓃀 𓈟𓄑 𓈟𓅓 𓈟𓏏 𓉐𓂋 𓉐𓂋𓂋 𓉐𓂋𓏏 𓉐𓂋𓏏𓇳 𓉐𓅨 𓉐𓆑 𓉐𓇼 𓉐𓈖 𓉐𓉐 𓉐𓉻 𓉐𓏌 𓉐𓏤 𓉐𓏥 𓉔𓂋 𓉔𓂢 𓉔𓂧 𓉔𓂻 𓉔𓈎 𓉔𓈖 𓉔𓈖𓈖 𓉔𓉐 𓉔𓉔 𓉔𓊪 𓉔𓊪𓏲 𓉔𓍿 𓉔𓏏 𓉔𓏏𓇯 𓉔𓏏𓏏 𓉔𓏭 𓉔𓏲 𓉔𓐝 𓉥𓆑 𓉻𓂝 𓉻𓂸 𓉻𓈐 𓉻𓈖𓈖 𓉻𓉐 𓉻𓉐𓉐 𓉻𓉻𓉻 𓉻𓉿 𓉻𓊪𓊪 𓉻𓏏 𓊃𓅱 𓊃𓆑 𓊃𓆑𓈖 𓊃𓆑𓏏 𓊃𓆟 𓊃𓆰 𓊃𓆰𓏤 𓊃𓆷 𓊃𓈖 𓊃𓈖𓂉 𓊃𓈖𓆑 𓊃𓈖𓈖 𓊃𓈖𓈙 𓊃𓈖𓏏 𓊃𓈖𓏕 𓊃𓈖𓏥 𓊃𓈖𓏭 𓊃𓈙 𓊃𓈙𓈖 𓊃𓈙𓈙 𓊃𓉐 𓊃𓉐𓉐 𓊃𓉐𓉐𓀀 𓊃𓊃 𓊃𓊪 𓊃𓊪𓂋 𓊃𓊪𓊗 𓊃𓊪𓏏 𓊃𓊪𓏲 𓊃𓊾 𓊃𓌴 𓊃𓍯 𓊃𓎛 𓊃𓎡 𓊃𓎡𓂋 𓊃𓎡𓈖 𓊃𓎡𓏏 𓊃𓏌𓏊 𓊃𓏏 𓊃𓏏𓁐 𓊃𓏏𓄡 𓊃𓏏𓄹 𓊃𓏏𓈓 𓊃𓏏𓈓 𓊃𓏒𓈖 𓊃𓏠𓈖 𓊃𓏤 𓊃𓏤𓀀 𓊃𓏭 𓊃𓐍 𓊃𓐍𓈖 𓊃𓐍𓎺 𓊃𓐎 𓊋𓏏 𓊌𓏥 𓊏𓂝 𓊏𓊪 𓊑𓏏𓏤 𓊔𓊖 𓊔𓏤 𓊕𓊖 𓊖𓅱 𓊖𓊖 𓊖𓏏𓏤 𓊗𓏥 𓊗𓏭 𓊗𓏮 𓊚𓏏𓈒 𓊛𓏤 𓊛𓏥 𓊠𓂝 𓊡𓏥𓅱 𓊢𓂝𓇳𓏤 𓊤𓆑 𓊨𓁹 𓊩𓁹 𓊪𓂋 𓊪𓂋𓏏 𓊪𓂝 𓊪𓂞 𓊪𓂠 𓊪𓂡 𓊪𓂤 𓊪𓂧 𓊪𓂧𓊃 𓊪𓂧𓏏 𓊪𓄋 𓊪𓄖 𓊪𓄚 𓊪𓄡 𓊪𓄡𓂋 𓊪𓄲 𓊪𓄿 𓊪𓅱 𓊪𓆑 𓊪𓆓 𓊪𓈎 𓊪𓈖 𓊪𓈖𓂝 𓊪𓈘 𓊪𓈙 𓊪𓊃 𓊪𓊷 𓊪𓎼 𓊪𓏏 𓊪𓏏𓆑 𓊪𓏏𓇯 𓊪𓏏𓈈 𓊪𓏏𓈖 𓊪𓏏𓏭 𓊪𓏛 𓊪𓏤 𓊪𓏲 𓊪𓐍 𓊪𓐍𓂧 𓊪𓐑 𓉗𓋔 𓉗𓋞 𓊵𓏏𓊪 𓊵𓏏𓊪𓏏 𓊶𓊪 𓊶𓊪𓏲 𓊸𓃝 𓊸𓃞 𓊸𓅡 𓊸𓅡𓏤 𓊸𓊹 𓊹𓋒 𓊹𓏨 𓊾𓈈 𓋉𓊖 𓋉𓊾 𓋋𓏏 𓋔𓂝 𓋔𓏏 𓋜𓂡 𓋜𓏏 𓋞𓈒𓏥 𓋞𓈓 𓋞𓏥 𓋨𓏛 𓋩𓏛 𓋫𓏏 𓋫𓏏𓏏 𓋬𓂧 𓋭𓄲 𓋭𓄶 𓋭𓊃 𓋭𓊖 𓋭𓏏𓏤 𓋴𓂋 𓋴𓃀𓎡 𓋴𓈖 𓋴𓌢𓈖 𓋴𓌪 𓋴𓏏 𓋴𓏏𓄝 𓋴𓏭 𓋷𓏤 𓋹𓍑𓋴 𓌂𓅃𓋞 𓌂𓈇 𓌅𓏤 𓌆𓍽𓎘 𓌇𓈖 𓌇𓈖𓎡 𓌇𓏌 𓌒𓂻 𓌒𓏏 𓌒𓏏𓏤 𓌒𓏏𓏭 𓌓𓏏 𓌓𓏏𓏤 𓌔𓌔𓌔 𓌔𓏏 𓌔𓏏𓏤 𓌔𓏏𓏭 𓌕𓂡 𓌕𓅨 𓌕𓈖𓏏 𓌕𓏌 𓌕𓏌𓏤 𓌕𓏛 𓌕𓏛𓏥 𓌗𓊌 𓌙𓈊 𓌙𓏭 𓌝𓏤 𓌝𓏥 𓌡𓂝 𓌡𓂝𓏏 𓌡𓂝𓏤 𓏏𓄿𓆇 𓏏𓄿𓏲 𓏏𓅆 𓏏𓅌 𓏏𓅐 𓏏𓅐𓄹 𓏏𓅐𓏤 𓏏𓅑 𓏏𓅜𓐍 𓏏𓅠 𓏏𓅪 𓏏𓅭𓏏𓏤𓏏 𓏏𓅭𓏤𓏏 𓏏𓅭𓏤𓏏𓏏 𓏏𓅱 𓏏𓅱𓏏 𓏏𓆇 𓏏𓆊 𓏏𓆑 𓏏𓆑𓈖 𓏏𓆑𓏭 𓏏𓆛 𓏏𓆜 𓏏𓆠 𓏏𓆰 𓏏𓆱 𓏏𓇋 𓏏𓇠 𓏏𓇢 𓏏𓇨 𓏏𓇯 𓏏𓇳 𓏏𓇼 𓏏𓇽 𓏏𓈅 𓏏𓈅𓈙 𓏏𓈅𓏤 𓏏𓈅𓏥 𓏏𓈇 𓏏𓈇𓏤 𓏏𓈉 𓏏𓈊 𓏏𓈌 𓏏𓈎𓂋 𓏏𓈏 𓏏𓈐 𓏏𓈐𓈓 𓏏𓈒 𓏏𓈒𓏥 𓏏𓈓 𓏏𓈖 𓏏𓈖𓇳 𓏏𓈖𓎡 𓏏𓈖𓏥 𓏏𓈗 𓏏𓈙 𓏏𓈞 𓏏𓉐 𓏏𓉐𓏥 𓏏𓉔 𓏏𓉕 𓏏𓊋 𓏏𓊌 𓏏𓊖 𓏏𓊗 𓏏𓊪 𓏏𓊪𓍉 𓈙𓈉 𓏏𓊵 𓏏𓊹 𓏏𓊾 </text:span></text:span><text:span text:style-name="Υπερ-σύνδεση"><text:span text:style-name="T170">𓏏𓊾</text:span></text:span><text:span text:style-name="Υπερ-σύνδεση"><text:span text:style-name="T168"> 𓏏𓋨 𓏏𓋩 𓏏𓋭 𓏏𓋷 𓏏𓌎 𓏏𓌏 𓏏𓏐 𓏏𓏐𓏒 𓏏𓏐𓏳 𓏏𓏑 𓏏𓏑𓏒 𓏏𓏑𓏔 𓏏𓏒 𓏏𓏒𓏥 𓏏𓏔 𓏏𓏖 𓏏𓏛 𓏏𓏛𓏥 𓏏𓏝 𓏏𓏤 𓏏𓏤𓆑 𓏏𓏤𓊹 𓏏𓏥 𓏏𓏭 𓏏𓏭𓂡 𓏏𓏭𓅱 𓏏𓏭𓆑 𓏏𓏭𓈉 𓏏𓏭𓈖 𓏏𓏭𓉐 𓏏𓏭𓏛 𓏏𓏮 𓏏𓏯 𓏏𓏱 𓏏𓏲 𓏏𓏲𓎡 𓏏𓏴 𓏏𓏽 𓏏𓐃 𓏏𓐍 𓏏𓐍𓈖 𓏏𓐍𓏛 𓏏𓐎 𓏏𓐚 𓏏𓐡 𓏐𓊹 𓏐𓏊𓈀 𓏐𓏊𓏒 𓏐𓏤 𓏒𓏛 𓏒𓏥 𓏒𓐄 𓏔𓂻 𓏕𓂻 𓏕𓏛 𓏕𓏥 𓏖𓏊 𓏘𓏘 𓏘𓏘𓏘 𓏘𓏘𓏘𓇿𓏥 𓏙𓈖 𓏛𓀀 𓏛𓆑 𓏛𓈓 𓏛𓈖 𓏛𓎡 𓏛𓏏𓏤 𓏛𓏛𓏛 𓏛𓏥 𓏝𓎢 𓏝𓏐𓏊 𓏠𓈖 𓏠𓈖𓆑 𓏠𓈖𓈘 𓏠𓈖𓊒 𓏠𓈖𓏍 𓏠𓈖𓏏 𓏠𓈖𓏛 𓏠𓏍 𓏤𓄑 𓏤𓄹 𓏤𓅨 𓏤𓅱 𓏤𓆑 𓏤𓆱 𓏭𓂢 𓏭𓂻 𓏭𓅪 𓏭𓅱 𓏭𓅱𓏭 𓏭𓆱 𓏭𓐍 𓏮𓏌 𓏮𓏌𓏏 𓏮𓏤 𓏮𓏮 𓏯𓏛 𓏯𓏥 𓏲𓄿 𓏲𓄿𓏭 𓐝𓂡 𓐝𓅎</text:span></text:span><text:span text:style-name="Υπερ-σύνδεση"><text:span text:style-name="T169"> </text:span></text:span><text:span text:style-name="Υπερ-σύνδεση"><text:span text:style-name="T168">𓐝𓎼𓎼 𓐝𓐍𓏏 𓐝𓐝𓂝 𓐞𓏤𓆑 𓐟𓏤 𓐠𓏤 𓐡𓂡 𓐣𓍼 𓐥𓏛 𓐩𓏌</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egyptus1" svg:font-family="Aegyptus"/>
    <style:font-face style:name="Aroania" svg:font-family="Aroania"/>
    <style:font-face style:name="Calibri Light2" svg:font-family="'Calibri Light'"/>
    <style:font-face style:name="Mangal1" svg:font-family="Mangal"/>
    <style:font-face style:name="Nilus1" svg:font-family="Nilus"/>
    <style:font-face style:name="Arial Black" svg:font-family="'Arial Black'" style:font-family-generic="roman"/>
    <style:font-face style:name="Aegyptus2" svg:font-family="Aegyptus" style:font-family-generic="swiss"/>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swiss"/>
    <style:font-face style:name="Times New Roman" svg:font-family="'Times New Roman'" style:font-family-generic="swiss"/>
    <style:font-face style:name="Courier New2" svg:font-family="'Courier New'" style:font-family-generic="modern" style:font-pitch="fixed"/>
    <style:font-face style:name="MS Gothic" svg:font-family="'MS Gothic'" style:font-pitch="variable"/>
    <style:font-face style:name="Tahoma" svg:font-family="Tahoma" style:font-pitch="variable"/>
    <style:font-face style:name="Aegyptus" svg:font-family="Aegyptus" style:font-family-generic="roman" style:font-pitch="variable"/>
    <style:font-face style:name="Aegyptus:aalt" svg:font-family="Aegyptus:aalt" style:font-family-generic="roman" style:font-pitch="variable"/>
    <style:font-face style:name="Aegyptus:aalt=2" svg:font-family="Aegyptus:aalt=2" style:font-family-generic="roman" style:font-pitch="variable"/>
    <style:font-face style:name="Aegyptus:aalt=3" svg:font-family="Aegyptus:aalt=3" style:font-family-generic="roman" style:font-pitch="variable"/>
    <style:font-face style:name="Aegyptus:dlig" svg:font-family="Aegyptus:dlig" style:font-family-generic="roman" style:font-pitch="variable"/>
    <style:font-face style:name="Aegyptus:liga=0" svg:font-family="Aegyptus:liga=0" style:font-family-generic="roman" style:font-pitch="variable"/>
    <style:font-face style:name="Aegyptus:ornm" svg:font-family="Aegyptus:ornm" style:font-family-generic="roman" style:font-pitch="variable"/>
    <style:font-face style:name="Aegyptus:salt" svg:font-family="Aegyptus:salt" style:font-family-generic="roman" style:font-pitch="variable"/>
    <style:font-face style:name="Aegyptus:ss01" svg:font-family="Aegyptus:ss01" style:font-family-generic="roman" style:font-pitch="variable"/>
    <style:font-face style:name="Aegyptus:ss02" svg:font-family="Aegyptus:ss02" style:font-family-generic="roman" style:font-pitch="variable"/>
    <style:font-face style:name="Aegyptus:ss03" svg:font-family="Aegyptus:ss03" style:font-family-generic="roman" style:font-pitch="variable"/>
    <style:font-face style:name="Aegyptus:ss10" svg:font-family="Aegyptus:ss10" style:font-family-generic="roman" style:font-pitch="variable"/>
    <style:font-face style:name="Aegyptus:ss15" svg:font-family="Aegyptus:ss15" style:font-family-generic="roman" style:font-pitch="variable"/>
    <style:font-face style:name="Aegyptus:ss20" svg:font-family="Aegyptus:ss20" style:font-family-generic="roman" style:font-pitch="variable"/>
    <style:font-face style:name="Nilus" svg:font-family="Nilus" style:font-family-generic="roman" style:font-pitch="variable"/>
    <style:font-face style:name="Symbola" svg:font-family="Symbol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Calibri Light:c2sc" svg:font-family="'Calibri Light:c2sc'" style:font-adornments="Regular" style:font-family-generic="swiss" style:font-pitch="variable"/>
    <style:font-face style:name="Calibri Light:onum" svg:font-family="'Calibri Light:onum'" style:font-adornments="Regular" style:font-family-generic="swiss" style:font-pitch="variable"/>
    <style:font-face style:name="Calibri Light:onum&amp;smcp" svg:font-family="'Calibri Light:onum&amp;smcp'" style:font-adornments="Regular" style:font-family-generic="swiss" style:font-pitch="variable"/>
    <style:font-face style:name="Calibri Light:smcp" svg:font-family="'Calibri Light:smcp'" style:font-adornments="Regular" style:font-family-generic="swiss" style:font-pitch="variable"/>
    <style:font-face style:name="Calibri Light:sups" svg:font-family="'Calibri Light:sups'" style:font-adornments="Regular" style:font-family-generic="swiss" style:font-pitch="variable"/>
    <style:font-face style:name="Calibri:onum" svg:font-family="Calibri:onum" style:font-family-generic="swiss" style:font-pitch="variable"/>
    <style:font-face style:name="Calibri:smcp" svg:font-family="Calibri:smcp"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Sunburst" draw:style="radial" draw:cx="30%" draw:cy="30%" draw:start-color="#800000" draw:end-color="#ffff00" draw:start-intensity="100%" draw:end-intensity="100%" draw:border="2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2"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2"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swiss" fo:font-size="24pt" fo:font-weight="bold" style:letter-kerning="true" style:font-name-asian="Calibri2" style:font-family-asian="Calibri" style:font-family-generic-asian="system" style:font-pitch-asian="variable" style:font-size-asian="24pt" style:language-asian="el" style:country-asian="GR" style:font-weight-asian="bold" style:font-name-complex="Times New Roman1" style:font-family-complex="'Times New Roman'" style:font-family-generic-complex="system" style:font-pitch-complex="variable" style:font-size-complex="24pt" style:language-complex="he" style:country-complex="IL"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swiss" fo:font-size="13pt" fo:font-weight="bold" style:font-name-asian="Calibri2" style:font-family-asian="Calibri"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swis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swiss" fo:font-style="italic" fo:font-weight="bold" style:font-name-asian="Calibri2" style:font-family-asian="Calibri"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swiss" fo:font-size="26pt" fo:letter-spacing="0.009cm" style:letter-kerning="true" style:font-name-asian="Calibri2" style:font-family-asian="Calibri"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swiss" fo:font-size="10pt" style:font-name-asian="Times New Roman1" style:font-family-asian="'Times New Roman'" style:font-family-generic-asian="system" style:font-pitch-asian="variable" style:font-size-asian="10pt" style:language-asian="el" style:country-asian="GR" style:font-name-complex="Courier New1" style:font-family-complex="'Courier New'" style:font-family-generic-complex="system" style:font-pitch-complex="variable"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swiss" fo:font-size="10pt" style:font-name-asian="Calibri2" style:font-family-asian="Calibri" style:font-family-generic-asian="system" style:font-pitch-asian="variable" style:font-size-asian="10pt" style:language-asian="el" style:country-asian="GR" style:font-name-complex="Courier New1" style:font-family-complex="'Courier New'" style:font-family-generic-complex="system" style:font-pitch-complex="variable" style:font-size-complex="10pt" style:language-complex="he" style:country-complex="IL"/>
    </style:style>
    <style:style style:name="navbox" style:family="paragraph" style:parent-style-name="Standard" style:default-outline-level="">
      <loext:graphic-properties draw:fill="solid" draw:fill-color="#fdfdfd"/>
      <style:paragraph-properties fo:margin-top="0.494cm" fo:margin-bottom="0.494cm" loext:contextual-spacing="false" fo:line-height="100%" fo:text-align="center" style:justify-single-word="false" fo:background-color="#fdfdfd" fo:padding="0.035cm" fo:border="0.74pt solid #aaaaaa"/>
      <style:text-properties style:font-name="Times New Roman" fo:font-family="'Times New Roman'" style:font-family-generic="swiss" fo:font-size="10.5pt" style:font-name-asian="Calibri2" style:font-family-asian="Calibri" style:font-family-generic-asian="system" style:font-pitch-asian="variable" style:font-size-asian="10.5pt" style:language-asian="el" style:country-asian="GR" style:font-name-complex="Times New Roman1" style:font-family-complex="'Times New Roman'" style:font-family-generic-complex="system" style:font-pitch-complex="variable" style:font-size-complex="10.5pt" style:language-complex="he" style:country-complex="IL"/>
    </style:style>
    <style:style style:name="navbox-inne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avbox-subgroup" style:family="paragraph" style:parent-style-name="Standard" style:default-outline-level="">
      <loext:graphic-properties draw:fill="solid" draw:fill-color="#fdfdfd"/>
      <style:paragraph-properties fo:margin-top="0.494cm" fo:margin-bottom="0.494cm" loext:contextual-spacing="false" fo:line-height="100%" fo:background-color="#fdfdfd"/>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avbox-group" style:family="paragraph" style:parent-style-name="Standard" style:default-outline-level="">
      <style:paragraph-properties fo:margin-top="0.494cm" fo:margin-bottom="0.494cm" loext:contextual-spacing="false" style:line-height-at-least="0.635cm" fo:text-align="center" style:justify-single-word="false"/>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avbox-title" style:family="paragraph" style:parent-style-name="Standard" style:default-outline-level="">
      <loext:graphic-properties draw:fill="solid" draw:fill-color="#ccccff"/>
      <style:paragraph-properties fo:margin-top="0.494cm" fo:margin-bottom="0.494cm" loext:contextual-spacing="false" style:line-height-at-least="0.635cm" fo:text-align="center" style:justify-single-word="false" fo:background-color="#ccccff"/>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avbox-abovebelow" style:family="paragraph" style:parent-style-name="Standard" style:default-outline-level="">
      <loext:graphic-properties draw:fill="solid" draw:fill-color="#ddddff"/>
      <style:paragraph-properties fo:margin-top="0.494cm" fo:margin-bottom="0.494cm" loext:contextual-spacing="false" style:line-height-at-least="0.635cm" fo:text-align="center" style:justify-single-word="false" fo:background-color="#ddddff"/>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avbox-list" style:family="paragraph" style:parent-style-name="Standard" style:default-outline-level="">
      <style:paragraph-properties fo:margin-top="0.494cm" fo:margin-bottom="0.494cm" loext:contextual-spacing="false" style:line-height-at-least="0.762cm"/>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avbox-even" style:family="paragraph" style:parent-style-name="Standard" style:default-outline-level="">
      <loext:graphic-properties draw:fill="solid" draw:fill-color="#f7f7f7"/>
      <style:paragraph-properties fo:margin-top="0.494cm" fo:margin-bottom="0.494cm" loext:contextual-spacing="false" fo:line-height="100%" fo:background-color="#f7f7f7"/>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avba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0.5pt" style:font-name-asian="Calibri2" style:font-family-asian="Calibri" style:font-family-generic-asian="system" style:font-pitch-asian="variable" style:font-size-asian="10.5pt" style:language-asian="el" style:country-asian="GR" style:font-name-complex="Times New Roman1" style:font-family-complex="'Times New Roman'" style:font-family-generic-complex="system" style:font-pitch-complex="variable" style:font-size-complex="10.5pt" style:language-complex="he" style:country-complex="IL" text:display="none"/>
    </style:style>
    <style:style style:name="collapsebutton" style:family="paragraph" style:parent-style-name="Standard" style:default-outline-level="">
      <style:paragraph-properties fo:margin-left="0.212cm" fo:margin-right="0cm" fo:margin-top="0.494cm" fo:margin-bottom="0.494cm" loext:contextual-spacing="false" fo:line-height="100%" fo:text-align="end" style:justify-single-word="false" fo:text-indent="0cm" style:auto-text-indent="false"/>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w-collapsible-toggle" style:family="paragraph" style:parent-style-name="Standard" style:default-outline-level="">
      <style:paragraph-properties fo:margin-top="0.494cm" fo:margin-bottom="0.494cm" loext:contextual-spacing="false" fo:line-height="100%" fo:text-align="end" style:justify-single-word="false"/>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infobox" style:family="paragraph" style:parent-style-name="Standard" style:default-outline-level="">
      <loext:graphic-properties draw:fill="solid" draw:fill-color="#f9f9f9"/>
      <style:paragraph-properties fo:margin-left="0.423cm" fo:margin-right="0cm" fo:margin-top="0.212cm" fo:margin-bottom="0.212cm" loext:contextual-spacing="false" style:line-height-at-least="0.635cm" fo:text-indent="0cm" style:auto-text-indent="false" fo:background-color="#f9f9f9" fo:padding="0.071cm" fo:border="0.74pt solid #aaaaaa"/>
      <style:text-properties fo:color="#000000" style:font-name="Times New Roman" fo:font-family="'Times New Roman'" style:font-family-generic="swiss" fo:font-size="10.5pt" style:font-name-asian="Calibri2" style:font-family-asian="Calibri" style:font-family-generic-asian="system" style:font-pitch-asian="variable" style:font-size-asian="10.5pt" style:language-asian="el" style:country-asian="GR" style:font-name-complex="Times New Roman1" style:font-family-complex="'Times New Roman'" style:font-family-generic-complex="system" style:font-pitch-complex="variable" style:font-size-complex="10.5pt" style:language-complex="he" style:country-complex="IL"/>
    </style:style>
    <style:style style:name="messagebox" style:family="paragraph" style:parent-style-name="Standard" style:default-outline-level="">
      <loext:graphic-properties draw:fill="solid" draw:fill-color="#f9f9f9"/>
      <style:paragraph-properties fo:margin-top="0cm" fo:margin-bottom="0.423cm" loext:contextual-spacing="false" fo:line-height="100%" fo:background-color="#f9f9f9" fo:padding="0.071cm" fo:border="0.74pt solid #aaaaaa"/>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visualhid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hiddenstructure" style:family="paragraph" style:parent-style-name="Standard" style:default-outline-level="">
      <loext:graphic-properties draw:fill="solid" draw:fill-color="#00ff00"/>
      <style:paragraph-properties fo:margin-top="0.494cm" fo:margin-bottom="0.494cm" loext:contextual-spacing="false" fo:line-height="100%" fo:background-color="#00ff00"/>
      <style:text-properties fo:color="#ff0000"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rellink" style:family="paragraph" style:parent-style-name="Standard" style:default-outline-level="">
      <style:paragraph-properties fo:margin-top="0.494cm" fo:margin-bottom="0.212cm" loext:contextual-spacing="false" fo:line-height="100%"/>
      <style:text-properties style:font-name="Times New Roman" fo:font-family="'Times New Roman'" style:font-family-generic="swiss" fo:font-size="12pt" fo:font-style="italic" style:font-name-asian="Calibri2" style:font-family-asian="Calibri" style:font-family-generic-asian="system" style:font-pitch-asian="variable" style:font-size-asian="12pt" style:language-asian="el" style:country-asian="GR" style:font-style-asian="italic" style:font-name-complex="Times New Roman1" style:font-family-complex="'Times New Roman'" style:font-family-generic-complex="system" style:font-pitch-complex="variable" style:font-size-complex="12pt" style:language-complex="he" style:country-complex="IL" style:font-style-complex="italic"/>
    </style:style>
    <style:style style:name="dablink" style:family="paragraph" style:parent-style-name="Standard" style:default-outline-level="">
      <style:paragraph-properties fo:margin-top="0.494cm" fo:margin-bottom="0.212cm" loext:contextual-spacing="false" fo:line-height="100%"/>
      <style:text-properties style:font-name="Times New Roman" fo:font-family="'Times New Roman'" style:font-family-generic="swiss" fo:font-size="12pt" fo:font-style="italic" style:font-name-asian="Calibri2" style:font-family-asian="Calibri" style:font-family-generic-asian="system" style:font-pitch-asian="variable" style:font-size-asian="12pt" style:language-asian="el" style:country-asian="GR" style:font-style-asian="italic" style:font-name-complex="Times New Roman1" style:font-family-complex="'Times New Roman'" style:font-family-generic-complex="system" style:font-pitch-complex="variable" style:font-size-complex="12pt" style:language-complex="he" style:country-complex="IL" style:font-style-complex="italic"/>
    </style:style>
    <style:style style:name="geo-defaul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geo-dms"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geo-dec"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geo-nondefaul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geo-multi-punc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longitud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latitud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owrap"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wrap"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template-documentation" style:family="paragraph" style:parent-style-name="Standard" style:default-outline-level="">
      <loext:graphic-properties draw:fill="solid" draw:fill-color="#ecfcf4"/>
      <style:paragraph-properties fo:margin-top="0.423cm" fo:margin-bottom="0cm" loext:contextual-spacing="false" fo:line-height="100%" fo:background-color="#ecfcf4" fo:padding="0.423cm" fo:border="0.74pt solid #aaaaaa"/>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w-tag-markers" style:family="paragraph" style:parent-style-name="Standard" style:default-outline-level="">
      <style:paragraph-properties fo:margin-top="0.494cm" fo:margin-bottom="0.494cm" loext:contextual-spacing="false" fo:line-height="100%"/>
      <style:text-properties style:font-name="Arial" fo:font-family="Arial" style:font-family-generic="swiss" fo:font-style="italic" style:font-name-asian="Calibri2" style:font-family-asian="Calibri" style:font-family-generic-asian="system" style:font-pitch-asian="variable" style:language-asian="el" style:country-asian="GR" style:font-style-asian="italic" style:font-name-complex="Arial1" style:font-family-complex="Arial" style:font-family-generic-complex="system" style:font-pitch-complex="variable" style:language-complex="he" style:country-complex="IL" style:font-style-complex="italic"/>
    </style:style>
    <style:style style:name="sysop-show"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accountcreator-show"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templateeditor-show"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autoconfirmed-show"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updatedmarker" style:family="paragraph" style:parent-style-name="Standard" style:default-outline-level="">
      <style:paragraph-properties fo:margin-top="0.494cm" fo:margin-bottom="0.494cm" loext:contextual-spacing="false" fo:line-height="100%"/>
      <style:text-properties fo:color="#006400"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portal-column-lef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portal-column-righ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portal-column-left-wid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portal-column-right-narrow"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portal-column-left-extra-wid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portal-column-right-extra-narrow"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link-https"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redirecttext" style:family="paragraph" style:parent-style-name="Standard" style:default-outline-level="">
      <style:paragraph-properties fo:margin-left="0.157cm" fo:margin-right="0.157cm" fo:margin-top="0.157cm" fo:margin-bottom="0.157cm" loext:contextual-spacing="false" fo:line-height="100%" fo:text-indent="0cm" style:auto-text-indent="false"/>
      <style:text-properties style:font-name="Times New Roman" fo:font-family="'Times New Roman'" style:font-family-generic="swiss" fo:font-size="18pt" style:font-name-asian="Calibri2" style:font-family-asian="Calibri" style:font-family-generic-asian="system" style:font-pitch-asian="variable" style:font-size-asian="18pt" style:language-asian="el" style:country-asian="GR" style:font-name-complex="Times New Roman1" style:font-family-complex="'Times New Roman'" style:font-family-generic-complex="system" style:font-pitch-complex="variable" style:font-size-complex="18pt" style:language-complex="he" style:country-complex="IL"/>
    </style:style>
    <style:style style:name="sortkey"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standard-talk"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imbox"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hide-when-compac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tocnumbe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selflink"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wpb-heade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wpb-outsid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box-imag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box-imagerigh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box-empty-cell"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box-text-span"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thumbimag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w-titl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w-enhanced-rctim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tmbox"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letterhead"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editlink"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editnotice-redlink"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ambox"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vertical-navbox"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etadata"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box-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inputbox-elemen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avbox-title1" style:family="paragraph" style:parent-style-name="Standard" style:default-outline-level="">
      <loext:graphic-properties draw:fill="solid" draw:fill-color="#ddddff"/>
      <style:paragraph-properties fo:margin-top="0.494cm" fo:margin-bottom="0.494cm" loext:contextual-spacing="false" style:line-height-at-least="0.635cm" fo:text-align="center" style:justify-single-word="false" fo:background-color="#ddddff"/>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avbox-group1" style:family="paragraph" style:parent-style-name="Standard" style:default-outline-level="">
      <loext:graphic-properties draw:fill="solid" draw:fill-color="#e6e6ff"/>
      <style:paragraph-properties fo:margin-top="0.494cm" fo:margin-bottom="0.494cm" loext:contextual-spacing="false" style:line-height-at-least="0.635cm" fo:text-align="center" style:justify-single-word="false" fo:background-color="#e6e6ff"/>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avbox-abovebelow1" style:family="paragraph" style:parent-style-name="Standard" style:default-outline-level="">
      <loext:graphic-properties draw:fill="solid" draw:fill-color="#e6e6ff"/>
      <style:paragraph-properties fo:margin-top="0.494cm" fo:margin-bottom="0.494cm" loext:contextual-spacing="false" style:line-height-at-least="0.635cm" fo:text-align="center" style:justify-single-word="false" fo:background-color="#e6e6ff"/>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navbar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navbar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navbar3" style:family="paragraph" style:parent-style-name="Standard" style:default-outline-level="">
      <style:paragraph-properties fo:margin-left="0cm" fo:margin-right="0.212cm" fo:margin-top="0.494cm" fo:margin-bottom="0.494cm" loext:contextual-spacing="false" fo:line-height="100%" fo:text-indent="0cm" style:auto-text-indent="false"/>
      <style:text-properties style:font-name="Times New Roman" fo:font-family="'Times New Roman'" style:font-family-generic="swiss" fo:font-size="10.5pt" style:font-name-asian="Calibri2" style:font-family-asian="Calibri" style:font-family-generic-asian="system" style:font-pitch-asian="variable" style:font-size-asian="10.5pt" style:language-asian="el" style:country-asian="GR" style:font-name-complex="Times New Roman1" style:font-family-complex="'Times New Roman'" style:font-family-generic-complex="system" style:font-pitch-complex="variable" style:font-size-complex="10.5pt" style:language-complex="he" style:country-complex="IL" text:display="none"/>
    </style:style>
    <style:style style:name="collapsebutton2" style:family="paragraph" style:parent-style-name="Standard" style:default-outline-level="">
      <style:paragraph-properties fo:margin-left="0.212cm" fo:margin-right="0cm" fo:margin-top="0.494cm" fo:margin-bottom="0.494cm" loext:contextual-spacing="false" fo:line-height="100%" fo:text-align="end" style:justify-single-word="false" fo:text-indent="0cm" style:auto-text-indent="false"/>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w-collapsible-toggle2" style:family="paragraph" style:parent-style-name="Standard" style:default-outline-level="">
      <style:paragraph-properties fo:margin-top="0.494cm" fo:margin-bottom="0.494cm" loext:contextual-spacing="false" fo:line-height="100%" fo:text-align="end" style:justify-single-word="false"/>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standard-talk1" style:family="paragraph" style:parent-style-name="Standard" style:default-outline-level="">
      <loext:graphic-properties draw:fill="solid" draw:fill-color="#f8eaba"/>
      <style:paragraph-properties fo:margin-top="0.064cm" fo:margin-bottom="0.064cm" loext:contextual-spacing="false" fo:line-height="100%" fo:background-color="#f8eaba" fo:padding="0.071cm" fo:border="0.74pt solid #c0c09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imbox1" style:family="paragraph" style:parent-style-name="Standard" style:default-outline-level="">
      <style:paragraph-properties fo:margin-left="-0.212cm" fo:margin-right="-0.212cm" fo:margin-top="0cm" fo:margin-bottom="0cm" loext:contextual-spacing="false" fo:line-height="100%" fo:text-indent="0cm" style:auto-text-indent="false"/>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imbox2" style:family="paragraph" style:parent-style-name="Standard" style:default-outline-level="">
      <style:paragraph-properties fo:margin-left="0.125cm" fo:margin-right="0.125cm" fo:margin-top="0.125cm" fo:margin-bottom="0.125cm" loext:contextual-spacing="false" fo:line-height="100%" fo:text-indent="0cm" style:auto-text-indent="false"/>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tmbox1" style:family="paragraph" style:parent-style-name="Standard" style:default-outline-level="">
      <style:paragraph-properties fo:margin-top="0.064cm" fo:margin-bottom="0.06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box-imag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mbox-imageright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mbox-empty-cell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mbox-text1" style:family="paragraph" style:parent-style-name="Standard" style:default-outline-level="">
      <style:paragraph-properties fo:margin-top="0cm" fo:margin-bottom="0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box-text-span1" style:family="paragraph" style:parent-style-name="Standard" style:default-outline-level="">
      <style:paragraph-properties fo:margin-top="0.494cm" fo:margin-bottom="0.494cm" loext:contextual-spacing="false" style:line-height-at-least="0.635cm"/>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box-text-span2" style:family="paragraph" style:parent-style-name="Standard" style:default-outline-level="">
      <style:paragraph-properties fo:margin-top="0.494cm" fo:margin-bottom="0.494cm" loext:contextual-spacing="false" style:line-height-at-least="0.635cm"/>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hide-when-compact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tocnumber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selflink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thumbimage1" style:family="paragraph" style:parent-style-name="Standard" style:default-outline-level="">
      <loext:graphic-properties draw:fill="solid" draw:fill-color="#ffffff"/>
      <style:paragraph-properties fo:margin-top="0.494cm" fo:margin-bottom="0.494cm" loext:contextual-spacing="false" fo:line-height="100%" fo:background-color="#ffffff"/>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wpb-header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wpb-header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wpb-outsid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editnotice-redlink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mw-titl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w-title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mw-enhanced-rctim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letterhead1" style:family="paragraph" style:parent-style-name="Standard" style:default-outline-level="">
      <loext:graphic-properties draw:fill="solid" draw:fill-color="#faf9f2"/>
      <style:paragraph-properties fo:margin-top="0.494cm" fo:margin-bottom="0.494cm" loext:contextual-spacing="false" fo:line-height="100%" fo:background-color="#faf9f2"/>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sortkey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sortkey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inputbox-element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ambox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navbox1" style:family="paragraph" style:parent-style-name="Standard" style:default-outline-level="">
      <loext:graphic-properties draw:fill="solid" draw:fill-color="#fdfdfd"/>
      <style:paragraph-properties fo:margin-top="0.494cm" fo:margin-bottom="0.494cm" loext:contextual-spacing="false" fo:line-height="100%" fo:text-align="center" style:justify-single-word="false" fo:background-color="#fdfdfd" fo:padding="0.035cm" fo:border="0.74pt solid #aaaaaa"/>
      <style:text-properties style:font-name="Times New Roman" fo:font-family="'Times New Roman'" style:font-family-generic="swiss" fo:font-size="10.5pt" style:font-name-asian="Calibri2" style:font-family-asian="Calibri" style:font-family-generic-asian="system" style:font-pitch-asian="variable" style:font-size-asian="10.5pt" style:language-asian="el" style:country-asian="GR" style:font-name-complex="Times New Roman1" style:font-family-complex="'Times New Roman'" style:font-family-generic-complex="system" style:font-pitch-complex="variable" style:font-size-complex="10.5pt" style:language-complex="he" style:country-complex="IL" text:display="none"/>
    </style:style>
    <style:style style:name="vertical-navbox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dablink1" style:family="paragraph" style:parent-style-name="Standard" style:default-outline-level="">
      <style:paragraph-properties fo:margin-top="0.494cm" fo:margin-bottom="0.212cm" loext:contextual-spacing="false" fo:line-height="100%"/>
      <style:text-properties style:font-name="Times New Roman" fo:font-family="'Times New Roman'" style:font-family-generic="swiss" fo:font-size="12pt" fo:font-style="italic" style:font-name-asian="Calibri2" style:font-family-asian="Calibri" style:font-family-generic-asian="system" style:font-pitch-asian="variable" style:font-size-asian="12pt" style:language-asian="el" style:country-asian="GR" style:font-style-asian="italic" style:font-name-complex="Times New Roman1" style:font-family-complex="'Times New Roman'" style:font-family-generic-complex="system" style:font-pitch-complex="variable" style:font-size-complex="12pt" style:language-complex="he" style:country-complex="IL" style:font-style-complex="italic" text:display="none"/>
    </style:style>
    <style:style style:name="metadata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Calibri2" style:font-family-asian="Calibri"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text:display="none"/>
    </style:style>
    <style:style style:name="HTML_20_Top_20_of_20_Form" style:display-name="HTML Top of Form" style:family="paragraph" style:parent-style-name="Standard" style:default-outline-level="">
      <style:paragraph-properties fo:margin-top="0cm" fo:margin-bottom="0cm" loext:contextual-spacing="false" fo:line-height="100%"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swiss" fo:font-size="8pt" style:font-name-asian="Calibri2" style:font-family-asian="Calibri" style:font-family-generic-asian="system" style:font-pitch-asian="variable" style:font-size-asian="8pt" style:language-asian="el" style:country-asian="GR" style:font-name-complex="Arial1" style:font-family-complex="Arial" style:font-family-generic-complex="system" style:font-pitch-complex="variable" style:font-size-complex="8pt" style:language-complex="he" style:country-complex="IL" text:display="none"/>
    </style:style>
    <style:style style:name="HTML_20_Bottom_20_of_20_Form" style:display-name="HTML Bottom of Form" style:family="paragraph" style:parent-style-name="Standard" style:default-outline-level="">
      <style:paragraph-properties fo:margin-top="0cm" fo:margin-bottom="0cm" loext:contextual-spacing="false" fo:line-height="100%"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swiss" fo:font-size="8pt" style:font-name-asian="Calibri2" style:font-family-asian="Calibri" style:font-family-generic-asian="system" style:font-pitch-asian="variable" style:font-size-asian="8pt" style:language-asian="el" style:country-asian="GR" style:font-name-complex="Arial1" style:font-family-complex="Arial" style:font-family-generic-complex="system" style:font-pitch-complex="variable" style:font-size-complex="8pt" style:language-complex="he" style:country-complex="IL" text:display="none"/>
    </style:style>
    <style:style style:name="Βασικό"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Επικεφαλίδα_20_1_20_Char" style:display-name="Επικεφαλίδα 1 Char" style:family="text" style:parent-style-name="Default_20_Paragraph_20_Font">
      <style:text-properties style:font-name="Times New Roman" fo:font-family="'Times New Roman'" style:font-family-generic="swiss" fo:font-size="24pt" fo:font-weight="bold" style:letter-kerning="true" style:font-name-asian="Calibri2" style:font-family-asian="Calibri" style:font-family-generic-asian="system" style:font-pitch-asian="variable" style:font-size-asian="24pt" style:language-asian="el" style:country-asian="GR" style:font-weight-asian="bold" style:font-name-complex="Times New Roman1" style:font-family-complex="'Times New Roman'" style:font-family-generic-complex="system" style:font-pitch-complex="variable" style:font-size-complex="24pt" style:language-complex="he" style:country-complex="IL" style:font-weight-complex="bold"/>
    </style:style>
    <style:style style:name="Επικεφαλίδα_20_2_20_Char" style:display-name="Επικεφαλίδα 2 Char" style:family="text" style:parent-style-name="Default_20_Paragraph_20_Font">
      <style:text-properties fo:color="#4f81bd" style:font-name="Cambria" fo:font-family="Cambria" style:font-family-generic="swiss" fo:font-size="13pt" fo:font-weight="bold" style:font-name-asian="Calibri2" style:font-family-asian="Calibri"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Επικεφαλίδα_20_3_20_Char" style:display-name="Επικεφαλίδα 3 Char" style:family="text" style:parent-style-name="Default_20_Paragraph_20_Font">
      <style:text-properties fo:color="#4f81bd" style:font-name="Cambria" fo:font-family="Cambria" style:font-family-generic="swis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Επικεφαλίδα_20_4_20_Char" style:display-name="Επικεφαλίδα 4 Char" style:family="text" style:parent-style-name="Default_20_Paragraph_20_Font">
      <style:text-properties fo:color="#4f81bd" style:font-name="Cambria" fo:font-family="Cambria" style:font-family-generic="swiss" fo:font-style="italic" fo:font-weight="bold" style:font-name-asian="Calibri2" style:font-family-asian="Calibri"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Τίτλος_20_Char" style:display-name="Τίτλος Char" style:family="text" style:parent-style-name="Default_20_Paragraph_20_Font">
      <style:text-properties fo:color="#17365d" style:font-name="Cambria" fo:font-family="Cambria" style:font-family-generic="swiss" fo:font-size="26pt" fo:letter-spacing="0.009cm" style:letter-kerning="true" style:font-name-asian="Calibri2" style:font-family-asian="Calibri"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Απλό_20_κείμενο_20_Char" style:display-name="Απλό κείμενο Char" style:family="text" style:parent-style-name="Default_20_Paragraph_20_Font">
      <style:text-properties style:font-name="Courier New" fo:font-family="'Courier New'" style:font-family-generic="swiss" fo:font-size="10pt" style:font-name-asian="Times New Roman1" style:font-family-asian="'Times New Roman'" style:font-family-generic-asian="system" style:font-pitch-asian="variable" style:font-size-asian="10pt" style:language-asian="el" style:country-asian="GR"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Προ-διαμορφωμένο_20_HTML_20_Char" style:display-name="Προ-διαμορφωμένο HTML Char" style:family="text" style:parent-style-name="Default_20_Paragraph_20_Font">
      <style:text-properties style:font-name="Courier New" fo:font-family="'Courier New'" style:font-family-generic="swiss" fo:font-size="10pt" style:font-name-asian="Calibri2" style:font-family-asian="Calibri" style:font-family-generic-asian="system" style:font-pitch-asian="variable" style:font-size-asian="10pt" style:language-asian="el" style:country-asian="GR" style:font-name-complex="Courier New1" style:font-family-complex="'Courier New'" style:font-family-generic-complex="system" style:font-pitch-complex="variable" style:font-size-complex="10pt" style:language-complex="he" style:country-complex="IL"/>
    </style:style>
    <style:style style:name="brokenref" style:family="text" style:parent-style-name="Default_20_Paragraph_20_Font">
      <style:text-properties text:display="true"/>
    </style:style>
    <style:style style:name="texhtml" style:family="text" style:parent-style-name="Default_20_Paragraph_20_Font">
      <style:text-properties style:font-name="Times New Roman" fo:font-family="'Times New Roman'" style:font-family-generic="swiss" fo:font-size="14pt" style:font-size-asian="14pt" style:font-name-complex="Times New Roman1" style:font-family-complex="'Times New Roman'" style:font-family-generic-complex="system" style:font-pitch-complex="variable" style:font-size-complex="14pt"/>
    </style:style>
    <style:style style:name="mw-geshi" style:family="text" style:parent-style-name="Default_20_Paragraph_20_Font">
      <style:text-properties style:font-name="Courier New" fo:font-family="'Courier New'" style:font-family-generic="swiss" style:font-name-complex="Courier New1" style:font-family-complex="'Courier New'" style:font-family-generic-complex="system" style:font-pitch-complex="variable"/>
    </style:style>
    <style:style style:name="collapsebutton1" style:family="text" style:parent-style-name="Default_20_Paragraph_20_Font">
      <style:text-properties fo:font-weight="normal" style:font-weight-asian="normal" style:font-weight-complex="normal" text:display="true"/>
    </style:style>
    <style:style style:name="mw-collapsible-toggle1" style:family="text" style:parent-style-name="Default_20_Paragraph_20_Font">
      <style:text-properties fo:font-weight="normal" style:font-weight-asian="normal" style:font-weight-complex="normal" text:display="true"/>
    </style:style>
    <style:style style:name="texhtml1" style:family="text" style:parent-style-name="Default_20_Paragraph_20_Font">
      <style:text-properties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tocnumber2" style:family="text" style:parent-style-name="Default_20_Paragraph_20_Font"/>
    <style:style style:name="toctext" style:family="text" style:parent-style-name="Default_20_Paragraph_20_Font"/>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mw-cite-backlink" style:family="text" style:parent-style-name="Default_20_Paragraph_20_Font"/>
    <style:style style:name="reference-text" style:family="text" style:parent-style-name="Default_20_Paragraph_20_Font"/>
    <style:style style:name="z-Αρχή_20_φόρμας_20_Char" style:display-name="z-Αρχή φόρμας Char" style:family="text" style:parent-style-name="Default_20_Paragraph_20_Font">
      <style:text-properties style:font-name="Arial" fo:font-family="Arial" style:font-family-generic="swiss" fo:font-size="8pt" style:font-name-asian="Calibri2" style:font-family-asian="Calibri" style:font-family-generic-asian="system" style:font-pitch-asian="variable" style:font-size-asian="8pt" style:language-asian="el" style:country-asian="GR" style:font-name-complex="Arial1" style:font-family-complex="Arial" style:font-family-generic-complex="system" style:font-pitch-complex="variable" style:font-size-complex="8pt" style:language-complex="he" style:country-complex="IL" text:display="none"/>
    </style:style>
    <style:style style:name="z-Τέλος_20_φόρμας_20_Char" style:display-name="z-Τέλος φόρμας Char" style:family="text" style:parent-style-name="Default_20_Paragraph_20_Font">
      <style:text-properties style:font-name="Arial" fo:font-family="Arial" style:font-family-generic="swiss" fo:font-size="8pt" style:font-name-asian="Calibri2" style:font-family-asian="Calibri" style:font-family-generic-asian="system" style:font-pitch-asian="variable" style:font-size-asian="8pt" style:language-asian="el" style:country-asian="GR" style:font-name-complex="Arial1" style:font-family-complex="Arial" style:font-family-generic-complex="system" style:font-pitch-complex="variable" style:font-size-complex="8pt" style:language-complex="he" style:country-complex="IL" text:display="non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Προεπιλεγμένη_20_γραμματοσειρά" style:display-name="Προεπιλεγμένη γραμματοσειρά" style:family="text"/>
    <style:style style:name="Υπερ-σύνδεση" style:family="text" style:parent-style-name="Προεπιλεγμένη_20_γραμματοσειρά">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9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0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1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code Fonts for Ancient Scripts</dc:title>
    <dc:subject>UFAS documentation</dc:subject>
    <meta:initial-creator>George Douros</meta:initial-creator>
    <dc:description>Strictly limited to personal use.</dc:description>
    <meta:editing-cycles>180</meta:editing-cycles>
    <meta:creation-date>2018-03-30T11:09:00</meta:creation-date>
    <dc:date>2020-03-11T13:54:16.572000000</dc:date>
    <meta:editing-duration>PT12H41M32S</meta:editing-duration>
    <meta:generator>LibreOffice/5.4.2.2$Windows_x86 LibreOffice_project/22b09f6418e8c2d508a9eaf86b2399209b0990f4</meta:generator>
    <meta:document-statistic meta:table-count="3" meta:image-count="33" meta:object-count="0" meta:page-count="6" meta:paragraph-count="502" meta:word-count="2791" meta:character-count="10221" meta:non-whitespace-character-count="7900"/>
    <meta:template xlink:type="simple" xlink:actuate="onRequest" xlink:title="Normal.dotm" xlink:href=""/>
  </office:meta>
</office:document-meta>
</file>